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1.8083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2217in"/>
    </style:style>
    <style:style style:name="co14" style:family="table-column">
      <style:table-column-properties fo:break-before="auto" style:column-width="1.0028in"/>
    </style:style>
    <style:style style:name="co15" style:family="table-column">
      <style:table-column-properties fo:break-before="auto" style:column-width="1.2453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5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MI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ce4"/>
        <table:table-column table:style-name="co5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Principal</text:p>
          </table:table-cell>
          <table:table-cell table:style-name="ce1" office:value-type="float" office:value="400000">
            <text:p>4.00E+005</text:p>
          </table:table-cell>
          <table:table-cell/>
          <table:table-cell table:style-name="Default">
            <draw:frame table:end-cell-address="EMI.G16" table:end-x="0.5193in" table:end-y="0.1783in" draw:z-index="0" draw:style-name="gr1" draw:text-style-name="P1" svg:width="4.0732in" svg:height="2.8449in" svg:x="0.002in" svg:y="0.0004in">
              <draw:object draw:notify-on-update-of-ranges="EMI.A1:EMI.A1 EMI.A8:EMI.A8 EMI.B1:EMI.B1 EMI.B8:EMI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/>
          <table:table-cell office:value-type="string">
            <text:p>Principal</text:p>
          </table:table-cell>
          <table:table-cell table:style-name="ce1" office:value-type="float" office:value="250000">
            <text:p>2.50E+005</text:p>
          </table:table-cell>
          <table:table-cell table:number-columns-repeated="2"/>
          <table:table-cell table:style-name="ce2"/>
          <table:table-cell table:style-name="ce1"/>
        </table:table-row>
        <table:table-row table:style-name="ro1">
          <table:table-cell office:value-type="string">
            <text:p>Rate (% pa)</text:p>
          </table:table-cell>
          <table:table-cell table:style-name="ce2" office:value-type="float" office:value="11">
            <text:p>11</text:p>
          </table:table-cell>
          <table:table-cell/>
          <table:table-cell table:style-name="Default" table:number-columns-repeated="4"/>
          <table:table-cell/>
          <table:table-cell office:value-type="string">
            <text:p>Rate (% pa)</text:p>
          </table:table-cell>
          <table:table-cell table:style-name="ce2" office:value-type="float" office:value="10.85">
            <text:p>10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Term (months)</text:p>
          </table:table-cell>
          <table:table-cell office:value-type="float" office:value="48">
            <text:p>48</text:p>
          </table:table-cell>
          <table:table-cell/>
          <table:table-cell table:style-name="Default" table:number-columns-repeated="4"/>
          <table:table-cell/>
          <table:table-cell office:value-type="string">
            <text:p>Term (months)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>
            <text:p>Rate per month</text:p>
          </table:table-cell>
          <table:table-cell table:formula="of:=[.B2]/1200" office:value-type="float" office:value="0.00916666666666667">
            <text:p>0.0091666667</text:p>
          </table:table-cell>
          <table:table-cell/>
          <table:table-cell table:style-name="Default" table:number-columns-repeated="4"/>
          <table:table-cell/>
          <table:table-cell office:value-type="string">
            <text:p>Rate per month</text:p>
          </table:table-cell>
          <table:table-cell table:formula="of:=[.J2]/1200" office:value-type="float" office:value="0.00904166666666667">
            <text:p>0.0090416667</text:p>
          </table:table-cell>
          <table:table-cell table:number-columns-repeated="4"/>
        </table:table-row>
        <table:table-row table:style-name="ro1">
          <table:table-cell office:value-type="string">
            <text:p>EMI</text:p>
          </table:table-cell>
          <table:table-cell table:style-name="ce3" table:formula="of:=ROUND(([.B1]*[.B5]*((1+[.B5]) ^ [.B3])) / (((1+[.B5]) ^ [.B3]) - 1))" office:value-type="float" office:value="10338">
            <text:p>10338.00</text:p>
          </table:table-cell>
          <table:table-cell/>
          <table:table-cell table:style-name="Default" table:number-columns-repeated="4"/>
          <table:table-cell/>
          <table:table-cell office:value-type="string">
            <text:p>EMI</text:p>
          </table:table-cell>
          <table:table-cell table:style-name="ce3" table:formula="of:=ROUND(([.J1]*[.J5]*((1+[.J5]) ^ [.J3])) / (((1+[.J5]) ^ [.J3]) - 1))" office:value-type="float" office:value="11635">
            <text:p>11635.00</text:p>
          </table:table-cell>
          <table:table-cell table:number-columns-repeated="4"/>
        </table:table-row>
        <table:table-row table:style-name="ro1">
          <table:table-cell office:value-type="string">
            <text:p>Total Liability</text:p>
          </table:table-cell>
          <table:table-cell table:style-name="ce3" table:formula="of:=[.B6]*[.B3]" office:value-type="float" office:value="496224">
            <text:p>496224.00</text:p>
          </table:table-cell>
          <table:table-cell/>
          <table:table-cell table:style-name="Default" table:number-columns-repeated="4"/>
          <table:table-cell/>
          <table:table-cell office:value-type="string">
            <text:p>Total Liability</text:p>
          </table:table-cell>
          <table:table-cell table:style-name="ce3" table:formula="of:=[.J6]*[.J3]" office:value-type="float" office:value="279240">
            <text:p>279240.00</text:p>
          </table:table-cell>
          <table:table-cell table:number-columns-repeated="4"/>
        </table:table-row>
        <table:table-row table:style-name="ro1">
          <table:table-cell office:value-type="string">
            <text:p>Interest Paid</text:p>
          </table:table-cell>
          <table:table-cell table:style-name="ce3" table:formula="of:=[.B7]-[.B1]" office:value-type="float" office:value="96224">
            <text:p>96224.00</text:p>
          </table:table-cell>
          <table:table-cell/>
          <table:table-cell table:style-name="Default" table:number-columns-repeated="4"/>
          <table:table-cell/>
          <table:table-cell office:value-type="string">
            <text:p>Interest Paid</text:p>
          </table:table-cell>
          <table:table-cell table:style-name="ce3" table:formula="of:=[.J7]-[.J1]" office:value-type="float" office:value="29240">
            <text:p>29240.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"/>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<text:s text:c="2"/></text:p>
          </table:table-cell>
          <table:table-cell table:number-columns-repeated="4"/>
        </table:table-row>
        <table:table-row table:style-name="ro1">
          <table:table-cell office:value-type="string">
            <text:p>ROI (%)</text:p>
          </table:table-cell>
          <table:table-cell table:style-name="ce4" table:formula="of:=(([.B7] -[.B1]) / [.B1]) * 100" office:value-type="float" office:value="24.056">
            <text:p>24.056</text:p>
          </table:table-cell>
          <table:table-cell/>
          <table:table-cell table:style-name="Default" table:number-columns-repeated="4"/>
          <table:table-cell/>
          <table:table-cell office:value-type="string">
            <text:p>ROI (%)</text:p>
          </table:table-cell>
          <table:table-cell table:style-name="ce4" table:formula="of:=(([.J7] -[.J1]) / [.J1]) * 100" office:value-type="float" office:value="11.696">
            <text:p>11.696</text:p>
          </table:table-cell>
          <table:table-cell table:number-columns-repeated="4"/>
        </table:table-row>
        <table:table-row table:style-name="ro1">
          <table:table-cell office:value-type="string">
            <text:p>Compounded ROI (% pa)</text:p>
          </table:table-cell>
          <table:table-cell table:style-name="ce4" table:formula="of:=((([.B7]/[.B1]) ^ (12 / [.B3])) -1) * 100" office:value-type="float" office:value="5.53692678896924">
            <text:p>5.537</text:p>
          </table:table-cell>
          <table:table-cell/>
          <table:table-cell table:style-name="Default" table:number-columns-repeated="4"/>
          <table:table-cell/>
          <table:table-cell office:value-type="string">
            <text:p>Compounded ROI (% pa)</text:p>
          </table:table-cell>
          <table:table-cell table:style-name="ce4" table:formula="of:=((([.J7]/[.J1]) ^ (12 / [.J3])) -1) * 100" office:value-type="float" office:value="5.68632834950791">
            <text:p>5.686</text:p>
          </table:table-cell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>
            <text:p>Net Interest Paid</text:p>
          </table:table-cell>
          <table:table-cell/>
          <table:table-cell table:style-name="ce5" office:value-type="string">
            <text:p>Month</text:p>
          </table:table-cell>
          <table:table-cell table:style-name="ce5" office:value-type="string">
            <text:p>EMI</text:p>
          </table:table-cell>
          <table:table-cell table:style-name="ce5" office:value-type="string">
            <text:p>Interest</text:p>
          </table:table-cell>
          <table:table-cell table:style-name="ce5" office:value-type="string">
            <text:p>Principle Repayed</text:p>
          </table:table-cell>
          <table:table-cell table:style-name="ce5" office:value-type="string">
            <text:p>Principle Remaining</text:p>
          </table:table-cell>
          <table:table-cell table:style-name="ce5" office:value-type="string">
            <text:p>Prepayment</text:p>
          </table:table-cell>
          <table:table-cell table:style-name="ce5" office:value-type="string">
            <text:p>Interest Saved</text:p>
          </table:table-cell>
          <table:table-cell table:style-name="ce5" office:value-type="string">
            <text:p>Lending (%)</text:p>
          </table:table-cell>
          <table:table-cell table:style-name="ce5" office:value-type="string">
            <text:p>CAGR (%)</text:p>
          </table:table-cell>
          <table:table-cell table:style-name="ce5" office:value-type="string">
            <text:p>Saving (%)</text:p>
          </table:table-cell>
          <table:table-cell table:number-columns-repeated="2"/>
        </table:table-row>
        <table:table-row table:style-name="ro1">
          <table:table-cell table:formula="of:=ROUND(SUM([.E21:.E380]))" office:value-type="float" office:value="33342">
            <text:p>33342</text:p>
          </table:table-cell>
          <table:table-cell/>
          <table:table-cell office:value-type="float" office:value="1">
            <text:p>1</text:p>
          </table:table-cell>
          <table:table-cell table:formula="of:=[.$B$6]" office:value-type="float" office:value="10338">
            <text:p>10338.000</text:p>
          </table:table-cell>
          <table:table-cell table:formula="of:=[.B1] * [.$B$5]" office:value-type="float" office:value="3666.66666666667">
            <text:p>3666.667</text:p>
          </table:table-cell>
          <table:table-cell table:formula="of:=[.D21]-[.E21]" office:value-type="float" office:value="6671.33333333333">
            <text:p>6671.333</text:p>
          </table:table-cell>
          <table:table-cell table:formula="of:=[.$B$1] -[.F21]-[.H21]" office:value-type="float" office:value="293328.666666667">
            <text:p>293328.667</text:p>
          </table:table-cell>
          <table:table-cell office:value-type="float" office:value="100000">
            <text:p>100000</text:p>
          </table:table-cell>
          <table:table-cell office:value-type="float" office:value="55568">
            <text:p>55568</text:p>
          </table:table-cell>
          <table:table-cell office:value-type="float" office:value="28.3">
            <text:p>28.3</text:p>
          </table:table-cell>
          <table:table-cell office:value-type="float" office:value="14.175">
            <text:p>14.175</text:p>
          </table:table-cell>
          <table:table-cell table:style-name="ce4" table:formula="of:=[.I21]/[.H21] * 100" office:value-type="float" office:value="55.568">
            <text:p>55.5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">
            <text:p>2</text:p>
          </table:table-cell>
          <table:table-cell table:formula="of:=IF([.G21] &gt; 0; IF([.C22] &gt; [.$B$3]; 0; [.$B$6]); 0)" office:value-type="float" office:value="10338">
            <text:p>10338.000</text:p>
          </table:table-cell>
          <table:table-cell table:formula="of:=[.G21] *[.$B$5]" office:value-type="float" office:value="2688.84611111111">
            <text:p>2688.846</text:p>
          </table:table-cell>
          <table:table-cell table:formula="of:=[.D22]-[.E22]" office:value-type="float" office:value="7649.15388888889">
            <text:p>7649.154</text:p>
          </table:table-cell>
          <table:table-cell table:formula="of:=IF(([.G21] -[.F22] - [.H22]) &gt; 0; ([.G21] -[.F22] - [.H22]); 0)" office:value-type="float" office:value="285679.512777778">
            <text:p>285679.513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3">
            <text:p>3</text:p>
          </table:table-cell>
          <table:table-cell table:formula="of:=IF([.G22] &gt; 0; IF([.C23] &gt; [.$B$3]; 0; [.$B$6]); 0)" office:value-type="float" office:value="10338">
            <text:p>10338.000</text:p>
          </table:table-cell>
          <table:table-cell table:formula="of:=[.G22] *[.$B$5]" office:value-type="float" office:value="2618.72886712963">
            <text:p>2618.729</text:p>
          </table:table-cell>
          <table:table-cell table:formula="of:=[.D23]-[.E23]" office:value-type="float" office:value="7719.27113287037">
            <text:p>7719.271</text:p>
          </table:table-cell>
          <table:table-cell table:formula="of:=IF(([.G22] -[.F23] - [.H23]) &gt; 0; ([.G22] -[.F23] - [.H23]); 0)" office:value-type="float" office:value="277960.241644907">
            <text:p>277960.242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3]+1" office:value-type="float" office:value="4">
            <text:p>4</text:p>
          </table:table-cell>
          <table:table-cell table:formula="of:=IF([.G23] &gt; 0; IF([.C24] &gt; [.$B$3]; 0; [.$B$6]); 0)" office:value-type="float" office:value="10338">
            <text:p>10338.000</text:p>
          </table:table-cell>
          <table:table-cell table:formula="of:=[.G23] *[.$B$5]" office:value-type="float" office:value="2547.96888174498">
            <text:p>2547.969</text:p>
          </table:table-cell>
          <table:table-cell table:formula="of:=[.D24]-[.E24]" office:value-type="float" office:value="7790.03111825501">
            <text:p>7790.031</text:p>
          </table:table-cell>
          <table:table-cell table:formula="of:=IF(([.G23] -[.F24] - [.H24]) &gt; 0; ([.G23] -[.F24] - [.H24]); 0)" office:value-type="float" office:value="270170.210526652">
            <text:p>270170.211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4]+1" office:value-type="float" office:value="5">
            <text:p>5</text:p>
          </table:table-cell>
          <table:table-cell table:formula="of:=IF([.G24] &gt; 0; IF([.C25] &gt; [.$B$3]; 0; [.$B$6]); 0)" office:value-type="float" office:value="10338">
            <text:p>10338.000</text:p>
          </table:table-cell>
          <table:table-cell table:formula="of:=[.G24] *[.$B$5]" office:value-type="float" office:value="2476.56026316098">
            <text:p>2476.560</text:p>
          </table:table-cell>
          <table:table-cell table:formula="of:=[.D25]-[.E25]" office:value-type="float" office:value="7861.43973683902">
            <text:p>7861.440</text:p>
          </table:table-cell>
          <table:table-cell table:formula="of:=IF(([.G24] -[.F25] - [.H25]) &gt; 0; ([.G24] -[.F25] - [.H25]); 0)" office:value-type="float" office:value="262308.770789813">
            <text:p>262308.771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5]+1" office:value-type="float" office:value="6">
            <text:p>6</text:p>
          </table:table-cell>
          <table:table-cell table:formula="of:=IF([.G25] &gt; 0; IF([.C26] &gt; [.$B$3]; 0; [.$B$6]); 0)" office:value-type="float" office:value="10338">
            <text:p>10338.000</text:p>
          </table:table-cell>
          <table:table-cell table:formula="of:=[.G25] *[.$B$5]" office:value-type="float" office:value="2404.49706557329">
            <text:p>2404.497</text:p>
          </table:table-cell>
          <table:table-cell table:formula="of:=[.D26]-[.E26]" office:value-type="float" office:value="7933.50293442671">
            <text:p>7933.503</text:p>
          </table:table-cell>
          <table:table-cell table:formula="of:=IF(([.G25] -[.F26] - [.H26]) &gt; 0; ([.G25] -[.F26] - [.H26]); 0)" office:value-type="float" office:value="254375.267855387">
            <text:p>254375.268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6]+1" office:value-type="float" office:value="7">
            <text:p>7</text:p>
          </table:table-cell>
          <table:table-cell table:formula="of:=IF([.G26] &gt; 0; IF([.C27] &gt; [.$B$3]; 0; [.$B$6]); 0)" office:value-type="float" office:value="10338">
            <text:p>10338.000</text:p>
          </table:table-cell>
          <table:table-cell table:formula="of:=[.G26] *[.$B$5]" office:value-type="float" office:value="2331.77328867438">
            <text:p>2331.773</text:p>
          </table:table-cell>
          <table:table-cell table:formula="of:=[.D27]-[.E27]" office:value-type="float" office:value="8006.22671132562">
            <text:p>8006.227</text:p>
          </table:table-cell>
          <table:table-cell table:formula="of:=IF(([.G26] -[.F27] - [.H27]) &gt; 0; ([.G26] -[.F27] - [.H27]); 0)" office:value-type="float" office:value="186369.041144061">
            <text:p>186369.041</text:p>
          </table:table-cell>
          <table:table-cell office:value-type="float" office:value="60000">
            <text:p>60000</text:p>
          </table:table-cell>
          <table:table-cell office:value-type="float" office:value="17105">
            <text:p>17105</text:p>
          </table:table-cell>
          <table:table-cell office:value-type="float" office:value="25.4">
            <text:p>25.4</text:p>
          </table:table-cell>
          <table:table-cell office:value-type="float" office:value="13.384">
            <text:p>13.384</text:p>
          </table:table-cell>
          <table:table-cell table:style-name="ce4" table:formula="of:=[.I27]/[.H27] * 100" office:value-type="float" office:value="28.5083333333333">
            <text:p>28.5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7]+1" office:value-type="float" office:value="8">
            <text:p>8</text:p>
          </table:table-cell>
          <table:table-cell table:formula="of:=IF([.G27] &gt; 0; IF([.C28] &gt; [.$B$3]; 0; [.$B$6]); 0)" office:value-type="float" office:value="10338">
            <text:p>10338.000</text:p>
          </table:table-cell>
          <table:table-cell table:formula="of:=[.G27] *[.$B$5]" office:value-type="float" office:value="1708.38287715389">
            <text:p>1708.383</text:p>
          </table:table-cell>
          <table:table-cell table:formula="of:=[.D28]-[.E28]" office:value-type="float" office:value="8629.61712284611">
            <text:p>8629.617</text:p>
          </table:table-cell>
          <table:table-cell table:formula="of:=IF(([.G27] -[.F28] - [.H28]) &gt; 0; ([.G27] -[.F28] - [.H28]); 0)" office:value-type="float" office:value="177739.424021215">
            <text:p>177739.424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8]+1" office:value-type="float" office:value="9">
            <text:p>9</text:p>
          </table:table-cell>
          <table:table-cell table:formula="of:=IF([.G28] &gt; 0; IF([.C29] &gt; [.$B$3]; 0; [.$B$6]); 0)" office:value-type="float" office:value="10338">
            <text:p>10338.000</text:p>
          </table:table-cell>
          <table:table-cell table:formula="of:=[.G28] *[.$B$5]" office:value-type="float" office:value="1629.2780535278">
            <text:p>1629.278</text:p>
          </table:table-cell>
          <table:table-cell table:formula="of:=[.D29]-[.E29]" office:value-type="float" office:value="8708.7219464722">
            <text:p>8708.722</text:p>
          </table:table-cell>
          <table:table-cell table:formula="of:=IF(([.G28] -[.F29] - [.H29]) &gt; 0; ([.G28] -[.F29] - [.H29]); 0)" office:value-type="float" office:value="169030.702074743">
            <text:p>169030.702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29]+1" office:value-type="float" office:value="10">
            <text:p>10</text:p>
          </table:table-cell>
          <table:table-cell table:formula="of:=IF([.G29] &gt; 0; IF([.C30] &gt; [.$B$3]; 0; [.$B$6]); 0)" office:value-type="float" office:value="10338">
            <text:p>10338.000</text:p>
          </table:table-cell>
          <table:table-cell table:formula="of:=[.G29] *[.$B$5]" office:value-type="float" office:value="1549.44810235181">
            <text:p>1549.448</text:p>
          </table:table-cell>
          <table:table-cell table:formula="of:=[.D30]-[.E30]" office:value-type="float" office:value="8788.55189764819">
            <text:p>8788.552</text:p>
          </table:table-cell>
          <table:table-cell table:formula="of:=IF(([.G29] -[.F30] - [.H30]) &gt; 0; ([.G29] -[.F30] - [.H30]); 0)" office:value-type="float" office:value="160242.150177095">
            <text:p>160242.150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30]+1" office:value-type="float" office:value="11">
            <text:p>11</text:p>
          </table:table-cell>
          <table:table-cell table:formula="of:=IF([.G30] &gt; 0; IF([.C31] &gt; [.$B$3]; 0; [.$B$6]); 0)" office:value-type="float" office:value="10338">
            <text:p>10338.000</text:p>
          </table:table-cell>
          <table:table-cell table:formula="of:=[.G30] *[.$B$5]" office:value-type="float" office:value="1468.88637662337">
            <text:p>1468.886</text:p>
          </table:table-cell>
          <table:table-cell table:formula="of:=[.D31]-[.E31]" office:value-type="float" office:value="8869.11362337663">
            <text:p>8869.114</text:p>
          </table:table-cell>
          <table:table-cell table:formula="of:=IF(([.G30] -[.F31] - [.H31]) &gt; 0; ([.G30] -[.F31] - [.H31]); 0)" office:value-type="float" office:value="151373.036553718">
            <text:p>151373.037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31]+1" office:value-type="float" office:value="12">
            <text:p>12</text:p>
          </table:table-cell>
          <table:table-cell table:formula="of:=IF([.G31] &gt; 0; IF([.C32] &gt; [.$B$3]; 0; [.$B$6]); 0)" office:value-type="float" office:value="10338">
            <text:p>10338.000</text:p>
          </table:table-cell>
          <table:table-cell table:formula="of:=[.G31] *[.$B$5]" office:value-type="float" office:value="1387.58616840908">
            <text:p>1387.586</text:p>
          </table:table-cell>
          <table:table-cell table:formula="of:=[.D32]-[.E32]" office:value-type="float" office:value="8950.41383159092">
            <text:p>8950.414</text:p>
          </table:table-cell>
          <table:table-cell table:formula="of:=IF(([.G31] -[.F32] - [.H32]) &gt; 0; ([.G31] -[.F32] - [.H32]); 0)" office:value-type="float" office:value="142422.622722127">
            <text:p>142422.623</text:p>
          </table:table-cell>
          <table:table-cell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formula="of:=[.C32]+1" office:value-type="float" office:value="13">
            <text:p>13</text:p>
          </table:table-cell>
          <table:table-cell table:formula="of:=IF([.G32] &gt; 0; IF([.C33] &gt; [.$B$3]; 0; [.$B$6]); 0)" office:value-type="float" office:value="10338">
            <text:p>10338.000</text:p>
          </table:table-cell>
          <table:table-cell table:formula="of:=[.G32] *[.$B$5]" office:value-type="float" office:value="1305.54070828616">
            <text:p>1305.541</text:p>
          </table:table-cell>
          <table:table-cell table:formula="of:=[.D33]-[.E33]" office:value-type="float" office:value="9032.45929171384">
            <text:p>9032.459</text:p>
          </table:table-cell>
          <table:table-cell table:formula="of:=IF(([.G32] -[.F33] - [.H33]) &gt; 0; ([.G32] -[.F33] - [.H33]); 0)" office:value-type="float" office:value="103390.163430413">
            <text:p>103390.163</text:p>
          </table:table-cell>
          <table:table-cell office:value-type="float" office:value="30000">
            <text:p>30000</text:p>
          </table:table-cell>
          <table:table-cell table:formula="of:=[.B8]-[.A21]-[.I27]-[.I21]" office:value-type="float" office:value="-9791">
            <text:p>-9791</text:p>
          </table:table-cell>
          <table:table-cell office:value-type="float" office:value="25">
            <text:p>25</text:p>
          </table:table-cell>
          <table:table-cell office:value-type="float" office:value="13.935">
            <text:p>13.935</text:p>
          </table:table-cell>
          <table:table-cell table:style-name="ce4" table:formula="of:=[.I33]/[.H33] * 100" office:value-type="float" office:value="-32.6366666666667">
            <text:p>-32.6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3]+1" office:value-type="float" office:value="14">
            <text:p>14</text:p>
          </table:table-cell>
          <table:table-cell table:formula="of:=IF([.G33] &gt; 0; IF([.C34] &gt; [.$B$3]; 0; [.$B$6]); 0)" office:value-type="float" office:value="10338">
            <text:p>10338.000</text:p>
          </table:table-cell>
          <table:table-cell table:formula="of:=[.G33] *[.$B$5]" office:value-type="float" office:value="947.743164778788">
            <text:p>947.743</text:p>
          </table:table-cell>
          <table:table-cell table:formula="of:=[.D34]-[.E34]" office:value-type="float" office:value="9390.25683522121">
            <text:p>9390.257</text:p>
          </table:table-cell>
          <table:table-cell table:formula="of:=IF(([.G33] -[.F34] - [.H34]) &gt; 0; ([.G33] -[.F34] - [.H34]); 0)" office:value-type="float" office:value="93999.906595192">
            <text:p>93999.907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]+1" office:value-type="float" office:value="15">
            <text:p>15</text:p>
          </table:table-cell>
          <table:table-cell table:formula="of:=IF([.G34] &gt; 0; IF([.C35] &gt; [.$B$3]; 0; [.$B$6]); 0)" office:value-type="float" office:value="10338">
            <text:p>10338.000</text:p>
          </table:table-cell>
          <table:table-cell table:formula="of:=[.G34] *[.$B$5]" office:value-type="float" office:value="861.665810455927">
            <text:p>861.666</text:p>
          </table:table-cell>
          <table:table-cell table:formula="of:=[.D35]-[.E35]" office:value-type="float" office:value="9476.33418954407">
            <text:p>9476.334</text:p>
          </table:table-cell>
          <table:table-cell table:formula="of:=IF(([.G34] -[.F35] - [.H35]) &gt; 0; ([.G34] -[.F35] - [.H35]); 0)" office:value-type="float" office:value="84523.572405648">
            <text:p>84523.572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]+1" office:value-type="float" office:value="16">
            <text:p>16</text:p>
          </table:table-cell>
          <table:table-cell table:formula="of:=IF([.G35] &gt; 0; IF([.C36] &gt; [.$B$3]; 0; [.$B$6]); 0)" office:value-type="float" office:value="10338">
            <text:p>10338.000</text:p>
          </table:table-cell>
          <table:table-cell table:formula="of:=[.G35] *[.$B$5]" office:value-type="float" office:value="774.79941371844">
            <text:p>774.799</text:p>
          </table:table-cell>
          <table:table-cell table:formula="of:=[.D36]-[.E36]" office:value-type="float" office:value="9563.20058628156">
            <text:p>9563.201</text:p>
          </table:table-cell>
          <table:table-cell table:formula="of:=IF(([.G35] -[.F36] - [.H36]) &gt; 0; ([.G35] -[.F36] - [.H36]); 0)" office:value-type="float" office:value="74960.3718193664">
            <text:p>74960.372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]+1" office:value-type="float" office:value="17">
            <text:p>17</text:p>
          </table:table-cell>
          <table:table-cell table:formula="of:=IF([.G36] &gt; 0; IF([.C37] &gt; [.$B$3]; 0; [.$B$6]); 0)" office:value-type="float" office:value="10338">
            <text:p>10338.000</text:p>
          </table:table-cell>
          <table:table-cell table:formula="of:=[.G36] *[.$B$5]" office:value-type="float" office:value="687.136741677525">
            <text:p>687.137</text:p>
          </table:table-cell>
          <table:table-cell table:formula="of:=[.D37]-[.E37]" office:value-type="float" office:value="9650.86325832248">
            <text:p>9650.863</text:p>
          </table:table-cell>
          <table:table-cell table:formula="of:=IF(([.G36] -[.F37] - [.H37]) &gt; 0; ([.G36] -[.F37] - [.H37]); 0)" office:value-type="float" office:value="65309.5085610439">
            <text:p>65309.509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]+1" office:value-type="float" office:value="18">
            <text:p>18</text:p>
          </table:table-cell>
          <table:table-cell table:formula="of:=IF([.G37] &gt; 0; IF([.C38] &gt; [.$B$3]; 0; [.$B$6]); 0)" office:value-type="float" office:value="10338">
            <text:p>10338.000</text:p>
          </table:table-cell>
          <table:table-cell table:formula="of:=[.G37] *[.$B$5]" office:value-type="float" office:value="598.670495142903">
            <text:p>598.670</text:p>
          </table:table-cell>
          <table:table-cell table:formula="of:=[.D38]-[.E38]" office:value-type="float" office:value="9739.3295048571">
            <text:p>9739.330</text:p>
          </table:table-cell>
          <table:table-cell table:formula="of:=IF(([.G37] -[.F38] - [.H38]) &gt; 0; ([.G37] -[.F38] - [.H38]); 0)" office:value-type="float" office:value="55570.1790561868">
            <text:p>55570.179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8]+1" office:value-type="float" office:value="19">
            <text:p>19</text:p>
          </table:table-cell>
          <table:table-cell table:formula="of:=IF([.G38] &gt; 0; IF([.C39] &gt; [.$B$3]; 0; [.$B$6]); 0)" office:value-type="float" office:value="10338">
            <text:p>10338.000</text:p>
          </table:table-cell>
          <table:table-cell table:formula="of:=[.G38] *[.$B$5]" office:value-type="float" office:value="509.393308015046">
            <text:p>509.393</text:p>
          </table:table-cell>
          <table:table-cell table:formula="of:=[.D39]-[.E39]" office:value-type="float" office:value="9828.60669198496">
            <text:p>9828.607</text:p>
          </table:table-cell>
          <table:table-cell table:formula="of:=IF(([.G38] -[.F39] - [.H39]) &gt; 0; ([.G38] -[.F39] - [.H39]); 0)" office:value-type="float" office:value="45741.5723642019">
            <text:p>45741.572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9]+1" office:value-type="float" office:value="20">
            <text:p>20</text:p>
          </table:table-cell>
          <table:table-cell table:formula="of:=IF([.G39] &gt; 0; IF([.C40] &gt; [.$B$3]; 0; [.$B$6]); 0)" office:value-type="float" office:value="10338">
            <text:p>10338.000</text:p>
          </table:table-cell>
          <table:table-cell table:formula="of:=[.G39] *[.$B$5]" office:value-type="float" office:value="419.297746671851">
            <text:p>419.298</text:p>
          </table:table-cell>
          <table:table-cell table:formula="of:=[.D40]-[.E40]" office:value-type="float" office:value="9918.70225332815">
            <text:p>9918.702</text:p>
          </table:table-cell>
          <table:table-cell table:formula="of:=IF(([.G39] -[.F40] - [.H40]) &gt; 0; ([.G39] -[.F40] - [.H40]); 0)" office:value-type="float" office:value="35822.8701108737">
            <text:p>35822.87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0]+1" office:value-type="float" office:value="21">
            <text:p>21</text:p>
          </table:table-cell>
          <table:table-cell table:formula="of:=IF([.G40] &gt; 0; IF([.C41] &gt; [.$B$3]; 0; [.$B$6]); 0)" office:value-type="float" office:value="10338">
            <text:p>10338.000</text:p>
          </table:table-cell>
          <table:table-cell table:formula="of:=[.G40] *[.$B$5]" office:value-type="float" office:value="328.376309349676">
            <text:p>328.376</text:p>
          </table:table-cell>
          <table:table-cell table:formula="of:=[.D41]-[.E41]" office:value-type="float" office:value="10009.6236906503">
            <text:p>10009.624</text:p>
          </table:table-cell>
          <table:table-cell table:formula="of:=IF(([.G40] -[.F41] - [.H41]) &gt; 0; ([.G40] -[.F41] - [.H41]); 0)" office:value-type="float" office:value="25813.2464202234">
            <text:p>25813.246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1]+1" office:value-type="float" office:value="22">
            <text:p>22</text:p>
          </table:table-cell>
          <table:table-cell table:formula="of:=IF([.G41] &gt; 0; IF([.C42] &gt; [.$B$3]; 0; [.$B$6]); 0)" office:value-type="float" office:value="10338">
            <text:p>10338.000</text:p>
          </table:table-cell>
          <table:table-cell table:formula="of:=[.G41] *[.$B$5]" office:value-type="float" office:value="236.621425518714">
            <text:p>236.621</text:p>
          </table:table-cell>
          <table:table-cell table:formula="of:=[.D42]-[.E42]" office:value-type="float" office:value="10101.3785744813">
            <text:p>10101.379</text:p>
          </table:table-cell>
          <table:table-cell table:formula="of:=IF(([.G41] -[.F42] - [.H42]) &gt; 0; ([.G41] -[.F42] - [.H42]); 0)" office:value-type="float" office:value="15711.8678457421">
            <text:p>15711.868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2]+1" office:value-type="float" office:value="23">
            <text:p>23</text:p>
          </table:table-cell>
          <table:table-cell table:formula="of:=IF([.G42] &gt; 0; IF([.C43] &gt; [.$B$3]; 0; [.$B$6]); 0)" office:value-type="float" office:value="10338">
            <text:p>10338.000</text:p>
          </table:table-cell>
          <table:table-cell table:formula="of:=[.G42] *[.$B$5]" office:value-type="float" office:value="144.025455252636">
            <text:p>144.025</text:p>
          </table:table-cell>
          <table:table-cell table:formula="of:=[.D43]-[.E43]" office:value-type="float" office:value="10193.9745447474">
            <text:p>10193.975</text:p>
          </table:table-cell>
          <table:table-cell table:formula="of:=IF(([.G42] -[.F43] - [.H43]) &gt; 0; ([.G42] -[.F43] - [.H43]); 0)" office:value-type="float" office:value="5517.89330099475">
            <text:p>5517.893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3]+1" office:value-type="float" office:value="24">
            <text:p>24</text:p>
          </table:table-cell>
          <table:table-cell table:formula="of:=IF([.G43] &gt; 0; IF([.C44] &gt; [.$B$3]; 0; [.$B$6]); 0)" office:value-type="float" office:value="10338">
            <text:p>10338.000</text:p>
          </table:table-cell>
          <table:table-cell table:formula="of:=[.G43] *[.$B$5]" office:value-type="float" office:value="50.5806885924519">
            <text:p>50.581</text:p>
          </table:table-cell>
          <table:table-cell table:formula="of:=[.D44]-[.E44]" office:value-type="float" office:value="10287.4193114075">
            <text:p>10287.419</text:p>
          </table:table-cell>
          <table:table-cell table:formula="of:=IF(([.G43] -[.F44] - [.H44]) &gt; 0; ([.G43] -[.F44] - [.H4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4]+1" office:value-type="float" office:value="25">
            <text:p>25</text:p>
          </table:table-cell>
          <table:table-cell table:formula="of:=IF([.G44] &gt; 0; IF([.C45] &gt; [.$B$3]; 0; [.$B$6]); 0)" office:value-type="float" office:value="0">
            <text:p>0.000</text:p>
          </table:table-cell>
          <table:table-cell table:formula="of:=[.G44] *[.$B$5]" office:value-type="float" office:value="0">
            <text:p>0.000</text:p>
          </table:table-cell>
          <table:table-cell table:formula="of:=[.D45]-[.E45]" office:value-type="float" office:value="0">
            <text:p>0.000</text:p>
          </table:table-cell>
          <table:table-cell table:formula="of:=IF(([.G44] -[.F45] - [.H45]) &gt; 0; ([.G44] -[.F45] - [.H4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5]+1" office:value-type="float" office:value="26">
            <text:p>26</text:p>
          </table:table-cell>
          <table:table-cell table:formula="of:=IF([.G45] &gt; 0; IF([.C46] &gt; [.$B$3]; 0; [.$B$6]); 0)" office:value-type="float" office:value="0">
            <text:p>0.000</text:p>
          </table:table-cell>
          <table:table-cell table:formula="of:=[.G45] *[.$B$5]" office:value-type="float" office:value="0">
            <text:p>0.000</text:p>
          </table:table-cell>
          <table:table-cell table:formula="of:=[.D46]-[.E46]" office:value-type="float" office:value="0">
            <text:p>0.000</text:p>
          </table:table-cell>
          <table:table-cell table:formula="of:=IF(([.G45] -[.F46] - [.H46]) &gt; 0; ([.G45] -[.F46] - [.H4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6]+1" office:value-type="float" office:value="27">
            <text:p>27</text:p>
          </table:table-cell>
          <table:table-cell table:formula="of:=IF([.G46] &gt; 0; IF([.C47] &gt; [.$B$3]; 0; [.$B$6]); 0)" office:value-type="float" office:value="0">
            <text:p>0.000</text:p>
          </table:table-cell>
          <table:table-cell table:formula="of:=[.G46] *[.$B$5]" office:value-type="float" office:value="0">
            <text:p>0.000</text:p>
          </table:table-cell>
          <table:table-cell table:formula="of:=[.D47]-[.E47]" office:value-type="float" office:value="0">
            <text:p>0.000</text:p>
          </table:table-cell>
          <table:table-cell table:formula="of:=IF(([.G46] -[.F47] - [.H47]) &gt; 0; ([.G46] -[.F47] - [.H4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7]+1" office:value-type="float" office:value="28">
            <text:p>28</text:p>
          </table:table-cell>
          <table:table-cell table:formula="of:=IF([.G47] &gt; 0; IF([.C48] &gt; [.$B$3]; 0; [.$B$6]); 0)" office:value-type="float" office:value="0">
            <text:p>0.000</text:p>
          </table:table-cell>
          <table:table-cell table:formula="of:=[.G47] *[.$B$5]" office:value-type="float" office:value="0">
            <text:p>0.000</text:p>
          </table:table-cell>
          <table:table-cell table:formula="of:=[.D48]-[.E48]" office:value-type="float" office:value="0">
            <text:p>0.000</text:p>
          </table:table-cell>
          <table:table-cell table:formula="of:=IF(([.G47] -[.F48] - [.H48]) &gt; 0; ([.G47] -[.F48] - [.H4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8]+1" office:value-type="float" office:value="29">
            <text:p>29</text:p>
          </table:table-cell>
          <table:table-cell table:formula="of:=IF([.G48] &gt; 0; IF([.C49] &gt; [.$B$3]; 0; [.$B$6]); 0)" office:value-type="float" office:value="0">
            <text:p>0.000</text:p>
          </table:table-cell>
          <table:table-cell table:formula="of:=[.G48] *[.$B$5]" office:value-type="float" office:value="0">
            <text:p>0.000</text:p>
          </table:table-cell>
          <table:table-cell table:formula="of:=[.D49]-[.E49]" office:value-type="float" office:value="0">
            <text:p>0.000</text:p>
          </table:table-cell>
          <table:table-cell table:formula="of:=IF(([.G48] -[.F49] - [.H49]) &gt; 0; ([.G48] -[.F49] - [.H4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49]+1" office:value-type="float" office:value="30">
            <text:p>30</text:p>
          </table:table-cell>
          <table:table-cell table:formula="of:=IF([.G49] &gt; 0; IF([.C50] &gt; [.$B$3]; 0; [.$B$6]); 0)" office:value-type="float" office:value="0">
            <text:p>0.000</text:p>
          </table:table-cell>
          <table:table-cell table:formula="of:=[.G49] *[.$B$5]" office:value-type="float" office:value="0">
            <text:p>0.000</text:p>
          </table:table-cell>
          <table:table-cell table:formula="of:=[.D50]-[.E50]" office:value-type="float" office:value="0">
            <text:p>0.000</text:p>
          </table:table-cell>
          <table:table-cell table:formula="of:=IF(([.G49] -[.F50] - [.H50]) &gt; 0; ([.G49] -[.F50] - [.H5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0]+1" office:value-type="float" office:value="31">
            <text:p>31</text:p>
          </table:table-cell>
          <table:table-cell table:formula="of:=IF([.G50] &gt; 0; IF([.C51] &gt; [.$B$3]; 0; [.$B$6]); 0)" office:value-type="float" office:value="0">
            <text:p>0.000</text:p>
          </table:table-cell>
          <table:table-cell table:formula="of:=[.G50] *[.$B$5]" office:value-type="float" office:value="0">
            <text:p>0.000</text:p>
          </table:table-cell>
          <table:table-cell table:formula="of:=[.D51]-[.E51]" office:value-type="float" office:value="0">
            <text:p>0.000</text:p>
          </table:table-cell>
          <table:table-cell table:formula="of:=IF(([.G50] -[.F51] - [.H51]) &gt; 0; ([.G50] -[.F51] - [.H5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1]+1" office:value-type="float" office:value="32">
            <text:p>32</text:p>
          </table:table-cell>
          <table:table-cell table:formula="of:=IF([.G51] &gt; 0; IF([.C52] &gt; [.$B$3]; 0; [.$B$6]); 0)" office:value-type="float" office:value="0">
            <text:p>0.000</text:p>
          </table:table-cell>
          <table:table-cell table:formula="of:=[.G51] *[.$B$5]" office:value-type="float" office:value="0">
            <text:p>0.000</text:p>
          </table:table-cell>
          <table:table-cell table:formula="of:=[.D52]-[.E52]" office:value-type="float" office:value="0">
            <text:p>0.000</text:p>
          </table:table-cell>
          <table:table-cell table:formula="of:=IF(([.G51] -[.F52] - [.H52]) &gt; 0; ([.G51] -[.F52] - [.H5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2]+1" office:value-type="float" office:value="33">
            <text:p>33</text:p>
          </table:table-cell>
          <table:table-cell table:formula="of:=IF([.G52] &gt; 0; IF([.C53] &gt; [.$B$3]; 0; [.$B$6]); 0)" office:value-type="float" office:value="0">
            <text:p>0.000</text:p>
          </table:table-cell>
          <table:table-cell table:formula="of:=[.G52] *[.$B$5]" office:value-type="float" office:value="0">
            <text:p>0.000</text:p>
          </table:table-cell>
          <table:table-cell table:formula="of:=[.D53]-[.E53]" office:value-type="float" office:value="0">
            <text:p>0.000</text:p>
          </table:table-cell>
          <table:table-cell table:formula="of:=IF(([.G52] -[.F53] - [.H53]) &gt; 0; ([.G52] -[.F53] - [.H5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3]+1" office:value-type="float" office:value="34">
            <text:p>34</text:p>
          </table:table-cell>
          <table:table-cell table:formula="of:=IF([.G53] &gt; 0; IF([.C54] &gt; [.$B$3]; 0; [.$B$6]); 0)" office:value-type="float" office:value="0">
            <text:p>0.000</text:p>
          </table:table-cell>
          <table:table-cell table:formula="of:=[.G53] *[.$B$5]" office:value-type="float" office:value="0">
            <text:p>0.000</text:p>
          </table:table-cell>
          <table:table-cell table:formula="of:=[.D54]-[.E54]" office:value-type="float" office:value="0">
            <text:p>0.000</text:p>
          </table:table-cell>
          <table:table-cell table:formula="of:=IF(([.G53] -[.F54] - [.H54]) &gt; 0; ([.G53] -[.F54] - [.H5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4]+1" office:value-type="float" office:value="35">
            <text:p>35</text:p>
          </table:table-cell>
          <table:table-cell table:formula="of:=IF([.G54] &gt; 0; IF([.C55] &gt; [.$B$3]; 0; [.$B$6]); 0)" office:value-type="float" office:value="0">
            <text:p>0.000</text:p>
          </table:table-cell>
          <table:table-cell table:formula="of:=[.G54] *[.$B$5]" office:value-type="float" office:value="0">
            <text:p>0.000</text:p>
          </table:table-cell>
          <table:table-cell table:formula="of:=[.D55]-[.E55]" office:value-type="float" office:value="0">
            <text:p>0.000</text:p>
          </table:table-cell>
          <table:table-cell table:formula="of:=IF(([.G54] -[.F55] - [.H55]) &gt; 0; ([.G54] -[.F55] - [.H5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5]+1" office:value-type="float" office:value="36">
            <text:p>36</text:p>
          </table:table-cell>
          <table:table-cell table:formula="of:=IF([.G55] &gt; 0; IF([.C56] &gt; [.$B$3]; 0; [.$B$6]); 0)" office:value-type="float" office:value="0">
            <text:p>0.000</text:p>
          </table:table-cell>
          <table:table-cell table:formula="of:=[.G55] *[.$B$5]" office:value-type="float" office:value="0">
            <text:p>0.000</text:p>
          </table:table-cell>
          <table:table-cell table:formula="of:=[.D56]-[.E56]" office:value-type="float" office:value="0">
            <text:p>0.000</text:p>
          </table:table-cell>
          <table:table-cell table:formula="of:=IF(([.G55] -[.F56] - [.H56]) &gt; 0; ([.G55] -[.F56] - [.H5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6]+1" office:value-type="float" office:value="37">
            <text:p>37</text:p>
          </table:table-cell>
          <table:table-cell table:formula="of:=IF([.G56] &gt; 0; IF([.C57] &gt; [.$B$3]; 0; [.$B$6]); 0)" office:value-type="float" office:value="0">
            <text:p>0.000</text:p>
          </table:table-cell>
          <table:table-cell table:formula="of:=[.G56] *[.$B$5]" office:value-type="float" office:value="0">
            <text:p>0.000</text:p>
          </table:table-cell>
          <table:table-cell table:formula="of:=[.D57]-[.E57]" office:value-type="float" office:value="0">
            <text:p>0.000</text:p>
          </table:table-cell>
          <table:table-cell table:formula="of:=IF(([.G56] -[.F57] - [.H57]) &gt; 0; ([.G56] -[.F57] - [.H5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7]+1" office:value-type="float" office:value="38">
            <text:p>38</text:p>
          </table:table-cell>
          <table:table-cell table:formula="of:=IF([.G57] &gt; 0; IF([.C58] &gt; [.$B$3]; 0; [.$B$6]); 0)" office:value-type="float" office:value="0">
            <text:p>0.000</text:p>
          </table:table-cell>
          <table:table-cell table:formula="of:=[.G57] *[.$B$5]" office:value-type="float" office:value="0">
            <text:p>0.000</text:p>
          </table:table-cell>
          <table:table-cell table:formula="of:=[.D58]-[.E58]" office:value-type="float" office:value="0">
            <text:p>0.000</text:p>
          </table:table-cell>
          <table:table-cell table:formula="of:=IF(([.G57] -[.F58] - [.H58]) &gt; 0; ([.G57] -[.F58] - [.H5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8]+1" office:value-type="float" office:value="39">
            <text:p>39</text:p>
          </table:table-cell>
          <table:table-cell table:formula="of:=IF([.G58] &gt; 0; IF([.C59] &gt; [.$B$3]; 0; [.$B$6]); 0)" office:value-type="float" office:value="0">
            <text:p>0.000</text:p>
          </table:table-cell>
          <table:table-cell table:formula="of:=[.G58] *[.$B$5]" office:value-type="float" office:value="0">
            <text:p>0.000</text:p>
          </table:table-cell>
          <table:table-cell table:formula="of:=[.D59]-[.E59]" office:value-type="float" office:value="0">
            <text:p>0.000</text:p>
          </table:table-cell>
          <table:table-cell table:formula="of:=IF(([.G58] -[.F59] - [.H59]) &gt; 0; ([.G58] -[.F59] - [.H5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59]+1" office:value-type="float" office:value="40">
            <text:p>40</text:p>
          </table:table-cell>
          <table:table-cell table:formula="of:=IF([.G59] &gt; 0; IF([.C60] &gt; [.$B$3]; 0; [.$B$6]); 0)" office:value-type="float" office:value="0">
            <text:p>0.000</text:p>
          </table:table-cell>
          <table:table-cell table:formula="of:=[.G59] *[.$B$5]" office:value-type="float" office:value="0">
            <text:p>0.000</text:p>
          </table:table-cell>
          <table:table-cell table:formula="of:=[.D60]-[.E60]" office:value-type="float" office:value="0">
            <text:p>0.000</text:p>
          </table:table-cell>
          <table:table-cell table:formula="of:=IF(([.G59] -[.F60] - [.H60]) &gt; 0; ([.G59] -[.F60] - [.H6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0]+1" office:value-type="float" office:value="41">
            <text:p>41</text:p>
          </table:table-cell>
          <table:table-cell table:formula="of:=IF([.G60] &gt; 0; IF([.C61] &gt; [.$B$3]; 0; [.$B$6]); 0)" office:value-type="float" office:value="0">
            <text:p>0.000</text:p>
          </table:table-cell>
          <table:table-cell table:formula="of:=[.G60] *[.$B$5]" office:value-type="float" office:value="0">
            <text:p>0.000</text:p>
          </table:table-cell>
          <table:table-cell table:formula="of:=[.D61]-[.E61]" office:value-type="float" office:value="0">
            <text:p>0.000</text:p>
          </table:table-cell>
          <table:table-cell table:formula="of:=IF(([.G60] -[.F61] - [.H61]) &gt; 0; ([.G60] -[.F61] - [.H6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1]+1" office:value-type="float" office:value="42">
            <text:p>42</text:p>
          </table:table-cell>
          <table:table-cell table:formula="of:=IF([.G61] &gt; 0; IF([.C62] &gt; [.$B$3]; 0; [.$B$6]); 0)" office:value-type="float" office:value="0">
            <text:p>0.000</text:p>
          </table:table-cell>
          <table:table-cell table:formula="of:=[.G61] *[.$B$5]" office:value-type="float" office:value="0">
            <text:p>0.000</text:p>
          </table:table-cell>
          <table:table-cell table:formula="of:=[.D62]-[.E62]" office:value-type="float" office:value="0">
            <text:p>0.000</text:p>
          </table:table-cell>
          <table:table-cell table:formula="of:=IF(([.G61] -[.F62] - [.H62]) &gt; 0; ([.G61] -[.F62] - [.H6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2]+1" office:value-type="float" office:value="43">
            <text:p>43</text:p>
          </table:table-cell>
          <table:table-cell table:formula="of:=IF([.G62] &gt; 0; IF([.C63] &gt; [.$B$3]; 0; [.$B$6]); 0)" office:value-type="float" office:value="0">
            <text:p>0.000</text:p>
          </table:table-cell>
          <table:table-cell table:formula="of:=[.G62] *[.$B$5]" office:value-type="float" office:value="0">
            <text:p>0.000</text:p>
          </table:table-cell>
          <table:table-cell table:formula="of:=[.D63]-[.E63]" office:value-type="float" office:value="0">
            <text:p>0.000</text:p>
          </table:table-cell>
          <table:table-cell table:formula="of:=IF(([.G62] -[.F63] - [.H63]) &gt; 0; ([.G62] -[.F63] - [.H6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3]+1" office:value-type="float" office:value="44">
            <text:p>44</text:p>
          </table:table-cell>
          <table:table-cell table:formula="of:=IF([.G63] &gt; 0; IF([.C64] &gt; [.$B$3]; 0; [.$B$6]); 0)" office:value-type="float" office:value="0">
            <text:p>0.000</text:p>
          </table:table-cell>
          <table:table-cell table:formula="of:=[.G63] *[.$B$5]" office:value-type="float" office:value="0">
            <text:p>0.000</text:p>
          </table:table-cell>
          <table:table-cell table:formula="of:=[.D64]-[.E64]" office:value-type="float" office:value="0">
            <text:p>0.000</text:p>
          </table:table-cell>
          <table:table-cell table:formula="of:=IF(([.G63] -[.F64] - [.H64]) &gt; 0; ([.G63] -[.F64] - [.H6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4]+1" office:value-type="float" office:value="45">
            <text:p>45</text:p>
          </table:table-cell>
          <table:table-cell table:formula="of:=IF([.G64] &gt; 0; IF([.C65] &gt; [.$B$3]; 0; [.$B$6]); 0)" office:value-type="float" office:value="0">
            <text:p>0.000</text:p>
          </table:table-cell>
          <table:table-cell table:formula="of:=[.G64] *[.$B$5]" office:value-type="float" office:value="0">
            <text:p>0.000</text:p>
          </table:table-cell>
          <table:table-cell table:formula="of:=[.D65]-[.E65]" office:value-type="float" office:value="0">
            <text:p>0.000</text:p>
          </table:table-cell>
          <table:table-cell table:formula="of:=IF(([.G64] -[.F65] - [.H65]) &gt; 0; ([.G64] -[.F65] - [.H6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5]+1" office:value-type="float" office:value="46">
            <text:p>46</text:p>
          </table:table-cell>
          <table:table-cell table:formula="of:=IF([.G65] &gt; 0; IF([.C66] &gt; [.$B$3]; 0; [.$B$6]); 0)" office:value-type="float" office:value="0">
            <text:p>0.000</text:p>
          </table:table-cell>
          <table:table-cell table:formula="of:=[.G65] *[.$B$5]" office:value-type="float" office:value="0">
            <text:p>0.000</text:p>
          </table:table-cell>
          <table:table-cell table:formula="of:=[.D66]-[.E66]" office:value-type="float" office:value="0">
            <text:p>0.000</text:p>
          </table:table-cell>
          <table:table-cell table:formula="of:=IF(([.G65] -[.F66] - [.H66]) &gt; 0; ([.G65] -[.F66] - [.H6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6]+1" office:value-type="float" office:value="47">
            <text:p>47</text:p>
          </table:table-cell>
          <table:table-cell table:formula="of:=IF([.G66] &gt; 0; IF([.C67] &gt; [.$B$3]; 0; [.$B$6]); 0)" office:value-type="float" office:value="0">
            <text:p>0.000</text:p>
          </table:table-cell>
          <table:table-cell table:formula="of:=[.G66] *[.$B$5]" office:value-type="float" office:value="0">
            <text:p>0.000</text:p>
          </table:table-cell>
          <table:table-cell table:formula="of:=[.D67]-[.E67]" office:value-type="float" office:value="0">
            <text:p>0.000</text:p>
          </table:table-cell>
          <table:table-cell table:formula="of:=IF(([.G66] -[.F67] - [.H67]) &gt; 0; ([.G66] -[.F67] - [.H6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7]+1" office:value-type="float" office:value="48">
            <text:p>48</text:p>
          </table:table-cell>
          <table:table-cell table:formula="of:=IF([.G67] &gt; 0; IF([.C68] &gt; [.$B$3]; 0; [.$B$6]); 0)" office:value-type="float" office:value="0">
            <text:p>0.000</text:p>
          </table:table-cell>
          <table:table-cell table:formula="of:=[.G67] *[.$B$5]" office:value-type="float" office:value="0">
            <text:p>0.000</text:p>
          </table:table-cell>
          <table:table-cell table:formula="of:=[.D68]-[.E68]" office:value-type="float" office:value="0">
            <text:p>0.000</text:p>
          </table:table-cell>
          <table:table-cell table:formula="of:=IF(([.G67] -[.F68] - [.H68]) &gt; 0; ([.G67] -[.F68] - [.H6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8]+1" office:value-type="float" office:value="49">
            <text:p>49</text:p>
          </table:table-cell>
          <table:table-cell table:formula="of:=IF([.G68] &gt; 0; IF([.C69] &gt; [.$B$3]; 0; [.$B$6]); 0)" office:value-type="float" office:value="0">
            <text:p>0.000</text:p>
          </table:table-cell>
          <table:table-cell table:formula="of:=[.G68] *[.$B$5]" office:value-type="float" office:value="0">
            <text:p>0.000</text:p>
          </table:table-cell>
          <table:table-cell table:formula="of:=[.D69]-[.E69]" office:value-type="float" office:value="0">
            <text:p>0.000</text:p>
          </table:table-cell>
          <table:table-cell table:formula="of:=IF(([.G68] -[.F69] - [.H69]) &gt; 0; ([.G68] -[.F69] - [.H6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69]+1" office:value-type="float" office:value="50">
            <text:p>50</text:p>
          </table:table-cell>
          <table:table-cell table:formula="of:=IF([.G69] &gt; 0; IF([.C70] &gt; [.$B$3]; 0; [.$B$6]); 0)" office:value-type="float" office:value="0">
            <text:p>0.000</text:p>
          </table:table-cell>
          <table:table-cell table:formula="of:=[.G69] *[.$B$5]" office:value-type="float" office:value="0">
            <text:p>0.000</text:p>
          </table:table-cell>
          <table:table-cell table:formula="of:=[.D70]-[.E70]" office:value-type="float" office:value="0">
            <text:p>0.000</text:p>
          </table:table-cell>
          <table:table-cell table:formula="of:=IF(([.G69] -[.F70] - [.H70]) &gt; 0; ([.G69] -[.F70] - [.H7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0]+1" office:value-type="float" office:value="51">
            <text:p>51</text:p>
          </table:table-cell>
          <table:table-cell table:formula="of:=IF([.G70] &gt; 0; IF([.C71] &gt; [.$B$3]; 0; [.$B$6]); 0)" office:value-type="float" office:value="0">
            <text:p>0.000</text:p>
          </table:table-cell>
          <table:table-cell table:formula="of:=[.G70] *[.$B$5]" office:value-type="float" office:value="0">
            <text:p>0.000</text:p>
          </table:table-cell>
          <table:table-cell table:formula="of:=[.D71]-[.E71]" office:value-type="float" office:value="0">
            <text:p>0.000</text:p>
          </table:table-cell>
          <table:table-cell table:formula="of:=IF(([.G70] -[.F71] - [.H71]) &gt; 0; ([.G70] -[.F71] - [.H7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1]+1" office:value-type="float" office:value="52">
            <text:p>52</text:p>
          </table:table-cell>
          <table:table-cell table:formula="of:=IF([.G71] &gt; 0; IF([.C72] &gt; [.$B$3]; 0; [.$B$6]); 0)" office:value-type="float" office:value="0">
            <text:p>0.000</text:p>
          </table:table-cell>
          <table:table-cell table:formula="of:=[.G71] *[.$B$5]" office:value-type="float" office:value="0">
            <text:p>0.000</text:p>
          </table:table-cell>
          <table:table-cell table:formula="of:=[.D72]-[.E72]" office:value-type="float" office:value="0">
            <text:p>0.000</text:p>
          </table:table-cell>
          <table:table-cell table:formula="of:=IF(([.G71] -[.F72] - [.H72]) &gt; 0; ([.G71] -[.F72] - [.H7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2]+1" office:value-type="float" office:value="53">
            <text:p>53</text:p>
          </table:table-cell>
          <table:table-cell table:formula="of:=IF([.G72] &gt; 0; IF([.C73] &gt; [.$B$3]; 0; [.$B$6]); 0)" office:value-type="float" office:value="0">
            <text:p>0.000</text:p>
          </table:table-cell>
          <table:table-cell table:formula="of:=[.G72] *[.$B$5]" office:value-type="float" office:value="0">
            <text:p>0.000</text:p>
          </table:table-cell>
          <table:table-cell table:formula="of:=[.D73]-[.E73]" office:value-type="float" office:value="0">
            <text:p>0.000</text:p>
          </table:table-cell>
          <table:table-cell table:formula="of:=IF(([.G72] -[.F73] - [.H73]) &gt; 0; ([.G72] -[.F73] - [.H7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3]+1" office:value-type="float" office:value="54">
            <text:p>54</text:p>
          </table:table-cell>
          <table:table-cell table:formula="of:=IF([.G73] &gt; 0; IF([.C74] &gt; [.$B$3]; 0; [.$B$6]); 0)" office:value-type="float" office:value="0">
            <text:p>0.000</text:p>
          </table:table-cell>
          <table:table-cell table:formula="of:=[.G73] *[.$B$5]" office:value-type="float" office:value="0">
            <text:p>0.000</text:p>
          </table:table-cell>
          <table:table-cell table:formula="of:=[.D74]-[.E74]" office:value-type="float" office:value="0">
            <text:p>0.000</text:p>
          </table:table-cell>
          <table:table-cell table:formula="of:=IF(([.G73] -[.F74] - [.H74]) &gt; 0; ([.G73] -[.F74] - [.H7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4]+1" office:value-type="float" office:value="55">
            <text:p>55</text:p>
          </table:table-cell>
          <table:table-cell table:formula="of:=IF([.G74] &gt; 0; IF([.C75] &gt; [.$B$3]; 0; [.$B$6]); 0)" office:value-type="float" office:value="0">
            <text:p>0.000</text:p>
          </table:table-cell>
          <table:table-cell table:formula="of:=[.G74] *[.$B$5]" office:value-type="float" office:value="0">
            <text:p>0.000</text:p>
          </table:table-cell>
          <table:table-cell table:formula="of:=[.D75]-[.E75]" office:value-type="float" office:value="0">
            <text:p>0.000</text:p>
          </table:table-cell>
          <table:table-cell table:formula="of:=IF(([.G74] -[.F75] - [.H75]) &gt; 0; ([.G74] -[.F75] - [.H7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5]+1" office:value-type="float" office:value="56">
            <text:p>56</text:p>
          </table:table-cell>
          <table:table-cell table:formula="of:=IF([.G75] &gt; 0; IF([.C76] &gt; [.$B$3]; 0; [.$B$6]); 0)" office:value-type="float" office:value="0">
            <text:p>0.000</text:p>
          </table:table-cell>
          <table:table-cell table:formula="of:=[.G75] *[.$B$5]" office:value-type="float" office:value="0">
            <text:p>0.000</text:p>
          </table:table-cell>
          <table:table-cell table:formula="of:=[.D76]-[.E76]" office:value-type="float" office:value="0">
            <text:p>0.000</text:p>
          </table:table-cell>
          <table:table-cell table:formula="of:=IF(([.G75] -[.F76] - [.H76]) &gt; 0; ([.G75] -[.F76] - [.H7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6]+1" office:value-type="float" office:value="57">
            <text:p>57</text:p>
          </table:table-cell>
          <table:table-cell table:formula="of:=IF([.G76] &gt; 0; IF([.C77] &gt; [.$B$3]; 0; [.$B$6]); 0)" office:value-type="float" office:value="0">
            <text:p>0.000</text:p>
          </table:table-cell>
          <table:table-cell table:formula="of:=[.G76] *[.$B$5]" office:value-type="float" office:value="0">
            <text:p>0.000</text:p>
          </table:table-cell>
          <table:table-cell table:formula="of:=[.D77]-[.E77]" office:value-type="float" office:value="0">
            <text:p>0.000</text:p>
          </table:table-cell>
          <table:table-cell table:formula="of:=IF(([.G76] -[.F77] - [.H77]) &gt; 0; ([.G76] -[.F77] - [.H7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7]+1" office:value-type="float" office:value="58">
            <text:p>58</text:p>
          </table:table-cell>
          <table:table-cell table:formula="of:=IF([.G77] &gt; 0; IF([.C78] &gt; [.$B$3]; 0; [.$B$6]); 0)" office:value-type="float" office:value="0">
            <text:p>0.000</text:p>
          </table:table-cell>
          <table:table-cell table:formula="of:=[.G77] *[.$B$5]" office:value-type="float" office:value="0">
            <text:p>0.000</text:p>
          </table:table-cell>
          <table:table-cell table:formula="of:=[.D78]-[.E78]" office:value-type="float" office:value="0">
            <text:p>0.000</text:p>
          </table:table-cell>
          <table:table-cell table:formula="of:=IF(([.G77] -[.F78] - [.H78]) &gt; 0; ([.G77] -[.F78] - [.H7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8]+1" office:value-type="float" office:value="59">
            <text:p>59</text:p>
          </table:table-cell>
          <table:table-cell table:formula="of:=IF([.G78] &gt; 0; IF([.C79] &gt; [.$B$3]; 0; [.$B$6]); 0)" office:value-type="float" office:value="0">
            <text:p>0.000</text:p>
          </table:table-cell>
          <table:table-cell table:formula="of:=[.G78] *[.$B$5]" office:value-type="float" office:value="0">
            <text:p>0.000</text:p>
          </table:table-cell>
          <table:table-cell table:formula="of:=[.D79]-[.E79]" office:value-type="float" office:value="0">
            <text:p>0.000</text:p>
          </table:table-cell>
          <table:table-cell table:formula="of:=IF(([.G78] -[.F79] - [.H79]) &gt; 0; ([.G78] -[.F79] - [.H7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79]+1" office:value-type="float" office:value="60">
            <text:p>60</text:p>
          </table:table-cell>
          <table:table-cell table:formula="of:=IF([.G79] &gt; 0; IF([.C80] &gt; [.$B$3]; 0; [.$B$6]); 0)" office:value-type="float" office:value="0">
            <text:p>0.000</text:p>
          </table:table-cell>
          <table:table-cell table:formula="of:=[.G79] *[.$B$5]" office:value-type="float" office:value="0">
            <text:p>0.000</text:p>
          </table:table-cell>
          <table:table-cell table:formula="of:=[.D80]-[.E80]" office:value-type="float" office:value="0">
            <text:p>0.000</text:p>
          </table:table-cell>
          <table:table-cell table:formula="of:=IF(([.G79] -[.F80] - [.H80]) &gt; 0; ([.G79] -[.F80] - [.H8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0]+1" office:value-type="float" office:value="61">
            <text:p>61</text:p>
          </table:table-cell>
          <table:table-cell table:formula="of:=IF([.G80] &gt; 0; IF([.C81] &gt; [.$B$3]; 0; [.$B$6]); 0)" office:value-type="float" office:value="0">
            <text:p>0.000</text:p>
          </table:table-cell>
          <table:table-cell table:formula="of:=[.G80] *[.$B$5]" office:value-type="float" office:value="0">
            <text:p>0.000</text:p>
          </table:table-cell>
          <table:table-cell table:formula="of:=[.D81]-[.E81]" office:value-type="float" office:value="0">
            <text:p>0.000</text:p>
          </table:table-cell>
          <table:table-cell table:formula="of:=IF(([.G80] -[.F81] - [.H81]) &gt; 0; ([.G80] -[.F81] - [.H8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1]+1" office:value-type="float" office:value="62">
            <text:p>62</text:p>
          </table:table-cell>
          <table:table-cell table:formula="of:=IF([.G81] &gt; 0; IF([.C82] &gt; [.$B$3]; 0; [.$B$6]); 0)" office:value-type="float" office:value="0">
            <text:p>0.000</text:p>
          </table:table-cell>
          <table:table-cell table:formula="of:=[.G81] *[.$B$5]" office:value-type="float" office:value="0">
            <text:p>0.000</text:p>
          </table:table-cell>
          <table:table-cell table:formula="of:=[.D82]-[.E82]" office:value-type="float" office:value="0">
            <text:p>0.000</text:p>
          </table:table-cell>
          <table:table-cell table:formula="of:=IF(([.G81] -[.F82] - [.H82]) &gt; 0; ([.G81] -[.F82] - [.H8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2]+1" office:value-type="float" office:value="63">
            <text:p>63</text:p>
          </table:table-cell>
          <table:table-cell table:formula="of:=IF([.G82] &gt; 0; IF([.C83] &gt; [.$B$3]; 0; [.$B$6]); 0)" office:value-type="float" office:value="0">
            <text:p>0.000</text:p>
          </table:table-cell>
          <table:table-cell table:formula="of:=[.G82] *[.$B$5]" office:value-type="float" office:value="0">
            <text:p>0.000</text:p>
          </table:table-cell>
          <table:table-cell table:formula="of:=[.D83]-[.E83]" office:value-type="float" office:value="0">
            <text:p>0.000</text:p>
          </table:table-cell>
          <table:table-cell table:formula="of:=IF(([.G82] -[.F83] - [.H83]) &gt; 0; ([.G82] -[.F83] - [.H8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3]+1" office:value-type="float" office:value="64">
            <text:p>64</text:p>
          </table:table-cell>
          <table:table-cell table:formula="of:=IF([.G83] &gt; 0; IF([.C84] &gt; [.$B$3]; 0; [.$B$6]); 0)" office:value-type="float" office:value="0">
            <text:p>0.000</text:p>
          </table:table-cell>
          <table:table-cell table:formula="of:=[.G83] *[.$B$5]" office:value-type="float" office:value="0">
            <text:p>0.000</text:p>
          </table:table-cell>
          <table:table-cell table:formula="of:=[.D84]-[.E84]" office:value-type="float" office:value="0">
            <text:p>0.000</text:p>
          </table:table-cell>
          <table:table-cell table:formula="of:=IF(([.G83] -[.F84] - [.H84]) &gt; 0; ([.G83] -[.F84] - [.H8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4]+1" office:value-type="float" office:value="65">
            <text:p>65</text:p>
          </table:table-cell>
          <table:table-cell table:formula="of:=IF([.G84] &gt; 0; IF([.C85] &gt; [.$B$3]; 0; [.$B$6]); 0)" office:value-type="float" office:value="0">
            <text:p>0.000</text:p>
          </table:table-cell>
          <table:table-cell table:formula="of:=[.G84] *[.$B$5]" office:value-type="float" office:value="0">
            <text:p>0.000</text:p>
          </table:table-cell>
          <table:table-cell table:formula="of:=[.D85]-[.E85]" office:value-type="float" office:value="0">
            <text:p>0.000</text:p>
          </table:table-cell>
          <table:table-cell table:formula="of:=IF(([.G84] -[.F85] - [.H85]) &gt; 0; ([.G84] -[.F85] - [.H8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5]+1" office:value-type="float" office:value="66">
            <text:p>66</text:p>
          </table:table-cell>
          <table:table-cell table:formula="of:=IF([.G85] &gt; 0; IF([.C86] &gt; [.$B$3]; 0; [.$B$6]); 0)" office:value-type="float" office:value="0">
            <text:p>0.000</text:p>
          </table:table-cell>
          <table:table-cell table:formula="of:=[.G85] *[.$B$5]" office:value-type="float" office:value="0">
            <text:p>0.000</text:p>
          </table:table-cell>
          <table:table-cell table:formula="of:=[.D86]-[.E86]" office:value-type="float" office:value="0">
            <text:p>0.000</text:p>
          </table:table-cell>
          <table:table-cell table:formula="of:=IF(([.G85] -[.F86] - [.H86]) &gt; 0; ([.G85] -[.F86] - [.H8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6]+1" office:value-type="float" office:value="67">
            <text:p>67</text:p>
          </table:table-cell>
          <table:table-cell table:formula="of:=IF([.G86] &gt; 0; IF([.C87] &gt; [.$B$3]; 0; [.$B$6]); 0)" office:value-type="float" office:value="0">
            <text:p>0.000</text:p>
          </table:table-cell>
          <table:table-cell table:formula="of:=[.G86] *[.$B$5]" office:value-type="float" office:value="0">
            <text:p>0.000</text:p>
          </table:table-cell>
          <table:table-cell table:formula="of:=[.D87]-[.E87]" office:value-type="float" office:value="0">
            <text:p>0.000</text:p>
          </table:table-cell>
          <table:table-cell table:formula="of:=IF(([.G86] -[.F87] - [.H87]) &gt; 0; ([.G86] -[.F87] - [.H8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7]+1" office:value-type="float" office:value="68">
            <text:p>68</text:p>
          </table:table-cell>
          <table:table-cell table:formula="of:=IF([.G87] &gt; 0; IF([.C88] &gt; [.$B$3]; 0; [.$B$6]); 0)" office:value-type="float" office:value="0">
            <text:p>0.000</text:p>
          </table:table-cell>
          <table:table-cell table:formula="of:=[.G87] *[.$B$5]" office:value-type="float" office:value="0">
            <text:p>0.000</text:p>
          </table:table-cell>
          <table:table-cell table:formula="of:=[.D88]-[.E88]" office:value-type="float" office:value="0">
            <text:p>0.000</text:p>
          </table:table-cell>
          <table:table-cell table:formula="of:=IF(([.G87] -[.F88] - [.H88]) &gt; 0; ([.G87] -[.F88] - [.H8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8]+1" office:value-type="float" office:value="69">
            <text:p>69</text:p>
          </table:table-cell>
          <table:table-cell table:formula="of:=IF([.G88] &gt; 0; IF([.C89] &gt; [.$B$3]; 0; [.$B$6]); 0)" office:value-type="float" office:value="0">
            <text:p>0.000</text:p>
          </table:table-cell>
          <table:table-cell table:formula="of:=[.G88] *[.$B$5]" office:value-type="float" office:value="0">
            <text:p>0.000</text:p>
          </table:table-cell>
          <table:table-cell table:formula="of:=[.D89]-[.E89]" office:value-type="float" office:value="0">
            <text:p>0.000</text:p>
          </table:table-cell>
          <table:table-cell table:formula="of:=IF(([.G88] -[.F89] - [.H89]) &gt; 0; ([.G88] -[.F89] - [.H8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89]+1" office:value-type="float" office:value="70">
            <text:p>70</text:p>
          </table:table-cell>
          <table:table-cell table:formula="of:=IF([.G89] &gt; 0; IF([.C90] &gt; [.$B$3]; 0; [.$B$6]); 0)" office:value-type="float" office:value="0">
            <text:p>0.000</text:p>
          </table:table-cell>
          <table:table-cell table:formula="of:=[.G89] *[.$B$5]" office:value-type="float" office:value="0">
            <text:p>0.000</text:p>
          </table:table-cell>
          <table:table-cell table:formula="of:=[.D90]-[.E90]" office:value-type="float" office:value="0">
            <text:p>0.000</text:p>
          </table:table-cell>
          <table:table-cell table:formula="of:=IF(([.G89] -[.F90] - [.H90]) &gt; 0; ([.G89] -[.F90] - [.H9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0]+1" office:value-type="float" office:value="71">
            <text:p>71</text:p>
          </table:table-cell>
          <table:table-cell table:formula="of:=IF([.G90] &gt; 0; IF([.C91] &gt; [.$B$3]; 0; [.$B$6]); 0)" office:value-type="float" office:value="0">
            <text:p>0.000</text:p>
          </table:table-cell>
          <table:table-cell table:formula="of:=[.G90] *[.$B$5]" office:value-type="float" office:value="0">
            <text:p>0.000</text:p>
          </table:table-cell>
          <table:table-cell table:formula="of:=[.D91]-[.E91]" office:value-type="float" office:value="0">
            <text:p>0.000</text:p>
          </table:table-cell>
          <table:table-cell table:formula="of:=IF(([.G90] -[.F91] - [.H91]) &gt; 0; ([.G90] -[.F91] - [.H9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1]+1" office:value-type="float" office:value="72">
            <text:p>72</text:p>
          </table:table-cell>
          <table:table-cell table:formula="of:=IF([.G91] &gt; 0; IF([.C92] &gt; [.$B$3]; 0; [.$B$6]); 0)" office:value-type="float" office:value="0">
            <text:p>0.000</text:p>
          </table:table-cell>
          <table:table-cell table:formula="of:=[.G91] *[.$B$5]" office:value-type="float" office:value="0">
            <text:p>0.000</text:p>
          </table:table-cell>
          <table:table-cell table:formula="of:=[.D92]-[.E92]" office:value-type="float" office:value="0">
            <text:p>0.000</text:p>
          </table:table-cell>
          <table:table-cell table:formula="of:=IF(([.G91] -[.F92] - [.H92]) &gt; 0; ([.G91] -[.F92] - [.H9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2]+1" office:value-type="float" office:value="73">
            <text:p>73</text:p>
          </table:table-cell>
          <table:table-cell table:formula="of:=IF([.G92] &gt; 0; IF([.C93] &gt; [.$B$3]; 0; [.$B$6]); 0)" office:value-type="float" office:value="0">
            <text:p>0.000</text:p>
          </table:table-cell>
          <table:table-cell table:formula="of:=[.G92] *[.$B$5]" office:value-type="float" office:value="0">
            <text:p>0.000</text:p>
          </table:table-cell>
          <table:table-cell table:formula="of:=[.D93]-[.E93]" office:value-type="float" office:value="0">
            <text:p>0.000</text:p>
          </table:table-cell>
          <table:table-cell table:formula="of:=IF(([.G92] -[.F93] - [.H93]) &gt; 0; ([.G92] -[.F93] - [.H9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3]+1" office:value-type="float" office:value="74">
            <text:p>74</text:p>
          </table:table-cell>
          <table:table-cell table:formula="of:=IF([.G93] &gt; 0; IF([.C94] &gt; [.$B$3]; 0; [.$B$6]); 0)" office:value-type="float" office:value="0">
            <text:p>0.000</text:p>
          </table:table-cell>
          <table:table-cell table:formula="of:=[.G93] *[.$B$5]" office:value-type="float" office:value="0">
            <text:p>0.000</text:p>
          </table:table-cell>
          <table:table-cell table:formula="of:=[.D94]-[.E94]" office:value-type="float" office:value="0">
            <text:p>0.000</text:p>
          </table:table-cell>
          <table:table-cell table:formula="of:=IF(([.G93] -[.F94] - [.H94]) &gt; 0; ([.G93] -[.F94] - [.H9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4]+1" office:value-type="float" office:value="75">
            <text:p>75</text:p>
          </table:table-cell>
          <table:table-cell table:formula="of:=IF([.G94] &gt; 0; IF([.C95] &gt; [.$B$3]; 0; [.$B$6]); 0)" office:value-type="float" office:value="0">
            <text:p>0.000</text:p>
          </table:table-cell>
          <table:table-cell table:formula="of:=[.G94] *[.$B$5]" office:value-type="float" office:value="0">
            <text:p>0.000</text:p>
          </table:table-cell>
          <table:table-cell table:formula="of:=[.D95]-[.E95]" office:value-type="float" office:value="0">
            <text:p>0.000</text:p>
          </table:table-cell>
          <table:table-cell table:formula="of:=IF(([.G94] -[.F95] - [.H95]) &gt; 0; ([.G94] -[.F95] - [.H9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5]+1" office:value-type="float" office:value="76">
            <text:p>76</text:p>
          </table:table-cell>
          <table:table-cell table:formula="of:=IF([.G95] &gt; 0; IF([.C96] &gt; [.$B$3]; 0; [.$B$6]); 0)" office:value-type="float" office:value="0">
            <text:p>0.000</text:p>
          </table:table-cell>
          <table:table-cell table:formula="of:=[.G95] *[.$B$5]" office:value-type="float" office:value="0">
            <text:p>0.000</text:p>
          </table:table-cell>
          <table:table-cell table:formula="of:=[.D96]-[.E96]" office:value-type="float" office:value="0">
            <text:p>0.000</text:p>
          </table:table-cell>
          <table:table-cell table:formula="of:=IF(([.G95] -[.F96] - [.H96]) &gt; 0; ([.G95] -[.F96] - [.H9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6]+1" office:value-type="float" office:value="77">
            <text:p>77</text:p>
          </table:table-cell>
          <table:table-cell table:formula="of:=IF([.G96] &gt; 0; IF([.C97] &gt; [.$B$3]; 0; [.$B$6]); 0)" office:value-type="float" office:value="0">
            <text:p>0.000</text:p>
          </table:table-cell>
          <table:table-cell table:formula="of:=[.G96] *[.$B$5]" office:value-type="float" office:value="0">
            <text:p>0.000</text:p>
          </table:table-cell>
          <table:table-cell table:formula="of:=[.D97]-[.E97]" office:value-type="float" office:value="0">
            <text:p>0.000</text:p>
          </table:table-cell>
          <table:table-cell table:formula="of:=IF(([.G96] -[.F97] - [.H97]) &gt; 0; ([.G96] -[.F97] - [.H9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7]+1" office:value-type="float" office:value="78">
            <text:p>78</text:p>
          </table:table-cell>
          <table:table-cell table:formula="of:=IF([.G97] &gt; 0; IF([.C98] &gt; [.$B$3]; 0; [.$B$6]); 0)" office:value-type="float" office:value="0">
            <text:p>0.000</text:p>
          </table:table-cell>
          <table:table-cell table:formula="of:=[.G97] *[.$B$5]" office:value-type="float" office:value="0">
            <text:p>0.000</text:p>
          </table:table-cell>
          <table:table-cell table:formula="of:=[.D98]-[.E98]" office:value-type="float" office:value="0">
            <text:p>0.000</text:p>
          </table:table-cell>
          <table:table-cell table:formula="of:=IF(([.G97] -[.F98] - [.H98]) &gt; 0; ([.G97] -[.F98] - [.H9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8]+1" office:value-type="float" office:value="79">
            <text:p>79</text:p>
          </table:table-cell>
          <table:table-cell table:formula="of:=IF([.G98] &gt; 0; IF([.C99] &gt; [.$B$3]; 0; [.$B$6]); 0)" office:value-type="float" office:value="0">
            <text:p>0.000</text:p>
          </table:table-cell>
          <table:table-cell table:formula="of:=[.G98] *[.$B$5]" office:value-type="float" office:value="0">
            <text:p>0.000</text:p>
          </table:table-cell>
          <table:table-cell table:formula="of:=[.D99]-[.E99]" office:value-type="float" office:value="0">
            <text:p>0.000</text:p>
          </table:table-cell>
          <table:table-cell table:formula="of:=IF(([.G98] -[.F99] - [.H99]) &gt; 0; ([.G98] -[.F99] - [.H9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99]+1" office:value-type="float" office:value="80">
            <text:p>80</text:p>
          </table:table-cell>
          <table:table-cell table:formula="of:=IF([.G99] &gt; 0; IF([.C100] &gt; [.$B$3]; 0; [.$B$6]); 0)" office:value-type="float" office:value="0">
            <text:p>0.000</text:p>
          </table:table-cell>
          <table:table-cell table:formula="of:=[.G99] *[.$B$5]" office:value-type="float" office:value="0">
            <text:p>0.000</text:p>
          </table:table-cell>
          <table:table-cell table:formula="of:=[.D100]-[.E100]" office:value-type="float" office:value="0">
            <text:p>0.000</text:p>
          </table:table-cell>
          <table:table-cell table:formula="of:=IF(([.G99] -[.F100] - [.H100]) &gt; 0; ([.G99] -[.F100] - [.H10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0]+1" office:value-type="float" office:value="81">
            <text:p>81</text:p>
          </table:table-cell>
          <table:table-cell table:formula="of:=IF([.G100] &gt; 0; IF([.C101] &gt; [.$B$3]; 0; [.$B$6]); 0)" office:value-type="float" office:value="0">
            <text:p>0.000</text:p>
          </table:table-cell>
          <table:table-cell table:formula="of:=[.G100] *[.$B$5]" office:value-type="float" office:value="0">
            <text:p>0.000</text:p>
          </table:table-cell>
          <table:table-cell table:formula="of:=[.D101]-[.E101]" office:value-type="float" office:value="0">
            <text:p>0.000</text:p>
          </table:table-cell>
          <table:table-cell table:formula="of:=IF(([.G100] -[.F101] - [.H101]) &gt; 0; ([.G100] -[.F101] - [.H10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1]+1" office:value-type="float" office:value="82">
            <text:p>82</text:p>
          </table:table-cell>
          <table:table-cell table:formula="of:=IF([.G101] &gt; 0; IF([.C102] &gt; [.$B$3]; 0; [.$B$6]); 0)" office:value-type="float" office:value="0">
            <text:p>0.000</text:p>
          </table:table-cell>
          <table:table-cell table:formula="of:=[.G101] *[.$B$5]" office:value-type="float" office:value="0">
            <text:p>0.000</text:p>
          </table:table-cell>
          <table:table-cell table:formula="of:=[.D102]-[.E102]" office:value-type="float" office:value="0">
            <text:p>0.000</text:p>
          </table:table-cell>
          <table:table-cell table:formula="of:=IF(([.G101] -[.F102] - [.H102]) &gt; 0; ([.G101] -[.F102] - [.H10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2]+1" office:value-type="float" office:value="83">
            <text:p>83</text:p>
          </table:table-cell>
          <table:table-cell table:formula="of:=IF([.G102] &gt; 0; IF([.C103] &gt; [.$B$3]; 0; [.$B$6]); 0)" office:value-type="float" office:value="0">
            <text:p>0.000</text:p>
          </table:table-cell>
          <table:table-cell table:formula="of:=[.G102] *[.$B$5]" office:value-type="float" office:value="0">
            <text:p>0.000</text:p>
          </table:table-cell>
          <table:table-cell table:formula="of:=[.D103]-[.E103]" office:value-type="float" office:value="0">
            <text:p>0.000</text:p>
          </table:table-cell>
          <table:table-cell table:formula="of:=IF(([.G102] -[.F103] - [.H103]) &gt; 0; ([.G102] -[.F103] - [.H10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3]+1" office:value-type="float" office:value="84">
            <text:p>84</text:p>
          </table:table-cell>
          <table:table-cell table:formula="of:=IF([.G103] &gt; 0; IF([.C104] &gt; [.$B$3]; 0; [.$B$6]); 0)" office:value-type="float" office:value="0">
            <text:p>0.000</text:p>
          </table:table-cell>
          <table:table-cell table:formula="of:=[.G103] *[.$B$5]" office:value-type="float" office:value="0">
            <text:p>0.000</text:p>
          </table:table-cell>
          <table:table-cell table:formula="of:=[.D104]-[.E104]" office:value-type="float" office:value="0">
            <text:p>0.000</text:p>
          </table:table-cell>
          <table:table-cell table:formula="of:=IF(([.G103] -[.F104] - [.H104]) &gt; 0; ([.G103] -[.F104] - [.H10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4]+1" office:value-type="float" office:value="85">
            <text:p>85</text:p>
          </table:table-cell>
          <table:table-cell table:formula="of:=IF([.G104] &gt; 0; IF([.C105] &gt; [.$B$3]; 0; [.$B$6]); 0)" office:value-type="float" office:value="0">
            <text:p>0.000</text:p>
          </table:table-cell>
          <table:table-cell table:formula="of:=[.G104] *[.$B$5]" office:value-type="float" office:value="0">
            <text:p>0.000</text:p>
          </table:table-cell>
          <table:table-cell table:formula="of:=[.D105]-[.E105]" office:value-type="float" office:value="0">
            <text:p>0.000</text:p>
          </table:table-cell>
          <table:table-cell table:formula="of:=IF(([.G104] -[.F105] - [.H105]) &gt; 0; ([.G104] -[.F105] - [.H10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5]+1" office:value-type="float" office:value="86">
            <text:p>86</text:p>
          </table:table-cell>
          <table:table-cell table:formula="of:=IF([.G105] &gt; 0; IF([.C106] &gt; [.$B$3]; 0; [.$B$6]); 0)" office:value-type="float" office:value="0">
            <text:p>0.000</text:p>
          </table:table-cell>
          <table:table-cell table:formula="of:=[.G105] *[.$B$5]" office:value-type="float" office:value="0">
            <text:p>0.000</text:p>
          </table:table-cell>
          <table:table-cell table:formula="of:=[.D106]-[.E106]" office:value-type="float" office:value="0">
            <text:p>0.000</text:p>
          </table:table-cell>
          <table:table-cell table:formula="of:=IF(([.G105] -[.F106] - [.H106]) &gt; 0; ([.G105] -[.F106] - [.H10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6]+1" office:value-type="float" office:value="87">
            <text:p>87</text:p>
          </table:table-cell>
          <table:table-cell table:formula="of:=IF([.G106] &gt; 0; IF([.C107] &gt; [.$B$3]; 0; [.$B$6]); 0)" office:value-type="float" office:value="0">
            <text:p>0.000</text:p>
          </table:table-cell>
          <table:table-cell table:formula="of:=[.G106] *[.$B$5]" office:value-type="float" office:value="0">
            <text:p>0.000</text:p>
          </table:table-cell>
          <table:table-cell table:formula="of:=[.D107]-[.E107]" office:value-type="float" office:value="0">
            <text:p>0.000</text:p>
          </table:table-cell>
          <table:table-cell table:formula="of:=IF(([.G106] -[.F107] - [.H107]) &gt; 0; ([.G106] -[.F107] - [.H10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7]+1" office:value-type="float" office:value="88">
            <text:p>88</text:p>
          </table:table-cell>
          <table:table-cell table:formula="of:=IF([.G107] &gt; 0; IF([.C108] &gt; [.$B$3]; 0; [.$B$6]); 0)" office:value-type="float" office:value="0">
            <text:p>0.000</text:p>
          </table:table-cell>
          <table:table-cell table:formula="of:=[.G107] *[.$B$5]" office:value-type="float" office:value="0">
            <text:p>0.000</text:p>
          </table:table-cell>
          <table:table-cell table:formula="of:=[.D108]-[.E108]" office:value-type="float" office:value="0">
            <text:p>0.000</text:p>
          </table:table-cell>
          <table:table-cell table:formula="of:=IF(([.G107] -[.F108] - [.H108]) &gt; 0; ([.G107] -[.F108] - [.H10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8]+1" office:value-type="float" office:value="89">
            <text:p>89</text:p>
          </table:table-cell>
          <table:table-cell table:formula="of:=IF([.G108] &gt; 0; IF([.C109] &gt; [.$B$3]; 0; [.$B$6]); 0)" office:value-type="float" office:value="0">
            <text:p>0.000</text:p>
          </table:table-cell>
          <table:table-cell table:formula="of:=[.G108] *[.$B$5]" office:value-type="float" office:value="0">
            <text:p>0.000</text:p>
          </table:table-cell>
          <table:table-cell table:formula="of:=[.D109]-[.E109]" office:value-type="float" office:value="0">
            <text:p>0.000</text:p>
          </table:table-cell>
          <table:table-cell table:formula="of:=IF(([.G108] -[.F109] - [.H109]) &gt; 0; ([.G108] -[.F109] - [.H10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09]+1" office:value-type="float" office:value="90">
            <text:p>90</text:p>
          </table:table-cell>
          <table:table-cell table:formula="of:=IF([.G109] &gt; 0; IF([.C110] &gt; [.$B$3]; 0; [.$B$6]); 0)" office:value-type="float" office:value="0">
            <text:p>0.000</text:p>
          </table:table-cell>
          <table:table-cell table:formula="of:=[.G109] *[.$B$5]" office:value-type="float" office:value="0">
            <text:p>0.000</text:p>
          </table:table-cell>
          <table:table-cell table:formula="of:=[.D110]-[.E110]" office:value-type="float" office:value="0">
            <text:p>0.000</text:p>
          </table:table-cell>
          <table:table-cell table:formula="of:=IF(([.G109] -[.F110] - [.H110]) &gt; 0; ([.G109] -[.F110] - [.H11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0]+1" office:value-type="float" office:value="91">
            <text:p>91</text:p>
          </table:table-cell>
          <table:table-cell table:formula="of:=IF([.G110] &gt; 0; IF([.C111] &gt; [.$B$3]; 0; [.$B$6]); 0)" office:value-type="float" office:value="0">
            <text:p>0.000</text:p>
          </table:table-cell>
          <table:table-cell table:formula="of:=[.G110] *[.$B$5]" office:value-type="float" office:value="0">
            <text:p>0.000</text:p>
          </table:table-cell>
          <table:table-cell table:formula="of:=[.D111]-[.E111]" office:value-type="float" office:value="0">
            <text:p>0.000</text:p>
          </table:table-cell>
          <table:table-cell table:formula="of:=IF(([.G110] -[.F111] - [.H111]) &gt; 0; ([.G110] -[.F111] - [.H11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1]+1" office:value-type="float" office:value="92">
            <text:p>92</text:p>
          </table:table-cell>
          <table:table-cell table:formula="of:=IF([.G111] &gt; 0; IF([.C112] &gt; [.$B$3]; 0; [.$B$6]); 0)" office:value-type="float" office:value="0">
            <text:p>0.000</text:p>
          </table:table-cell>
          <table:table-cell table:formula="of:=[.G111] *[.$B$5]" office:value-type="float" office:value="0">
            <text:p>0.000</text:p>
          </table:table-cell>
          <table:table-cell table:formula="of:=[.D112]-[.E112]" office:value-type="float" office:value="0">
            <text:p>0.000</text:p>
          </table:table-cell>
          <table:table-cell table:formula="of:=IF(([.G111] -[.F112] - [.H112]) &gt; 0; ([.G111] -[.F112] - [.H11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2]+1" office:value-type="float" office:value="93">
            <text:p>93</text:p>
          </table:table-cell>
          <table:table-cell table:formula="of:=IF([.G112] &gt; 0; IF([.C113] &gt; [.$B$3]; 0; [.$B$6]); 0)" office:value-type="float" office:value="0">
            <text:p>0.000</text:p>
          </table:table-cell>
          <table:table-cell table:formula="of:=[.G112] *[.$B$5]" office:value-type="float" office:value="0">
            <text:p>0.000</text:p>
          </table:table-cell>
          <table:table-cell table:formula="of:=[.D113]-[.E113]" office:value-type="float" office:value="0">
            <text:p>0.000</text:p>
          </table:table-cell>
          <table:table-cell table:formula="of:=IF(([.G112] -[.F113] - [.H113]) &gt; 0; ([.G112] -[.F113] - [.H11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3]+1" office:value-type="float" office:value="94">
            <text:p>94</text:p>
          </table:table-cell>
          <table:table-cell table:formula="of:=IF([.G113] &gt; 0; IF([.C114] &gt; [.$B$3]; 0; [.$B$6]); 0)" office:value-type="float" office:value="0">
            <text:p>0.000</text:p>
          </table:table-cell>
          <table:table-cell table:formula="of:=[.G113] *[.$B$5]" office:value-type="float" office:value="0">
            <text:p>0.000</text:p>
          </table:table-cell>
          <table:table-cell table:formula="of:=[.D114]-[.E114]" office:value-type="float" office:value="0">
            <text:p>0.000</text:p>
          </table:table-cell>
          <table:table-cell table:formula="of:=IF(([.G113] -[.F114] - [.H114]) &gt; 0; ([.G113] -[.F114] - [.H11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4]+1" office:value-type="float" office:value="95">
            <text:p>95</text:p>
          </table:table-cell>
          <table:table-cell table:formula="of:=IF([.G114] &gt; 0; IF([.C115] &gt; [.$B$3]; 0; [.$B$6]); 0)" office:value-type="float" office:value="0">
            <text:p>0.000</text:p>
          </table:table-cell>
          <table:table-cell table:formula="of:=[.G114] *[.$B$5]" office:value-type="float" office:value="0">
            <text:p>0.000</text:p>
          </table:table-cell>
          <table:table-cell table:formula="of:=[.D115]-[.E115]" office:value-type="float" office:value="0">
            <text:p>0.000</text:p>
          </table:table-cell>
          <table:table-cell table:formula="of:=IF(([.G114] -[.F115] - [.H115]) &gt; 0; ([.G114] -[.F115] - [.H11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5]+1" office:value-type="float" office:value="96">
            <text:p>96</text:p>
          </table:table-cell>
          <table:table-cell table:formula="of:=IF([.G115] &gt; 0; IF([.C116] &gt; [.$B$3]; 0; [.$B$6]); 0)" office:value-type="float" office:value="0">
            <text:p>0.000</text:p>
          </table:table-cell>
          <table:table-cell table:formula="of:=[.G115] *[.$B$5]" office:value-type="float" office:value="0">
            <text:p>0.000</text:p>
          </table:table-cell>
          <table:table-cell table:formula="of:=[.D116]-[.E116]" office:value-type="float" office:value="0">
            <text:p>0.000</text:p>
          </table:table-cell>
          <table:table-cell table:formula="of:=IF(([.G115] -[.F116] - [.H116]) &gt; 0; ([.G115] -[.F116] - [.H11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6]+1" office:value-type="float" office:value="97">
            <text:p>97</text:p>
          </table:table-cell>
          <table:table-cell table:formula="of:=IF([.G116] &gt; 0; IF([.C117] &gt; [.$B$3]; 0; [.$B$6]); 0)" office:value-type="float" office:value="0">
            <text:p>0.000</text:p>
          </table:table-cell>
          <table:table-cell table:formula="of:=[.G116] *[.$B$5]" office:value-type="float" office:value="0">
            <text:p>0.000</text:p>
          </table:table-cell>
          <table:table-cell table:formula="of:=[.D117]-[.E117]" office:value-type="float" office:value="0">
            <text:p>0.000</text:p>
          </table:table-cell>
          <table:table-cell table:formula="of:=IF(([.G116] -[.F117] - [.H117]) &gt; 0; ([.G116] -[.F117] - [.H11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7]+1" office:value-type="float" office:value="98">
            <text:p>98</text:p>
          </table:table-cell>
          <table:table-cell table:formula="of:=IF([.G117] &gt; 0; IF([.C118] &gt; [.$B$3]; 0; [.$B$6]); 0)" office:value-type="float" office:value="0">
            <text:p>0.000</text:p>
          </table:table-cell>
          <table:table-cell table:formula="of:=[.G117] *[.$B$5]" office:value-type="float" office:value="0">
            <text:p>0.000</text:p>
          </table:table-cell>
          <table:table-cell table:formula="of:=[.D118]-[.E118]" office:value-type="float" office:value="0">
            <text:p>0.000</text:p>
          </table:table-cell>
          <table:table-cell table:formula="of:=IF(([.G117] -[.F118] - [.H118]) &gt; 0; ([.G117] -[.F118] - [.H11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8]+1" office:value-type="float" office:value="99">
            <text:p>99</text:p>
          </table:table-cell>
          <table:table-cell table:formula="of:=IF([.G118] &gt; 0; IF([.C119] &gt; [.$B$3]; 0; [.$B$6]); 0)" office:value-type="float" office:value="0">
            <text:p>0.000</text:p>
          </table:table-cell>
          <table:table-cell table:formula="of:=[.G118] *[.$B$5]" office:value-type="float" office:value="0">
            <text:p>0.000</text:p>
          </table:table-cell>
          <table:table-cell table:formula="of:=[.D119]-[.E119]" office:value-type="float" office:value="0">
            <text:p>0.000</text:p>
          </table:table-cell>
          <table:table-cell table:formula="of:=IF(([.G118] -[.F119] - [.H119]) &gt; 0; ([.G118] -[.F119] - [.H11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19]+1" office:value-type="float" office:value="100">
            <text:p>100</text:p>
          </table:table-cell>
          <table:table-cell table:formula="of:=IF([.G119] &gt; 0; IF([.C120] &gt; [.$B$3]; 0; [.$B$6]); 0)" office:value-type="float" office:value="0">
            <text:p>0.000</text:p>
          </table:table-cell>
          <table:table-cell table:formula="of:=[.G119] *[.$B$5]" office:value-type="float" office:value="0">
            <text:p>0.000</text:p>
          </table:table-cell>
          <table:table-cell table:formula="of:=[.D120]-[.E120]" office:value-type="float" office:value="0">
            <text:p>0.000</text:p>
          </table:table-cell>
          <table:table-cell table:formula="of:=IF(([.G119] -[.F120] - [.H120]) &gt; 0; ([.G119] -[.F120] - [.H12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0]+1" office:value-type="float" office:value="101">
            <text:p>101</text:p>
          </table:table-cell>
          <table:table-cell table:formula="of:=IF([.G120] &gt; 0; IF([.C121] &gt; [.$B$3]; 0; [.$B$6]); 0)" office:value-type="float" office:value="0">
            <text:p>0.000</text:p>
          </table:table-cell>
          <table:table-cell table:formula="of:=[.G120] *[.$B$5]" office:value-type="float" office:value="0">
            <text:p>0.000</text:p>
          </table:table-cell>
          <table:table-cell table:formula="of:=[.D121]-[.E121]" office:value-type="float" office:value="0">
            <text:p>0.000</text:p>
          </table:table-cell>
          <table:table-cell table:formula="of:=IF(([.G120] -[.F121] - [.H121]) &gt; 0; ([.G120] -[.F121] - [.H12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1]+1" office:value-type="float" office:value="102">
            <text:p>102</text:p>
          </table:table-cell>
          <table:table-cell table:formula="of:=IF([.G121] &gt; 0; IF([.C122] &gt; [.$B$3]; 0; [.$B$6]); 0)" office:value-type="float" office:value="0">
            <text:p>0.000</text:p>
          </table:table-cell>
          <table:table-cell table:formula="of:=[.G121] *[.$B$5]" office:value-type="float" office:value="0">
            <text:p>0.000</text:p>
          </table:table-cell>
          <table:table-cell table:formula="of:=[.D122]-[.E122]" office:value-type="float" office:value="0">
            <text:p>0.000</text:p>
          </table:table-cell>
          <table:table-cell table:formula="of:=IF(([.G121] -[.F122] - [.H122]) &gt; 0; ([.G121] -[.F122] - [.H12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2]+1" office:value-type="float" office:value="103">
            <text:p>103</text:p>
          </table:table-cell>
          <table:table-cell table:formula="of:=IF([.G122] &gt; 0; IF([.C123] &gt; [.$B$3]; 0; [.$B$6]); 0)" office:value-type="float" office:value="0">
            <text:p>0.000</text:p>
          </table:table-cell>
          <table:table-cell table:formula="of:=[.G122] *[.$B$5]" office:value-type="float" office:value="0">
            <text:p>0.000</text:p>
          </table:table-cell>
          <table:table-cell table:formula="of:=[.D123]-[.E123]" office:value-type="float" office:value="0">
            <text:p>0.000</text:p>
          </table:table-cell>
          <table:table-cell table:formula="of:=IF(([.G122] -[.F123] - [.H123]) &gt; 0; ([.G122] -[.F123] - [.H12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3]+1" office:value-type="float" office:value="104">
            <text:p>104</text:p>
          </table:table-cell>
          <table:table-cell table:formula="of:=IF([.G123] &gt; 0; IF([.C124] &gt; [.$B$3]; 0; [.$B$6]); 0)" office:value-type="float" office:value="0">
            <text:p>0.000</text:p>
          </table:table-cell>
          <table:table-cell table:formula="of:=[.G123] *[.$B$5]" office:value-type="float" office:value="0">
            <text:p>0.000</text:p>
          </table:table-cell>
          <table:table-cell table:formula="of:=[.D124]-[.E124]" office:value-type="float" office:value="0">
            <text:p>0.000</text:p>
          </table:table-cell>
          <table:table-cell table:formula="of:=IF(([.G123] -[.F124] - [.H124]) &gt; 0; ([.G123] -[.F124] - [.H12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4]+1" office:value-type="float" office:value="105">
            <text:p>105</text:p>
          </table:table-cell>
          <table:table-cell table:formula="of:=IF([.G124] &gt; 0; IF([.C125] &gt; [.$B$3]; 0; [.$B$6]); 0)" office:value-type="float" office:value="0">
            <text:p>0.000</text:p>
          </table:table-cell>
          <table:table-cell table:formula="of:=[.G124] *[.$B$5]" office:value-type="float" office:value="0">
            <text:p>0.000</text:p>
          </table:table-cell>
          <table:table-cell table:formula="of:=[.D125]-[.E125]" office:value-type="float" office:value="0">
            <text:p>0.000</text:p>
          </table:table-cell>
          <table:table-cell table:formula="of:=IF(([.G124] -[.F125] - [.H125]) &gt; 0; ([.G124] -[.F125] - [.H12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5]+1" office:value-type="float" office:value="106">
            <text:p>106</text:p>
          </table:table-cell>
          <table:table-cell table:formula="of:=IF([.G125] &gt; 0; IF([.C126] &gt; [.$B$3]; 0; [.$B$6]); 0)" office:value-type="float" office:value="0">
            <text:p>0.000</text:p>
          </table:table-cell>
          <table:table-cell table:formula="of:=[.G125] *[.$B$5]" office:value-type="float" office:value="0">
            <text:p>0.000</text:p>
          </table:table-cell>
          <table:table-cell table:formula="of:=[.D126]-[.E126]" office:value-type="float" office:value="0">
            <text:p>0.000</text:p>
          </table:table-cell>
          <table:table-cell table:formula="of:=IF(([.G125] -[.F126] - [.H126]) &gt; 0; ([.G125] -[.F126] - [.H12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6]+1" office:value-type="float" office:value="107">
            <text:p>107</text:p>
          </table:table-cell>
          <table:table-cell table:formula="of:=IF([.G126] &gt; 0; IF([.C127] &gt; [.$B$3]; 0; [.$B$6]); 0)" office:value-type="float" office:value="0">
            <text:p>0.000</text:p>
          </table:table-cell>
          <table:table-cell table:formula="of:=[.G126] *[.$B$5]" office:value-type="float" office:value="0">
            <text:p>0.000</text:p>
          </table:table-cell>
          <table:table-cell table:formula="of:=[.D127]-[.E127]" office:value-type="float" office:value="0">
            <text:p>0.000</text:p>
          </table:table-cell>
          <table:table-cell table:formula="of:=IF(([.G126] -[.F127] - [.H127]) &gt; 0; ([.G126] -[.F127] - [.H12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7]+1" office:value-type="float" office:value="108">
            <text:p>108</text:p>
          </table:table-cell>
          <table:table-cell table:formula="of:=IF([.G127] &gt; 0; IF([.C128] &gt; [.$B$3]; 0; [.$B$6]); 0)" office:value-type="float" office:value="0">
            <text:p>0.000</text:p>
          </table:table-cell>
          <table:table-cell table:formula="of:=[.G127] *[.$B$5]" office:value-type="float" office:value="0">
            <text:p>0.000</text:p>
          </table:table-cell>
          <table:table-cell table:formula="of:=[.D128]-[.E128]" office:value-type="float" office:value="0">
            <text:p>0.000</text:p>
          </table:table-cell>
          <table:table-cell table:formula="of:=IF(([.G127] -[.F128] - [.H128]) &gt; 0; ([.G127] -[.F128] - [.H12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8]+1" office:value-type="float" office:value="109">
            <text:p>109</text:p>
          </table:table-cell>
          <table:table-cell table:formula="of:=IF([.G128] &gt; 0; IF([.C129] &gt; [.$B$3]; 0; [.$B$6]); 0)" office:value-type="float" office:value="0">
            <text:p>0.000</text:p>
          </table:table-cell>
          <table:table-cell table:formula="of:=[.G128] *[.$B$5]" office:value-type="float" office:value="0">
            <text:p>0.000</text:p>
          </table:table-cell>
          <table:table-cell table:formula="of:=[.D129]-[.E129]" office:value-type="float" office:value="0">
            <text:p>0.000</text:p>
          </table:table-cell>
          <table:table-cell table:formula="of:=IF(([.G128] -[.F129] - [.H129]) &gt; 0; ([.G128] -[.F129] - [.H12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29]+1" office:value-type="float" office:value="110">
            <text:p>110</text:p>
          </table:table-cell>
          <table:table-cell table:formula="of:=IF([.G129] &gt; 0; IF([.C130] &gt; [.$B$3]; 0; [.$B$6]); 0)" office:value-type="float" office:value="0">
            <text:p>0.000</text:p>
          </table:table-cell>
          <table:table-cell table:formula="of:=[.G129] *[.$B$5]" office:value-type="float" office:value="0">
            <text:p>0.000</text:p>
          </table:table-cell>
          <table:table-cell table:formula="of:=[.D130]-[.E130]" office:value-type="float" office:value="0">
            <text:p>0.000</text:p>
          </table:table-cell>
          <table:table-cell table:formula="of:=IF(([.G129] -[.F130] - [.H130]) &gt; 0; ([.G129] -[.F130] - [.H13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0]+1" office:value-type="float" office:value="111">
            <text:p>111</text:p>
          </table:table-cell>
          <table:table-cell table:formula="of:=IF([.G130] &gt; 0; IF([.C131] &gt; [.$B$3]; 0; [.$B$6]); 0)" office:value-type="float" office:value="0">
            <text:p>0.000</text:p>
          </table:table-cell>
          <table:table-cell table:formula="of:=[.G130] *[.$B$5]" office:value-type="float" office:value="0">
            <text:p>0.000</text:p>
          </table:table-cell>
          <table:table-cell table:formula="of:=[.D131]-[.E131]" office:value-type="float" office:value="0">
            <text:p>0.000</text:p>
          </table:table-cell>
          <table:table-cell table:formula="of:=IF(([.G130] -[.F131] - [.H131]) &gt; 0; ([.G130] -[.F131] - [.H13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1]+1" office:value-type="float" office:value="112">
            <text:p>112</text:p>
          </table:table-cell>
          <table:table-cell table:formula="of:=IF([.G131] &gt; 0; IF([.C132] &gt; [.$B$3]; 0; [.$B$6]); 0)" office:value-type="float" office:value="0">
            <text:p>0.000</text:p>
          </table:table-cell>
          <table:table-cell table:formula="of:=[.G131] *[.$B$5]" office:value-type="float" office:value="0">
            <text:p>0.000</text:p>
          </table:table-cell>
          <table:table-cell table:formula="of:=[.D132]-[.E132]" office:value-type="float" office:value="0">
            <text:p>0.000</text:p>
          </table:table-cell>
          <table:table-cell table:formula="of:=IF(([.G131] -[.F132] - [.H132]) &gt; 0; ([.G131] -[.F132] - [.H13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2]+1" office:value-type="float" office:value="113">
            <text:p>113</text:p>
          </table:table-cell>
          <table:table-cell table:formula="of:=IF([.G132] &gt; 0; IF([.C133] &gt; [.$B$3]; 0; [.$B$6]); 0)" office:value-type="float" office:value="0">
            <text:p>0.000</text:p>
          </table:table-cell>
          <table:table-cell table:formula="of:=[.G132] *[.$B$5]" office:value-type="float" office:value="0">
            <text:p>0.000</text:p>
          </table:table-cell>
          <table:table-cell table:formula="of:=[.D133]-[.E133]" office:value-type="float" office:value="0">
            <text:p>0.000</text:p>
          </table:table-cell>
          <table:table-cell table:formula="of:=IF(([.G132] -[.F133] - [.H133]) &gt; 0; ([.G132] -[.F133] - [.H13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3]+1" office:value-type="float" office:value="114">
            <text:p>114</text:p>
          </table:table-cell>
          <table:table-cell table:formula="of:=IF([.G133] &gt; 0; IF([.C134] &gt; [.$B$3]; 0; [.$B$6]); 0)" office:value-type="float" office:value="0">
            <text:p>0.000</text:p>
          </table:table-cell>
          <table:table-cell table:formula="of:=[.G133] *[.$B$5]" office:value-type="float" office:value="0">
            <text:p>0.000</text:p>
          </table:table-cell>
          <table:table-cell table:formula="of:=[.D134]-[.E134]" office:value-type="float" office:value="0">
            <text:p>0.000</text:p>
          </table:table-cell>
          <table:table-cell table:formula="of:=IF(([.G133] -[.F134] - [.H134]) &gt; 0; ([.G133] -[.F134] - [.H13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4]+1" office:value-type="float" office:value="115">
            <text:p>115</text:p>
          </table:table-cell>
          <table:table-cell table:formula="of:=IF([.G134] &gt; 0; IF([.C135] &gt; [.$B$3]; 0; [.$B$6]); 0)" office:value-type="float" office:value="0">
            <text:p>0.000</text:p>
          </table:table-cell>
          <table:table-cell table:formula="of:=[.G134] *[.$B$5]" office:value-type="float" office:value="0">
            <text:p>0.000</text:p>
          </table:table-cell>
          <table:table-cell table:formula="of:=[.D135]-[.E135]" office:value-type="float" office:value="0">
            <text:p>0.000</text:p>
          </table:table-cell>
          <table:table-cell table:formula="of:=IF(([.G134] -[.F135] - [.H135]) &gt; 0; ([.G134] -[.F135] - [.H13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5]+1" office:value-type="float" office:value="116">
            <text:p>116</text:p>
          </table:table-cell>
          <table:table-cell table:formula="of:=IF([.G135] &gt; 0; IF([.C136] &gt; [.$B$3]; 0; [.$B$6]); 0)" office:value-type="float" office:value="0">
            <text:p>0.000</text:p>
          </table:table-cell>
          <table:table-cell table:formula="of:=[.G135] *[.$B$5]" office:value-type="float" office:value="0">
            <text:p>0.000</text:p>
          </table:table-cell>
          <table:table-cell table:formula="of:=[.D136]-[.E136]" office:value-type="float" office:value="0">
            <text:p>0.000</text:p>
          </table:table-cell>
          <table:table-cell table:formula="of:=IF(([.G135] -[.F136] - [.H136]) &gt; 0; ([.G135] -[.F136] - [.H13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6]+1" office:value-type="float" office:value="117">
            <text:p>117</text:p>
          </table:table-cell>
          <table:table-cell table:formula="of:=IF([.G136] &gt; 0; IF([.C137] &gt; [.$B$3]; 0; [.$B$6]); 0)" office:value-type="float" office:value="0">
            <text:p>0.000</text:p>
          </table:table-cell>
          <table:table-cell table:formula="of:=[.G136] *[.$B$5]" office:value-type="float" office:value="0">
            <text:p>0.000</text:p>
          </table:table-cell>
          <table:table-cell table:formula="of:=[.D137]-[.E137]" office:value-type="float" office:value="0">
            <text:p>0.000</text:p>
          </table:table-cell>
          <table:table-cell table:formula="of:=IF(([.G136] -[.F137] - [.H137]) &gt; 0; ([.G136] -[.F137] - [.H13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7]+1" office:value-type="float" office:value="118">
            <text:p>118</text:p>
          </table:table-cell>
          <table:table-cell table:formula="of:=IF([.G137] &gt; 0; IF([.C138] &gt; [.$B$3]; 0; [.$B$6]); 0)" office:value-type="float" office:value="0">
            <text:p>0.000</text:p>
          </table:table-cell>
          <table:table-cell table:formula="of:=[.G137] *[.$B$5]" office:value-type="float" office:value="0">
            <text:p>0.000</text:p>
          </table:table-cell>
          <table:table-cell table:formula="of:=[.D138]-[.E138]" office:value-type="float" office:value="0">
            <text:p>0.000</text:p>
          </table:table-cell>
          <table:table-cell table:formula="of:=IF(([.G137] -[.F138] - [.H138]) &gt; 0; ([.G137] -[.F138] - [.H13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8]+1" office:value-type="float" office:value="119">
            <text:p>119</text:p>
          </table:table-cell>
          <table:table-cell table:formula="of:=IF([.G138] &gt; 0; IF([.C139] &gt; [.$B$3]; 0; [.$B$6]); 0)" office:value-type="float" office:value="0">
            <text:p>0.000</text:p>
          </table:table-cell>
          <table:table-cell table:formula="of:=[.G138] *[.$B$5]" office:value-type="float" office:value="0">
            <text:p>0.000</text:p>
          </table:table-cell>
          <table:table-cell table:formula="of:=[.D139]-[.E139]" office:value-type="float" office:value="0">
            <text:p>0.000</text:p>
          </table:table-cell>
          <table:table-cell table:formula="of:=IF(([.G138] -[.F139] - [.H139]) &gt; 0; ([.G138] -[.F139] - [.H13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39]+1" office:value-type="float" office:value="120">
            <text:p>120</text:p>
          </table:table-cell>
          <table:table-cell table:formula="of:=IF([.G139] &gt; 0; IF([.C140] &gt; [.$B$3]; 0; [.$B$6]); 0)" office:value-type="float" office:value="0">
            <text:p>0.000</text:p>
          </table:table-cell>
          <table:table-cell table:formula="of:=[.G139] *[.$B$5]" office:value-type="float" office:value="0">
            <text:p>0.000</text:p>
          </table:table-cell>
          <table:table-cell table:formula="of:=[.D140]-[.E140]" office:value-type="float" office:value="0">
            <text:p>0.000</text:p>
          </table:table-cell>
          <table:table-cell table:formula="of:=IF(([.G139] -[.F140] - [.H140]) &gt; 0; ([.G139] -[.F140] - [.H14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0]+1" office:value-type="float" office:value="121">
            <text:p>121</text:p>
          </table:table-cell>
          <table:table-cell table:formula="of:=IF([.G140] &gt; 0; IF([.C141] &gt; [.$B$3]; 0; [.$B$6]); 0)" office:value-type="float" office:value="0">
            <text:p>0.000</text:p>
          </table:table-cell>
          <table:table-cell table:formula="of:=[.G140] *[.$B$5]" office:value-type="float" office:value="0">
            <text:p>0.000</text:p>
          </table:table-cell>
          <table:table-cell table:formula="of:=[.D141]-[.E141]" office:value-type="float" office:value="0">
            <text:p>0.000</text:p>
          </table:table-cell>
          <table:table-cell table:formula="of:=IF(([.G140] -[.F141] - [.H141]) &gt; 0; ([.G140] -[.F141] - [.H14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1]+1" office:value-type="float" office:value="122">
            <text:p>122</text:p>
          </table:table-cell>
          <table:table-cell table:formula="of:=IF([.G141] &gt; 0; IF([.C142] &gt; [.$B$3]; 0; [.$B$6]); 0)" office:value-type="float" office:value="0">
            <text:p>0.000</text:p>
          </table:table-cell>
          <table:table-cell table:formula="of:=[.G141] *[.$B$5]" office:value-type="float" office:value="0">
            <text:p>0.000</text:p>
          </table:table-cell>
          <table:table-cell table:formula="of:=[.D142]-[.E142]" office:value-type="float" office:value="0">
            <text:p>0.000</text:p>
          </table:table-cell>
          <table:table-cell table:formula="of:=IF(([.G141] -[.F142] - [.H142]) &gt; 0; ([.G141] -[.F142] - [.H14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2]+1" office:value-type="float" office:value="123">
            <text:p>123</text:p>
          </table:table-cell>
          <table:table-cell table:formula="of:=IF([.G142] &gt; 0; IF([.C143] &gt; [.$B$3]; 0; [.$B$6]); 0)" office:value-type="float" office:value="0">
            <text:p>0.000</text:p>
          </table:table-cell>
          <table:table-cell table:formula="of:=[.G142] *[.$B$5]" office:value-type="float" office:value="0">
            <text:p>0.000</text:p>
          </table:table-cell>
          <table:table-cell table:formula="of:=[.D143]-[.E143]" office:value-type="float" office:value="0">
            <text:p>0.000</text:p>
          </table:table-cell>
          <table:table-cell table:formula="of:=IF(([.G142] -[.F143] - [.H143]) &gt; 0; ([.G142] -[.F143] - [.H14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3]+1" office:value-type="float" office:value="124">
            <text:p>124</text:p>
          </table:table-cell>
          <table:table-cell table:formula="of:=IF([.G143] &gt; 0; IF([.C144] &gt; [.$B$3]; 0; [.$B$6]); 0)" office:value-type="float" office:value="0">
            <text:p>0.000</text:p>
          </table:table-cell>
          <table:table-cell table:formula="of:=[.G143] *[.$B$5]" office:value-type="float" office:value="0">
            <text:p>0.000</text:p>
          </table:table-cell>
          <table:table-cell table:formula="of:=[.D144]-[.E144]" office:value-type="float" office:value="0">
            <text:p>0.000</text:p>
          </table:table-cell>
          <table:table-cell table:formula="of:=IF(([.G143] -[.F144] - [.H144]) &gt; 0; ([.G143] -[.F144] - [.H14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4]+1" office:value-type="float" office:value="125">
            <text:p>125</text:p>
          </table:table-cell>
          <table:table-cell table:formula="of:=IF([.G144] &gt; 0; IF([.C145] &gt; [.$B$3]; 0; [.$B$6]); 0)" office:value-type="float" office:value="0">
            <text:p>0.000</text:p>
          </table:table-cell>
          <table:table-cell table:formula="of:=[.G144] *[.$B$5]" office:value-type="float" office:value="0">
            <text:p>0.000</text:p>
          </table:table-cell>
          <table:table-cell table:formula="of:=[.D145]-[.E145]" office:value-type="float" office:value="0">
            <text:p>0.000</text:p>
          </table:table-cell>
          <table:table-cell table:formula="of:=IF(([.G144] -[.F145] - [.H145]) &gt; 0; ([.G144] -[.F145] - [.H14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5]+1" office:value-type="float" office:value="126">
            <text:p>126</text:p>
          </table:table-cell>
          <table:table-cell table:formula="of:=IF([.G145] &gt; 0; IF([.C146] &gt; [.$B$3]; 0; [.$B$6]); 0)" office:value-type="float" office:value="0">
            <text:p>0.000</text:p>
          </table:table-cell>
          <table:table-cell table:formula="of:=[.G145] *[.$B$5]" office:value-type="float" office:value="0">
            <text:p>0.000</text:p>
          </table:table-cell>
          <table:table-cell table:formula="of:=[.D146]-[.E146]" office:value-type="float" office:value="0">
            <text:p>0.000</text:p>
          </table:table-cell>
          <table:table-cell table:formula="of:=IF(([.G145] -[.F146] - [.H146]) &gt; 0; ([.G145] -[.F146] - [.H14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6]+1" office:value-type="float" office:value="127">
            <text:p>127</text:p>
          </table:table-cell>
          <table:table-cell table:formula="of:=IF([.G146] &gt; 0; IF([.C147] &gt; [.$B$3]; 0; [.$B$6]); 0)" office:value-type="float" office:value="0">
            <text:p>0.000</text:p>
          </table:table-cell>
          <table:table-cell table:formula="of:=[.G146] *[.$B$5]" office:value-type="float" office:value="0">
            <text:p>0.000</text:p>
          </table:table-cell>
          <table:table-cell table:formula="of:=[.D147]-[.E147]" office:value-type="float" office:value="0">
            <text:p>0.000</text:p>
          </table:table-cell>
          <table:table-cell table:formula="of:=IF(([.G146] -[.F147] - [.H147]) &gt; 0; ([.G146] -[.F147] - [.H14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7]+1" office:value-type="float" office:value="128">
            <text:p>128</text:p>
          </table:table-cell>
          <table:table-cell table:formula="of:=IF([.G147] &gt; 0; IF([.C148] &gt; [.$B$3]; 0; [.$B$6]); 0)" office:value-type="float" office:value="0">
            <text:p>0.000</text:p>
          </table:table-cell>
          <table:table-cell table:formula="of:=[.G147] *[.$B$5]" office:value-type="float" office:value="0">
            <text:p>0.000</text:p>
          </table:table-cell>
          <table:table-cell table:formula="of:=[.D148]-[.E148]" office:value-type="float" office:value="0">
            <text:p>0.000</text:p>
          </table:table-cell>
          <table:table-cell table:formula="of:=IF(([.G147] -[.F148] - [.H148]) &gt; 0; ([.G147] -[.F148] - [.H14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8]+1" office:value-type="float" office:value="129">
            <text:p>129</text:p>
          </table:table-cell>
          <table:table-cell table:formula="of:=IF([.G148] &gt; 0; IF([.C149] &gt; [.$B$3]; 0; [.$B$6]); 0)" office:value-type="float" office:value="0">
            <text:p>0.000</text:p>
          </table:table-cell>
          <table:table-cell table:formula="of:=[.G148] *[.$B$5]" office:value-type="float" office:value="0">
            <text:p>0.000</text:p>
          </table:table-cell>
          <table:table-cell table:formula="of:=[.D149]-[.E149]" office:value-type="float" office:value="0">
            <text:p>0.000</text:p>
          </table:table-cell>
          <table:table-cell table:formula="of:=IF(([.G148] -[.F149] - [.H149]) &gt; 0; ([.G148] -[.F149] - [.H14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49]+1" office:value-type="float" office:value="130">
            <text:p>130</text:p>
          </table:table-cell>
          <table:table-cell table:formula="of:=IF([.G149] &gt; 0; IF([.C150] &gt; [.$B$3]; 0; [.$B$6]); 0)" office:value-type="float" office:value="0">
            <text:p>0.000</text:p>
          </table:table-cell>
          <table:table-cell table:formula="of:=[.G149] *[.$B$5]" office:value-type="float" office:value="0">
            <text:p>0.000</text:p>
          </table:table-cell>
          <table:table-cell table:formula="of:=[.D150]-[.E150]" office:value-type="float" office:value="0">
            <text:p>0.000</text:p>
          </table:table-cell>
          <table:table-cell table:formula="of:=IF(([.G149] -[.F150] - [.H150]) &gt; 0; ([.G149] -[.F150] - [.H15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0]+1" office:value-type="float" office:value="131">
            <text:p>131</text:p>
          </table:table-cell>
          <table:table-cell table:formula="of:=IF([.G150] &gt; 0; IF([.C151] &gt; [.$B$3]; 0; [.$B$6]); 0)" office:value-type="float" office:value="0">
            <text:p>0.000</text:p>
          </table:table-cell>
          <table:table-cell table:formula="of:=[.G150] *[.$B$5]" office:value-type="float" office:value="0">
            <text:p>0.000</text:p>
          </table:table-cell>
          <table:table-cell table:formula="of:=[.D151]-[.E151]" office:value-type="float" office:value="0">
            <text:p>0.000</text:p>
          </table:table-cell>
          <table:table-cell table:formula="of:=IF(([.G150] -[.F151] - [.H151]) &gt; 0; ([.G150] -[.F151] - [.H15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1]+1" office:value-type="float" office:value="132">
            <text:p>132</text:p>
          </table:table-cell>
          <table:table-cell table:formula="of:=IF([.G151] &gt; 0; IF([.C152] &gt; [.$B$3]; 0; [.$B$6]); 0)" office:value-type="float" office:value="0">
            <text:p>0.000</text:p>
          </table:table-cell>
          <table:table-cell table:formula="of:=[.G151] *[.$B$5]" office:value-type="float" office:value="0">
            <text:p>0.000</text:p>
          </table:table-cell>
          <table:table-cell table:formula="of:=[.D152]-[.E152]" office:value-type="float" office:value="0">
            <text:p>0.000</text:p>
          </table:table-cell>
          <table:table-cell table:formula="of:=IF(([.G151] -[.F152] - [.H152]) &gt; 0; ([.G151] -[.F152] - [.H15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2]+1" office:value-type="float" office:value="133">
            <text:p>133</text:p>
          </table:table-cell>
          <table:table-cell table:formula="of:=IF([.G152] &gt; 0; IF([.C153] &gt; [.$B$3]; 0; [.$B$6]); 0)" office:value-type="float" office:value="0">
            <text:p>0.000</text:p>
          </table:table-cell>
          <table:table-cell table:formula="of:=[.G152] *[.$B$5]" office:value-type="float" office:value="0">
            <text:p>0.000</text:p>
          </table:table-cell>
          <table:table-cell table:formula="of:=[.D153]-[.E153]" office:value-type="float" office:value="0">
            <text:p>0.000</text:p>
          </table:table-cell>
          <table:table-cell table:formula="of:=IF(([.G152] -[.F153] - [.H153]) &gt; 0; ([.G152] -[.F153] - [.H15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3]+1" office:value-type="float" office:value="134">
            <text:p>134</text:p>
          </table:table-cell>
          <table:table-cell table:formula="of:=IF([.G153] &gt; 0; IF([.C154] &gt; [.$B$3]; 0; [.$B$6]); 0)" office:value-type="float" office:value="0">
            <text:p>0.000</text:p>
          </table:table-cell>
          <table:table-cell table:formula="of:=[.G153] *[.$B$5]" office:value-type="float" office:value="0">
            <text:p>0.000</text:p>
          </table:table-cell>
          <table:table-cell table:formula="of:=[.D154]-[.E154]" office:value-type="float" office:value="0">
            <text:p>0.000</text:p>
          </table:table-cell>
          <table:table-cell table:formula="of:=IF(([.G153] -[.F154] - [.H154]) &gt; 0; ([.G153] -[.F154] - [.H15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4]+1" office:value-type="float" office:value="135">
            <text:p>135</text:p>
          </table:table-cell>
          <table:table-cell table:formula="of:=IF([.G154] &gt; 0; IF([.C155] &gt; [.$B$3]; 0; [.$B$6]); 0)" office:value-type="float" office:value="0">
            <text:p>0.000</text:p>
          </table:table-cell>
          <table:table-cell table:formula="of:=[.G154] *[.$B$5]" office:value-type="float" office:value="0">
            <text:p>0.000</text:p>
          </table:table-cell>
          <table:table-cell table:formula="of:=[.D155]-[.E155]" office:value-type="float" office:value="0">
            <text:p>0.000</text:p>
          </table:table-cell>
          <table:table-cell table:formula="of:=IF(([.G154] -[.F155] - [.H155]) &gt; 0; ([.G154] -[.F155] - [.H15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5]+1" office:value-type="float" office:value="136">
            <text:p>136</text:p>
          </table:table-cell>
          <table:table-cell table:formula="of:=IF([.G155] &gt; 0; IF([.C156] &gt; [.$B$3]; 0; [.$B$6]); 0)" office:value-type="float" office:value="0">
            <text:p>0.000</text:p>
          </table:table-cell>
          <table:table-cell table:formula="of:=[.G155] *[.$B$5]" office:value-type="float" office:value="0">
            <text:p>0.000</text:p>
          </table:table-cell>
          <table:table-cell table:formula="of:=[.D156]-[.E156]" office:value-type="float" office:value="0">
            <text:p>0.000</text:p>
          </table:table-cell>
          <table:table-cell table:formula="of:=IF(([.G155] -[.F156] - [.H156]) &gt; 0; ([.G155] -[.F156] - [.H15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6]+1" office:value-type="float" office:value="137">
            <text:p>137</text:p>
          </table:table-cell>
          <table:table-cell table:formula="of:=IF([.G156] &gt; 0; IF([.C157] &gt; [.$B$3]; 0; [.$B$6]); 0)" office:value-type="float" office:value="0">
            <text:p>0.000</text:p>
          </table:table-cell>
          <table:table-cell table:formula="of:=[.G156] *[.$B$5]" office:value-type="float" office:value="0">
            <text:p>0.000</text:p>
          </table:table-cell>
          <table:table-cell table:formula="of:=[.D157]-[.E157]" office:value-type="float" office:value="0">
            <text:p>0.000</text:p>
          </table:table-cell>
          <table:table-cell table:formula="of:=IF(([.G156] -[.F157] - [.H157]) &gt; 0; ([.G156] -[.F157] - [.H15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7]+1" office:value-type="float" office:value="138">
            <text:p>138</text:p>
          </table:table-cell>
          <table:table-cell table:formula="of:=IF([.G157] &gt; 0; IF([.C158] &gt; [.$B$3]; 0; [.$B$6]); 0)" office:value-type="float" office:value="0">
            <text:p>0.000</text:p>
          </table:table-cell>
          <table:table-cell table:formula="of:=[.G157] *[.$B$5]" office:value-type="float" office:value="0">
            <text:p>0.000</text:p>
          </table:table-cell>
          <table:table-cell table:formula="of:=[.D158]-[.E158]" office:value-type="float" office:value="0">
            <text:p>0.000</text:p>
          </table:table-cell>
          <table:table-cell table:formula="of:=IF(([.G157] -[.F158] - [.H158]) &gt; 0; ([.G157] -[.F158] - [.H15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8]+1" office:value-type="float" office:value="139">
            <text:p>139</text:p>
          </table:table-cell>
          <table:table-cell table:formula="of:=IF([.G158] &gt; 0; IF([.C159] &gt; [.$B$3]; 0; [.$B$6]); 0)" office:value-type="float" office:value="0">
            <text:p>0.000</text:p>
          </table:table-cell>
          <table:table-cell table:formula="of:=[.G158] *[.$B$5]" office:value-type="float" office:value="0">
            <text:p>0.000</text:p>
          </table:table-cell>
          <table:table-cell table:formula="of:=[.D159]-[.E159]" office:value-type="float" office:value="0">
            <text:p>0.000</text:p>
          </table:table-cell>
          <table:table-cell table:formula="of:=IF(([.G158] -[.F159] - [.H159]) &gt; 0; ([.G158] -[.F159] - [.H15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59]+1" office:value-type="float" office:value="140">
            <text:p>140</text:p>
          </table:table-cell>
          <table:table-cell table:formula="of:=IF([.G159] &gt; 0; IF([.C160] &gt; [.$B$3]; 0; [.$B$6]); 0)" office:value-type="float" office:value="0">
            <text:p>0.000</text:p>
          </table:table-cell>
          <table:table-cell table:formula="of:=[.G159] *[.$B$5]" office:value-type="float" office:value="0">
            <text:p>0.000</text:p>
          </table:table-cell>
          <table:table-cell table:formula="of:=[.D160]-[.E160]" office:value-type="float" office:value="0">
            <text:p>0.000</text:p>
          </table:table-cell>
          <table:table-cell table:formula="of:=IF(([.G159] -[.F160] - [.H160]) &gt; 0; ([.G159] -[.F160] - [.H16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0]+1" office:value-type="float" office:value="141">
            <text:p>141</text:p>
          </table:table-cell>
          <table:table-cell table:formula="of:=IF([.G160] &gt; 0; IF([.C161] &gt; [.$B$3]; 0; [.$B$6]); 0)" office:value-type="float" office:value="0">
            <text:p>0.000</text:p>
          </table:table-cell>
          <table:table-cell table:formula="of:=[.G160] *[.$B$5]" office:value-type="float" office:value="0">
            <text:p>0.000</text:p>
          </table:table-cell>
          <table:table-cell table:formula="of:=[.D161]-[.E161]" office:value-type="float" office:value="0">
            <text:p>0.000</text:p>
          </table:table-cell>
          <table:table-cell table:formula="of:=IF(([.G160] -[.F161] - [.H161]) &gt; 0; ([.G160] -[.F161] - [.H16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1]+1" office:value-type="float" office:value="142">
            <text:p>142</text:p>
          </table:table-cell>
          <table:table-cell table:formula="of:=IF([.G161] &gt; 0; IF([.C162] &gt; [.$B$3]; 0; [.$B$6]); 0)" office:value-type="float" office:value="0">
            <text:p>0.000</text:p>
          </table:table-cell>
          <table:table-cell table:formula="of:=[.G161] *[.$B$5]" office:value-type="float" office:value="0">
            <text:p>0.000</text:p>
          </table:table-cell>
          <table:table-cell table:formula="of:=[.D162]-[.E162]" office:value-type="float" office:value="0">
            <text:p>0.000</text:p>
          </table:table-cell>
          <table:table-cell table:formula="of:=IF(([.G161] -[.F162] - [.H162]) &gt; 0; ([.G161] -[.F162] - [.H16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2]+1" office:value-type="float" office:value="143">
            <text:p>143</text:p>
          </table:table-cell>
          <table:table-cell table:formula="of:=IF([.G162] &gt; 0; IF([.C163] &gt; [.$B$3]; 0; [.$B$6]); 0)" office:value-type="float" office:value="0">
            <text:p>0.000</text:p>
          </table:table-cell>
          <table:table-cell table:formula="of:=[.G162] *[.$B$5]" office:value-type="float" office:value="0">
            <text:p>0.000</text:p>
          </table:table-cell>
          <table:table-cell table:formula="of:=[.D163]-[.E163]" office:value-type="float" office:value="0">
            <text:p>0.000</text:p>
          </table:table-cell>
          <table:table-cell table:formula="of:=IF(([.G162] -[.F163] - [.H163]) &gt; 0; ([.G162] -[.F163] - [.H16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3]+1" office:value-type="float" office:value="144">
            <text:p>144</text:p>
          </table:table-cell>
          <table:table-cell table:formula="of:=IF([.G163] &gt; 0; IF([.C164] &gt; [.$B$3]; 0; [.$B$6]); 0)" office:value-type="float" office:value="0">
            <text:p>0.000</text:p>
          </table:table-cell>
          <table:table-cell table:formula="of:=[.G163] *[.$B$5]" office:value-type="float" office:value="0">
            <text:p>0.000</text:p>
          </table:table-cell>
          <table:table-cell table:formula="of:=[.D164]-[.E164]" office:value-type="float" office:value="0">
            <text:p>0.000</text:p>
          </table:table-cell>
          <table:table-cell table:formula="of:=IF(([.G163] -[.F164] - [.H164]) &gt; 0; ([.G163] -[.F164] - [.H16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4]+1" office:value-type="float" office:value="145">
            <text:p>145</text:p>
          </table:table-cell>
          <table:table-cell table:formula="of:=IF([.G164] &gt; 0; IF([.C165] &gt; [.$B$3]; 0; [.$B$6]); 0)" office:value-type="float" office:value="0">
            <text:p>0.000</text:p>
          </table:table-cell>
          <table:table-cell table:formula="of:=[.G164] *[.$B$5]" office:value-type="float" office:value="0">
            <text:p>0.000</text:p>
          </table:table-cell>
          <table:table-cell table:formula="of:=[.D165]-[.E165]" office:value-type="float" office:value="0">
            <text:p>0.000</text:p>
          </table:table-cell>
          <table:table-cell table:formula="of:=IF(([.G164] -[.F165] - [.H165]) &gt; 0; ([.G164] -[.F165] - [.H16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5]+1" office:value-type="float" office:value="146">
            <text:p>146</text:p>
          </table:table-cell>
          <table:table-cell table:formula="of:=IF([.G165] &gt; 0; IF([.C166] &gt; [.$B$3]; 0; [.$B$6]); 0)" office:value-type="float" office:value="0">
            <text:p>0.000</text:p>
          </table:table-cell>
          <table:table-cell table:formula="of:=[.G165] *[.$B$5]" office:value-type="float" office:value="0">
            <text:p>0.000</text:p>
          </table:table-cell>
          <table:table-cell table:formula="of:=[.D166]-[.E166]" office:value-type="float" office:value="0">
            <text:p>0.000</text:p>
          </table:table-cell>
          <table:table-cell table:formula="of:=IF(([.G165] -[.F166] - [.H166]) &gt; 0; ([.G165] -[.F166] - [.H16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6]+1" office:value-type="float" office:value="147">
            <text:p>147</text:p>
          </table:table-cell>
          <table:table-cell table:formula="of:=IF([.G166] &gt; 0; IF([.C167] &gt; [.$B$3]; 0; [.$B$6]); 0)" office:value-type="float" office:value="0">
            <text:p>0.000</text:p>
          </table:table-cell>
          <table:table-cell table:formula="of:=[.G166] *[.$B$5]" office:value-type="float" office:value="0">
            <text:p>0.000</text:p>
          </table:table-cell>
          <table:table-cell table:formula="of:=[.D167]-[.E167]" office:value-type="float" office:value="0">
            <text:p>0.000</text:p>
          </table:table-cell>
          <table:table-cell table:formula="of:=IF(([.G166] -[.F167] - [.H167]) &gt; 0; ([.G166] -[.F167] - [.H16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7]+1" office:value-type="float" office:value="148">
            <text:p>148</text:p>
          </table:table-cell>
          <table:table-cell table:formula="of:=IF([.G167] &gt; 0; IF([.C168] &gt; [.$B$3]; 0; [.$B$6]); 0)" office:value-type="float" office:value="0">
            <text:p>0.000</text:p>
          </table:table-cell>
          <table:table-cell table:formula="of:=[.G167] *[.$B$5]" office:value-type="float" office:value="0">
            <text:p>0.000</text:p>
          </table:table-cell>
          <table:table-cell table:formula="of:=[.D168]-[.E168]" office:value-type="float" office:value="0">
            <text:p>0.000</text:p>
          </table:table-cell>
          <table:table-cell table:formula="of:=IF(([.G167] -[.F168] - [.H168]) &gt; 0; ([.G167] -[.F168] - [.H16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8]+1" office:value-type="float" office:value="149">
            <text:p>149</text:p>
          </table:table-cell>
          <table:table-cell table:formula="of:=IF([.G168] &gt; 0; IF([.C169] &gt; [.$B$3]; 0; [.$B$6]); 0)" office:value-type="float" office:value="0">
            <text:p>0.000</text:p>
          </table:table-cell>
          <table:table-cell table:formula="of:=[.G168] *[.$B$5]" office:value-type="float" office:value="0">
            <text:p>0.000</text:p>
          </table:table-cell>
          <table:table-cell table:formula="of:=[.D169]-[.E169]" office:value-type="float" office:value="0">
            <text:p>0.000</text:p>
          </table:table-cell>
          <table:table-cell table:formula="of:=IF(([.G168] -[.F169] - [.H169]) &gt; 0; ([.G168] -[.F169] - [.H16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69]+1" office:value-type="float" office:value="150">
            <text:p>150</text:p>
          </table:table-cell>
          <table:table-cell table:formula="of:=IF([.G169] &gt; 0; IF([.C170] &gt; [.$B$3]; 0; [.$B$6]); 0)" office:value-type="float" office:value="0">
            <text:p>0.000</text:p>
          </table:table-cell>
          <table:table-cell table:formula="of:=[.G169] *[.$B$5]" office:value-type="float" office:value="0">
            <text:p>0.000</text:p>
          </table:table-cell>
          <table:table-cell table:formula="of:=[.D170]-[.E170]" office:value-type="float" office:value="0">
            <text:p>0.000</text:p>
          </table:table-cell>
          <table:table-cell table:formula="of:=IF(([.G169] -[.F170] - [.H170]) &gt; 0; ([.G169] -[.F170] - [.H17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0]+1" office:value-type="float" office:value="151">
            <text:p>151</text:p>
          </table:table-cell>
          <table:table-cell table:formula="of:=IF([.G170] &gt; 0; IF([.C171] &gt; [.$B$3]; 0; [.$B$6]); 0)" office:value-type="float" office:value="0">
            <text:p>0.000</text:p>
          </table:table-cell>
          <table:table-cell table:formula="of:=[.G170] *[.$B$5]" office:value-type="float" office:value="0">
            <text:p>0.000</text:p>
          </table:table-cell>
          <table:table-cell table:formula="of:=[.D171]-[.E171]" office:value-type="float" office:value="0">
            <text:p>0.000</text:p>
          </table:table-cell>
          <table:table-cell table:formula="of:=IF(([.G170] -[.F171] - [.H171]) &gt; 0; ([.G170] -[.F171] - [.H17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1]+1" office:value-type="float" office:value="152">
            <text:p>152</text:p>
          </table:table-cell>
          <table:table-cell table:formula="of:=IF([.G171] &gt; 0; IF([.C172] &gt; [.$B$3]; 0; [.$B$6]); 0)" office:value-type="float" office:value="0">
            <text:p>0.000</text:p>
          </table:table-cell>
          <table:table-cell table:formula="of:=[.G171] *[.$B$5]" office:value-type="float" office:value="0">
            <text:p>0.000</text:p>
          </table:table-cell>
          <table:table-cell table:formula="of:=[.D172]-[.E172]" office:value-type="float" office:value="0">
            <text:p>0.000</text:p>
          </table:table-cell>
          <table:table-cell table:formula="of:=IF(([.G171] -[.F172] - [.H172]) &gt; 0; ([.G171] -[.F172] - [.H17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2]+1" office:value-type="float" office:value="153">
            <text:p>153</text:p>
          </table:table-cell>
          <table:table-cell table:formula="of:=IF([.G172] &gt; 0; IF([.C173] &gt; [.$B$3]; 0; [.$B$6]); 0)" office:value-type="float" office:value="0">
            <text:p>0.000</text:p>
          </table:table-cell>
          <table:table-cell table:formula="of:=[.G172] *[.$B$5]" office:value-type="float" office:value="0">
            <text:p>0.000</text:p>
          </table:table-cell>
          <table:table-cell table:formula="of:=[.D173]-[.E173]" office:value-type="float" office:value="0">
            <text:p>0.000</text:p>
          </table:table-cell>
          <table:table-cell table:formula="of:=IF(([.G172] -[.F173] - [.H173]) &gt; 0; ([.G172] -[.F173] - [.H17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3]+1" office:value-type="float" office:value="154">
            <text:p>154</text:p>
          </table:table-cell>
          <table:table-cell table:formula="of:=IF([.G173] &gt; 0; IF([.C174] &gt; [.$B$3]; 0; [.$B$6]); 0)" office:value-type="float" office:value="0">
            <text:p>0.000</text:p>
          </table:table-cell>
          <table:table-cell table:formula="of:=[.G173] *[.$B$5]" office:value-type="float" office:value="0">
            <text:p>0.000</text:p>
          </table:table-cell>
          <table:table-cell table:formula="of:=[.D174]-[.E174]" office:value-type="float" office:value="0">
            <text:p>0.000</text:p>
          </table:table-cell>
          <table:table-cell table:formula="of:=IF(([.G173] -[.F174] - [.H174]) &gt; 0; ([.G173] -[.F174] - [.H17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4]+1" office:value-type="float" office:value="155">
            <text:p>155</text:p>
          </table:table-cell>
          <table:table-cell table:formula="of:=IF([.G174] &gt; 0; IF([.C175] &gt; [.$B$3]; 0; [.$B$6]); 0)" office:value-type="float" office:value="0">
            <text:p>0.000</text:p>
          </table:table-cell>
          <table:table-cell table:formula="of:=[.G174] *[.$B$5]" office:value-type="float" office:value="0">
            <text:p>0.000</text:p>
          </table:table-cell>
          <table:table-cell table:formula="of:=[.D175]-[.E175]" office:value-type="float" office:value="0">
            <text:p>0.000</text:p>
          </table:table-cell>
          <table:table-cell table:formula="of:=IF(([.G174] -[.F175] - [.H175]) &gt; 0; ([.G174] -[.F175] - [.H17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5]+1" office:value-type="float" office:value="156">
            <text:p>156</text:p>
          </table:table-cell>
          <table:table-cell table:formula="of:=IF([.G175] &gt; 0; IF([.C176] &gt; [.$B$3]; 0; [.$B$6]); 0)" office:value-type="float" office:value="0">
            <text:p>0.000</text:p>
          </table:table-cell>
          <table:table-cell table:formula="of:=[.G175] *[.$B$5]" office:value-type="float" office:value="0">
            <text:p>0.000</text:p>
          </table:table-cell>
          <table:table-cell table:formula="of:=[.D176]-[.E176]" office:value-type="float" office:value="0">
            <text:p>0.000</text:p>
          </table:table-cell>
          <table:table-cell table:formula="of:=IF(([.G175] -[.F176] - [.H176]) &gt; 0; ([.G175] -[.F176] - [.H17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6]+1" office:value-type="float" office:value="157">
            <text:p>157</text:p>
          </table:table-cell>
          <table:table-cell table:formula="of:=IF([.G176] &gt; 0; IF([.C177] &gt; [.$B$3]; 0; [.$B$6]); 0)" office:value-type="float" office:value="0">
            <text:p>0.000</text:p>
          </table:table-cell>
          <table:table-cell table:formula="of:=[.G176] *[.$B$5]" office:value-type="float" office:value="0">
            <text:p>0.000</text:p>
          </table:table-cell>
          <table:table-cell table:formula="of:=[.D177]-[.E177]" office:value-type="float" office:value="0">
            <text:p>0.000</text:p>
          </table:table-cell>
          <table:table-cell table:formula="of:=IF(([.G176] -[.F177] - [.H177]) &gt; 0; ([.G176] -[.F177] - [.H17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7]+1" office:value-type="float" office:value="158">
            <text:p>158</text:p>
          </table:table-cell>
          <table:table-cell table:formula="of:=IF([.G177] &gt; 0; IF([.C178] &gt; [.$B$3]; 0; [.$B$6]); 0)" office:value-type="float" office:value="0">
            <text:p>0.000</text:p>
          </table:table-cell>
          <table:table-cell table:formula="of:=[.G177] *[.$B$5]" office:value-type="float" office:value="0">
            <text:p>0.000</text:p>
          </table:table-cell>
          <table:table-cell table:formula="of:=[.D178]-[.E178]" office:value-type="float" office:value="0">
            <text:p>0.000</text:p>
          </table:table-cell>
          <table:table-cell table:formula="of:=IF(([.G177] -[.F178] - [.H178]) &gt; 0; ([.G177] -[.F178] - [.H17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8]+1" office:value-type="float" office:value="159">
            <text:p>159</text:p>
          </table:table-cell>
          <table:table-cell table:formula="of:=IF([.G178] &gt; 0; IF([.C179] &gt; [.$B$3]; 0; [.$B$6]); 0)" office:value-type="float" office:value="0">
            <text:p>0.000</text:p>
          </table:table-cell>
          <table:table-cell table:formula="of:=[.G178] *[.$B$5]" office:value-type="float" office:value="0">
            <text:p>0.000</text:p>
          </table:table-cell>
          <table:table-cell table:formula="of:=[.D179]-[.E179]" office:value-type="float" office:value="0">
            <text:p>0.000</text:p>
          </table:table-cell>
          <table:table-cell table:formula="of:=IF(([.G178] -[.F179] - [.H179]) &gt; 0; ([.G178] -[.F179] - [.H17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79]+1" office:value-type="float" office:value="160">
            <text:p>160</text:p>
          </table:table-cell>
          <table:table-cell table:formula="of:=IF([.G179] &gt; 0; IF([.C180] &gt; [.$B$3]; 0; [.$B$6]); 0)" office:value-type="float" office:value="0">
            <text:p>0.000</text:p>
          </table:table-cell>
          <table:table-cell table:formula="of:=[.G179] *[.$B$5]" office:value-type="float" office:value="0">
            <text:p>0.000</text:p>
          </table:table-cell>
          <table:table-cell table:formula="of:=[.D180]-[.E180]" office:value-type="float" office:value="0">
            <text:p>0.000</text:p>
          </table:table-cell>
          <table:table-cell table:formula="of:=IF(([.G179] -[.F180] - [.H180]) &gt; 0; ([.G179] -[.F180] - [.H18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0]+1" office:value-type="float" office:value="161">
            <text:p>161</text:p>
          </table:table-cell>
          <table:table-cell table:formula="of:=IF([.G180] &gt; 0; IF([.C181] &gt; [.$B$3]; 0; [.$B$6]); 0)" office:value-type="float" office:value="0">
            <text:p>0.000</text:p>
          </table:table-cell>
          <table:table-cell table:formula="of:=[.G180] *[.$B$5]" office:value-type="float" office:value="0">
            <text:p>0.000</text:p>
          </table:table-cell>
          <table:table-cell table:formula="of:=[.D181]-[.E181]" office:value-type="float" office:value="0">
            <text:p>0.000</text:p>
          </table:table-cell>
          <table:table-cell table:formula="of:=IF(([.G180] -[.F181] - [.H181]) &gt; 0; ([.G180] -[.F181] - [.H18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1]+1" office:value-type="float" office:value="162">
            <text:p>162</text:p>
          </table:table-cell>
          <table:table-cell table:formula="of:=IF([.G181] &gt; 0; IF([.C182] &gt; [.$B$3]; 0; [.$B$6]); 0)" office:value-type="float" office:value="0">
            <text:p>0.000</text:p>
          </table:table-cell>
          <table:table-cell table:formula="of:=[.G181] *[.$B$5]" office:value-type="float" office:value="0">
            <text:p>0.000</text:p>
          </table:table-cell>
          <table:table-cell table:formula="of:=[.D182]-[.E182]" office:value-type="float" office:value="0">
            <text:p>0.000</text:p>
          </table:table-cell>
          <table:table-cell table:formula="of:=IF(([.G181] -[.F182] - [.H182]) &gt; 0; ([.G181] -[.F182] - [.H18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2]+1" office:value-type="float" office:value="163">
            <text:p>163</text:p>
          </table:table-cell>
          <table:table-cell table:formula="of:=IF([.G182] &gt; 0; IF([.C183] &gt; [.$B$3]; 0; [.$B$6]); 0)" office:value-type="float" office:value="0">
            <text:p>0.000</text:p>
          </table:table-cell>
          <table:table-cell table:formula="of:=[.G182] *[.$B$5]" office:value-type="float" office:value="0">
            <text:p>0.000</text:p>
          </table:table-cell>
          <table:table-cell table:formula="of:=[.D183]-[.E183]" office:value-type="float" office:value="0">
            <text:p>0.000</text:p>
          </table:table-cell>
          <table:table-cell table:formula="of:=IF(([.G182] -[.F183] - [.H183]) &gt; 0; ([.G182] -[.F183] - [.H18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3]+1" office:value-type="float" office:value="164">
            <text:p>164</text:p>
          </table:table-cell>
          <table:table-cell table:formula="of:=IF([.G183] &gt; 0; IF([.C184] &gt; [.$B$3]; 0; [.$B$6]); 0)" office:value-type="float" office:value="0">
            <text:p>0.000</text:p>
          </table:table-cell>
          <table:table-cell table:formula="of:=[.G183] *[.$B$5]" office:value-type="float" office:value="0">
            <text:p>0.000</text:p>
          </table:table-cell>
          <table:table-cell table:formula="of:=[.D184]-[.E184]" office:value-type="float" office:value="0">
            <text:p>0.000</text:p>
          </table:table-cell>
          <table:table-cell table:formula="of:=IF(([.G183] -[.F184] - [.H184]) &gt; 0; ([.G183] -[.F184] - [.H18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4]+1" office:value-type="float" office:value="165">
            <text:p>165</text:p>
          </table:table-cell>
          <table:table-cell table:formula="of:=IF([.G184] &gt; 0; IF([.C185] &gt; [.$B$3]; 0; [.$B$6]); 0)" office:value-type="float" office:value="0">
            <text:p>0.000</text:p>
          </table:table-cell>
          <table:table-cell table:formula="of:=[.G184] *[.$B$5]" office:value-type="float" office:value="0">
            <text:p>0.000</text:p>
          </table:table-cell>
          <table:table-cell table:formula="of:=[.D185]-[.E185]" office:value-type="float" office:value="0">
            <text:p>0.000</text:p>
          </table:table-cell>
          <table:table-cell table:formula="of:=IF(([.G184] -[.F185] - [.H185]) &gt; 0; ([.G184] -[.F185] - [.H18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5]+1" office:value-type="float" office:value="166">
            <text:p>166</text:p>
          </table:table-cell>
          <table:table-cell table:formula="of:=IF([.G185] &gt; 0; IF([.C186] &gt; [.$B$3]; 0; [.$B$6]); 0)" office:value-type="float" office:value="0">
            <text:p>0.000</text:p>
          </table:table-cell>
          <table:table-cell table:formula="of:=[.G185] *[.$B$5]" office:value-type="float" office:value="0">
            <text:p>0.000</text:p>
          </table:table-cell>
          <table:table-cell table:formula="of:=[.D186]-[.E186]" office:value-type="float" office:value="0">
            <text:p>0.000</text:p>
          </table:table-cell>
          <table:table-cell table:formula="of:=IF(([.G185] -[.F186] - [.H186]) &gt; 0; ([.G185] -[.F186] - [.H18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6]+1" office:value-type="float" office:value="167">
            <text:p>167</text:p>
          </table:table-cell>
          <table:table-cell table:formula="of:=IF([.G186] &gt; 0; IF([.C187] &gt; [.$B$3]; 0; [.$B$6]); 0)" office:value-type="float" office:value="0">
            <text:p>0.000</text:p>
          </table:table-cell>
          <table:table-cell table:formula="of:=[.G186] *[.$B$5]" office:value-type="float" office:value="0">
            <text:p>0.000</text:p>
          </table:table-cell>
          <table:table-cell table:formula="of:=[.D187]-[.E187]" office:value-type="float" office:value="0">
            <text:p>0.000</text:p>
          </table:table-cell>
          <table:table-cell table:formula="of:=IF(([.G186] -[.F187] - [.H187]) &gt; 0; ([.G186] -[.F187] - [.H18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7]+1" office:value-type="float" office:value="168">
            <text:p>168</text:p>
          </table:table-cell>
          <table:table-cell table:formula="of:=IF([.G187] &gt; 0; IF([.C188] &gt; [.$B$3]; 0; [.$B$6]); 0)" office:value-type="float" office:value="0">
            <text:p>0.000</text:p>
          </table:table-cell>
          <table:table-cell table:formula="of:=[.G187] *[.$B$5]" office:value-type="float" office:value="0">
            <text:p>0.000</text:p>
          </table:table-cell>
          <table:table-cell table:formula="of:=[.D188]-[.E188]" office:value-type="float" office:value="0">
            <text:p>0.000</text:p>
          </table:table-cell>
          <table:table-cell table:formula="of:=IF(([.G187] -[.F188] - [.H188]) &gt; 0; ([.G187] -[.F188] - [.H18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8]+1" office:value-type="float" office:value="169">
            <text:p>169</text:p>
          </table:table-cell>
          <table:table-cell table:formula="of:=IF([.G188] &gt; 0; IF([.C189] &gt; [.$B$3]; 0; [.$B$6]); 0)" office:value-type="float" office:value="0">
            <text:p>0.000</text:p>
          </table:table-cell>
          <table:table-cell table:formula="of:=[.G188] *[.$B$5]" office:value-type="float" office:value="0">
            <text:p>0.000</text:p>
          </table:table-cell>
          <table:table-cell table:formula="of:=[.D189]-[.E189]" office:value-type="float" office:value="0">
            <text:p>0.000</text:p>
          </table:table-cell>
          <table:table-cell table:formula="of:=IF(([.G188] -[.F189] - [.H189]) &gt; 0; ([.G188] -[.F189] - [.H18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89]+1" office:value-type="float" office:value="170">
            <text:p>170</text:p>
          </table:table-cell>
          <table:table-cell table:formula="of:=IF([.G189] &gt; 0; IF([.C190] &gt; [.$B$3]; 0; [.$B$6]); 0)" office:value-type="float" office:value="0">
            <text:p>0.000</text:p>
          </table:table-cell>
          <table:table-cell table:formula="of:=[.G189] *[.$B$5]" office:value-type="float" office:value="0">
            <text:p>0.000</text:p>
          </table:table-cell>
          <table:table-cell table:formula="of:=[.D190]-[.E190]" office:value-type="float" office:value="0">
            <text:p>0.000</text:p>
          </table:table-cell>
          <table:table-cell table:formula="of:=IF(([.G189] -[.F190] - [.H190]) &gt; 0; ([.G189] -[.F190] - [.H19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0]+1" office:value-type="float" office:value="171">
            <text:p>171</text:p>
          </table:table-cell>
          <table:table-cell table:formula="of:=IF([.G190] &gt; 0; IF([.C191] &gt; [.$B$3]; 0; [.$B$6]); 0)" office:value-type="float" office:value="0">
            <text:p>0.000</text:p>
          </table:table-cell>
          <table:table-cell table:formula="of:=[.G190] *[.$B$5]" office:value-type="float" office:value="0">
            <text:p>0.000</text:p>
          </table:table-cell>
          <table:table-cell table:formula="of:=[.D191]-[.E191]" office:value-type="float" office:value="0">
            <text:p>0.000</text:p>
          </table:table-cell>
          <table:table-cell table:formula="of:=IF(([.G190] -[.F191] - [.H191]) &gt; 0; ([.G190] -[.F191] - [.H19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1]+1" office:value-type="float" office:value="172">
            <text:p>172</text:p>
          </table:table-cell>
          <table:table-cell table:formula="of:=IF([.G191] &gt; 0; IF([.C192] &gt; [.$B$3]; 0; [.$B$6]); 0)" office:value-type="float" office:value="0">
            <text:p>0.000</text:p>
          </table:table-cell>
          <table:table-cell table:formula="of:=[.G191] *[.$B$5]" office:value-type="float" office:value="0">
            <text:p>0.000</text:p>
          </table:table-cell>
          <table:table-cell table:formula="of:=[.D192]-[.E192]" office:value-type="float" office:value="0">
            <text:p>0.000</text:p>
          </table:table-cell>
          <table:table-cell table:formula="of:=IF(([.G191] -[.F192] - [.H192]) &gt; 0; ([.G191] -[.F192] - [.H19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2]+1" office:value-type="float" office:value="173">
            <text:p>173</text:p>
          </table:table-cell>
          <table:table-cell table:formula="of:=IF([.G192] &gt; 0; IF([.C193] &gt; [.$B$3]; 0; [.$B$6]); 0)" office:value-type="float" office:value="0">
            <text:p>0.000</text:p>
          </table:table-cell>
          <table:table-cell table:formula="of:=[.G192] *[.$B$5]" office:value-type="float" office:value="0">
            <text:p>0.000</text:p>
          </table:table-cell>
          <table:table-cell table:formula="of:=[.D193]-[.E193]" office:value-type="float" office:value="0">
            <text:p>0.000</text:p>
          </table:table-cell>
          <table:table-cell table:formula="of:=IF(([.G192] -[.F193] - [.H193]) &gt; 0; ([.G192] -[.F193] - [.H19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3]+1" office:value-type="float" office:value="174">
            <text:p>174</text:p>
          </table:table-cell>
          <table:table-cell table:formula="of:=IF([.G193] &gt; 0; IF([.C194] &gt; [.$B$3]; 0; [.$B$6]); 0)" office:value-type="float" office:value="0">
            <text:p>0.000</text:p>
          </table:table-cell>
          <table:table-cell table:formula="of:=[.G193] *[.$B$5]" office:value-type="float" office:value="0">
            <text:p>0.000</text:p>
          </table:table-cell>
          <table:table-cell table:formula="of:=[.D194]-[.E194]" office:value-type="float" office:value="0">
            <text:p>0.000</text:p>
          </table:table-cell>
          <table:table-cell table:formula="of:=IF(([.G193] -[.F194] - [.H194]) &gt; 0; ([.G193] -[.F194] - [.H19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4]+1" office:value-type="float" office:value="175">
            <text:p>175</text:p>
          </table:table-cell>
          <table:table-cell table:formula="of:=IF([.G194] &gt; 0; IF([.C195] &gt; [.$B$3]; 0; [.$B$6]); 0)" office:value-type="float" office:value="0">
            <text:p>0.000</text:p>
          </table:table-cell>
          <table:table-cell table:formula="of:=[.G194] *[.$B$5]" office:value-type="float" office:value="0">
            <text:p>0.000</text:p>
          </table:table-cell>
          <table:table-cell table:formula="of:=[.D195]-[.E195]" office:value-type="float" office:value="0">
            <text:p>0.000</text:p>
          </table:table-cell>
          <table:table-cell table:formula="of:=IF(([.G194] -[.F195] - [.H195]) &gt; 0; ([.G194] -[.F195] - [.H19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5]+1" office:value-type="float" office:value="176">
            <text:p>176</text:p>
          </table:table-cell>
          <table:table-cell table:formula="of:=IF([.G195] &gt; 0; IF([.C196] &gt; [.$B$3]; 0; [.$B$6]); 0)" office:value-type="float" office:value="0">
            <text:p>0.000</text:p>
          </table:table-cell>
          <table:table-cell table:formula="of:=[.G195] *[.$B$5]" office:value-type="float" office:value="0">
            <text:p>0.000</text:p>
          </table:table-cell>
          <table:table-cell table:formula="of:=[.D196]-[.E196]" office:value-type="float" office:value="0">
            <text:p>0.000</text:p>
          </table:table-cell>
          <table:table-cell table:formula="of:=IF(([.G195] -[.F196] - [.H196]) &gt; 0; ([.G195] -[.F196] - [.H19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6]+1" office:value-type="float" office:value="177">
            <text:p>177</text:p>
          </table:table-cell>
          <table:table-cell table:formula="of:=IF([.G196] &gt; 0; IF([.C197] &gt; [.$B$3]; 0; [.$B$6]); 0)" office:value-type="float" office:value="0">
            <text:p>0.000</text:p>
          </table:table-cell>
          <table:table-cell table:formula="of:=[.G196] *[.$B$5]" office:value-type="float" office:value="0">
            <text:p>0.000</text:p>
          </table:table-cell>
          <table:table-cell table:formula="of:=[.D197]-[.E197]" office:value-type="float" office:value="0">
            <text:p>0.000</text:p>
          </table:table-cell>
          <table:table-cell table:formula="of:=IF(([.G196] -[.F197] - [.H197]) &gt; 0; ([.G196] -[.F197] - [.H19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7]+1" office:value-type="float" office:value="178">
            <text:p>178</text:p>
          </table:table-cell>
          <table:table-cell table:formula="of:=IF([.G197] &gt; 0; IF([.C198] &gt; [.$B$3]; 0; [.$B$6]); 0)" office:value-type="float" office:value="0">
            <text:p>0.000</text:p>
          </table:table-cell>
          <table:table-cell table:formula="of:=[.G197] *[.$B$5]" office:value-type="float" office:value="0">
            <text:p>0.000</text:p>
          </table:table-cell>
          <table:table-cell table:formula="of:=[.D198]-[.E198]" office:value-type="float" office:value="0">
            <text:p>0.000</text:p>
          </table:table-cell>
          <table:table-cell table:formula="of:=IF(([.G197] -[.F198] - [.H198]) &gt; 0; ([.G197] -[.F198] - [.H19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8]+1" office:value-type="float" office:value="179">
            <text:p>179</text:p>
          </table:table-cell>
          <table:table-cell table:formula="of:=IF([.G198] &gt; 0; IF([.C199] &gt; [.$B$3]; 0; [.$B$6]); 0)" office:value-type="float" office:value="0">
            <text:p>0.000</text:p>
          </table:table-cell>
          <table:table-cell table:formula="of:=[.G198] *[.$B$5]" office:value-type="float" office:value="0">
            <text:p>0.000</text:p>
          </table:table-cell>
          <table:table-cell table:formula="of:=[.D199]-[.E199]" office:value-type="float" office:value="0">
            <text:p>0.000</text:p>
          </table:table-cell>
          <table:table-cell table:formula="of:=IF(([.G198] -[.F199] - [.H199]) &gt; 0; ([.G198] -[.F199] - [.H19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199]+1" office:value-type="float" office:value="180">
            <text:p>180</text:p>
          </table:table-cell>
          <table:table-cell table:formula="of:=IF([.G199] &gt; 0; IF([.C200] &gt; [.$B$3]; 0; [.$B$6]); 0)" office:value-type="float" office:value="0">
            <text:p>0.000</text:p>
          </table:table-cell>
          <table:table-cell table:formula="of:=[.G199] *[.$B$5]" office:value-type="float" office:value="0">
            <text:p>0.000</text:p>
          </table:table-cell>
          <table:table-cell table:formula="of:=[.D200]-[.E200]" office:value-type="float" office:value="0">
            <text:p>0.000</text:p>
          </table:table-cell>
          <table:table-cell table:formula="of:=IF(([.G199] -[.F200] - [.H200]) &gt; 0; ([.G199] -[.F200] - [.H20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0]+1" office:value-type="float" office:value="181">
            <text:p>181</text:p>
          </table:table-cell>
          <table:table-cell table:formula="of:=IF([.G200] &gt; 0; IF([.C201] &gt; [.$B$3]; 0; [.$B$6]); 0)" office:value-type="float" office:value="0">
            <text:p>0.000</text:p>
          </table:table-cell>
          <table:table-cell table:formula="of:=[.G200] *[.$B$5]" office:value-type="float" office:value="0">
            <text:p>0.000</text:p>
          </table:table-cell>
          <table:table-cell table:formula="of:=[.D201]-[.E201]" office:value-type="float" office:value="0">
            <text:p>0.000</text:p>
          </table:table-cell>
          <table:table-cell table:formula="of:=IF(([.G200] -[.F201] - [.H201]) &gt; 0; ([.G200] -[.F201] - [.H20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1]+1" office:value-type="float" office:value="182">
            <text:p>182</text:p>
          </table:table-cell>
          <table:table-cell table:formula="of:=IF([.G201] &gt; 0; IF([.C202] &gt; [.$B$3]; 0; [.$B$6]); 0)" office:value-type="float" office:value="0">
            <text:p>0.000</text:p>
          </table:table-cell>
          <table:table-cell table:formula="of:=[.G201] *[.$B$5]" office:value-type="float" office:value="0">
            <text:p>0.000</text:p>
          </table:table-cell>
          <table:table-cell table:formula="of:=[.D202]-[.E202]" office:value-type="float" office:value="0">
            <text:p>0.000</text:p>
          </table:table-cell>
          <table:table-cell table:formula="of:=IF(([.G201] -[.F202] - [.H202]) &gt; 0; ([.G201] -[.F202] - [.H20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2]+1" office:value-type="float" office:value="183">
            <text:p>183</text:p>
          </table:table-cell>
          <table:table-cell table:formula="of:=IF([.G202] &gt; 0; IF([.C203] &gt; [.$B$3]; 0; [.$B$6]); 0)" office:value-type="float" office:value="0">
            <text:p>0.000</text:p>
          </table:table-cell>
          <table:table-cell table:formula="of:=[.G202] *[.$B$5]" office:value-type="float" office:value="0">
            <text:p>0.000</text:p>
          </table:table-cell>
          <table:table-cell table:formula="of:=[.D203]-[.E203]" office:value-type="float" office:value="0">
            <text:p>0.000</text:p>
          </table:table-cell>
          <table:table-cell table:formula="of:=IF(([.G202] -[.F203] - [.H203]) &gt; 0; ([.G202] -[.F203] - [.H20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3]+1" office:value-type="float" office:value="184">
            <text:p>184</text:p>
          </table:table-cell>
          <table:table-cell table:formula="of:=IF([.G203] &gt; 0; IF([.C204] &gt; [.$B$3]; 0; [.$B$6]); 0)" office:value-type="float" office:value="0">
            <text:p>0.000</text:p>
          </table:table-cell>
          <table:table-cell table:formula="of:=[.G203] *[.$B$5]" office:value-type="float" office:value="0">
            <text:p>0.000</text:p>
          </table:table-cell>
          <table:table-cell table:formula="of:=[.D204]-[.E204]" office:value-type="float" office:value="0">
            <text:p>0.000</text:p>
          </table:table-cell>
          <table:table-cell table:formula="of:=IF(([.G203] -[.F204] - [.H204]) &gt; 0; ([.G203] -[.F204] - [.H20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4]+1" office:value-type="float" office:value="185">
            <text:p>185</text:p>
          </table:table-cell>
          <table:table-cell table:formula="of:=IF([.G204] &gt; 0; IF([.C205] &gt; [.$B$3]; 0; [.$B$6]); 0)" office:value-type="float" office:value="0">
            <text:p>0.000</text:p>
          </table:table-cell>
          <table:table-cell table:formula="of:=[.G204] *[.$B$5]" office:value-type="float" office:value="0">
            <text:p>0.000</text:p>
          </table:table-cell>
          <table:table-cell table:formula="of:=[.D205]-[.E205]" office:value-type="float" office:value="0">
            <text:p>0.000</text:p>
          </table:table-cell>
          <table:table-cell table:formula="of:=IF(([.G204] -[.F205] - [.H205]) &gt; 0; ([.G204] -[.F205] - [.H20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5]+1" office:value-type="float" office:value="186">
            <text:p>186</text:p>
          </table:table-cell>
          <table:table-cell table:formula="of:=IF([.G205] &gt; 0; IF([.C206] &gt; [.$B$3]; 0; [.$B$6]); 0)" office:value-type="float" office:value="0">
            <text:p>0.000</text:p>
          </table:table-cell>
          <table:table-cell table:formula="of:=[.G205] *[.$B$5]" office:value-type="float" office:value="0">
            <text:p>0.000</text:p>
          </table:table-cell>
          <table:table-cell table:formula="of:=[.D206]-[.E206]" office:value-type="float" office:value="0">
            <text:p>0.000</text:p>
          </table:table-cell>
          <table:table-cell table:formula="of:=IF(([.G205] -[.F206] - [.H206]) &gt; 0; ([.G205] -[.F206] - [.H20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6]+1" office:value-type="float" office:value="187">
            <text:p>187</text:p>
          </table:table-cell>
          <table:table-cell table:formula="of:=IF([.G206] &gt; 0; IF([.C207] &gt; [.$B$3]; 0; [.$B$6]); 0)" office:value-type="float" office:value="0">
            <text:p>0.000</text:p>
          </table:table-cell>
          <table:table-cell table:formula="of:=[.G206] *[.$B$5]" office:value-type="float" office:value="0">
            <text:p>0.000</text:p>
          </table:table-cell>
          <table:table-cell table:formula="of:=[.D207]-[.E207]" office:value-type="float" office:value="0">
            <text:p>0.000</text:p>
          </table:table-cell>
          <table:table-cell table:formula="of:=IF(([.G206] -[.F207] - [.H207]) &gt; 0; ([.G206] -[.F207] - [.H20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7]+1" office:value-type="float" office:value="188">
            <text:p>188</text:p>
          </table:table-cell>
          <table:table-cell table:formula="of:=IF([.G207] &gt; 0; IF([.C208] &gt; [.$B$3]; 0; [.$B$6]); 0)" office:value-type="float" office:value="0">
            <text:p>0.000</text:p>
          </table:table-cell>
          <table:table-cell table:formula="of:=[.G207] *[.$B$5]" office:value-type="float" office:value="0">
            <text:p>0.000</text:p>
          </table:table-cell>
          <table:table-cell table:formula="of:=[.D208]-[.E208]" office:value-type="float" office:value="0">
            <text:p>0.000</text:p>
          </table:table-cell>
          <table:table-cell table:formula="of:=IF(([.G207] -[.F208] - [.H208]) &gt; 0; ([.G207] -[.F208] - [.H20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8]+1" office:value-type="float" office:value="189">
            <text:p>189</text:p>
          </table:table-cell>
          <table:table-cell table:formula="of:=IF([.G208] &gt; 0; IF([.C209] &gt; [.$B$3]; 0; [.$B$6]); 0)" office:value-type="float" office:value="0">
            <text:p>0.000</text:p>
          </table:table-cell>
          <table:table-cell table:formula="of:=[.G208] *[.$B$5]" office:value-type="float" office:value="0">
            <text:p>0.000</text:p>
          </table:table-cell>
          <table:table-cell table:formula="of:=[.D209]-[.E209]" office:value-type="float" office:value="0">
            <text:p>0.000</text:p>
          </table:table-cell>
          <table:table-cell table:formula="of:=IF(([.G208] -[.F209] - [.H209]) &gt; 0; ([.G208] -[.F209] - [.H20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09]+1" office:value-type="float" office:value="190">
            <text:p>190</text:p>
          </table:table-cell>
          <table:table-cell table:formula="of:=IF([.G209] &gt; 0; IF([.C210] &gt; [.$B$3]; 0; [.$B$6]); 0)" office:value-type="float" office:value="0">
            <text:p>0.000</text:p>
          </table:table-cell>
          <table:table-cell table:formula="of:=[.G209] *[.$B$5]" office:value-type="float" office:value="0">
            <text:p>0.000</text:p>
          </table:table-cell>
          <table:table-cell table:formula="of:=[.D210]-[.E210]" office:value-type="float" office:value="0">
            <text:p>0.000</text:p>
          </table:table-cell>
          <table:table-cell table:formula="of:=IF(([.G209] -[.F210] - [.H210]) &gt; 0; ([.G209] -[.F210] - [.H21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0]+1" office:value-type="float" office:value="191">
            <text:p>191</text:p>
          </table:table-cell>
          <table:table-cell table:formula="of:=IF([.G210] &gt; 0; IF([.C211] &gt; [.$B$3]; 0; [.$B$6]); 0)" office:value-type="float" office:value="0">
            <text:p>0.000</text:p>
          </table:table-cell>
          <table:table-cell table:formula="of:=[.G210] *[.$B$5]" office:value-type="float" office:value="0">
            <text:p>0.000</text:p>
          </table:table-cell>
          <table:table-cell table:formula="of:=[.D211]-[.E211]" office:value-type="float" office:value="0">
            <text:p>0.000</text:p>
          </table:table-cell>
          <table:table-cell table:formula="of:=IF(([.G210] -[.F211] - [.H211]) &gt; 0; ([.G210] -[.F211] - [.H21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1]+1" office:value-type="float" office:value="192">
            <text:p>192</text:p>
          </table:table-cell>
          <table:table-cell table:formula="of:=IF([.G211] &gt; 0; IF([.C212] &gt; [.$B$3]; 0; [.$B$6]); 0)" office:value-type="float" office:value="0">
            <text:p>0.000</text:p>
          </table:table-cell>
          <table:table-cell table:formula="of:=[.G211] *[.$B$5]" office:value-type="float" office:value="0">
            <text:p>0.000</text:p>
          </table:table-cell>
          <table:table-cell table:formula="of:=[.D212]-[.E212]" office:value-type="float" office:value="0">
            <text:p>0.000</text:p>
          </table:table-cell>
          <table:table-cell table:formula="of:=IF(([.G211] -[.F212] - [.H212]) &gt; 0; ([.G211] -[.F212] - [.H21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2]+1" office:value-type="float" office:value="193">
            <text:p>193</text:p>
          </table:table-cell>
          <table:table-cell table:formula="of:=IF([.G212] &gt; 0; IF([.C213] &gt; [.$B$3]; 0; [.$B$6]); 0)" office:value-type="float" office:value="0">
            <text:p>0.000</text:p>
          </table:table-cell>
          <table:table-cell table:formula="of:=[.G212] *[.$B$5]" office:value-type="float" office:value="0">
            <text:p>0.000</text:p>
          </table:table-cell>
          <table:table-cell table:formula="of:=[.D213]-[.E213]" office:value-type="float" office:value="0">
            <text:p>0.000</text:p>
          </table:table-cell>
          <table:table-cell table:formula="of:=IF(([.G212] -[.F213] - [.H213]) &gt; 0; ([.G212] -[.F213] - [.H21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3]+1" office:value-type="float" office:value="194">
            <text:p>194</text:p>
          </table:table-cell>
          <table:table-cell table:formula="of:=IF([.G213] &gt; 0; IF([.C214] &gt; [.$B$3]; 0; [.$B$6]); 0)" office:value-type="float" office:value="0">
            <text:p>0.000</text:p>
          </table:table-cell>
          <table:table-cell table:formula="of:=[.G213] *[.$B$5]" office:value-type="float" office:value="0">
            <text:p>0.000</text:p>
          </table:table-cell>
          <table:table-cell table:formula="of:=[.D214]-[.E214]" office:value-type="float" office:value="0">
            <text:p>0.000</text:p>
          </table:table-cell>
          <table:table-cell table:formula="of:=IF(([.G213] -[.F214] - [.H214]) &gt; 0; ([.G213] -[.F214] - [.H21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4]+1" office:value-type="float" office:value="195">
            <text:p>195</text:p>
          </table:table-cell>
          <table:table-cell table:formula="of:=IF([.G214] &gt; 0; IF([.C215] &gt; [.$B$3]; 0; [.$B$6]); 0)" office:value-type="float" office:value="0">
            <text:p>0.000</text:p>
          </table:table-cell>
          <table:table-cell table:formula="of:=[.G214] *[.$B$5]" office:value-type="float" office:value="0">
            <text:p>0.000</text:p>
          </table:table-cell>
          <table:table-cell table:formula="of:=[.D215]-[.E215]" office:value-type="float" office:value="0">
            <text:p>0.000</text:p>
          </table:table-cell>
          <table:table-cell table:formula="of:=IF(([.G214] -[.F215] - [.H215]) &gt; 0; ([.G214] -[.F215] - [.H21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5]+1" office:value-type="float" office:value="196">
            <text:p>196</text:p>
          </table:table-cell>
          <table:table-cell table:formula="of:=IF([.G215] &gt; 0; IF([.C216] &gt; [.$B$3]; 0; [.$B$6]); 0)" office:value-type="float" office:value="0">
            <text:p>0.000</text:p>
          </table:table-cell>
          <table:table-cell table:formula="of:=[.G215] *[.$B$5]" office:value-type="float" office:value="0">
            <text:p>0.000</text:p>
          </table:table-cell>
          <table:table-cell table:formula="of:=[.D216]-[.E216]" office:value-type="float" office:value="0">
            <text:p>0.000</text:p>
          </table:table-cell>
          <table:table-cell table:formula="of:=IF(([.G215] -[.F216] - [.H216]) &gt; 0; ([.G215] -[.F216] - [.H21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6]+1" office:value-type="float" office:value="197">
            <text:p>197</text:p>
          </table:table-cell>
          <table:table-cell table:formula="of:=IF([.G216] &gt; 0; IF([.C217] &gt; [.$B$3]; 0; [.$B$6]); 0)" office:value-type="float" office:value="0">
            <text:p>0.000</text:p>
          </table:table-cell>
          <table:table-cell table:formula="of:=[.G216] *[.$B$5]" office:value-type="float" office:value="0">
            <text:p>0.000</text:p>
          </table:table-cell>
          <table:table-cell table:formula="of:=[.D217]-[.E217]" office:value-type="float" office:value="0">
            <text:p>0.000</text:p>
          </table:table-cell>
          <table:table-cell table:formula="of:=IF(([.G216] -[.F217] - [.H217]) &gt; 0; ([.G216] -[.F217] - [.H21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7]+1" office:value-type="float" office:value="198">
            <text:p>198</text:p>
          </table:table-cell>
          <table:table-cell table:formula="of:=IF([.G217] &gt; 0; IF([.C218] &gt; [.$B$3]; 0; [.$B$6]); 0)" office:value-type="float" office:value="0">
            <text:p>0.000</text:p>
          </table:table-cell>
          <table:table-cell table:formula="of:=[.G217] *[.$B$5]" office:value-type="float" office:value="0">
            <text:p>0.000</text:p>
          </table:table-cell>
          <table:table-cell table:formula="of:=[.D218]-[.E218]" office:value-type="float" office:value="0">
            <text:p>0.000</text:p>
          </table:table-cell>
          <table:table-cell table:formula="of:=IF(([.G217] -[.F218] - [.H218]) &gt; 0; ([.G217] -[.F218] - [.H21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8]+1" office:value-type="float" office:value="199">
            <text:p>199</text:p>
          </table:table-cell>
          <table:table-cell table:formula="of:=IF([.G218] &gt; 0; IF([.C219] &gt; [.$B$3]; 0; [.$B$6]); 0)" office:value-type="float" office:value="0">
            <text:p>0.000</text:p>
          </table:table-cell>
          <table:table-cell table:formula="of:=[.G218] *[.$B$5]" office:value-type="float" office:value="0">
            <text:p>0.000</text:p>
          </table:table-cell>
          <table:table-cell table:formula="of:=[.D219]-[.E219]" office:value-type="float" office:value="0">
            <text:p>0.000</text:p>
          </table:table-cell>
          <table:table-cell table:formula="of:=IF(([.G218] -[.F219] - [.H219]) &gt; 0; ([.G218] -[.F219] - [.H21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19]+1" office:value-type="float" office:value="200">
            <text:p>200</text:p>
          </table:table-cell>
          <table:table-cell table:formula="of:=IF([.G219] &gt; 0; IF([.C220] &gt; [.$B$3]; 0; [.$B$6]); 0)" office:value-type="float" office:value="0">
            <text:p>0.000</text:p>
          </table:table-cell>
          <table:table-cell table:formula="of:=[.G219] *[.$B$5]" office:value-type="float" office:value="0">
            <text:p>0.000</text:p>
          </table:table-cell>
          <table:table-cell table:formula="of:=[.D220]-[.E220]" office:value-type="float" office:value="0">
            <text:p>0.000</text:p>
          </table:table-cell>
          <table:table-cell table:formula="of:=IF(([.G219] -[.F220] - [.H220]) &gt; 0; ([.G219] -[.F220] - [.H22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0]+1" office:value-type="float" office:value="201">
            <text:p>201</text:p>
          </table:table-cell>
          <table:table-cell table:formula="of:=IF([.G220] &gt; 0; IF([.C221] &gt; [.$B$3]; 0; [.$B$6]); 0)" office:value-type="float" office:value="0">
            <text:p>0.000</text:p>
          </table:table-cell>
          <table:table-cell table:formula="of:=[.G220] *[.$B$5]" office:value-type="float" office:value="0">
            <text:p>0.000</text:p>
          </table:table-cell>
          <table:table-cell table:formula="of:=[.D221]-[.E221]" office:value-type="float" office:value="0">
            <text:p>0.000</text:p>
          </table:table-cell>
          <table:table-cell table:formula="of:=IF(([.G220] -[.F221] - [.H221]) &gt; 0; ([.G220] -[.F221] - [.H22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1]+1" office:value-type="float" office:value="202">
            <text:p>202</text:p>
          </table:table-cell>
          <table:table-cell table:formula="of:=IF([.G221] &gt; 0; IF([.C222] &gt; [.$B$3]; 0; [.$B$6]); 0)" office:value-type="float" office:value="0">
            <text:p>0.000</text:p>
          </table:table-cell>
          <table:table-cell table:formula="of:=[.G221] *[.$B$5]" office:value-type="float" office:value="0">
            <text:p>0.000</text:p>
          </table:table-cell>
          <table:table-cell table:formula="of:=[.D222]-[.E222]" office:value-type="float" office:value="0">
            <text:p>0.000</text:p>
          </table:table-cell>
          <table:table-cell table:formula="of:=IF(([.G221] -[.F222] - [.H222]) &gt; 0; ([.G221] -[.F222] - [.H22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2]+1" office:value-type="float" office:value="203">
            <text:p>203</text:p>
          </table:table-cell>
          <table:table-cell table:formula="of:=IF([.G222] &gt; 0; IF([.C223] &gt; [.$B$3]; 0; [.$B$6]); 0)" office:value-type="float" office:value="0">
            <text:p>0.000</text:p>
          </table:table-cell>
          <table:table-cell table:formula="of:=[.G222] *[.$B$5]" office:value-type="float" office:value="0">
            <text:p>0.000</text:p>
          </table:table-cell>
          <table:table-cell table:formula="of:=[.D223]-[.E223]" office:value-type="float" office:value="0">
            <text:p>0.000</text:p>
          </table:table-cell>
          <table:table-cell table:formula="of:=IF(([.G222] -[.F223] - [.H223]) &gt; 0; ([.G222] -[.F223] - [.H22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3]+1" office:value-type="float" office:value="204">
            <text:p>204</text:p>
          </table:table-cell>
          <table:table-cell table:formula="of:=IF([.G223] &gt; 0; IF([.C224] &gt; [.$B$3]; 0; [.$B$6]); 0)" office:value-type="float" office:value="0">
            <text:p>0.000</text:p>
          </table:table-cell>
          <table:table-cell table:formula="of:=[.G223] *[.$B$5]" office:value-type="float" office:value="0">
            <text:p>0.000</text:p>
          </table:table-cell>
          <table:table-cell table:formula="of:=[.D224]-[.E224]" office:value-type="float" office:value="0">
            <text:p>0.000</text:p>
          </table:table-cell>
          <table:table-cell table:formula="of:=IF(([.G223] -[.F224] - [.H224]) &gt; 0; ([.G223] -[.F224] - [.H22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4]+1" office:value-type="float" office:value="205">
            <text:p>205</text:p>
          </table:table-cell>
          <table:table-cell table:formula="of:=IF([.G224] &gt; 0; IF([.C225] &gt; [.$B$3]; 0; [.$B$6]); 0)" office:value-type="float" office:value="0">
            <text:p>0.000</text:p>
          </table:table-cell>
          <table:table-cell table:formula="of:=[.G224] *[.$B$5]" office:value-type="float" office:value="0">
            <text:p>0.000</text:p>
          </table:table-cell>
          <table:table-cell table:formula="of:=[.D225]-[.E225]" office:value-type="float" office:value="0">
            <text:p>0.000</text:p>
          </table:table-cell>
          <table:table-cell table:formula="of:=IF(([.G224] -[.F225] - [.H225]) &gt; 0; ([.G224] -[.F225] - [.H22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5]+1" office:value-type="float" office:value="206">
            <text:p>206</text:p>
          </table:table-cell>
          <table:table-cell table:formula="of:=IF([.G225] &gt; 0; IF([.C226] &gt; [.$B$3]; 0; [.$B$6]); 0)" office:value-type="float" office:value="0">
            <text:p>0.000</text:p>
          </table:table-cell>
          <table:table-cell table:formula="of:=[.G225] *[.$B$5]" office:value-type="float" office:value="0">
            <text:p>0.000</text:p>
          </table:table-cell>
          <table:table-cell table:formula="of:=[.D226]-[.E226]" office:value-type="float" office:value="0">
            <text:p>0.000</text:p>
          </table:table-cell>
          <table:table-cell table:formula="of:=IF(([.G225] -[.F226] - [.H226]) &gt; 0; ([.G225] -[.F226] - [.H22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6]+1" office:value-type="float" office:value="207">
            <text:p>207</text:p>
          </table:table-cell>
          <table:table-cell table:formula="of:=IF([.G226] &gt; 0; IF([.C227] &gt; [.$B$3]; 0; [.$B$6]); 0)" office:value-type="float" office:value="0">
            <text:p>0.000</text:p>
          </table:table-cell>
          <table:table-cell table:formula="of:=[.G226] *[.$B$5]" office:value-type="float" office:value="0">
            <text:p>0.000</text:p>
          </table:table-cell>
          <table:table-cell table:formula="of:=[.D227]-[.E227]" office:value-type="float" office:value="0">
            <text:p>0.000</text:p>
          </table:table-cell>
          <table:table-cell table:formula="of:=IF(([.G226] -[.F227] - [.H227]) &gt; 0; ([.G226] -[.F227] - [.H22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7]+1" office:value-type="float" office:value="208">
            <text:p>208</text:p>
          </table:table-cell>
          <table:table-cell table:formula="of:=IF([.G227] &gt; 0; IF([.C228] &gt; [.$B$3]; 0; [.$B$6]); 0)" office:value-type="float" office:value="0">
            <text:p>0.000</text:p>
          </table:table-cell>
          <table:table-cell table:formula="of:=[.G227] *[.$B$5]" office:value-type="float" office:value="0">
            <text:p>0.000</text:p>
          </table:table-cell>
          <table:table-cell table:formula="of:=[.D228]-[.E228]" office:value-type="float" office:value="0">
            <text:p>0.000</text:p>
          </table:table-cell>
          <table:table-cell table:formula="of:=IF(([.G227] -[.F228] - [.H228]) &gt; 0; ([.G227] -[.F228] - [.H22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8]+1" office:value-type="float" office:value="209">
            <text:p>209</text:p>
          </table:table-cell>
          <table:table-cell table:formula="of:=IF([.G228] &gt; 0; IF([.C229] &gt; [.$B$3]; 0; [.$B$6]); 0)" office:value-type="float" office:value="0">
            <text:p>0.000</text:p>
          </table:table-cell>
          <table:table-cell table:formula="of:=[.G228] *[.$B$5]" office:value-type="float" office:value="0">
            <text:p>0.000</text:p>
          </table:table-cell>
          <table:table-cell table:formula="of:=[.D229]-[.E229]" office:value-type="float" office:value="0">
            <text:p>0.000</text:p>
          </table:table-cell>
          <table:table-cell table:formula="of:=IF(([.G228] -[.F229] - [.H229]) &gt; 0; ([.G228] -[.F229] - [.H22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29]+1" office:value-type="float" office:value="210">
            <text:p>210</text:p>
          </table:table-cell>
          <table:table-cell table:formula="of:=IF([.G229] &gt; 0; IF([.C230] &gt; [.$B$3]; 0; [.$B$6]); 0)" office:value-type="float" office:value="0">
            <text:p>0.000</text:p>
          </table:table-cell>
          <table:table-cell table:formula="of:=[.G229] *[.$B$5]" office:value-type="float" office:value="0">
            <text:p>0.000</text:p>
          </table:table-cell>
          <table:table-cell table:formula="of:=[.D230]-[.E230]" office:value-type="float" office:value="0">
            <text:p>0.000</text:p>
          </table:table-cell>
          <table:table-cell table:formula="of:=IF(([.G229] -[.F230] - [.H230]) &gt; 0; ([.G229] -[.F230] - [.H23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0]+1" office:value-type="float" office:value="211">
            <text:p>211</text:p>
          </table:table-cell>
          <table:table-cell table:formula="of:=IF([.G230] &gt; 0; IF([.C231] &gt; [.$B$3]; 0; [.$B$6]); 0)" office:value-type="float" office:value="0">
            <text:p>0.000</text:p>
          </table:table-cell>
          <table:table-cell table:formula="of:=[.G230] *[.$B$5]" office:value-type="float" office:value="0">
            <text:p>0.000</text:p>
          </table:table-cell>
          <table:table-cell table:formula="of:=[.D231]-[.E231]" office:value-type="float" office:value="0">
            <text:p>0.000</text:p>
          </table:table-cell>
          <table:table-cell table:formula="of:=IF(([.G230] -[.F231] - [.H231]) &gt; 0; ([.G230] -[.F231] - [.H23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1]+1" office:value-type="float" office:value="212">
            <text:p>212</text:p>
          </table:table-cell>
          <table:table-cell table:formula="of:=IF([.G231] &gt; 0; IF([.C232] &gt; [.$B$3]; 0; [.$B$6]); 0)" office:value-type="float" office:value="0">
            <text:p>0.000</text:p>
          </table:table-cell>
          <table:table-cell table:formula="of:=[.G231] *[.$B$5]" office:value-type="float" office:value="0">
            <text:p>0.000</text:p>
          </table:table-cell>
          <table:table-cell table:formula="of:=[.D232]-[.E232]" office:value-type="float" office:value="0">
            <text:p>0.000</text:p>
          </table:table-cell>
          <table:table-cell table:formula="of:=IF(([.G231] -[.F232] - [.H232]) &gt; 0; ([.G231] -[.F232] - [.H23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2]+1" office:value-type="float" office:value="213">
            <text:p>213</text:p>
          </table:table-cell>
          <table:table-cell table:formula="of:=IF([.G232] &gt; 0; IF([.C233] &gt; [.$B$3]; 0; [.$B$6]); 0)" office:value-type="float" office:value="0">
            <text:p>0.000</text:p>
          </table:table-cell>
          <table:table-cell table:formula="of:=[.G232] *[.$B$5]" office:value-type="float" office:value="0">
            <text:p>0.000</text:p>
          </table:table-cell>
          <table:table-cell table:formula="of:=[.D233]-[.E233]" office:value-type="float" office:value="0">
            <text:p>0.000</text:p>
          </table:table-cell>
          <table:table-cell table:formula="of:=IF(([.G232] -[.F233] - [.H233]) &gt; 0; ([.G232] -[.F233] - [.H23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3]+1" office:value-type="float" office:value="214">
            <text:p>214</text:p>
          </table:table-cell>
          <table:table-cell table:formula="of:=IF([.G233] &gt; 0; IF([.C234] &gt; [.$B$3]; 0; [.$B$6]); 0)" office:value-type="float" office:value="0">
            <text:p>0.000</text:p>
          </table:table-cell>
          <table:table-cell table:formula="of:=[.G233] *[.$B$5]" office:value-type="float" office:value="0">
            <text:p>0.000</text:p>
          </table:table-cell>
          <table:table-cell table:formula="of:=[.D234]-[.E234]" office:value-type="float" office:value="0">
            <text:p>0.000</text:p>
          </table:table-cell>
          <table:table-cell table:formula="of:=IF(([.G233] -[.F234] - [.H234]) &gt; 0; ([.G233] -[.F234] - [.H23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4]+1" office:value-type="float" office:value="215">
            <text:p>215</text:p>
          </table:table-cell>
          <table:table-cell table:formula="of:=IF([.G234] &gt; 0; IF([.C235] &gt; [.$B$3]; 0; [.$B$6]); 0)" office:value-type="float" office:value="0">
            <text:p>0.000</text:p>
          </table:table-cell>
          <table:table-cell table:formula="of:=[.G234] *[.$B$5]" office:value-type="float" office:value="0">
            <text:p>0.000</text:p>
          </table:table-cell>
          <table:table-cell table:formula="of:=[.D235]-[.E235]" office:value-type="float" office:value="0">
            <text:p>0.000</text:p>
          </table:table-cell>
          <table:table-cell table:formula="of:=IF(([.G234] -[.F235] - [.H235]) &gt; 0; ([.G234] -[.F235] - [.H23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5]+1" office:value-type="float" office:value="216">
            <text:p>216</text:p>
          </table:table-cell>
          <table:table-cell table:formula="of:=IF([.G235] &gt; 0; IF([.C236] &gt; [.$B$3]; 0; [.$B$6]); 0)" office:value-type="float" office:value="0">
            <text:p>0.000</text:p>
          </table:table-cell>
          <table:table-cell table:formula="of:=[.G235] *[.$B$5]" office:value-type="float" office:value="0">
            <text:p>0.000</text:p>
          </table:table-cell>
          <table:table-cell table:formula="of:=[.D236]-[.E236]" office:value-type="float" office:value="0">
            <text:p>0.000</text:p>
          </table:table-cell>
          <table:table-cell table:formula="of:=IF(([.G235] -[.F236] - [.H236]) &gt; 0; ([.G235] -[.F236] - [.H23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6]+1" office:value-type="float" office:value="217">
            <text:p>217</text:p>
          </table:table-cell>
          <table:table-cell table:formula="of:=IF([.G236] &gt; 0; IF([.C237] &gt; [.$B$3]; 0; [.$B$6]); 0)" office:value-type="float" office:value="0">
            <text:p>0.000</text:p>
          </table:table-cell>
          <table:table-cell table:formula="of:=[.G236] *[.$B$5]" office:value-type="float" office:value="0">
            <text:p>0.000</text:p>
          </table:table-cell>
          <table:table-cell table:formula="of:=[.D237]-[.E237]" office:value-type="float" office:value="0">
            <text:p>0.000</text:p>
          </table:table-cell>
          <table:table-cell table:formula="of:=IF(([.G236] -[.F237] - [.H237]) &gt; 0; ([.G236] -[.F237] - [.H23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7]+1" office:value-type="float" office:value="218">
            <text:p>218</text:p>
          </table:table-cell>
          <table:table-cell table:formula="of:=IF([.G237] &gt; 0; IF([.C238] &gt; [.$B$3]; 0; [.$B$6]); 0)" office:value-type="float" office:value="0">
            <text:p>0.000</text:p>
          </table:table-cell>
          <table:table-cell table:formula="of:=[.G237] *[.$B$5]" office:value-type="float" office:value="0">
            <text:p>0.000</text:p>
          </table:table-cell>
          <table:table-cell table:formula="of:=[.D238]-[.E238]" office:value-type="float" office:value="0">
            <text:p>0.000</text:p>
          </table:table-cell>
          <table:table-cell table:formula="of:=IF(([.G237] -[.F238] - [.H238]) &gt; 0; ([.G237] -[.F238] - [.H23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8]+1" office:value-type="float" office:value="219">
            <text:p>219</text:p>
          </table:table-cell>
          <table:table-cell table:formula="of:=IF([.G238] &gt; 0; IF([.C239] &gt; [.$B$3]; 0; [.$B$6]); 0)" office:value-type="float" office:value="0">
            <text:p>0.000</text:p>
          </table:table-cell>
          <table:table-cell table:formula="of:=[.G238] *[.$B$5]" office:value-type="float" office:value="0">
            <text:p>0.000</text:p>
          </table:table-cell>
          <table:table-cell table:formula="of:=[.D239]-[.E239]" office:value-type="float" office:value="0">
            <text:p>0.000</text:p>
          </table:table-cell>
          <table:table-cell table:formula="of:=IF(([.G238] -[.F239] - [.H239]) &gt; 0; ([.G238] -[.F239] - [.H23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39]+1" office:value-type="float" office:value="220">
            <text:p>220</text:p>
          </table:table-cell>
          <table:table-cell table:formula="of:=IF([.G239] &gt; 0; IF([.C240] &gt; [.$B$3]; 0; [.$B$6]); 0)" office:value-type="float" office:value="0">
            <text:p>0.000</text:p>
          </table:table-cell>
          <table:table-cell table:formula="of:=[.G239] *[.$B$5]" office:value-type="float" office:value="0">
            <text:p>0.000</text:p>
          </table:table-cell>
          <table:table-cell table:formula="of:=[.D240]-[.E240]" office:value-type="float" office:value="0">
            <text:p>0.000</text:p>
          </table:table-cell>
          <table:table-cell table:formula="of:=IF(([.G239] -[.F240] - [.H240]) &gt; 0; ([.G239] -[.F240] - [.H24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0]+1" office:value-type="float" office:value="221">
            <text:p>221</text:p>
          </table:table-cell>
          <table:table-cell table:formula="of:=IF([.G240] &gt; 0; IF([.C241] &gt; [.$B$3]; 0; [.$B$6]); 0)" office:value-type="float" office:value="0">
            <text:p>0.000</text:p>
          </table:table-cell>
          <table:table-cell table:formula="of:=[.G240] *[.$B$5]" office:value-type="float" office:value="0">
            <text:p>0.000</text:p>
          </table:table-cell>
          <table:table-cell table:formula="of:=[.D241]-[.E241]" office:value-type="float" office:value="0">
            <text:p>0.000</text:p>
          </table:table-cell>
          <table:table-cell table:formula="of:=IF(([.G240] -[.F241] - [.H241]) &gt; 0; ([.G240] -[.F241] - [.H24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1]+1" office:value-type="float" office:value="222">
            <text:p>222</text:p>
          </table:table-cell>
          <table:table-cell table:formula="of:=IF([.G241] &gt; 0; IF([.C242] &gt; [.$B$3]; 0; [.$B$6]); 0)" office:value-type="float" office:value="0">
            <text:p>0.000</text:p>
          </table:table-cell>
          <table:table-cell table:formula="of:=[.G241] *[.$B$5]" office:value-type="float" office:value="0">
            <text:p>0.000</text:p>
          </table:table-cell>
          <table:table-cell table:formula="of:=[.D242]-[.E242]" office:value-type="float" office:value="0">
            <text:p>0.000</text:p>
          </table:table-cell>
          <table:table-cell table:formula="of:=IF(([.G241] -[.F242] - [.H242]) &gt; 0; ([.G241] -[.F242] - [.H24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2]+1" office:value-type="float" office:value="223">
            <text:p>223</text:p>
          </table:table-cell>
          <table:table-cell table:formula="of:=IF([.G242] &gt; 0; IF([.C243] &gt; [.$B$3]; 0; [.$B$6]); 0)" office:value-type="float" office:value="0">
            <text:p>0.000</text:p>
          </table:table-cell>
          <table:table-cell table:formula="of:=[.G242] *[.$B$5]" office:value-type="float" office:value="0">
            <text:p>0.000</text:p>
          </table:table-cell>
          <table:table-cell table:formula="of:=[.D243]-[.E243]" office:value-type="float" office:value="0">
            <text:p>0.000</text:p>
          </table:table-cell>
          <table:table-cell table:formula="of:=IF(([.G242] -[.F243] - [.H243]) &gt; 0; ([.G242] -[.F243] - [.H24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3]+1" office:value-type="float" office:value="224">
            <text:p>224</text:p>
          </table:table-cell>
          <table:table-cell table:formula="of:=IF([.G243] &gt; 0; IF([.C244] &gt; [.$B$3]; 0; [.$B$6]); 0)" office:value-type="float" office:value="0">
            <text:p>0.000</text:p>
          </table:table-cell>
          <table:table-cell table:formula="of:=[.G243] *[.$B$5]" office:value-type="float" office:value="0">
            <text:p>0.000</text:p>
          </table:table-cell>
          <table:table-cell table:formula="of:=[.D244]-[.E244]" office:value-type="float" office:value="0">
            <text:p>0.000</text:p>
          </table:table-cell>
          <table:table-cell table:formula="of:=IF(([.G243] -[.F244] - [.H244]) &gt; 0; ([.G243] -[.F244] - [.H24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4]+1" office:value-type="float" office:value="225">
            <text:p>225</text:p>
          </table:table-cell>
          <table:table-cell table:formula="of:=IF([.G244] &gt; 0; IF([.C245] &gt; [.$B$3]; 0; [.$B$6]); 0)" office:value-type="float" office:value="0">
            <text:p>0.000</text:p>
          </table:table-cell>
          <table:table-cell table:formula="of:=[.G244] *[.$B$5]" office:value-type="float" office:value="0">
            <text:p>0.000</text:p>
          </table:table-cell>
          <table:table-cell table:formula="of:=[.D245]-[.E245]" office:value-type="float" office:value="0">
            <text:p>0.000</text:p>
          </table:table-cell>
          <table:table-cell table:formula="of:=IF(([.G244] -[.F245] - [.H245]) &gt; 0; ([.G244] -[.F245] - [.H24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5]+1" office:value-type="float" office:value="226">
            <text:p>226</text:p>
          </table:table-cell>
          <table:table-cell table:formula="of:=IF([.G245] &gt; 0; IF([.C246] &gt; [.$B$3]; 0; [.$B$6]); 0)" office:value-type="float" office:value="0">
            <text:p>0.000</text:p>
          </table:table-cell>
          <table:table-cell table:formula="of:=[.G245] *[.$B$5]" office:value-type="float" office:value="0">
            <text:p>0.000</text:p>
          </table:table-cell>
          <table:table-cell table:formula="of:=[.D246]-[.E246]" office:value-type="float" office:value="0">
            <text:p>0.000</text:p>
          </table:table-cell>
          <table:table-cell table:formula="of:=IF(([.G245] -[.F246] - [.H246]) &gt; 0; ([.G245] -[.F246] - [.H24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6]+1" office:value-type="float" office:value="227">
            <text:p>227</text:p>
          </table:table-cell>
          <table:table-cell table:formula="of:=IF([.G246] &gt; 0; IF([.C247] &gt; [.$B$3]; 0; [.$B$6]); 0)" office:value-type="float" office:value="0">
            <text:p>0.000</text:p>
          </table:table-cell>
          <table:table-cell table:formula="of:=[.G246] *[.$B$5]" office:value-type="float" office:value="0">
            <text:p>0.000</text:p>
          </table:table-cell>
          <table:table-cell table:formula="of:=[.D247]-[.E247]" office:value-type="float" office:value="0">
            <text:p>0.000</text:p>
          </table:table-cell>
          <table:table-cell table:formula="of:=IF(([.G246] -[.F247] - [.H247]) &gt; 0; ([.G246] -[.F247] - [.H24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7]+1" office:value-type="float" office:value="228">
            <text:p>228</text:p>
          </table:table-cell>
          <table:table-cell table:formula="of:=IF([.G247] &gt; 0; IF([.C248] &gt; [.$B$3]; 0; [.$B$6]); 0)" office:value-type="float" office:value="0">
            <text:p>0.000</text:p>
          </table:table-cell>
          <table:table-cell table:formula="of:=[.G247] *[.$B$5]" office:value-type="float" office:value="0">
            <text:p>0.000</text:p>
          </table:table-cell>
          <table:table-cell table:formula="of:=[.D248]-[.E248]" office:value-type="float" office:value="0">
            <text:p>0.000</text:p>
          </table:table-cell>
          <table:table-cell table:formula="of:=IF(([.G247] -[.F248] - [.H248]) &gt; 0; ([.G247] -[.F248] - [.H24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8]+1" office:value-type="float" office:value="229">
            <text:p>229</text:p>
          </table:table-cell>
          <table:table-cell table:formula="of:=IF([.G248] &gt; 0; IF([.C249] &gt; [.$B$3]; 0; [.$B$6]); 0)" office:value-type="float" office:value="0">
            <text:p>0.000</text:p>
          </table:table-cell>
          <table:table-cell table:formula="of:=[.G248] *[.$B$5]" office:value-type="float" office:value="0">
            <text:p>0.000</text:p>
          </table:table-cell>
          <table:table-cell table:formula="of:=[.D249]-[.E249]" office:value-type="float" office:value="0">
            <text:p>0.000</text:p>
          </table:table-cell>
          <table:table-cell table:formula="of:=IF(([.G248] -[.F249] - [.H249]) &gt; 0; ([.G248] -[.F249] - [.H24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49]+1" office:value-type="float" office:value="230">
            <text:p>230</text:p>
          </table:table-cell>
          <table:table-cell table:formula="of:=IF([.G249] &gt; 0; IF([.C250] &gt; [.$B$3]; 0; [.$B$6]); 0)" office:value-type="float" office:value="0">
            <text:p>0.000</text:p>
          </table:table-cell>
          <table:table-cell table:formula="of:=[.G249] *[.$B$5]" office:value-type="float" office:value="0">
            <text:p>0.000</text:p>
          </table:table-cell>
          <table:table-cell table:formula="of:=[.D250]-[.E250]" office:value-type="float" office:value="0">
            <text:p>0.000</text:p>
          </table:table-cell>
          <table:table-cell table:formula="of:=IF(([.G249] -[.F250] - [.H250]) &gt; 0; ([.G249] -[.F250] - [.H25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0]+1" office:value-type="float" office:value="231">
            <text:p>231</text:p>
          </table:table-cell>
          <table:table-cell table:formula="of:=IF([.G250] &gt; 0; IF([.C251] &gt; [.$B$3]; 0; [.$B$6]); 0)" office:value-type="float" office:value="0">
            <text:p>0.000</text:p>
          </table:table-cell>
          <table:table-cell table:formula="of:=[.G250] *[.$B$5]" office:value-type="float" office:value="0">
            <text:p>0.000</text:p>
          </table:table-cell>
          <table:table-cell table:formula="of:=[.D251]-[.E251]" office:value-type="float" office:value="0">
            <text:p>0.000</text:p>
          </table:table-cell>
          <table:table-cell table:formula="of:=IF(([.G250] -[.F251] - [.H251]) &gt; 0; ([.G250] -[.F251] - [.H25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1]+1" office:value-type="float" office:value="232">
            <text:p>232</text:p>
          </table:table-cell>
          <table:table-cell table:formula="of:=IF([.G251] &gt; 0; IF([.C252] &gt; [.$B$3]; 0; [.$B$6]); 0)" office:value-type="float" office:value="0">
            <text:p>0.000</text:p>
          </table:table-cell>
          <table:table-cell table:formula="of:=[.G251] *[.$B$5]" office:value-type="float" office:value="0">
            <text:p>0.000</text:p>
          </table:table-cell>
          <table:table-cell table:formula="of:=[.D252]-[.E252]" office:value-type="float" office:value="0">
            <text:p>0.000</text:p>
          </table:table-cell>
          <table:table-cell table:formula="of:=IF(([.G251] -[.F252] - [.H252]) &gt; 0; ([.G251] -[.F252] - [.H25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2]+1" office:value-type="float" office:value="233">
            <text:p>233</text:p>
          </table:table-cell>
          <table:table-cell table:formula="of:=IF([.G252] &gt; 0; IF([.C253] &gt; [.$B$3]; 0; [.$B$6]); 0)" office:value-type="float" office:value="0">
            <text:p>0.000</text:p>
          </table:table-cell>
          <table:table-cell table:formula="of:=[.G252] *[.$B$5]" office:value-type="float" office:value="0">
            <text:p>0.000</text:p>
          </table:table-cell>
          <table:table-cell table:formula="of:=[.D253]-[.E253]" office:value-type="float" office:value="0">
            <text:p>0.000</text:p>
          </table:table-cell>
          <table:table-cell table:formula="of:=IF(([.G252] -[.F253] - [.H253]) &gt; 0; ([.G252] -[.F253] - [.H25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3]+1" office:value-type="float" office:value="234">
            <text:p>234</text:p>
          </table:table-cell>
          <table:table-cell table:formula="of:=IF([.G253] &gt; 0; IF([.C254] &gt; [.$B$3]; 0; [.$B$6]); 0)" office:value-type="float" office:value="0">
            <text:p>0.000</text:p>
          </table:table-cell>
          <table:table-cell table:formula="of:=[.G253] *[.$B$5]" office:value-type="float" office:value="0">
            <text:p>0.000</text:p>
          </table:table-cell>
          <table:table-cell table:formula="of:=[.D254]-[.E254]" office:value-type="float" office:value="0">
            <text:p>0.000</text:p>
          </table:table-cell>
          <table:table-cell table:formula="of:=IF(([.G253] -[.F254] - [.H254]) &gt; 0; ([.G253] -[.F254] - [.H25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4]+1" office:value-type="float" office:value="235">
            <text:p>235</text:p>
          </table:table-cell>
          <table:table-cell table:formula="of:=IF([.G254] &gt; 0; IF([.C255] &gt; [.$B$3]; 0; [.$B$6]); 0)" office:value-type="float" office:value="0">
            <text:p>0.000</text:p>
          </table:table-cell>
          <table:table-cell table:formula="of:=[.G254] *[.$B$5]" office:value-type="float" office:value="0">
            <text:p>0.000</text:p>
          </table:table-cell>
          <table:table-cell table:formula="of:=[.D255]-[.E255]" office:value-type="float" office:value="0">
            <text:p>0.000</text:p>
          </table:table-cell>
          <table:table-cell table:formula="of:=IF(([.G254] -[.F255] - [.H255]) &gt; 0; ([.G254] -[.F255] - [.H25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5]+1" office:value-type="float" office:value="236">
            <text:p>236</text:p>
          </table:table-cell>
          <table:table-cell table:formula="of:=IF([.G255] &gt; 0; IF([.C256] &gt; [.$B$3]; 0; [.$B$6]); 0)" office:value-type="float" office:value="0">
            <text:p>0.000</text:p>
          </table:table-cell>
          <table:table-cell table:formula="of:=[.G255] *[.$B$5]" office:value-type="float" office:value="0">
            <text:p>0.000</text:p>
          </table:table-cell>
          <table:table-cell table:formula="of:=[.D256]-[.E256]" office:value-type="float" office:value="0">
            <text:p>0.000</text:p>
          </table:table-cell>
          <table:table-cell table:formula="of:=IF(([.G255] -[.F256] - [.H256]) &gt; 0; ([.G255] -[.F256] - [.H25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6]+1" office:value-type="float" office:value="237">
            <text:p>237</text:p>
          </table:table-cell>
          <table:table-cell table:formula="of:=IF([.G256] &gt; 0; IF([.C257] &gt; [.$B$3]; 0; [.$B$6]); 0)" office:value-type="float" office:value="0">
            <text:p>0.000</text:p>
          </table:table-cell>
          <table:table-cell table:formula="of:=[.G256] *[.$B$5]" office:value-type="float" office:value="0">
            <text:p>0.000</text:p>
          </table:table-cell>
          <table:table-cell table:formula="of:=[.D257]-[.E257]" office:value-type="float" office:value="0">
            <text:p>0.000</text:p>
          </table:table-cell>
          <table:table-cell table:formula="of:=IF(([.G256] -[.F257] - [.H257]) &gt; 0; ([.G256] -[.F257] - [.H25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7]+1" office:value-type="float" office:value="238">
            <text:p>238</text:p>
          </table:table-cell>
          <table:table-cell table:formula="of:=IF([.G257] &gt; 0; IF([.C258] &gt; [.$B$3]; 0; [.$B$6]); 0)" office:value-type="float" office:value="0">
            <text:p>0.000</text:p>
          </table:table-cell>
          <table:table-cell table:formula="of:=[.G257] *[.$B$5]" office:value-type="float" office:value="0">
            <text:p>0.000</text:p>
          </table:table-cell>
          <table:table-cell table:formula="of:=[.D258]-[.E258]" office:value-type="float" office:value="0">
            <text:p>0.000</text:p>
          </table:table-cell>
          <table:table-cell table:formula="of:=IF(([.G257] -[.F258] - [.H258]) &gt; 0; ([.G257] -[.F258] - [.H25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8]+1" office:value-type="float" office:value="239">
            <text:p>239</text:p>
          </table:table-cell>
          <table:table-cell table:formula="of:=IF([.G258] &gt; 0; IF([.C259] &gt; [.$B$3]; 0; [.$B$6]); 0)" office:value-type="float" office:value="0">
            <text:p>0.000</text:p>
          </table:table-cell>
          <table:table-cell table:formula="of:=[.G258] *[.$B$5]" office:value-type="float" office:value="0">
            <text:p>0.000</text:p>
          </table:table-cell>
          <table:table-cell table:formula="of:=[.D259]-[.E259]" office:value-type="float" office:value="0">
            <text:p>0.000</text:p>
          </table:table-cell>
          <table:table-cell table:formula="of:=IF(([.G258] -[.F259] - [.H259]) &gt; 0; ([.G258] -[.F259] - [.H25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59]+1" office:value-type="float" office:value="240">
            <text:p>240</text:p>
          </table:table-cell>
          <table:table-cell table:formula="of:=IF([.G259] &gt; 0; IF([.C260] &gt; [.$B$3]; 0; [.$B$6]); 0)" office:value-type="float" office:value="0">
            <text:p>0.000</text:p>
          </table:table-cell>
          <table:table-cell table:formula="of:=[.G259] *[.$B$5]" office:value-type="float" office:value="0">
            <text:p>0.000</text:p>
          </table:table-cell>
          <table:table-cell table:formula="of:=[.D260]-[.E260]" office:value-type="float" office:value="0">
            <text:p>0.000</text:p>
          </table:table-cell>
          <table:table-cell table:formula="of:=IF(([.G259] -[.F260] - [.H260]) &gt; 0; ([.G259] -[.F260] - [.H26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0]+1" office:value-type="float" office:value="241">
            <text:p>241</text:p>
          </table:table-cell>
          <table:table-cell table:formula="of:=IF([.G260] &gt; 0; IF([.C261] &gt; [.$B$3]; 0; [.$B$6]); 0)" office:value-type="float" office:value="0">
            <text:p>0.000</text:p>
          </table:table-cell>
          <table:table-cell table:formula="of:=[.G260] *[.$B$5]" office:value-type="float" office:value="0">
            <text:p>0.000</text:p>
          </table:table-cell>
          <table:table-cell table:formula="of:=[.D261]-[.E261]" office:value-type="float" office:value="0">
            <text:p>0.000</text:p>
          </table:table-cell>
          <table:table-cell table:formula="of:=IF(([.G260] -[.F261] - [.H261]) &gt; 0; ([.G260] -[.F261] - [.H26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1]+1" office:value-type="float" office:value="242">
            <text:p>242</text:p>
          </table:table-cell>
          <table:table-cell table:formula="of:=IF([.G261] &gt; 0; IF([.C262] &gt; [.$B$3]; 0; [.$B$6]); 0)" office:value-type="float" office:value="0">
            <text:p>0.000</text:p>
          </table:table-cell>
          <table:table-cell table:formula="of:=[.G261] *[.$B$5]" office:value-type="float" office:value="0">
            <text:p>0.000</text:p>
          </table:table-cell>
          <table:table-cell table:formula="of:=[.D262]-[.E262]" office:value-type="float" office:value="0">
            <text:p>0.000</text:p>
          </table:table-cell>
          <table:table-cell table:formula="of:=IF(([.G261] -[.F262] - [.H262]) &gt; 0; ([.G261] -[.F262] - [.H26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2]+1" office:value-type="float" office:value="243">
            <text:p>243</text:p>
          </table:table-cell>
          <table:table-cell table:formula="of:=IF([.G262] &gt; 0; IF([.C263] &gt; [.$B$3]; 0; [.$B$6]); 0)" office:value-type="float" office:value="0">
            <text:p>0.000</text:p>
          </table:table-cell>
          <table:table-cell table:formula="of:=[.G262] *[.$B$5]" office:value-type="float" office:value="0">
            <text:p>0.000</text:p>
          </table:table-cell>
          <table:table-cell table:formula="of:=[.D263]-[.E263]" office:value-type="float" office:value="0">
            <text:p>0.000</text:p>
          </table:table-cell>
          <table:table-cell table:formula="of:=IF(([.G262] -[.F263] - [.H263]) &gt; 0; ([.G262] -[.F263] - [.H26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3]+1" office:value-type="float" office:value="244">
            <text:p>244</text:p>
          </table:table-cell>
          <table:table-cell table:formula="of:=IF([.G263] &gt; 0; IF([.C264] &gt; [.$B$3]; 0; [.$B$6]); 0)" office:value-type="float" office:value="0">
            <text:p>0.000</text:p>
          </table:table-cell>
          <table:table-cell table:formula="of:=[.G263] *[.$B$5]" office:value-type="float" office:value="0">
            <text:p>0.000</text:p>
          </table:table-cell>
          <table:table-cell table:formula="of:=[.D264]-[.E264]" office:value-type="float" office:value="0">
            <text:p>0.000</text:p>
          </table:table-cell>
          <table:table-cell table:formula="of:=IF(([.G263] -[.F264] - [.H264]) &gt; 0; ([.G263] -[.F264] - [.H26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4]+1" office:value-type="float" office:value="245">
            <text:p>245</text:p>
          </table:table-cell>
          <table:table-cell table:formula="of:=IF([.G264] &gt; 0; IF([.C265] &gt; [.$B$3]; 0; [.$B$6]); 0)" office:value-type="float" office:value="0">
            <text:p>0.000</text:p>
          </table:table-cell>
          <table:table-cell table:formula="of:=[.G264] *[.$B$5]" office:value-type="float" office:value="0">
            <text:p>0.000</text:p>
          </table:table-cell>
          <table:table-cell table:formula="of:=[.D265]-[.E265]" office:value-type="float" office:value="0">
            <text:p>0.000</text:p>
          </table:table-cell>
          <table:table-cell table:formula="of:=IF(([.G264] -[.F265] - [.H265]) &gt; 0; ([.G264] -[.F265] - [.H26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5]+1" office:value-type="float" office:value="246">
            <text:p>246</text:p>
          </table:table-cell>
          <table:table-cell table:formula="of:=IF([.G265] &gt; 0; IF([.C266] &gt; [.$B$3]; 0; [.$B$6]); 0)" office:value-type="float" office:value="0">
            <text:p>0.000</text:p>
          </table:table-cell>
          <table:table-cell table:formula="of:=[.G265] *[.$B$5]" office:value-type="float" office:value="0">
            <text:p>0.000</text:p>
          </table:table-cell>
          <table:table-cell table:formula="of:=[.D266]-[.E266]" office:value-type="float" office:value="0">
            <text:p>0.000</text:p>
          </table:table-cell>
          <table:table-cell table:formula="of:=IF(([.G265] -[.F266] - [.H266]) &gt; 0; ([.G265] -[.F266] - [.H26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6]+1" office:value-type="float" office:value="247">
            <text:p>247</text:p>
          </table:table-cell>
          <table:table-cell table:formula="of:=IF([.G266] &gt; 0; IF([.C267] &gt; [.$B$3]; 0; [.$B$6]); 0)" office:value-type="float" office:value="0">
            <text:p>0.000</text:p>
          </table:table-cell>
          <table:table-cell table:formula="of:=[.G266] *[.$B$5]" office:value-type="float" office:value="0">
            <text:p>0.000</text:p>
          </table:table-cell>
          <table:table-cell table:formula="of:=[.D267]-[.E267]" office:value-type="float" office:value="0">
            <text:p>0.000</text:p>
          </table:table-cell>
          <table:table-cell table:formula="of:=IF(([.G266] -[.F267] - [.H267]) &gt; 0; ([.G266] -[.F267] - [.H26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7]+1" office:value-type="float" office:value="248">
            <text:p>248</text:p>
          </table:table-cell>
          <table:table-cell table:formula="of:=IF([.G267] &gt; 0; IF([.C268] &gt; [.$B$3]; 0; [.$B$6]); 0)" office:value-type="float" office:value="0">
            <text:p>0.000</text:p>
          </table:table-cell>
          <table:table-cell table:formula="of:=[.G267] *[.$B$5]" office:value-type="float" office:value="0">
            <text:p>0.000</text:p>
          </table:table-cell>
          <table:table-cell table:formula="of:=[.D268]-[.E268]" office:value-type="float" office:value="0">
            <text:p>0.000</text:p>
          </table:table-cell>
          <table:table-cell table:formula="of:=IF(([.G267] -[.F268] - [.H268]) &gt; 0; ([.G267] -[.F268] - [.H26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8]+1" office:value-type="float" office:value="249">
            <text:p>249</text:p>
          </table:table-cell>
          <table:table-cell table:formula="of:=IF([.G268] &gt; 0; IF([.C269] &gt; [.$B$3]; 0; [.$B$6]); 0)" office:value-type="float" office:value="0">
            <text:p>0.000</text:p>
          </table:table-cell>
          <table:table-cell table:formula="of:=[.G268] *[.$B$5]" office:value-type="float" office:value="0">
            <text:p>0.000</text:p>
          </table:table-cell>
          <table:table-cell table:formula="of:=[.D269]-[.E269]" office:value-type="float" office:value="0">
            <text:p>0.000</text:p>
          </table:table-cell>
          <table:table-cell table:formula="of:=IF(([.G268] -[.F269] - [.H269]) &gt; 0; ([.G268] -[.F269] - [.H26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69]+1" office:value-type="float" office:value="250">
            <text:p>250</text:p>
          </table:table-cell>
          <table:table-cell table:formula="of:=IF([.G269] &gt; 0; IF([.C270] &gt; [.$B$3]; 0; [.$B$6]); 0)" office:value-type="float" office:value="0">
            <text:p>0.000</text:p>
          </table:table-cell>
          <table:table-cell table:formula="of:=[.G269] *[.$B$5]" office:value-type="float" office:value="0">
            <text:p>0.000</text:p>
          </table:table-cell>
          <table:table-cell table:formula="of:=[.D270]-[.E270]" office:value-type="float" office:value="0">
            <text:p>0.000</text:p>
          </table:table-cell>
          <table:table-cell table:formula="of:=IF(([.G269] -[.F270] - [.H270]) &gt; 0; ([.G269] -[.F270] - [.H27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0]+1" office:value-type="float" office:value="251">
            <text:p>251</text:p>
          </table:table-cell>
          <table:table-cell table:formula="of:=IF([.G270] &gt; 0; IF([.C271] &gt; [.$B$3]; 0; [.$B$6]); 0)" office:value-type="float" office:value="0">
            <text:p>0.000</text:p>
          </table:table-cell>
          <table:table-cell table:formula="of:=[.G270] *[.$B$5]" office:value-type="float" office:value="0">
            <text:p>0.000</text:p>
          </table:table-cell>
          <table:table-cell table:formula="of:=[.D271]-[.E271]" office:value-type="float" office:value="0">
            <text:p>0.000</text:p>
          </table:table-cell>
          <table:table-cell table:formula="of:=IF(([.G270] -[.F271] - [.H271]) &gt; 0; ([.G270] -[.F271] - [.H27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1]+1" office:value-type="float" office:value="252">
            <text:p>252</text:p>
          </table:table-cell>
          <table:table-cell table:formula="of:=IF([.G271] &gt; 0; IF([.C272] &gt; [.$B$3]; 0; [.$B$6]); 0)" office:value-type="float" office:value="0">
            <text:p>0.000</text:p>
          </table:table-cell>
          <table:table-cell table:formula="of:=[.G271] *[.$B$5]" office:value-type="float" office:value="0">
            <text:p>0.000</text:p>
          </table:table-cell>
          <table:table-cell table:formula="of:=[.D272]-[.E272]" office:value-type="float" office:value="0">
            <text:p>0.000</text:p>
          </table:table-cell>
          <table:table-cell table:formula="of:=IF(([.G271] -[.F272] - [.H272]) &gt; 0; ([.G271] -[.F272] - [.H27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2]+1" office:value-type="float" office:value="253">
            <text:p>253</text:p>
          </table:table-cell>
          <table:table-cell table:formula="of:=IF([.G272] &gt; 0; IF([.C273] &gt; [.$B$3]; 0; [.$B$6]); 0)" office:value-type="float" office:value="0">
            <text:p>0.000</text:p>
          </table:table-cell>
          <table:table-cell table:formula="of:=[.G272] *[.$B$5]" office:value-type="float" office:value="0">
            <text:p>0.000</text:p>
          </table:table-cell>
          <table:table-cell table:formula="of:=[.D273]-[.E273]" office:value-type="float" office:value="0">
            <text:p>0.000</text:p>
          </table:table-cell>
          <table:table-cell table:formula="of:=IF(([.G272] -[.F273] - [.H273]) &gt; 0; ([.G272] -[.F273] - [.H27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3]+1" office:value-type="float" office:value="254">
            <text:p>254</text:p>
          </table:table-cell>
          <table:table-cell table:formula="of:=IF([.G273] &gt; 0; IF([.C274] &gt; [.$B$3]; 0; [.$B$6]); 0)" office:value-type="float" office:value="0">
            <text:p>0.000</text:p>
          </table:table-cell>
          <table:table-cell table:formula="of:=[.G273] *[.$B$5]" office:value-type="float" office:value="0">
            <text:p>0.000</text:p>
          </table:table-cell>
          <table:table-cell table:formula="of:=[.D274]-[.E274]" office:value-type="float" office:value="0">
            <text:p>0.000</text:p>
          </table:table-cell>
          <table:table-cell table:formula="of:=IF(([.G273] -[.F274] - [.H274]) &gt; 0; ([.G273] -[.F274] - [.H27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4]+1" office:value-type="float" office:value="255">
            <text:p>255</text:p>
          </table:table-cell>
          <table:table-cell table:formula="of:=IF([.G274] &gt; 0; IF([.C275] &gt; [.$B$3]; 0; [.$B$6]); 0)" office:value-type="float" office:value="0">
            <text:p>0.000</text:p>
          </table:table-cell>
          <table:table-cell table:formula="of:=[.G274] *[.$B$5]" office:value-type="float" office:value="0">
            <text:p>0.000</text:p>
          </table:table-cell>
          <table:table-cell table:formula="of:=[.D275]-[.E275]" office:value-type="float" office:value="0">
            <text:p>0.000</text:p>
          </table:table-cell>
          <table:table-cell table:formula="of:=IF(([.G274] -[.F275] - [.H275]) &gt; 0; ([.G274] -[.F275] - [.H27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5]+1" office:value-type="float" office:value="256">
            <text:p>256</text:p>
          </table:table-cell>
          <table:table-cell table:formula="of:=IF([.G275] &gt; 0; IF([.C276] &gt; [.$B$3]; 0; [.$B$6]); 0)" office:value-type="float" office:value="0">
            <text:p>0.000</text:p>
          </table:table-cell>
          <table:table-cell table:formula="of:=[.G275] *[.$B$5]" office:value-type="float" office:value="0">
            <text:p>0.000</text:p>
          </table:table-cell>
          <table:table-cell table:formula="of:=[.D276]-[.E276]" office:value-type="float" office:value="0">
            <text:p>0.000</text:p>
          </table:table-cell>
          <table:table-cell table:formula="of:=IF(([.G275] -[.F276] - [.H276]) &gt; 0; ([.G275] -[.F276] - [.H27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6]+1" office:value-type="float" office:value="257">
            <text:p>257</text:p>
          </table:table-cell>
          <table:table-cell table:formula="of:=IF([.G276] &gt; 0; IF([.C277] &gt; [.$B$3]; 0; [.$B$6]); 0)" office:value-type="float" office:value="0">
            <text:p>0.000</text:p>
          </table:table-cell>
          <table:table-cell table:formula="of:=[.G276] *[.$B$5]" office:value-type="float" office:value="0">
            <text:p>0.000</text:p>
          </table:table-cell>
          <table:table-cell table:formula="of:=[.D277]-[.E277]" office:value-type="float" office:value="0">
            <text:p>0.000</text:p>
          </table:table-cell>
          <table:table-cell table:formula="of:=IF(([.G276] -[.F277] - [.H277]) &gt; 0; ([.G276] -[.F277] - [.H27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7]+1" office:value-type="float" office:value="258">
            <text:p>258</text:p>
          </table:table-cell>
          <table:table-cell table:formula="of:=IF([.G277] &gt; 0; IF([.C278] &gt; [.$B$3]; 0; [.$B$6]); 0)" office:value-type="float" office:value="0">
            <text:p>0.000</text:p>
          </table:table-cell>
          <table:table-cell table:formula="of:=[.G277] *[.$B$5]" office:value-type="float" office:value="0">
            <text:p>0.000</text:p>
          </table:table-cell>
          <table:table-cell table:formula="of:=[.D278]-[.E278]" office:value-type="float" office:value="0">
            <text:p>0.000</text:p>
          </table:table-cell>
          <table:table-cell table:formula="of:=IF(([.G277] -[.F278] - [.H278]) &gt; 0; ([.G277] -[.F278] - [.H27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8]+1" office:value-type="float" office:value="259">
            <text:p>259</text:p>
          </table:table-cell>
          <table:table-cell table:formula="of:=IF([.G278] &gt; 0; IF([.C279] &gt; [.$B$3]; 0; [.$B$6]); 0)" office:value-type="float" office:value="0">
            <text:p>0.000</text:p>
          </table:table-cell>
          <table:table-cell table:formula="of:=[.G278] *[.$B$5]" office:value-type="float" office:value="0">
            <text:p>0.000</text:p>
          </table:table-cell>
          <table:table-cell table:formula="of:=[.D279]-[.E279]" office:value-type="float" office:value="0">
            <text:p>0.000</text:p>
          </table:table-cell>
          <table:table-cell table:formula="of:=IF(([.G278] -[.F279] - [.H279]) &gt; 0; ([.G278] -[.F279] - [.H27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79]+1" office:value-type="float" office:value="260">
            <text:p>260</text:p>
          </table:table-cell>
          <table:table-cell table:formula="of:=IF([.G279] &gt; 0; IF([.C280] &gt; [.$B$3]; 0; [.$B$6]); 0)" office:value-type="float" office:value="0">
            <text:p>0.000</text:p>
          </table:table-cell>
          <table:table-cell table:formula="of:=[.G279] *[.$B$5]" office:value-type="float" office:value="0">
            <text:p>0.000</text:p>
          </table:table-cell>
          <table:table-cell table:formula="of:=[.D280]-[.E280]" office:value-type="float" office:value="0">
            <text:p>0.000</text:p>
          </table:table-cell>
          <table:table-cell table:formula="of:=IF(([.G279] -[.F280] - [.H280]) &gt; 0; ([.G279] -[.F280] - [.H28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0]+1" office:value-type="float" office:value="261">
            <text:p>261</text:p>
          </table:table-cell>
          <table:table-cell table:formula="of:=IF([.G280] &gt; 0; IF([.C281] &gt; [.$B$3]; 0; [.$B$6]); 0)" office:value-type="float" office:value="0">
            <text:p>0.000</text:p>
          </table:table-cell>
          <table:table-cell table:formula="of:=[.G280] *[.$B$5]" office:value-type="float" office:value="0">
            <text:p>0.000</text:p>
          </table:table-cell>
          <table:table-cell table:formula="of:=[.D281]-[.E281]" office:value-type="float" office:value="0">
            <text:p>0.000</text:p>
          </table:table-cell>
          <table:table-cell table:formula="of:=IF(([.G280] -[.F281] - [.H281]) &gt; 0; ([.G280] -[.F281] - [.H28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1]+1" office:value-type="float" office:value="262">
            <text:p>262</text:p>
          </table:table-cell>
          <table:table-cell table:formula="of:=IF([.G281] &gt; 0; IF([.C282] &gt; [.$B$3]; 0; [.$B$6]); 0)" office:value-type="float" office:value="0">
            <text:p>0.000</text:p>
          </table:table-cell>
          <table:table-cell table:formula="of:=[.G281] *[.$B$5]" office:value-type="float" office:value="0">
            <text:p>0.000</text:p>
          </table:table-cell>
          <table:table-cell table:formula="of:=[.D282]-[.E282]" office:value-type="float" office:value="0">
            <text:p>0.000</text:p>
          </table:table-cell>
          <table:table-cell table:formula="of:=IF(([.G281] -[.F282] - [.H282]) &gt; 0; ([.G281] -[.F282] - [.H28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2]+1" office:value-type="float" office:value="263">
            <text:p>263</text:p>
          </table:table-cell>
          <table:table-cell table:formula="of:=IF([.G282] &gt; 0; IF([.C283] &gt; [.$B$3]; 0; [.$B$6]); 0)" office:value-type="float" office:value="0">
            <text:p>0.000</text:p>
          </table:table-cell>
          <table:table-cell table:formula="of:=[.G282] *[.$B$5]" office:value-type="float" office:value="0">
            <text:p>0.000</text:p>
          </table:table-cell>
          <table:table-cell table:formula="of:=[.D283]-[.E283]" office:value-type="float" office:value="0">
            <text:p>0.000</text:p>
          </table:table-cell>
          <table:table-cell table:formula="of:=IF(([.G282] -[.F283] - [.H283]) &gt; 0; ([.G282] -[.F283] - [.H28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3]+1" office:value-type="float" office:value="264">
            <text:p>264</text:p>
          </table:table-cell>
          <table:table-cell table:formula="of:=IF([.G283] &gt; 0; IF([.C284] &gt; [.$B$3]; 0; [.$B$6]); 0)" office:value-type="float" office:value="0">
            <text:p>0.000</text:p>
          </table:table-cell>
          <table:table-cell table:formula="of:=[.G283] *[.$B$5]" office:value-type="float" office:value="0">
            <text:p>0.000</text:p>
          </table:table-cell>
          <table:table-cell table:formula="of:=[.D284]-[.E284]" office:value-type="float" office:value="0">
            <text:p>0.000</text:p>
          </table:table-cell>
          <table:table-cell table:formula="of:=IF(([.G283] -[.F284] - [.H284]) &gt; 0; ([.G283] -[.F284] - [.H28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4]+1" office:value-type="float" office:value="265">
            <text:p>265</text:p>
          </table:table-cell>
          <table:table-cell table:formula="of:=IF([.G284] &gt; 0; IF([.C285] &gt; [.$B$3]; 0; [.$B$6]); 0)" office:value-type="float" office:value="0">
            <text:p>0.000</text:p>
          </table:table-cell>
          <table:table-cell table:formula="of:=[.G284] *[.$B$5]" office:value-type="float" office:value="0">
            <text:p>0.000</text:p>
          </table:table-cell>
          <table:table-cell table:formula="of:=[.D285]-[.E285]" office:value-type="float" office:value="0">
            <text:p>0.000</text:p>
          </table:table-cell>
          <table:table-cell table:formula="of:=IF(([.G284] -[.F285] - [.H285]) &gt; 0; ([.G284] -[.F285] - [.H28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5]+1" office:value-type="float" office:value="266">
            <text:p>266</text:p>
          </table:table-cell>
          <table:table-cell table:formula="of:=IF([.G285] &gt; 0; IF([.C286] &gt; [.$B$3]; 0; [.$B$6]); 0)" office:value-type="float" office:value="0">
            <text:p>0.000</text:p>
          </table:table-cell>
          <table:table-cell table:formula="of:=[.G285] *[.$B$5]" office:value-type="float" office:value="0">
            <text:p>0.000</text:p>
          </table:table-cell>
          <table:table-cell table:formula="of:=[.D286]-[.E286]" office:value-type="float" office:value="0">
            <text:p>0.000</text:p>
          </table:table-cell>
          <table:table-cell table:formula="of:=IF(([.G285] -[.F286] - [.H286]) &gt; 0; ([.G285] -[.F286] - [.H28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6]+1" office:value-type="float" office:value="267">
            <text:p>267</text:p>
          </table:table-cell>
          <table:table-cell table:formula="of:=IF([.G286] &gt; 0; IF([.C287] &gt; [.$B$3]; 0; [.$B$6]); 0)" office:value-type="float" office:value="0">
            <text:p>0.000</text:p>
          </table:table-cell>
          <table:table-cell table:formula="of:=[.G286] *[.$B$5]" office:value-type="float" office:value="0">
            <text:p>0.000</text:p>
          </table:table-cell>
          <table:table-cell table:formula="of:=[.D287]-[.E287]" office:value-type="float" office:value="0">
            <text:p>0.000</text:p>
          </table:table-cell>
          <table:table-cell table:formula="of:=IF(([.G286] -[.F287] - [.H287]) &gt; 0; ([.G286] -[.F287] - [.H28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7]+1" office:value-type="float" office:value="268">
            <text:p>268</text:p>
          </table:table-cell>
          <table:table-cell table:formula="of:=IF([.G287] &gt; 0; IF([.C288] &gt; [.$B$3]; 0; [.$B$6]); 0)" office:value-type="float" office:value="0">
            <text:p>0.000</text:p>
          </table:table-cell>
          <table:table-cell table:formula="of:=[.G287] *[.$B$5]" office:value-type="float" office:value="0">
            <text:p>0.000</text:p>
          </table:table-cell>
          <table:table-cell table:formula="of:=[.D288]-[.E288]" office:value-type="float" office:value="0">
            <text:p>0.000</text:p>
          </table:table-cell>
          <table:table-cell table:formula="of:=IF(([.G287] -[.F288] - [.H288]) &gt; 0; ([.G287] -[.F288] - [.H28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8]+1" office:value-type="float" office:value="269">
            <text:p>269</text:p>
          </table:table-cell>
          <table:table-cell table:formula="of:=IF([.G288] &gt; 0; IF([.C289] &gt; [.$B$3]; 0; [.$B$6]); 0)" office:value-type="float" office:value="0">
            <text:p>0.000</text:p>
          </table:table-cell>
          <table:table-cell table:formula="of:=[.G288] *[.$B$5]" office:value-type="float" office:value="0">
            <text:p>0.000</text:p>
          </table:table-cell>
          <table:table-cell table:formula="of:=[.D289]-[.E289]" office:value-type="float" office:value="0">
            <text:p>0.000</text:p>
          </table:table-cell>
          <table:table-cell table:formula="of:=IF(([.G288] -[.F289] - [.H289]) &gt; 0; ([.G288] -[.F289] - [.H28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89]+1" office:value-type="float" office:value="270">
            <text:p>270</text:p>
          </table:table-cell>
          <table:table-cell table:formula="of:=IF([.G289] &gt; 0; IF([.C290] &gt; [.$B$3]; 0; [.$B$6]); 0)" office:value-type="float" office:value="0">
            <text:p>0.000</text:p>
          </table:table-cell>
          <table:table-cell table:formula="of:=[.G289] *[.$B$5]" office:value-type="float" office:value="0">
            <text:p>0.000</text:p>
          </table:table-cell>
          <table:table-cell table:formula="of:=[.D290]-[.E290]" office:value-type="float" office:value="0">
            <text:p>0.000</text:p>
          </table:table-cell>
          <table:table-cell table:formula="of:=IF(([.G289] -[.F290] - [.H290]) &gt; 0; ([.G289] -[.F290] - [.H29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0]+1" office:value-type="float" office:value="271">
            <text:p>271</text:p>
          </table:table-cell>
          <table:table-cell table:formula="of:=IF([.G290] &gt; 0; IF([.C291] &gt; [.$B$3]; 0; [.$B$6]); 0)" office:value-type="float" office:value="0">
            <text:p>0.000</text:p>
          </table:table-cell>
          <table:table-cell table:formula="of:=[.G290] *[.$B$5]" office:value-type="float" office:value="0">
            <text:p>0.000</text:p>
          </table:table-cell>
          <table:table-cell table:formula="of:=[.D291]-[.E291]" office:value-type="float" office:value="0">
            <text:p>0.000</text:p>
          </table:table-cell>
          <table:table-cell table:formula="of:=IF(([.G290] -[.F291] - [.H291]) &gt; 0; ([.G290] -[.F291] - [.H29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1]+1" office:value-type="float" office:value="272">
            <text:p>272</text:p>
          </table:table-cell>
          <table:table-cell table:formula="of:=IF([.G291] &gt; 0; IF([.C292] &gt; [.$B$3]; 0; [.$B$6]); 0)" office:value-type="float" office:value="0">
            <text:p>0.000</text:p>
          </table:table-cell>
          <table:table-cell table:formula="of:=[.G291] *[.$B$5]" office:value-type="float" office:value="0">
            <text:p>0.000</text:p>
          </table:table-cell>
          <table:table-cell table:formula="of:=[.D292]-[.E292]" office:value-type="float" office:value="0">
            <text:p>0.000</text:p>
          </table:table-cell>
          <table:table-cell table:formula="of:=IF(([.G291] -[.F292] - [.H292]) &gt; 0; ([.G291] -[.F292] - [.H29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2]+1" office:value-type="float" office:value="273">
            <text:p>273</text:p>
          </table:table-cell>
          <table:table-cell table:formula="of:=IF([.G292] &gt; 0; IF([.C293] &gt; [.$B$3]; 0; [.$B$6]); 0)" office:value-type="float" office:value="0">
            <text:p>0.000</text:p>
          </table:table-cell>
          <table:table-cell table:formula="of:=[.G292] *[.$B$5]" office:value-type="float" office:value="0">
            <text:p>0.000</text:p>
          </table:table-cell>
          <table:table-cell table:formula="of:=[.D293]-[.E293]" office:value-type="float" office:value="0">
            <text:p>0.000</text:p>
          </table:table-cell>
          <table:table-cell table:formula="of:=IF(([.G292] -[.F293] - [.H293]) &gt; 0; ([.G292] -[.F293] - [.H29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3]+1" office:value-type="float" office:value="274">
            <text:p>274</text:p>
          </table:table-cell>
          <table:table-cell table:formula="of:=IF([.G293] &gt; 0; IF([.C294] &gt; [.$B$3]; 0; [.$B$6]); 0)" office:value-type="float" office:value="0">
            <text:p>0.000</text:p>
          </table:table-cell>
          <table:table-cell table:formula="of:=[.G293] *[.$B$5]" office:value-type="float" office:value="0">
            <text:p>0.000</text:p>
          </table:table-cell>
          <table:table-cell table:formula="of:=[.D294]-[.E294]" office:value-type="float" office:value="0">
            <text:p>0.000</text:p>
          </table:table-cell>
          <table:table-cell table:formula="of:=IF(([.G293] -[.F294] - [.H294]) &gt; 0; ([.G293] -[.F294] - [.H29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4]+1" office:value-type="float" office:value="275">
            <text:p>275</text:p>
          </table:table-cell>
          <table:table-cell table:formula="of:=IF([.G294] &gt; 0; IF([.C295] &gt; [.$B$3]; 0; [.$B$6]); 0)" office:value-type="float" office:value="0">
            <text:p>0.000</text:p>
          </table:table-cell>
          <table:table-cell table:formula="of:=[.G294] *[.$B$5]" office:value-type="float" office:value="0">
            <text:p>0.000</text:p>
          </table:table-cell>
          <table:table-cell table:formula="of:=[.D295]-[.E295]" office:value-type="float" office:value="0">
            <text:p>0.000</text:p>
          </table:table-cell>
          <table:table-cell table:formula="of:=IF(([.G294] -[.F295] - [.H295]) &gt; 0; ([.G294] -[.F295] - [.H29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5]+1" office:value-type="float" office:value="276">
            <text:p>276</text:p>
          </table:table-cell>
          <table:table-cell table:formula="of:=IF([.G295] &gt; 0; IF([.C296] &gt; [.$B$3]; 0; [.$B$6]); 0)" office:value-type="float" office:value="0">
            <text:p>0.000</text:p>
          </table:table-cell>
          <table:table-cell table:formula="of:=[.G295] *[.$B$5]" office:value-type="float" office:value="0">
            <text:p>0.000</text:p>
          </table:table-cell>
          <table:table-cell table:formula="of:=[.D296]-[.E296]" office:value-type="float" office:value="0">
            <text:p>0.000</text:p>
          </table:table-cell>
          <table:table-cell table:formula="of:=IF(([.G295] -[.F296] - [.H296]) &gt; 0; ([.G295] -[.F296] - [.H29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6]+1" office:value-type="float" office:value="277">
            <text:p>277</text:p>
          </table:table-cell>
          <table:table-cell table:formula="of:=IF([.G296] &gt; 0; IF([.C297] &gt; [.$B$3]; 0; [.$B$6]); 0)" office:value-type="float" office:value="0">
            <text:p>0.000</text:p>
          </table:table-cell>
          <table:table-cell table:formula="of:=[.G296] *[.$B$5]" office:value-type="float" office:value="0">
            <text:p>0.000</text:p>
          </table:table-cell>
          <table:table-cell table:formula="of:=[.D297]-[.E297]" office:value-type="float" office:value="0">
            <text:p>0.000</text:p>
          </table:table-cell>
          <table:table-cell table:formula="of:=IF(([.G296] -[.F297] - [.H297]) &gt; 0; ([.G296] -[.F297] - [.H29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7]+1" office:value-type="float" office:value="278">
            <text:p>278</text:p>
          </table:table-cell>
          <table:table-cell table:formula="of:=IF([.G297] &gt; 0; IF([.C298] &gt; [.$B$3]; 0; [.$B$6]); 0)" office:value-type="float" office:value="0">
            <text:p>0.000</text:p>
          </table:table-cell>
          <table:table-cell table:formula="of:=[.G297] *[.$B$5]" office:value-type="float" office:value="0">
            <text:p>0.000</text:p>
          </table:table-cell>
          <table:table-cell table:formula="of:=[.D298]-[.E298]" office:value-type="float" office:value="0">
            <text:p>0.000</text:p>
          </table:table-cell>
          <table:table-cell table:formula="of:=IF(([.G297] -[.F298] - [.H298]) &gt; 0; ([.G297] -[.F298] - [.H29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8]+1" office:value-type="float" office:value="279">
            <text:p>279</text:p>
          </table:table-cell>
          <table:table-cell table:formula="of:=IF([.G298] &gt; 0; IF([.C299] &gt; [.$B$3]; 0; [.$B$6]); 0)" office:value-type="float" office:value="0">
            <text:p>0.000</text:p>
          </table:table-cell>
          <table:table-cell table:formula="of:=[.G298] *[.$B$5]" office:value-type="float" office:value="0">
            <text:p>0.000</text:p>
          </table:table-cell>
          <table:table-cell table:formula="of:=[.D299]-[.E299]" office:value-type="float" office:value="0">
            <text:p>0.000</text:p>
          </table:table-cell>
          <table:table-cell table:formula="of:=IF(([.G298] -[.F299] - [.H299]) &gt; 0; ([.G298] -[.F299] - [.H29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299]+1" office:value-type="float" office:value="280">
            <text:p>280</text:p>
          </table:table-cell>
          <table:table-cell table:formula="of:=IF([.G299] &gt; 0; IF([.C300] &gt; [.$B$3]; 0; [.$B$6]); 0)" office:value-type="float" office:value="0">
            <text:p>0.000</text:p>
          </table:table-cell>
          <table:table-cell table:formula="of:=[.G299] *[.$B$5]" office:value-type="float" office:value="0">
            <text:p>0.000</text:p>
          </table:table-cell>
          <table:table-cell table:formula="of:=[.D300]-[.E300]" office:value-type="float" office:value="0">
            <text:p>0.000</text:p>
          </table:table-cell>
          <table:table-cell table:formula="of:=IF(([.G299] -[.F300] - [.H300]) &gt; 0; ([.G299] -[.F300] - [.H30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0]+1" office:value-type="float" office:value="281">
            <text:p>281</text:p>
          </table:table-cell>
          <table:table-cell table:formula="of:=IF([.G300] &gt; 0; IF([.C301] &gt; [.$B$3]; 0; [.$B$6]); 0)" office:value-type="float" office:value="0">
            <text:p>0.000</text:p>
          </table:table-cell>
          <table:table-cell table:formula="of:=[.G300] *[.$B$5]" office:value-type="float" office:value="0">
            <text:p>0.000</text:p>
          </table:table-cell>
          <table:table-cell table:formula="of:=[.D301]-[.E301]" office:value-type="float" office:value="0">
            <text:p>0.000</text:p>
          </table:table-cell>
          <table:table-cell table:formula="of:=IF(([.G300] -[.F301] - [.H301]) &gt; 0; ([.G300] -[.F301] - [.H30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1]+1" office:value-type="float" office:value="282">
            <text:p>282</text:p>
          </table:table-cell>
          <table:table-cell table:formula="of:=IF([.G301] &gt; 0; IF([.C302] &gt; [.$B$3]; 0; [.$B$6]); 0)" office:value-type="float" office:value="0">
            <text:p>0.000</text:p>
          </table:table-cell>
          <table:table-cell table:formula="of:=[.G301] *[.$B$5]" office:value-type="float" office:value="0">
            <text:p>0.000</text:p>
          </table:table-cell>
          <table:table-cell table:formula="of:=[.D302]-[.E302]" office:value-type="float" office:value="0">
            <text:p>0.000</text:p>
          </table:table-cell>
          <table:table-cell table:formula="of:=IF(([.G301] -[.F302] - [.H302]) &gt; 0; ([.G301] -[.F302] - [.H30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2]+1" office:value-type="float" office:value="283">
            <text:p>283</text:p>
          </table:table-cell>
          <table:table-cell table:formula="of:=IF([.G302] &gt; 0; IF([.C303] &gt; [.$B$3]; 0; [.$B$6]); 0)" office:value-type="float" office:value="0">
            <text:p>0.000</text:p>
          </table:table-cell>
          <table:table-cell table:formula="of:=[.G302] *[.$B$5]" office:value-type="float" office:value="0">
            <text:p>0.000</text:p>
          </table:table-cell>
          <table:table-cell table:formula="of:=[.D303]-[.E303]" office:value-type="float" office:value="0">
            <text:p>0.000</text:p>
          </table:table-cell>
          <table:table-cell table:formula="of:=IF(([.G302] -[.F303] - [.H303]) &gt; 0; ([.G302] -[.F303] - [.H30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3]+1" office:value-type="float" office:value="284">
            <text:p>284</text:p>
          </table:table-cell>
          <table:table-cell table:formula="of:=IF([.G303] &gt; 0; IF([.C304] &gt; [.$B$3]; 0; [.$B$6]); 0)" office:value-type="float" office:value="0">
            <text:p>0.000</text:p>
          </table:table-cell>
          <table:table-cell table:formula="of:=[.G303] *[.$B$5]" office:value-type="float" office:value="0">
            <text:p>0.000</text:p>
          </table:table-cell>
          <table:table-cell table:formula="of:=[.D304]-[.E304]" office:value-type="float" office:value="0">
            <text:p>0.000</text:p>
          </table:table-cell>
          <table:table-cell table:formula="of:=IF(([.G303] -[.F304] - [.H304]) &gt; 0; ([.G303] -[.F304] - [.H30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4]+1" office:value-type="float" office:value="285">
            <text:p>285</text:p>
          </table:table-cell>
          <table:table-cell table:formula="of:=IF([.G304] &gt; 0; IF([.C305] &gt; [.$B$3]; 0; [.$B$6]); 0)" office:value-type="float" office:value="0">
            <text:p>0.000</text:p>
          </table:table-cell>
          <table:table-cell table:formula="of:=[.G304] *[.$B$5]" office:value-type="float" office:value="0">
            <text:p>0.000</text:p>
          </table:table-cell>
          <table:table-cell table:formula="of:=[.D305]-[.E305]" office:value-type="float" office:value="0">
            <text:p>0.000</text:p>
          </table:table-cell>
          <table:table-cell table:formula="of:=IF(([.G304] -[.F305] - [.H305]) &gt; 0; ([.G304] -[.F305] - [.H30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5]+1" office:value-type="float" office:value="286">
            <text:p>286</text:p>
          </table:table-cell>
          <table:table-cell table:formula="of:=IF([.G305] &gt; 0; IF([.C306] &gt; [.$B$3]; 0; [.$B$6]); 0)" office:value-type="float" office:value="0">
            <text:p>0.000</text:p>
          </table:table-cell>
          <table:table-cell table:formula="of:=[.G305] *[.$B$5]" office:value-type="float" office:value="0">
            <text:p>0.000</text:p>
          </table:table-cell>
          <table:table-cell table:formula="of:=[.D306]-[.E306]" office:value-type="float" office:value="0">
            <text:p>0.000</text:p>
          </table:table-cell>
          <table:table-cell table:formula="of:=IF(([.G305] -[.F306] - [.H306]) &gt; 0; ([.G305] -[.F306] - [.H30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6]+1" office:value-type="float" office:value="287">
            <text:p>287</text:p>
          </table:table-cell>
          <table:table-cell table:formula="of:=IF([.G306] &gt; 0; IF([.C307] &gt; [.$B$3]; 0; [.$B$6]); 0)" office:value-type="float" office:value="0">
            <text:p>0.000</text:p>
          </table:table-cell>
          <table:table-cell table:formula="of:=[.G306] *[.$B$5]" office:value-type="float" office:value="0">
            <text:p>0.000</text:p>
          </table:table-cell>
          <table:table-cell table:formula="of:=[.D307]-[.E307]" office:value-type="float" office:value="0">
            <text:p>0.000</text:p>
          </table:table-cell>
          <table:table-cell table:formula="of:=IF(([.G306] -[.F307] - [.H307]) &gt; 0; ([.G306] -[.F307] - [.H30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7]+1" office:value-type="float" office:value="288">
            <text:p>288</text:p>
          </table:table-cell>
          <table:table-cell table:formula="of:=IF([.G307] &gt; 0; IF([.C308] &gt; [.$B$3]; 0; [.$B$6]); 0)" office:value-type="float" office:value="0">
            <text:p>0.000</text:p>
          </table:table-cell>
          <table:table-cell table:formula="of:=[.G307] *[.$B$5]" office:value-type="float" office:value="0">
            <text:p>0.000</text:p>
          </table:table-cell>
          <table:table-cell table:formula="of:=[.D308]-[.E308]" office:value-type="float" office:value="0">
            <text:p>0.000</text:p>
          </table:table-cell>
          <table:table-cell table:formula="of:=IF(([.G307] -[.F308] - [.H308]) &gt; 0; ([.G307] -[.F308] - [.H30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8]+1" office:value-type="float" office:value="289">
            <text:p>289</text:p>
          </table:table-cell>
          <table:table-cell table:formula="of:=IF([.G308] &gt; 0; IF([.C309] &gt; [.$B$3]; 0; [.$B$6]); 0)" office:value-type="float" office:value="0">
            <text:p>0.000</text:p>
          </table:table-cell>
          <table:table-cell table:formula="of:=[.G308] *[.$B$5]" office:value-type="float" office:value="0">
            <text:p>0.000</text:p>
          </table:table-cell>
          <table:table-cell table:formula="of:=[.D309]-[.E309]" office:value-type="float" office:value="0">
            <text:p>0.000</text:p>
          </table:table-cell>
          <table:table-cell table:formula="of:=IF(([.G308] -[.F309] - [.H309]) &gt; 0; ([.G308] -[.F309] - [.H30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09]+1" office:value-type="float" office:value="290">
            <text:p>290</text:p>
          </table:table-cell>
          <table:table-cell table:formula="of:=IF([.G309] &gt; 0; IF([.C310] &gt; [.$B$3]; 0; [.$B$6]); 0)" office:value-type="float" office:value="0">
            <text:p>0.000</text:p>
          </table:table-cell>
          <table:table-cell table:formula="of:=[.G309] *[.$B$5]" office:value-type="float" office:value="0">
            <text:p>0.000</text:p>
          </table:table-cell>
          <table:table-cell table:formula="of:=[.D310]-[.E310]" office:value-type="float" office:value="0">
            <text:p>0.000</text:p>
          </table:table-cell>
          <table:table-cell table:formula="of:=IF(([.G309] -[.F310] - [.H310]) &gt; 0; ([.G309] -[.F310] - [.H31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0]+1" office:value-type="float" office:value="291">
            <text:p>291</text:p>
          </table:table-cell>
          <table:table-cell table:formula="of:=IF([.G310] &gt; 0; IF([.C311] &gt; [.$B$3]; 0; [.$B$6]); 0)" office:value-type="float" office:value="0">
            <text:p>0.000</text:p>
          </table:table-cell>
          <table:table-cell table:formula="of:=[.G310] *[.$B$5]" office:value-type="float" office:value="0">
            <text:p>0.000</text:p>
          </table:table-cell>
          <table:table-cell table:formula="of:=[.D311]-[.E311]" office:value-type="float" office:value="0">
            <text:p>0.000</text:p>
          </table:table-cell>
          <table:table-cell table:formula="of:=IF(([.G310] -[.F311] - [.H311]) &gt; 0; ([.G310] -[.F311] - [.H31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1]+1" office:value-type="float" office:value="292">
            <text:p>292</text:p>
          </table:table-cell>
          <table:table-cell table:formula="of:=IF([.G311] &gt; 0; IF([.C312] &gt; [.$B$3]; 0; [.$B$6]); 0)" office:value-type="float" office:value="0">
            <text:p>0.000</text:p>
          </table:table-cell>
          <table:table-cell table:formula="of:=[.G311] *[.$B$5]" office:value-type="float" office:value="0">
            <text:p>0.000</text:p>
          </table:table-cell>
          <table:table-cell table:formula="of:=[.D312]-[.E312]" office:value-type="float" office:value="0">
            <text:p>0.000</text:p>
          </table:table-cell>
          <table:table-cell table:formula="of:=IF(([.G311] -[.F312] - [.H312]) &gt; 0; ([.G311] -[.F312] - [.H31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2]+1" office:value-type="float" office:value="293">
            <text:p>293</text:p>
          </table:table-cell>
          <table:table-cell table:formula="of:=IF([.G312] &gt; 0; IF([.C313] &gt; [.$B$3]; 0; [.$B$6]); 0)" office:value-type="float" office:value="0">
            <text:p>0.000</text:p>
          </table:table-cell>
          <table:table-cell table:formula="of:=[.G312] *[.$B$5]" office:value-type="float" office:value="0">
            <text:p>0.000</text:p>
          </table:table-cell>
          <table:table-cell table:formula="of:=[.D313]-[.E313]" office:value-type="float" office:value="0">
            <text:p>0.000</text:p>
          </table:table-cell>
          <table:table-cell table:formula="of:=IF(([.G312] -[.F313] - [.H313]) &gt; 0; ([.G312] -[.F313] - [.H31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3]+1" office:value-type="float" office:value="294">
            <text:p>294</text:p>
          </table:table-cell>
          <table:table-cell table:formula="of:=IF([.G313] &gt; 0; IF([.C314] &gt; [.$B$3]; 0; [.$B$6]); 0)" office:value-type="float" office:value="0">
            <text:p>0.000</text:p>
          </table:table-cell>
          <table:table-cell table:formula="of:=[.G313] *[.$B$5]" office:value-type="float" office:value="0">
            <text:p>0.000</text:p>
          </table:table-cell>
          <table:table-cell table:formula="of:=[.D314]-[.E314]" office:value-type="float" office:value="0">
            <text:p>0.000</text:p>
          </table:table-cell>
          <table:table-cell table:formula="of:=IF(([.G313] -[.F314] - [.H314]) &gt; 0; ([.G313] -[.F314] - [.H31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4]+1" office:value-type="float" office:value="295">
            <text:p>295</text:p>
          </table:table-cell>
          <table:table-cell table:formula="of:=IF([.G314] &gt; 0; IF([.C315] &gt; [.$B$3]; 0; [.$B$6]); 0)" office:value-type="float" office:value="0">
            <text:p>0.000</text:p>
          </table:table-cell>
          <table:table-cell table:formula="of:=[.G314] *[.$B$5]" office:value-type="float" office:value="0">
            <text:p>0.000</text:p>
          </table:table-cell>
          <table:table-cell table:formula="of:=[.D315]-[.E315]" office:value-type="float" office:value="0">
            <text:p>0.000</text:p>
          </table:table-cell>
          <table:table-cell table:formula="of:=IF(([.G314] -[.F315] - [.H315]) &gt; 0; ([.G314] -[.F315] - [.H31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5]+1" office:value-type="float" office:value="296">
            <text:p>296</text:p>
          </table:table-cell>
          <table:table-cell table:formula="of:=IF([.G315] &gt; 0; IF([.C316] &gt; [.$B$3]; 0; [.$B$6]); 0)" office:value-type="float" office:value="0">
            <text:p>0.000</text:p>
          </table:table-cell>
          <table:table-cell table:formula="of:=[.G315] *[.$B$5]" office:value-type="float" office:value="0">
            <text:p>0.000</text:p>
          </table:table-cell>
          <table:table-cell table:formula="of:=[.D316]-[.E316]" office:value-type="float" office:value="0">
            <text:p>0.000</text:p>
          </table:table-cell>
          <table:table-cell table:formula="of:=IF(([.G315] -[.F316] - [.H316]) &gt; 0; ([.G315] -[.F316] - [.H31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6]+1" office:value-type="float" office:value="297">
            <text:p>297</text:p>
          </table:table-cell>
          <table:table-cell table:formula="of:=IF([.G316] &gt; 0; IF([.C317] &gt; [.$B$3]; 0; [.$B$6]); 0)" office:value-type="float" office:value="0">
            <text:p>0.000</text:p>
          </table:table-cell>
          <table:table-cell table:formula="of:=[.G316] *[.$B$5]" office:value-type="float" office:value="0">
            <text:p>0.000</text:p>
          </table:table-cell>
          <table:table-cell table:formula="of:=[.D317]-[.E317]" office:value-type="float" office:value="0">
            <text:p>0.000</text:p>
          </table:table-cell>
          <table:table-cell table:formula="of:=IF(([.G316] -[.F317] - [.H317]) &gt; 0; ([.G316] -[.F317] - [.H31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7]+1" office:value-type="float" office:value="298">
            <text:p>298</text:p>
          </table:table-cell>
          <table:table-cell table:formula="of:=IF([.G317] &gt; 0; IF([.C318] &gt; [.$B$3]; 0; [.$B$6]); 0)" office:value-type="float" office:value="0">
            <text:p>0.000</text:p>
          </table:table-cell>
          <table:table-cell table:formula="of:=[.G317] *[.$B$5]" office:value-type="float" office:value="0">
            <text:p>0.000</text:p>
          </table:table-cell>
          <table:table-cell table:formula="of:=[.D318]-[.E318]" office:value-type="float" office:value="0">
            <text:p>0.000</text:p>
          </table:table-cell>
          <table:table-cell table:formula="of:=IF(([.G317] -[.F318] - [.H318]) &gt; 0; ([.G317] -[.F318] - [.H31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8]+1" office:value-type="float" office:value="299">
            <text:p>299</text:p>
          </table:table-cell>
          <table:table-cell table:formula="of:=IF([.G318] &gt; 0; IF([.C319] &gt; [.$B$3]; 0; [.$B$6]); 0)" office:value-type="float" office:value="0">
            <text:p>0.000</text:p>
          </table:table-cell>
          <table:table-cell table:formula="of:=[.G318] *[.$B$5]" office:value-type="float" office:value="0">
            <text:p>0.000</text:p>
          </table:table-cell>
          <table:table-cell table:formula="of:=[.D319]-[.E319]" office:value-type="float" office:value="0">
            <text:p>0.000</text:p>
          </table:table-cell>
          <table:table-cell table:formula="of:=IF(([.G318] -[.F319] - [.H319]) &gt; 0; ([.G318] -[.F319] - [.H31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19]+1" office:value-type="float" office:value="300">
            <text:p>300</text:p>
          </table:table-cell>
          <table:table-cell table:formula="of:=IF([.G319] &gt; 0; IF([.C320] &gt; [.$B$3]; 0; [.$B$6]); 0)" office:value-type="float" office:value="0">
            <text:p>0.000</text:p>
          </table:table-cell>
          <table:table-cell table:formula="of:=[.G319] *[.$B$5]" office:value-type="float" office:value="0">
            <text:p>0.000</text:p>
          </table:table-cell>
          <table:table-cell table:formula="of:=[.D320]-[.E320]" office:value-type="float" office:value="0">
            <text:p>0.000</text:p>
          </table:table-cell>
          <table:table-cell table:formula="of:=IF(([.G319] -[.F320] - [.H320]) &gt; 0; ([.G319] -[.F320] - [.H32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0]+1" office:value-type="float" office:value="301">
            <text:p>301</text:p>
          </table:table-cell>
          <table:table-cell table:formula="of:=IF([.G320] &gt; 0; IF([.C321] &gt; [.$B$3]; 0; [.$B$6]); 0)" office:value-type="float" office:value="0">
            <text:p>0.000</text:p>
          </table:table-cell>
          <table:table-cell table:formula="of:=[.G320] *[.$B$5]" office:value-type="float" office:value="0">
            <text:p>0.000</text:p>
          </table:table-cell>
          <table:table-cell table:formula="of:=[.D321]-[.E321]" office:value-type="float" office:value="0">
            <text:p>0.000</text:p>
          </table:table-cell>
          <table:table-cell table:formula="of:=IF(([.G320] -[.F321] - [.H321]) &gt; 0; ([.G320] -[.F321] - [.H32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1]+1" office:value-type="float" office:value="302">
            <text:p>302</text:p>
          </table:table-cell>
          <table:table-cell table:formula="of:=IF([.G321] &gt; 0; IF([.C322] &gt; [.$B$3]; 0; [.$B$6]); 0)" office:value-type="float" office:value="0">
            <text:p>0.000</text:p>
          </table:table-cell>
          <table:table-cell table:formula="of:=[.G321] *[.$B$5]" office:value-type="float" office:value="0">
            <text:p>0.000</text:p>
          </table:table-cell>
          <table:table-cell table:formula="of:=[.D322]-[.E322]" office:value-type="float" office:value="0">
            <text:p>0.000</text:p>
          </table:table-cell>
          <table:table-cell table:formula="of:=IF(([.G321] -[.F322] - [.H322]) &gt; 0; ([.G321] -[.F322] - [.H32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2]+1" office:value-type="float" office:value="303">
            <text:p>303</text:p>
          </table:table-cell>
          <table:table-cell table:formula="of:=IF([.G322] &gt; 0; IF([.C323] &gt; [.$B$3]; 0; [.$B$6]); 0)" office:value-type="float" office:value="0">
            <text:p>0.000</text:p>
          </table:table-cell>
          <table:table-cell table:formula="of:=[.G322] *[.$B$5]" office:value-type="float" office:value="0">
            <text:p>0.000</text:p>
          </table:table-cell>
          <table:table-cell table:formula="of:=[.D323]-[.E323]" office:value-type="float" office:value="0">
            <text:p>0.000</text:p>
          </table:table-cell>
          <table:table-cell table:formula="of:=IF(([.G322] -[.F323] - [.H323]) &gt; 0; ([.G322] -[.F323] - [.H32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3]+1" office:value-type="float" office:value="304">
            <text:p>304</text:p>
          </table:table-cell>
          <table:table-cell table:formula="of:=IF([.G323] &gt; 0; IF([.C324] &gt; [.$B$3]; 0; [.$B$6]); 0)" office:value-type="float" office:value="0">
            <text:p>0.000</text:p>
          </table:table-cell>
          <table:table-cell table:formula="of:=[.G323] *[.$B$5]" office:value-type="float" office:value="0">
            <text:p>0.000</text:p>
          </table:table-cell>
          <table:table-cell table:formula="of:=[.D324]-[.E324]" office:value-type="float" office:value="0">
            <text:p>0.000</text:p>
          </table:table-cell>
          <table:table-cell table:formula="of:=IF(([.G323] -[.F324] - [.H324]) &gt; 0; ([.G323] -[.F324] - [.H32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4]+1" office:value-type="float" office:value="305">
            <text:p>305</text:p>
          </table:table-cell>
          <table:table-cell table:formula="of:=IF([.G324] &gt; 0; IF([.C325] &gt; [.$B$3]; 0; [.$B$6]); 0)" office:value-type="float" office:value="0">
            <text:p>0.000</text:p>
          </table:table-cell>
          <table:table-cell table:formula="of:=[.G324] *[.$B$5]" office:value-type="float" office:value="0">
            <text:p>0.000</text:p>
          </table:table-cell>
          <table:table-cell table:formula="of:=[.D325]-[.E325]" office:value-type="float" office:value="0">
            <text:p>0.000</text:p>
          </table:table-cell>
          <table:table-cell table:formula="of:=IF(([.G324] -[.F325] - [.H325]) &gt; 0; ([.G324] -[.F325] - [.H32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5]+1" office:value-type="float" office:value="306">
            <text:p>306</text:p>
          </table:table-cell>
          <table:table-cell table:formula="of:=IF([.G325] &gt; 0; IF([.C326] &gt; [.$B$3]; 0; [.$B$6]); 0)" office:value-type="float" office:value="0">
            <text:p>0.000</text:p>
          </table:table-cell>
          <table:table-cell table:formula="of:=[.G325] *[.$B$5]" office:value-type="float" office:value="0">
            <text:p>0.000</text:p>
          </table:table-cell>
          <table:table-cell table:formula="of:=[.D326]-[.E326]" office:value-type="float" office:value="0">
            <text:p>0.000</text:p>
          </table:table-cell>
          <table:table-cell table:formula="of:=IF(([.G325] -[.F326] - [.H326]) &gt; 0; ([.G325] -[.F326] - [.H32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6]+1" office:value-type="float" office:value="307">
            <text:p>307</text:p>
          </table:table-cell>
          <table:table-cell table:formula="of:=IF([.G326] &gt; 0; IF([.C327] &gt; [.$B$3]; 0; [.$B$6]); 0)" office:value-type="float" office:value="0">
            <text:p>0.000</text:p>
          </table:table-cell>
          <table:table-cell table:formula="of:=[.G326] *[.$B$5]" office:value-type="float" office:value="0">
            <text:p>0.000</text:p>
          </table:table-cell>
          <table:table-cell table:formula="of:=[.D327]-[.E327]" office:value-type="float" office:value="0">
            <text:p>0.000</text:p>
          </table:table-cell>
          <table:table-cell table:formula="of:=IF(([.G326] -[.F327] - [.H327]) &gt; 0; ([.G326] -[.F327] - [.H32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7]+1" office:value-type="float" office:value="308">
            <text:p>308</text:p>
          </table:table-cell>
          <table:table-cell table:formula="of:=IF([.G327] &gt; 0; IF([.C328] &gt; [.$B$3]; 0; [.$B$6]); 0)" office:value-type="float" office:value="0">
            <text:p>0.000</text:p>
          </table:table-cell>
          <table:table-cell table:formula="of:=[.G327] *[.$B$5]" office:value-type="float" office:value="0">
            <text:p>0.000</text:p>
          </table:table-cell>
          <table:table-cell table:formula="of:=[.D328]-[.E328]" office:value-type="float" office:value="0">
            <text:p>0.000</text:p>
          </table:table-cell>
          <table:table-cell table:formula="of:=IF(([.G327] -[.F328] - [.H328]) &gt; 0; ([.G327] -[.F328] - [.H32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8]+1" office:value-type="float" office:value="309">
            <text:p>309</text:p>
          </table:table-cell>
          <table:table-cell table:formula="of:=IF([.G328] &gt; 0; IF([.C329] &gt; [.$B$3]; 0; [.$B$6]); 0)" office:value-type="float" office:value="0">
            <text:p>0.000</text:p>
          </table:table-cell>
          <table:table-cell table:formula="of:=[.G328] *[.$B$5]" office:value-type="float" office:value="0">
            <text:p>0.000</text:p>
          </table:table-cell>
          <table:table-cell table:formula="of:=[.D329]-[.E329]" office:value-type="float" office:value="0">
            <text:p>0.000</text:p>
          </table:table-cell>
          <table:table-cell table:formula="of:=IF(([.G328] -[.F329] - [.H329]) &gt; 0; ([.G328] -[.F329] - [.H32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29]+1" office:value-type="float" office:value="310">
            <text:p>310</text:p>
          </table:table-cell>
          <table:table-cell table:formula="of:=IF([.G329] &gt; 0; IF([.C330] &gt; [.$B$3]; 0; [.$B$6]); 0)" office:value-type="float" office:value="0">
            <text:p>0.000</text:p>
          </table:table-cell>
          <table:table-cell table:formula="of:=[.G329] *[.$B$5]" office:value-type="float" office:value="0">
            <text:p>0.000</text:p>
          </table:table-cell>
          <table:table-cell table:formula="of:=[.D330]-[.E330]" office:value-type="float" office:value="0">
            <text:p>0.000</text:p>
          </table:table-cell>
          <table:table-cell table:formula="of:=IF(([.G329] -[.F330] - [.H330]) &gt; 0; ([.G329] -[.F330] - [.H33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0]+1" office:value-type="float" office:value="311">
            <text:p>311</text:p>
          </table:table-cell>
          <table:table-cell table:formula="of:=IF([.G330] &gt; 0; IF([.C331] &gt; [.$B$3]; 0; [.$B$6]); 0)" office:value-type="float" office:value="0">
            <text:p>0.000</text:p>
          </table:table-cell>
          <table:table-cell table:formula="of:=[.G330] *[.$B$5]" office:value-type="float" office:value="0">
            <text:p>0.000</text:p>
          </table:table-cell>
          <table:table-cell table:formula="of:=[.D331]-[.E331]" office:value-type="float" office:value="0">
            <text:p>0.000</text:p>
          </table:table-cell>
          <table:table-cell table:formula="of:=IF(([.G330] -[.F331] - [.H331]) &gt; 0; ([.G330] -[.F331] - [.H33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1]+1" office:value-type="float" office:value="312">
            <text:p>312</text:p>
          </table:table-cell>
          <table:table-cell table:formula="of:=IF([.G331] &gt; 0; IF([.C332] &gt; [.$B$3]; 0; [.$B$6]); 0)" office:value-type="float" office:value="0">
            <text:p>0.000</text:p>
          </table:table-cell>
          <table:table-cell table:formula="of:=[.G331] *[.$B$5]" office:value-type="float" office:value="0">
            <text:p>0.000</text:p>
          </table:table-cell>
          <table:table-cell table:formula="of:=[.D332]-[.E332]" office:value-type="float" office:value="0">
            <text:p>0.000</text:p>
          </table:table-cell>
          <table:table-cell table:formula="of:=IF(([.G331] -[.F332] - [.H332]) &gt; 0; ([.G331] -[.F332] - [.H33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2]+1" office:value-type="float" office:value="313">
            <text:p>313</text:p>
          </table:table-cell>
          <table:table-cell table:formula="of:=IF([.G332] &gt; 0; IF([.C333] &gt; [.$B$3]; 0; [.$B$6]); 0)" office:value-type="float" office:value="0">
            <text:p>0.000</text:p>
          </table:table-cell>
          <table:table-cell table:formula="of:=[.G332] *[.$B$5]" office:value-type="float" office:value="0">
            <text:p>0.000</text:p>
          </table:table-cell>
          <table:table-cell table:formula="of:=[.D333]-[.E333]" office:value-type="float" office:value="0">
            <text:p>0.000</text:p>
          </table:table-cell>
          <table:table-cell table:formula="of:=IF(([.G332] -[.F333] - [.H333]) &gt; 0; ([.G332] -[.F333] - [.H33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3]+1" office:value-type="float" office:value="314">
            <text:p>314</text:p>
          </table:table-cell>
          <table:table-cell table:formula="of:=IF([.G333] &gt; 0; IF([.C334] &gt; [.$B$3]; 0; [.$B$6]); 0)" office:value-type="float" office:value="0">
            <text:p>0.000</text:p>
          </table:table-cell>
          <table:table-cell table:formula="of:=[.G333] *[.$B$5]" office:value-type="float" office:value="0">
            <text:p>0.000</text:p>
          </table:table-cell>
          <table:table-cell table:formula="of:=[.D334]-[.E334]" office:value-type="float" office:value="0">
            <text:p>0.000</text:p>
          </table:table-cell>
          <table:table-cell table:formula="of:=IF(([.G333] -[.F334] - [.H334]) &gt; 0; ([.G333] -[.F334] - [.H33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4]+1" office:value-type="float" office:value="315">
            <text:p>315</text:p>
          </table:table-cell>
          <table:table-cell table:formula="of:=IF([.G334] &gt; 0; IF([.C335] &gt; [.$B$3]; 0; [.$B$6]); 0)" office:value-type="float" office:value="0">
            <text:p>0.000</text:p>
          </table:table-cell>
          <table:table-cell table:formula="of:=[.G334] *[.$B$5]" office:value-type="float" office:value="0">
            <text:p>0.000</text:p>
          </table:table-cell>
          <table:table-cell table:formula="of:=[.D335]-[.E335]" office:value-type="float" office:value="0">
            <text:p>0.000</text:p>
          </table:table-cell>
          <table:table-cell table:formula="of:=IF(([.G334] -[.F335] - [.H335]) &gt; 0; ([.G334] -[.F335] - [.H33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5]+1" office:value-type="float" office:value="316">
            <text:p>316</text:p>
          </table:table-cell>
          <table:table-cell table:formula="of:=IF([.G335] &gt; 0; IF([.C336] &gt; [.$B$3]; 0; [.$B$6]); 0)" office:value-type="float" office:value="0">
            <text:p>0.000</text:p>
          </table:table-cell>
          <table:table-cell table:formula="of:=[.G335] *[.$B$5]" office:value-type="float" office:value="0">
            <text:p>0.000</text:p>
          </table:table-cell>
          <table:table-cell table:formula="of:=[.D336]-[.E336]" office:value-type="float" office:value="0">
            <text:p>0.000</text:p>
          </table:table-cell>
          <table:table-cell table:formula="of:=IF(([.G335] -[.F336] - [.H336]) &gt; 0; ([.G335] -[.F336] - [.H33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6]+1" office:value-type="float" office:value="317">
            <text:p>317</text:p>
          </table:table-cell>
          <table:table-cell table:formula="of:=IF([.G336] &gt; 0; IF([.C337] &gt; [.$B$3]; 0; [.$B$6]); 0)" office:value-type="float" office:value="0">
            <text:p>0.000</text:p>
          </table:table-cell>
          <table:table-cell table:formula="of:=[.G336] *[.$B$5]" office:value-type="float" office:value="0">
            <text:p>0.000</text:p>
          </table:table-cell>
          <table:table-cell table:formula="of:=[.D337]-[.E337]" office:value-type="float" office:value="0">
            <text:p>0.000</text:p>
          </table:table-cell>
          <table:table-cell table:formula="of:=IF(([.G336] -[.F337] - [.H337]) &gt; 0; ([.G336] -[.F337] - [.H33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7]+1" office:value-type="float" office:value="318">
            <text:p>318</text:p>
          </table:table-cell>
          <table:table-cell table:formula="of:=IF([.G337] &gt; 0; IF([.C338] &gt; [.$B$3]; 0; [.$B$6]); 0)" office:value-type="float" office:value="0">
            <text:p>0.000</text:p>
          </table:table-cell>
          <table:table-cell table:formula="of:=[.G337] *[.$B$5]" office:value-type="float" office:value="0">
            <text:p>0.000</text:p>
          </table:table-cell>
          <table:table-cell table:formula="of:=[.D338]-[.E338]" office:value-type="float" office:value="0">
            <text:p>0.000</text:p>
          </table:table-cell>
          <table:table-cell table:formula="of:=IF(([.G337] -[.F338] - [.H338]) &gt; 0; ([.G337] -[.F338] - [.H33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8]+1" office:value-type="float" office:value="319">
            <text:p>319</text:p>
          </table:table-cell>
          <table:table-cell table:formula="of:=IF([.G338] &gt; 0; IF([.C339] &gt; [.$B$3]; 0; [.$B$6]); 0)" office:value-type="float" office:value="0">
            <text:p>0.000</text:p>
          </table:table-cell>
          <table:table-cell table:formula="of:=[.G338] *[.$B$5]" office:value-type="float" office:value="0">
            <text:p>0.000</text:p>
          </table:table-cell>
          <table:table-cell table:formula="of:=[.D339]-[.E339]" office:value-type="float" office:value="0">
            <text:p>0.000</text:p>
          </table:table-cell>
          <table:table-cell table:formula="of:=IF(([.G338] -[.F339] - [.H339]) &gt; 0; ([.G338] -[.F339] - [.H33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39]+1" office:value-type="float" office:value="320">
            <text:p>320</text:p>
          </table:table-cell>
          <table:table-cell table:formula="of:=IF([.G339] &gt; 0; IF([.C340] &gt; [.$B$3]; 0; [.$B$6]); 0)" office:value-type="float" office:value="0">
            <text:p>0.000</text:p>
          </table:table-cell>
          <table:table-cell table:formula="of:=[.G339] *[.$B$5]" office:value-type="float" office:value="0">
            <text:p>0.000</text:p>
          </table:table-cell>
          <table:table-cell table:formula="of:=[.D340]-[.E340]" office:value-type="float" office:value="0">
            <text:p>0.000</text:p>
          </table:table-cell>
          <table:table-cell table:formula="of:=IF(([.G339] -[.F340] - [.H340]) &gt; 0; ([.G339] -[.F340] - [.H34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0]+1" office:value-type="float" office:value="321">
            <text:p>321</text:p>
          </table:table-cell>
          <table:table-cell table:formula="of:=IF([.G340] &gt; 0; IF([.C341] &gt; [.$B$3]; 0; [.$B$6]); 0)" office:value-type="float" office:value="0">
            <text:p>0.000</text:p>
          </table:table-cell>
          <table:table-cell table:formula="of:=[.G340] *[.$B$5]" office:value-type="float" office:value="0">
            <text:p>0.000</text:p>
          </table:table-cell>
          <table:table-cell table:formula="of:=[.D341]-[.E341]" office:value-type="float" office:value="0">
            <text:p>0.000</text:p>
          </table:table-cell>
          <table:table-cell table:formula="of:=IF(([.G340] -[.F341] - [.H341]) &gt; 0; ([.G340] -[.F341] - [.H34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1]+1" office:value-type="float" office:value="322">
            <text:p>322</text:p>
          </table:table-cell>
          <table:table-cell table:formula="of:=IF([.G341] &gt; 0; IF([.C342] &gt; [.$B$3]; 0; [.$B$6]); 0)" office:value-type="float" office:value="0">
            <text:p>0.000</text:p>
          </table:table-cell>
          <table:table-cell table:formula="of:=[.G341] *[.$B$5]" office:value-type="float" office:value="0">
            <text:p>0.000</text:p>
          </table:table-cell>
          <table:table-cell table:formula="of:=[.D342]-[.E342]" office:value-type="float" office:value="0">
            <text:p>0.000</text:p>
          </table:table-cell>
          <table:table-cell table:formula="of:=IF(([.G341] -[.F342] - [.H342]) &gt; 0; ([.G341] -[.F342] - [.H34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2]+1" office:value-type="float" office:value="323">
            <text:p>323</text:p>
          </table:table-cell>
          <table:table-cell table:formula="of:=IF([.G342] &gt; 0; IF([.C343] &gt; [.$B$3]; 0; [.$B$6]); 0)" office:value-type="float" office:value="0">
            <text:p>0.000</text:p>
          </table:table-cell>
          <table:table-cell table:formula="of:=[.G342] *[.$B$5]" office:value-type="float" office:value="0">
            <text:p>0.000</text:p>
          </table:table-cell>
          <table:table-cell table:formula="of:=[.D343]-[.E343]" office:value-type="float" office:value="0">
            <text:p>0.000</text:p>
          </table:table-cell>
          <table:table-cell table:formula="of:=IF(([.G342] -[.F343] - [.H343]) &gt; 0; ([.G342] -[.F343] - [.H34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3]+1" office:value-type="float" office:value="324">
            <text:p>324</text:p>
          </table:table-cell>
          <table:table-cell table:formula="of:=IF([.G343] &gt; 0; IF([.C344] &gt; [.$B$3]; 0; [.$B$6]); 0)" office:value-type="float" office:value="0">
            <text:p>0.000</text:p>
          </table:table-cell>
          <table:table-cell table:formula="of:=[.G343] *[.$B$5]" office:value-type="float" office:value="0">
            <text:p>0.000</text:p>
          </table:table-cell>
          <table:table-cell table:formula="of:=[.D344]-[.E344]" office:value-type="float" office:value="0">
            <text:p>0.000</text:p>
          </table:table-cell>
          <table:table-cell table:formula="of:=IF(([.G343] -[.F344] - [.H344]) &gt; 0; ([.G343] -[.F344] - [.H34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4]+1" office:value-type="float" office:value="325">
            <text:p>325</text:p>
          </table:table-cell>
          <table:table-cell table:formula="of:=IF([.G344] &gt; 0; IF([.C345] &gt; [.$B$3]; 0; [.$B$6]); 0)" office:value-type="float" office:value="0">
            <text:p>0.000</text:p>
          </table:table-cell>
          <table:table-cell table:formula="of:=[.G344] *[.$B$5]" office:value-type="float" office:value="0">
            <text:p>0.000</text:p>
          </table:table-cell>
          <table:table-cell table:formula="of:=[.D345]-[.E345]" office:value-type="float" office:value="0">
            <text:p>0.000</text:p>
          </table:table-cell>
          <table:table-cell table:formula="of:=IF(([.G344] -[.F345] - [.H345]) &gt; 0; ([.G344] -[.F345] - [.H34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5]+1" office:value-type="float" office:value="326">
            <text:p>326</text:p>
          </table:table-cell>
          <table:table-cell table:formula="of:=IF([.G345] &gt; 0; IF([.C346] &gt; [.$B$3]; 0; [.$B$6]); 0)" office:value-type="float" office:value="0">
            <text:p>0.000</text:p>
          </table:table-cell>
          <table:table-cell table:formula="of:=[.G345] *[.$B$5]" office:value-type="float" office:value="0">
            <text:p>0.000</text:p>
          </table:table-cell>
          <table:table-cell table:formula="of:=[.D346]-[.E346]" office:value-type="float" office:value="0">
            <text:p>0.000</text:p>
          </table:table-cell>
          <table:table-cell table:formula="of:=IF(([.G345] -[.F346] - [.H346]) &gt; 0; ([.G345] -[.F346] - [.H34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6]+1" office:value-type="float" office:value="327">
            <text:p>327</text:p>
          </table:table-cell>
          <table:table-cell table:formula="of:=IF([.G346] &gt; 0; IF([.C347] &gt; [.$B$3]; 0; [.$B$6]); 0)" office:value-type="float" office:value="0">
            <text:p>0.000</text:p>
          </table:table-cell>
          <table:table-cell table:formula="of:=[.G346] *[.$B$5]" office:value-type="float" office:value="0">
            <text:p>0.000</text:p>
          </table:table-cell>
          <table:table-cell table:formula="of:=[.D347]-[.E347]" office:value-type="float" office:value="0">
            <text:p>0.000</text:p>
          </table:table-cell>
          <table:table-cell table:formula="of:=IF(([.G346] -[.F347] - [.H347]) &gt; 0; ([.G346] -[.F347] - [.H34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7]+1" office:value-type="float" office:value="328">
            <text:p>328</text:p>
          </table:table-cell>
          <table:table-cell table:formula="of:=IF([.G347] &gt; 0; IF([.C348] &gt; [.$B$3]; 0; [.$B$6]); 0)" office:value-type="float" office:value="0">
            <text:p>0.000</text:p>
          </table:table-cell>
          <table:table-cell table:formula="of:=[.G347] *[.$B$5]" office:value-type="float" office:value="0">
            <text:p>0.000</text:p>
          </table:table-cell>
          <table:table-cell table:formula="of:=[.D348]-[.E348]" office:value-type="float" office:value="0">
            <text:p>0.000</text:p>
          </table:table-cell>
          <table:table-cell table:formula="of:=IF(([.G347] -[.F348] - [.H348]) &gt; 0; ([.G347] -[.F348] - [.H34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8]+1" office:value-type="float" office:value="329">
            <text:p>329</text:p>
          </table:table-cell>
          <table:table-cell table:formula="of:=IF([.G348] &gt; 0; IF([.C349] &gt; [.$B$3]; 0; [.$B$6]); 0)" office:value-type="float" office:value="0">
            <text:p>0.000</text:p>
          </table:table-cell>
          <table:table-cell table:formula="of:=[.G348] *[.$B$5]" office:value-type="float" office:value="0">
            <text:p>0.000</text:p>
          </table:table-cell>
          <table:table-cell table:formula="of:=[.D349]-[.E349]" office:value-type="float" office:value="0">
            <text:p>0.000</text:p>
          </table:table-cell>
          <table:table-cell table:formula="of:=IF(([.G348] -[.F349] - [.H349]) &gt; 0; ([.G348] -[.F349] - [.H34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49]+1" office:value-type="float" office:value="330">
            <text:p>330</text:p>
          </table:table-cell>
          <table:table-cell table:formula="of:=IF([.G349] &gt; 0; IF([.C350] &gt; [.$B$3]; 0; [.$B$6]); 0)" office:value-type="float" office:value="0">
            <text:p>0.000</text:p>
          </table:table-cell>
          <table:table-cell table:formula="of:=[.G349] *[.$B$5]" office:value-type="float" office:value="0">
            <text:p>0.000</text:p>
          </table:table-cell>
          <table:table-cell table:formula="of:=[.D350]-[.E350]" office:value-type="float" office:value="0">
            <text:p>0.000</text:p>
          </table:table-cell>
          <table:table-cell table:formula="of:=IF(([.G349] -[.F350] - [.H350]) &gt; 0; ([.G349] -[.F350] - [.H35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0]+1" office:value-type="float" office:value="331">
            <text:p>331</text:p>
          </table:table-cell>
          <table:table-cell table:formula="of:=IF([.G350] &gt; 0; IF([.C351] &gt; [.$B$3]; 0; [.$B$6]); 0)" office:value-type="float" office:value="0">
            <text:p>0.000</text:p>
          </table:table-cell>
          <table:table-cell table:formula="of:=[.G350] *[.$B$5]" office:value-type="float" office:value="0">
            <text:p>0.000</text:p>
          </table:table-cell>
          <table:table-cell table:formula="of:=[.D351]-[.E351]" office:value-type="float" office:value="0">
            <text:p>0.000</text:p>
          </table:table-cell>
          <table:table-cell table:formula="of:=IF(([.G350] -[.F351] - [.H351]) &gt; 0; ([.G350] -[.F351] - [.H35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1]+1" office:value-type="float" office:value="332">
            <text:p>332</text:p>
          </table:table-cell>
          <table:table-cell table:formula="of:=IF([.G351] &gt; 0; IF([.C352] &gt; [.$B$3]; 0; [.$B$6]); 0)" office:value-type="float" office:value="0">
            <text:p>0.000</text:p>
          </table:table-cell>
          <table:table-cell table:formula="of:=[.G351] *[.$B$5]" office:value-type="float" office:value="0">
            <text:p>0.000</text:p>
          </table:table-cell>
          <table:table-cell table:formula="of:=[.D352]-[.E352]" office:value-type="float" office:value="0">
            <text:p>0.000</text:p>
          </table:table-cell>
          <table:table-cell table:formula="of:=IF(([.G351] -[.F352] - [.H352]) &gt; 0; ([.G351] -[.F352] - [.H35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2]+1" office:value-type="float" office:value="333">
            <text:p>333</text:p>
          </table:table-cell>
          <table:table-cell table:formula="of:=IF([.G352] &gt; 0; IF([.C353] &gt; [.$B$3]; 0; [.$B$6]); 0)" office:value-type="float" office:value="0">
            <text:p>0.000</text:p>
          </table:table-cell>
          <table:table-cell table:formula="of:=[.G352] *[.$B$5]" office:value-type="float" office:value="0">
            <text:p>0.000</text:p>
          </table:table-cell>
          <table:table-cell table:formula="of:=[.D353]-[.E353]" office:value-type="float" office:value="0">
            <text:p>0.000</text:p>
          </table:table-cell>
          <table:table-cell table:formula="of:=IF(([.G352] -[.F353] - [.H353]) &gt; 0; ([.G352] -[.F353] - [.H35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3]+1" office:value-type="float" office:value="334">
            <text:p>334</text:p>
          </table:table-cell>
          <table:table-cell table:formula="of:=IF([.G353] &gt; 0; IF([.C354] &gt; [.$B$3]; 0; [.$B$6]); 0)" office:value-type="float" office:value="0">
            <text:p>0.000</text:p>
          </table:table-cell>
          <table:table-cell table:formula="of:=[.G353] *[.$B$5]" office:value-type="float" office:value="0">
            <text:p>0.000</text:p>
          </table:table-cell>
          <table:table-cell table:formula="of:=[.D354]-[.E354]" office:value-type="float" office:value="0">
            <text:p>0.000</text:p>
          </table:table-cell>
          <table:table-cell table:formula="of:=IF(([.G353] -[.F354] - [.H354]) &gt; 0; ([.G353] -[.F354] - [.H35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4]+1" office:value-type="float" office:value="335">
            <text:p>335</text:p>
          </table:table-cell>
          <table:table-cell table:formula="of:=IF([.G354] &gt; 0; IF([.C355] &gt; [.$B$3]; 0; [.$B$6]); 0)" office:value-type="float" office:value="0">
            <text:p>0.000</text:p>
          </table:table-cell>
          <table:table-cell table:formula="of:=[.G354] *[.$B$5]" office:value-type="float" office:value="0">
            <text:p>0.000</text:p>
          </table:table-cell>
          <table:table-cell table:formula="of:=[.D355]-[.E355]" office:value-type="float" office:value="0">
            <text:p>0.000</text:p>
          </table:table-cell>
          <table:table-cell table:formula="of:=IF(([.G354] -[.F355] - [.H355]) &gt; 0; ([.G354] -[.F355] - [.H35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5]+1" office:value-type="float" office:value="336">
            <text:p>336</text:p>
          </table:table-cell>
          <table:table-cell table:formula="of:=IF([.G355] &gt; 0; IF([.C356] &gt; [.$B$3]; 0; [.$B$6]); 0)" office:value-type="float" office:value="0">
            <text:p>0.000</text:p>
          </table:table-cell>
          <table:table-cell table:formula="of:=[.G355] *[.$B$5]" office:value-type="float" office:value="0">
            <text:p>0.000</text:p>
          </table:table-cell>
          <table:table-cell table:formula="of:=[.D356]-[.E356]" office:value-type="float" office:value="0">
            <text:p>0.000</text:p>
          </table:table-cell>
          <table:table-cell table:formula="of:=IF(([.G355] -[.F356] - [.H356]) &gt; 0; ([.G355] -[.F356] - [.H35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6]+1" office:value-type="float" office:value="337">
            <text:p>337</text:p>
          </table:table-cell>
          <table:table-cell table:formula="of:=IF([.G356] &gt; 0; IF([.C357] &gt; [.$B$3]; 0; [.$B$6]); 0)" office:value-type="float" office:value="0">
            <text:p>0.000</text:p>
          </table:table-cell>
          <table:table-cell table:formula="of:=[.G356] *[.$B$5]" office:value-type="float" office:value="0">
            <text:p>0.000</text:p>
          </table:table-cell>
          <table:table-cell table:formula="of:=[.D357]-[.E357]" office:value-type="float" office:value="0">
            <text:p>0.000</text:p>
          </table:table-cell>
          <table:table-cell table:formula="of:=IF(([.G356] -[.F357] - [.H357]) &gt; 0; ([.G356] -[.F357] - [.H35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7]+1" office:value-type="float" office:value="338">
            <text:p>338</text:p>
          </table:table-cell>
          <table:table-cell table:formula="of:=IF([.G357] &gt; 0; IF([.C358] &gt; [.$B$3]; 0; [.$B$6]); 0)" office:value-type="float" office:value="0">
            <text:p>0.000</text:p>
          </table:table-cell>
          <table:table-cell table:formula="of:=[.G357] *[.$B$5]" office:value-type="float" office:value="0">
            <text:p>0.000</text:p>
          </table:table-cell>
          <table:table-cell table:formula="of:=[.D358]-[.E358]" office:value-type="float" office:value="0">
            <text:p>0.000</text:p>
          </table:table-cell>
          <table:table-cell table:formula="of:=IF(([.G357] -[.F358] - [.H358]) &gt; 0; ([.G357] -[.F358] - [.H35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8]+1" office:value-type="float" office:value="339">
            <text:p>339</text:p>
          </table:table-cell>
          <table:table-cell table:formula="of:=IF([.G358] &gt; 0; IF([.C359] &gt; [.$B$3]; 0; [.$B$6]); 0)" office:value-type="float" office:value="0">
            <text:p>0.000</text:p>
          </table:table-cell>
          <table:table-cell table:formula="of:=[.G358] *[.$B$5]" office:value-type="float" office:value="0">
            <text:p>0.000</text:p>
          </table:table-cell>
          <table:table-cell table:formula="of:=[.D359]-[.E359]" office:value-type="float" office:value="0">
            <text:p>0.000</text:p>
          </table:table-cell>
          <table:table-cell table:formula="of:=IF(([.G358] -[.F359] - [.H359]) &gt; 0; ([.G358] -[.F359] - [.H35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59]+1" office:value-type="float" office:value="340">
            <text:p>340</text:p>
          </table:table-cell>
          <table:table-cell table:formula="of:=IF([.G359] &gt; 0; IF([.C360] &gt; [.$B$3]; 0; [.$B$6]); 0)" office:value-type="float" office:value="0">
            <text:p>0.000</text:p>
          </table:table-cell>
          <table:table-cell table:formula="of:=[.G359] *[.$B$5]" office:value-type="float" office:value="0">
            <text:p>0.000</text:p>
          </table:table-cell>
          <table:table-cell table:formula="of:=[.D360]-[.E360]" office:value-type="float" office:value="0">
            <text:p>0.000</text:p>
          </table:table-cell>
          <table:table-cell table:formula="of:=IF(([.G359] -[.F360] - [.H360]) &gt; 0; ([.G359] -[.F360] - [.H36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0]+1" office:value-type="float" office:value="341">
            <text:p>341</text:p>
          </table:table-cell>
          <table:table-cell table:formula="of:=IF([.G360] &gt; 0; IF([.C361] &gt; [.$B$3]; 0; [.$B$6]); 0)" office:value-type="float" office:value="0">
            <text:p>0.000</text:p>
          </table:table-cell>
          <table:table-cell table:formula="of:=[.G360] *[.$B$5]" office:value-type="float" office:value="0">
            <text:p>0.000</text:p>
          </table:table-cell>
          <table:table-cell table:formula="of:=[.D361]-[.E361]" office:value-type="float" office:value="0">
            <text:p>0.000</text:p>
          </table:table-cell>
          <table:table-cell table:formula="of:=IF(([.G360] -[.F361] - [.H361]) &gt; 0; ([.G360] -[.F361] - [.H36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1]+1" office:value-type="float" office:value="342">
            <text:p>342</text:p>
          </table:table-cell>
          <table:table-cell table:formula="of:=IF([.G361] &gt; 0; IF([.C362] &gt; [.$B$3]; 0; [.$B$6]); 0)" office:value-type="float" office:value="0">
            <text:p>0.000</text:p>
          </table:table-cell>
          <table:table-cell table:formula="of:=[.G361] *[.$B$5]" office:value-type="float" office:value="0">
            <text:p>0.000</text:p>
          </table:table-cell>
          <table:table-cell table:formula="of:=[.D362]-[.E362]" office:value-type="float" office:value="0">
            <text:p>0.000</text:p>
          </table:table-cell>
          <table:table-cell table:formula="of:=IF(([.G361] -[.F362] - [.H362]) &gt; 0; ([.G361] -[.F362] - [.H36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2]+1" office:value-type="float" office:value="343">
            <text:p>343</text:p>
          </table:table-cell>
          <table:table-cell table:formula="of:=IF([.G362] &gt; 0; IF([.C363] &gt; [.$B$3]; 0; [.$B$6]); 0)" office:value-type="float" office:value="0">
            <text:p>0.000</text:p>
          </table:table-cell>
          <table:table-cell table:formula="of:=[.G362] *[.$B$5]" office:value-type="float" office:value="0">
            <text:p>0.000</text:p>
          </table:table-cell>
          <table:table-cell table:formula="of:=[.D363]-[.E363]" office:value-type="float" office:value="0">
            <text:p>0.000</text:p>
          </table:table-cell>
          <table:table-cell table:formula="of:=IF(([.G362] -[.F363] - [.H363]) &gt; 0; ([.G362] -[.F363] - [.H36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3]+1" office:value-type="float" office:value="344">
            <text:p>344</text:p>
          </table:table-cell>
          <table:table-cell table:formula="of:=IF([.G363] &gt; 0; IF([.C364] &gt; [.$B$3]; 0; [.$B$6]); 0)" office:value-type="float" office:value="0">
            <text:p>0.000</text:p>
          </table:table-cell>
          <table:table-cell table:formula="of:=[.G363] *[.$B$5]" office:value-type="float" office:value="0">
            <text:p>0.000</text:p>
          </table:table-cell>
          <table:table-cell table:formula="of:=[.D364]-[.E364]" office:value-type="float" office:value="0">
            <text:p>0.000</text:p>
          </table:table-cell>
          <table:table-cell table:formula="of:=IF(([.G363] -[.F364] - [.H364]) &gt; 0; ([.G363] -[.F364] - [.H36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4]+1" office:value-type="float" office:value="345">
            <text:p>345</text:p>
          </table:table-cell>
          <table:table-cell table:formula="of:=IF([.G364] &gt; 0; IF([.C365] &gt; [.$B$3]; 0; [.$B$6]); 0)" office:value-type="float" office:value="0">
            <text:p>0.000</text:p>
          </table:table-cell>
          <table:table-cell table:formula="of:=[.G364] *[.$B$5]" office:value-type="float" office:value="0">
            <text:p>0.000</text:p>
          </table:table-cell>
          <table:table-cell table:formula="of:=[.D365]-[.E365]" office:value-type="float" office:value="0">
            <text:p>0.000</text:p>
          </table:table-cell>
          <table:table-cell table:formula="of:=IF(([.G364] -[.F365] - [.H365]) &gt; 0; ([.G364] -[.F365] - [.H36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5]+1" office:value-type="float" office:value="346">
            <text:p>346</text:p>
          </table:table-cell>
          <table:table-cell table:formula="of:=IF([.G365] &gt; 0; IF([.C366] &gt; [.$B$3]; 0; [.$B$6]); 0)" office:value-type="float" office:value="0">
            <text:p>0.000</text:p>
          </table:table-cell>
          <table:table-cell table:formula="of:=[.G365] *[.$B$5]" office:value-type="float" office:value="0">
            <text:p>0.000</text:p>
          </table:table-cell>
          <table:table-cell table:formula="of:=[.D366]-[.E366]" office:value-type="float" office:value="0">
            <text:p>0.000</text:p>
          </table:table-cell>
          <table:table-cell table:formula="of:=IF(([.G365] -[.F366] - [.H366]) &gt; 0; ([.G365] -[.F366] - [.H36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6]+1" office:value-type="float" office:value="347">
            <text:p>347</text:p>
          </table:table-cell>
          <table:table-cell table:formula="of:=IF([.G366] &gt; 0; IF([.C367] &gt; [.$B$3]; 0; [.$B$6]); 0)" office:value-type="float" office:value="0">
            <text:p>0.000</text:p>
          </table:table-cell>
          <table:table-cell table:formula="of:=[.G366] *[.$B$5]" office:value-type="float" office:value="0">
            <text:p>0.000</text:p>
          </table:table-cell>
          <table:table-cell table:formula="of:=[.D367]-[.E367]" office:value-type="float" office:value="0">
            <text:p>0.000</text:p>
          </table:table-cell>
          <table:table-cell table:formula="of:=IF(([.G366] -[.F367] - [.H367]) &gt; 0; ([.G366] -[.F367] - [.H36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7]+1" office:value-type="float" office:value="348">
            <text:p>348</text:p>
          </table:table-cell>
          <table:table-cell table:formula="of:=IF([.G367] &gt; 0; IF([.C368] &gt; [.$B$3]; 0; [.$B$6]); 0)" office:value-type="float" office:value="0">
            <text:p>0.000</text:p>
          </table:table-cell>
          <table:table-cell table:formula="of:=[.G367] *[.$B$5]" office:value-type="float" office:value="0">
            <text:p>0.000</text:p>
          </table:table-cell>
          <table:table-cell table:formula="of:=[.D368]-[.E368]" office:value-type="float" office:value="0">
            <text:p>0.000</text:p>
          </table:table-cell>
          <table:table-cell table:formula="of:=IF(([.G367] -[.F368] - [.H368]) &gt; 0; ([.G367] -[.F368] - [.H36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8]+1" office:value-type="float" office:value="349">
            <text:p>349</text:p>
          </table:table-cell>
          <table:table-cell table:formula="of:=IF([.G368] &gt; 0; IF([.C369] &gt; [.$B$3]; 0; [.$B$6]); 0)" office:value-type="float" office:value="0">
            <text:p>0.000</text:p>
          </table:table-cell>
          <table:table-cell table:formula="of:=[.G368] *[.$B$5]" office:value-type="float" office:value="0">
            <text:p>0.000</text:p>
          </table:table-cell>
          <table:table-cell table:formula="of:=[.D369]-[.E369]" office:value-type="float" office:value="0">
            <text:p>0.000</text:p>
          </table:table-cell>
          <table:table-cell table:formula="of:=IF(([.G368] -[.F369] - [.H369]) &gt; 0; ([.G368] -[.F369] - [.H36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69]+1" office:value-type="float" office:value="350">
            <text:p>350</text:p>
          </table:table-cell>
          <table:table-cell table:formula="of:=IF([.G369] &gt; 0; IF([.C370] &gt; [.$B$3]; 0; [.$B$6]); 0)" office:value-type="float" office:value="0">
            <text:p>0.000</text:p>
          </table:table-cell>
          <table:table-cell table:formula="of:=[.G369] *[.$B$5]" office:value-type="float" office:value="0">
            <text:p>0.000</text:p>
          </table:table-cell>
          <table:table-cell table:formula="of:=[.D370]-[.E370]" office:value-type="float" office:value="0">
            <text:p>0.000</text:p>
          </table:table-cell>
          <table:table-cell table:formula="of:=IF(([.G369] -[.F370] - [.H370]) &gt; 0; ([.G369] -[.F370] - [.H370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0]+1" office:value-type="float" office:value="351">
            <text:p>351</text:p>
          </table:table-cell>
          <table:table-cell table:formula="of:=IF([.G370] &gt; 0; IF([.C371] &gt; [.$B$3]; 0; [.$B$6]); 0)" office:value-type="float" office:value="0">
            <text:p>0.000</text:p>
          </table:table-cell>
          <table:table-cell table:formula="of:=[.G370] *[.$B$5]" office:value-type="float" office:value="0">
            <text:p>0.000</text:p>
          </table:table-cell>
          <table:table-cell table:formula="of:=[.D371]-[.E371]" office:value-type="float" office:value="0">
            <text:p>0.000</text:p>
          </table:table-cell>
          <table:table-cell table:formula="of:=IF(([.G370] -[.F371] - [.H371]) &gt; 0; ([.G370] -[.F371] - [.H371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1]+1" office:value-type="float" office:value="352">
            <text:p>352</text:p>
          </table:table-cell>
          <table:table-cell table:formula="of:=IF([.G371] &gt; 0; IF([.C372] &gt; [.$B$3]; 0; [.$B$6]); 0)" office:value-type="float" office:value="0">
            <text:p>0.000</text:p>
          </table:table-cell>
          <table:table-cell table:formula="of:=[.G371] *[.$B$5]" office:value-type="float" office:value="0">
            <text:p>0.000</text:p>
          </table:table-cell>
          <table:table-cell table:formula="of:=[.D372]-[.E372]" office:value-type="float" office:value="0">
            <text:p>0.000</text:p>
          </table:table-cell>
          <table:table-cell table:formula="of:=IF(([.G371] -[.F372] - [.H372]) &gt; 0; ([.G371] -[.F372] - [.H372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2]+1" office:value-type="float" office:value="353">
            <text:p>353</text:p>
          </table:table-cell>
          <table:table-cell table:formula="of:=IF([.G372] &gt; 0; IF([.C373] &gt; [.$B$3]; 0; [.$B$6]); 0)" office:value-type="float" office:value="0">
            <text:p>0.000</text:p>
          </table:table-cell>
          <table:table-cell table:formula="of:=[.G372] *[.$B$5]" office:value-type="float" office:value="0">
            <text:p>0.000</text:p>
          </table:table-cell>
          <table:table-cell table:formula="of:=[.D373]-[.E373]" office:value-type="float" office:value="0">
            <text:p>0.000</text:p>
          </table:table-cell>
          <table:table-cell table:formula="of:=IF(([.G372] -[.F373] - [.H373]) &gt; 0; ([.G372] -[.F373] - [.H373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3]+1" office:value-type="float" office:value="354">
            <text:p>354</text:p>
          </table:table-cell>
          <table:table-cell table:formula="of:=IF([.G373] &gt; 0; IF([.C374] &gt; [.$B$3]; 0; [.$B$6]); 0)" office:value-type="float" office:value="0">
            <text:p>0.000</text:p>
          </table:table-cell>
          <table:table-cell table:formula="of:=[.G373] *[.$B$5]" office:value-type="float" office:value="0">
            <text:p>0.000</text:p>
          </table:table-cell>
          <table:table-cell table:formula="of:=[.D374]-[.E374]" office:value-type="float" office:value="0">
            <text:p>0.000</text:p>
          </table:table-cell>
          <table:table-cell table:formula="of:=IF(([.G373] -[.F374] - [.H374]) &gt; 0; ([.G373] -[.F374] - [.H374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4]+1" office:value-type="float" office:value="355">
            <text:p>355</text:p>
          </table:table-cell>
          <table:table-cell table:formula="of:=IF([.G374] &gt; 0; IF([.C375] &gt; [.$B$3]; 0; [.$B$6]); 0)" office:value-type="float" office:value="0">
            <text:p>0.000</text:p>
          </table:table-cell>
          <table:table-cell table:formula="of:=[.G374] *[.$B$5]" office:value-type="float" office:value="0">
            <text:p>0.000</text:p>
          </table:table-cell>
          <table:table-cell table:formula="of:=[.D375]-[.E375]" office:value-type="float" office:value="0">
            <text:p>0.000</text:p>
          </table:table-cell>
          <table:table-cell table:formula="of:=IF(([.G374] -[.F375] - [.H375]) &gt; 0; ([.G374] -[.F375] - [.H375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5]+1" office:value-type="float" office:value="356">
            <text:p>356</text:p>
          </table:table-cell>
          <table:table-cell table:formula="of:=IF([.G375] &gt; 0; IF([.C376] &gt; [.$B$3]; 0; [.$B$6]); 0)" office:value-type="float" office:value="0">
            <text:p>0.000</text:p>
          </table:table-cell>
          <table:table-cell table:formula="of:=[.G375] *[.$B$5]" office:value-type="float" office:value="0">
            <text:p>0.000</text:p>
          </table:table-cell>
          <table:table-cell table:formula="of:=[.D376]-[.E376]" office:value-type="float" office:value="0">
            <text:p>0.000</text:p>
          </table:table-cell>
          <table:table-cell table:formula="of:=IF(([.G375] -[.F376] - [.H376]) &gt; 0; ([.G375] -[.F376] - [.H376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6]+1" office:value-type="float" office:value="357">
            <text:p>357</text:p>
          </table:table-cell>
          <table:table-cell table:formula="of:=IF([.G376] &gt; 0; IF([.C377] &gt; [.$B$3]; 0; [.$B$6]); 0)" office:value-type="float" office:value="0">
            <text:p>0.000</text:p>
          </table:table-cell>
          <table:table-cell table:formula="of:=[.G376] *[.$B$5]" office:value-type="float" office:value="0">
            <text:p>0.000</text:p>
          </table:table-cell>
          <table:table-cell table:formula="of:=[.D377]-[.E377]" office:value-type="float" office:value="0">
            <text:p>0.000</text:p>
          </table:table-cell>
          <table:table-cell table:formula="of:=IF(([.G376] -[.F377] - [.H377]) &gt; 0; ([.G376] -[.F377] - [.H377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7]+1" office:value-type="float" office:value="358">
            <text:p>358</text:p>
          </table:table-cell>
          <table:table-cell table:formula="of:=IF([.G377] &gt; 0; IF([.C378] &gt; [.$B$3]; 0; [.$B$6]); 0)" office:value-type="float" office:value="0">
            <text:p>0.000</text:p>
          </table:table-cell>
          <table:table-cell table:formula="of:=[.G377] *[.$B$5]" office:value-type="float" office:value="0">
            <text:p>0.000</text:p>
          </table:table-cell>
          <table:table-cell table:formula="of:=[.D378]-[.E378]" office:value-type="float" office:value="0">
            <text:p>0.000</text:p>
          </table:table-cell>
          <table:table-cell table:formula="of:=IF(([.G377] -[.F378] - [.H378]) &gt; 0; ([.G377] -[.F378] - [.H378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8]+1" office:value-type="float" office:value="359">
            <text:p>359</text:p>
          </table:table-cell>
          <table:table-cell table:formula="of:=IF([.G378] &gt; 0; IF([.C379] &gt; [.$B$3]; 0; [.$B$6]); 0)" office:value-type="float" office:value="0">
            <text:p>0.000</text:p>
          </table:table-cell>
          <table:table-cell table:formula="of:=[.G378] *[.$B$5]" office:value-type="float" office:value="0">
            <text:p>0.000</text:p>
          </table:table-cell>
          <table:table-cell table:formula="of:=[.D379]-[.E379]" office:value-type="float" office:value="0">
            <text:p>0.000</text:p>
          </table:table-cell>
          <table:table-cell table:formula="of:=IF(([.G378] -[.F379] - [.H379]) &gt; 0; ([.G378] -[.F379] - [.H379]); 0)" office:value-type="float" office:value="0">
            <text:p>0.000</text:p>
          </table:table-cell>
          <table:table-cell/>
          <table:table-cell table:number-columns-repeated="6"/>
        </table:table-row>
        <table:table-row table:style-name="ro1">
          <table:table-cell table:number-columns-repeated="2"/>
          <table:table-cell table:formula="of:=[.C379]+1" office:value-type="float" office:value="360">
            <text:p>360</text:p>
          </table:table-cell>
          <table:table-cell table:formula="of:=IF([.G379] &gt; 0; IF([.C380] &gt; [.$B$3]; 0; [.$B$6]); 0)" office:value-type="float" office:value="0">
            <text:p>0.000</text:p>
          </table:table-cell>
          <table:table-cell table:formula="of:=[.G379] *[.$B$5]" office:value-type="float" office:value="0">
            <text:p>0.000</text:p>
          </table:table-cell>
          <table:table-cell table:formula="of:=[.D380]-[.E380]" office:value-type="float" office:value="0">
            <text:p>0.000</text:p>
          </table:table-cell>
          <table:table-cell table:formula="of:=IF(([.G379] -[.F380] - [.H380]) &gt; 0; ([.G379] -[.F380] - [.H380]); 0)" office:value-type="float" office:value="0">
            <text:p>0.000</text:p>
          </table:table-cell>
          <table:table-cell/>
          <table:table-cell table:number-columns-repeated="6"/>
        </table:table-row>
      </table:table>
      <table:table table:name="RD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Monthly Payable</text:p>
          </table:table-cell>
          <table:table-cell office:value-type="string">
            <text:p>Total</text:p>
          </table:table-cell>
          <table:table-cell office:value-type="string">
            <text:p>Interest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[.A2]" office:value-type="float" office:value="500">
            <text:p>500</text:p>
          </table:table-cell>
          <table:table-cell table:formula="of:=[.B2] * (7.1 /1200)" office:value-type="float" office:value="2.95833333333333">
            <text:p>2.9583333333</text:p>
          </table:table-cell>
          <table:table-cell table:number-columns-repeated="3"/>
        </table:table-row>
        <table:table-row table:style-name="ro1">
          <table:table-cell table:formula="of:=[.A2]" office:value-type="float" office:value="500">
            <text:p>500</text:p>
          </table:table-cell>
          <table:table-cell table:formula="of:=[.A3]+[.B2] + [.C2]" office:value-type="float" office:value="1002.95833333333">
            <text:p>1002.9583333333</text:p>
          </table:table-cell>
          <table:table-cell table:formula="of:=[.B3] * (6 /1200)" office:value-type="float" office:value="5.01479166666667">
            <text:p>5.0147916667</text:p>
          </table:table-cell>
          <table:table-cell table:number-columns-repeated="3"/>
        </table:table-row>
        <table:table-row table:style-name="ro1">
          <table:table-cell table:formula="of:=[.A3]" office:value-type="float" office:value="500">
            <text:p>500</text:p>
          </table:table-cell>
          <table:table-cell table:formula="of:=[.A4]+[.B3] + [.C3]" office:value-type="float" office:value="1507.973125">
            <text:p>1507.973125</text:p>
          </table:table-cell>
          <table:table-cell table:formula="of:=[.B4] * (6 /1200)" office:value-type="float" office:value="7.539865625">
            <text:p>7.539865625</text:p>
          </table:table-cell>
          <table:table-cell table:number-columns-repeated="3"/>
        </table:table-row>
        <table:table-row table:style-name="ro1">
          <table:table-cell table:formula="of:=[.A4]" office:value-type="float" office:value="500">
            <text:p>500</text:p>
          </table:table-cell>
          <table:table-cell table:formula="of:=[.A5]+[.B4] + [.C4]" office:value-type="float" office:value="2015.512990625">
            <text:p>2015.512990625</text:p>
          </table:table-cell>
          <table:table-cell table:formula="of:=[.B5] * (6 /1200)" office:value-type="float" office:value="10.077564953125">
            <text:p>10.0775649531</text:p>
          </table:table-cell>
          <table:table-cell table:number-columns-repeated="3"/>
        </table:table-row>
        <table:table-row table:style-name="ro1">
          <table:table-cell table:formula="of:=[.A5]" office:value-type="float" office:value="500">
            <text:p>500</text:p>
          </table:table-cell>
          <table:table-cell table:formula="of:=[.A6]+[.B5] + [.C5]" office:value-type="float" office:value="2525.59055557813">
            <text:p>2525.5905555781</text:p>
          </table:table-cell>
          <table:table-cell table:formula="of:=[.B6] * (6 /1200)" office:value-type="float" office:value="12.6279527778906">
            <text:p>12.6279527779</text:p>
          </table:table-cell>
          <table:table-cell table:number-columns-repeated="3"/>
        </table:table-row>
        <table:table-row table:style-name="ro1">
          <table:table-cell table:formula="of:=[.A6]" office:value-type="float" office:value="500">
            <text:p>500</text:p>
          </table:table-cell>
          <table:table-cell table:formula="of:=[.A7]+[.B6] + [.C6]" office:value-type="float" office:value="3038.21850835602">
            <text:p>3038.218508356</text:p>
          </table:table-cell>
          <table:table-cell table:formula="of:=[.B7] * (6 /1200)" office:value-type="float" office:value="15.1910925417801">
            <text:p>15.1910925418</text:p>
          </table:table-cell>
          <table:table-cell table:number-columns-repeated="3"/>
        </table:table-row>
        <table:table-row table:style-name="ro1">
          <table:table-cell table:formula="of:=[.A7]" office:value-type="float" office:value="500">
            <text:p>500</text:p>
          </table:table-cell>
          <table:table-cell table:formula="of:=[.A8]+[.B7] + [.C7]" office:value-type="float" office:value="3553.4096008978">
            <text:p>3553.4096008978</text:p>
          </table:table-cell>
          <table:table-cell table:formula="of:=[.B8] * (6 /1200)" office:value-type="float" office:value="17.767048004489">
            <text:p>17.7670480045</text:p>
          </table:table-cell>
          <table:table-cell table:number-columns-repeated="3"/>
        </table:table-row>
        <table:table-row table:style-name="ro1">
          <table:table-cell table:formula="of:=[.A8]" office:value-type="float" office:value="500">
            <text:p>500</text:p>
          </table:table-cell>
          <table:table-cell table:formula="of:=[.A9]+[.B8] + [.C8]" office:value-type="float" office:value="4071.17664890229">
            <text:p>4071.1766489023</text:p>
          </table:table-cell>
          <table:table-cell table:formula="of:=[.B9] * (6 /1200)" office:value-type="float" office:value="20.3558832445114">
            <text:p>20.3558832445</text:p>
          </table:table-cell>
          <table:table-cell table:number-columns-repeated="3"/>
        </table:table-row>
        <table:table-row table:style-name="ro1">
          <table:table-cell table:formula="of:=[.A9]" office:value-type="float" office:value="500">
            <text:p>500</text:p>
          </table:table-cell>
          <table:table-cell table:formula="of:=[.A10]+[.B9] + [.C9]" office:value-type="float" office:value="4591.5325321468">
            <text:p>4591.5325321468</text:p>
          </table:table-cell>
          <table:table-cell table:formula="of:=[.B10] * (6 /1200)" office:value-type="float" office:value="22.957662660734">
            <text:p>22.9576626607</text:p>
          </table:table-cell>
          <table:table-cell table:number-columns-repeated="3"/>
        </table:table-row>
        <table:table-row table:style-name="ro1">
          <table:table-cell table:formula="of:=[.A10]" office:value-type="float" office:value="500">
            <text:p>500</text:p>
          </table:table-cell>
          <table:table-cell table:formula="of:=[.A11]+[.B10] + [.C10]" office:value-type="float" office:value="5114.49019480753">
            <text:p>5114.4901948075</text:p>
          </table:table-cell>
          <table:table-cell table:formula="of:=[.B11] * (6 /1200)" office:value-type="float" office:value="25.5724509740376">
            <text:p>25.572450974</text:p>
          </table:table-cell>
          <table:table-cell table:number-columns-repeated="3"/>
        </table:table-row>
        <table:table-row table:style-name="ro1">
          <table:table-cell table:formula="of:=[.A11]" office:value-type="float" office:value="500">
            <text:p>500</text:p>
          </table:table-cell>
          <table:table-cell table:formula="of:=[.A12]+[.B11] + [.C11]" office:value-type="float" office:value="5640.06264578157">
            <text:p>5640.0626457816</text:p>
          </table:table-cell>
          <table:table-cell table:formula="of:=[.B12] * (6 /1200)" office:value-type="float" office:value="28.2003132289078">
            <text:p>28.2003132289</text:p>
          </table:table-cell>
          <table:table-cell table:number-columns-repeated="3"/>
        </table:table-row>
        <table:table-row table:style-name="ro1">
          <table:table-cell table:formula="of:=[.A12]" office:value-type="float" office:value="500">
            <text:p>500</text:p>
          </table:table-cell>
          <table:table-cell table:formula="of:=[.A13]+[.B12] + [.C12]" office:value-type="float" office:value="6168.26295901048">
            <text:p>6168.2629590105</text:p>
          </table:table-cell>
          <table:table-cell table:formula="of:=[.B13] * (6 /1200)" office:value-type="float" office:value="30.8413147950524">
            <text:p>30.8413147951</text:p>
          </table:table-cell>
          <table:table-cell table:formula="of:=SUM([.A13];[.A2:.A13])" office:value-type="float" office:value="6500">
            <text:p>6500</text:p>
          </table:table-cell>
          <table:table-cell table:formula="of:=SUM([.C2:.C13])" office:value-type="float" office:value="199.104273805528">
            <text:p>199.1042738055</text:p>
          </table:table-cell>
          <table:table-cell table:formula="of:=([.E13]/[.D13]) * 100" office:value-type="float" office:value="3.0631426739312">
            <text:p>3.0631426739</text:p>
          </table:table-cell>
        </table:table-row>
        <table:table-row table:style-name="ro1">
          <table:table-cell table:formula="of:=[.A13]" office:value-type="float" office:value="500">
            <text:p>500</text:p>
          </table:table-cell>
          <table:table-cell table:formula="of:=[.A14]+[.B13] + [.C13]" office:value-type="float" office:value="6699.10427380553">
            <text:p>6699.1042738055</text:p>
          </table:table-cell>
          <table:table-cell table:formula="of:=[.B14] * (6 /1200)" office:value-type="float" office:value="33.4955213690276">
            <text:p>33.495521369</text:p>
          </table:table-cell>
          <table:table-cell table:number-columns-repeated="3"/>
        </table:table-row>
        <table:table-row table:style-name="ro1">
          <table:table-cell table:formula="of:=[.A14]" office:value-type="float" office:value="500">
            <text:p>500</text:p>
          </table:table-cell>
          <table:table-cell table:formula="of:=[.A15]+[.B14] + [.C14]" office:value-type="float" office:value="7232.59979517456">
            <text:p>7232.5997951746</text:p>
          </table:table-cell>
          <table:table-cell table:formula="of:=[.B15] * (6 /1200)" office:value-type="float" office:value="36.1629989758728">
            <text:p>36.1629989759</text:p>
          </table:table-cell>
          <table:table-cell table:number-columns-repeated="3"/>
        </table:table-row>
        <table:table-row table:style-name="ro1">
          <table:table-cell table:formula="of:=[.A15]" office:value-type="float" office:value="500">
            <text:p>500</text:p>
          </table:table-cell>
          <table:table-cell table:formula="of:=[.A16]+[.B15] + [.C15]" office:value-type="float" office:value="7768.76279415043">
            <text:p>7768.7627941504</text:p>
          </table:table-cell>
          <table:table-cell table:formula="of:=[.B16] * (6 /1200)" office:value-type="float" office:value="38.8438139707521">
            <text:p>38.8438139708</text:p>
          </table:table-cell>
          <table:table-cell table:number-columns-repeated="3"/>
        </table:table-row>
        <table:table-row table:style-name="ro1">
          <table:table-cell table:formula="of:=[.A16]" office:value-type="float" office:value="500">
            <text:p>500</text:p>
          </table:table-cell>
          <table:table-cell table:formula="of:=[.A17]+[.B16] + [.C16]" office:value-type="float" office:value="8307.60660812118">
            <text:p>8307.6066081212</text:p>
          </table:table-cell>
          <table:table-cell table:formula="of:=[.B17] * (6 /1200)" office:value-type="float" office:value="41.5380330406059">
            <text:p>41.5380330406</text:p>
          </table:table-cell>
          <table:table-cell table:number-columns-repeated="3"/>
        </table:table-row>
        <table:table-row table:style-name="ro1">
          <table:table-cell table:formula="of:=[.A17]" office:value-type="float" office:value="500">
            <text:p>500</text:p>
          </table:table-cell>
          <table:table-cell table:formula="of:=[.A18]+[.B17] + [.C17]" office:value-type="float" office:value="8849.14464116179">
            <text:p>8849.1446411618</text:p>
          </table:table-cell>
          <table:table-cell table:formula="of:=[.B18] * (6 /1200)" office:value-type="float" office:value="44.2457232058089">
            <text:p>44.2457232058</text:p>
          </table:table-cell>
          <table:table-cell table:number-columns-repeated="3"/>
        </table:table-row>
        <table:table-row table:style-name="ro1">
          <table:table-cell table:formula="of:=[.A18]" office:value-type="float" office:value="500">
            <text:p>500</text:p>
          </table:table-cell>
          <table:table-cell table:formula="of:=[.A19]+[.B18] + [.C18]" office:value-type="float" office:value="9393.3903643676">
            <text:p>9393.3903643676</text:p>
          </table:table-cell>
          <table:table-cell table:formula="of:=[.B19] * (6 /1200)" office:value-type="float" office:value="46.966951821838">
            <text:p>46.9669518218</text:p>
          </table:table-cell>
          <table:table-cell table:number-columns-repeated="3"/>
        </table:table-row>
        <table:table-row table:style-name="ro1">
          <table:table-cell table:formula="of:=[.A19]" office:value-type="float" office:value="500">
            <text:p>500</text:p>
          </table:table-cell>
          <table:table-cell table:formula="of:=[.A20]+[.B19] + [.C19]" office:value-type="float" office:value="9940.35731618943">
            <text:p>9940.3573161894</text:p>
          </table:table-cell>
          <table:table-cell table:formula="of:=[.B20] * (6 /1200)" office:value-type="float" office:value="49.7017865809472">
            <text:p>49.7017865809</text:p>
          </table:table-cell>
          <table:table-cell table:number-columns-repeated="3"/>
        </table:table-row>
        <table:table-row table:style-name="ro1">
          <table:table-cell table:formula="of:=[.A20]" office:value-type="float" office:value="500">
            <text:p>500</text:p>
          </table:table-cell>
          <table:table-cell table:formula="of:=[.A21]+[.B20] + [.C20]" office:value-type="float" office:value="10490.0591027704">
            <text:p>10490.0591027704</text:p>
          </table:table-cell>
          <table:table-cell table:formula="of:=[.B21] * (6 /1200)" office:value-type="float" office:value="52.4502955138519">
            <text:p>52.4502955139</text:p>
          </table:table-cell>
          <table:table-cell table:number-columns-repeated="3"/>
        </table:table-row>
        <table:table-row table:style-name="ro1">
          <table:table-cell table:formula="of:=[.A21]" office:value-type="float" office:value="500">
            <text:p>500</text:p>
          </table:table-cell>
          <table:table-cell table:formula="of:=[.A22]+[.B21] + [.C21]" office:value-type="float" office:value="11042.5093982842">
            <text:p>11042.5093982842</text:p>
          </table:table-cell>
          <table:table-cell table:formula="of:=[.B22] * (6 /1200)" office:value-type="float" office:value="55.2125469914212">
            <text:p>55.2125469914</text:p>
          </table:table-cell>
          <table:table-cell table:number-columns-repeated="3"/>
        </table:table-row>
        <table:table-row table:style-name="ro1">
          <table:table-cell table:formula="of:=[.A22]" office:value-type="float" office:value="500">
            <text:p>500</text:p>
          </table:table-cell>
          <table:table-cell table:formula="of:=[.A23]+[.B22] + [.C22]" office:value-type="float" office:value="11597.7219452757">
            <text:p>11597.7219452757</text:p>
          </table:table-cell>
          <table:table-cell table:formula="of:=[.B23] * (6 /1200)" office:value-type="float" office:value="57.9886097263783">
            <text:p>57.9886097264</text:p>
          </table:table-cell>
          <table:table-cell table:number-columns-repeated="3"/>
        </table:table-row>
        <table:table-row table:style-name="ro1">
          <table:table-cell table:formula="of:=[.A23]" office:value-type="float" office:value="500">
            <text:p>500</text:p>
          </table:table-cell>
          <table:table-cell table:formula="of:=[.A24]+[.B23] + [.C23]" office:value-type="float" office:value="12155.710555002">
            <text:p>12155.710555002</text:p>
          </table:table-cell>
          <table:table-cell table:formula="of:=[.B24] * (6 /1200)" office:value-type="float" office:value="60.7785527750102">
            <text:p>60.778552775</text:p>
          </table:table-cell>
          <table:table-cell table:formula="of:=SUM([.A2:.A24])" office:value-type="float" office:value="11500">
            <text:p>11500</text:p>
          </table:table-cell>
          <table:table-cell table:formula="of:=SUM([.C2:.C24])" office:value-type="float" office:value="716.489107777042">
            <text:p>716.489107777</text:p>
          </table:table-cell>
          <table:table-cell table:formula="of:=([.E24]/[.D24]) * 100" office:value-type="float" office:value="6.23034006762645">
            <text:p>6.2303400676</text:p>
          </table:table-cell>
        </table:table-row>
        <table:table-row table:style-name="ro1">
          <table:table-cell table:formula="of:=[.A24]" office:value-type="float" office:value="500">
            <text:p>500</text:p>
          </table:table-cell>
          <table:table-cell table:formula="of:=[.A25]+[.B24] + [.C24]" office:value-type="float" office:value="12716.489107777">
            <text:p>12716.489107777</text:p>
          </table:table-cell>
          <table:table-cell table:formula="of:=[.B25] * (6 /1200)" office:value-type="float" office:value="63.5824455388852">
            <text:p>63.5824455389</text:p>
          </table:table-cell>
          <table:table-cell table:number-columns-repeated="3"/>
        </table:table-row>
        <table:table-row table:style-name="ro1">
          <table:table-cell table:formula="of:=[.A25]" office:value-type="float" office:value="500">
            <text:p>500</text:p>
          </table:table-cell>
          <table:table-cell table:formula="of:=[.A26]+[.B25] + [.C25]" office:value-type="float" office:value="13280.0715533159">
            <text:p>13280.0715533159</text:p>
          </table:table-cell>
          <table:table-cell table:formula="of:=[.B26] * (6 /1200)" office:value-type="float" office:value="66.4003577665796">
            <text:p>66.4003577666</text:p>
          </table:table-cell>
          <table:table-cell table:number-columns-repeated="3"/>
        </table:table-row>
        <table:table-row table:style-name="ro1">
          <table:table-cell table:formula="of:=[.A26]" office:value-type="float" office:value="500">
            <text:p>500</text:p>
          </table:table-cell>
          <table:table-cell table:formula="of:=[.A27]+[.B26] + [.C26]" office:value-type="float" office:value="13846.4719110825">
            <text:p>13846.4719110825</text:p>
          </table:table-cell>
          <table:table-cell table:formula="of:=[.B27] * (6 /1200)" office:value-type="float" office:value="69.2323595554125">
            <text:p>69.2323595554</text:p>
          </table:table-cell>
          <table:table-cell table:number-columns-repeated="3"/>
        </table:table-row>
        <table:table-row table:style-name="ro1">
          <table:table-cell table:formula="of:=[.A27]" office:value-type="float" office:value="500">
            <text:p>500</text:p>
          </table:table-cell>
          <table:table-cell table:formula="of:=[.A28]+[.B27] + [.C27]" office:value-type="float" office:value="14415.7042706379">
            <text:p>14415.7042706379</text:p>
          </table:table-cell>
          <table:table-cell table:formula="of:=[.B28] * (6 /1200)" office:value-type="float" office:value="72.0785213531896">
            <text:p>72.0785213532</text:p>
          </table:table-cell>
          <table:table-cell table:number-columns-repeated="3"/>
        </table:table-row>
        <table:table-row table:style-name="ro1">
          <table:table-cell table:formula="of:=[.A28]" office:value-type="float" office:value="500">
            <text:p>500</text:p>
          </table:table-cell>
          <table:table-cell table:formula="of:=[.A29]+[.B28] + [.C28]" office:value-type="float" office:value="14987.7827919911">
            <text:p>14987.7827919911</text:p>
          </table:table-cell>
          <table:table-cell table:formula="of:=[.B29] * (6 /1200)" office:value-type="float" office:value="74.9389139599555">
            <text:p>74.93891396</text:p>
          </table:table-cell>
          <table:table-cell table:number-columns-repeated="3"/>
        </table:table-row>
        <table:table-row table:style-name="ro1">
          <table:table-cell table:formula="of:=[.A29]" office:value-type="float" office:value="500">
            <text:p>500</text:p>
          </table:table-cell>
          <table:table-cell table:formula="of:=[.A30]+[.B29] + [.C29]" office:value-type="float" office:value="15562.7217059511">
            <text:p>15562.7217059511</text:p>
          </table:table-cell>
          <table:table-cell table:formula="of:=[.B30] * (6 /1200)" office:value-type="float" office:value="77.8136085297553">
            <text:p>77.8136085298</text:p>
          </table:table-cell>
          <table:table-cell table:number-columns-repeated="3"/>
        </table:table-row>
        <table:table-row table:style-name="ro1">
          <table:table-cell table:formula="of:=[.A30]" office:value-type="float" office:value="500">
            <text:p>500</text:p>
          </table:table-cell>
          <table:table-cell table:formula="of:=[.A31]+[.B30] + [.C30]" office:value-type="float" office:value="16140.5353144808">
            <text:p>16140.5353144808</text:p>
          </table:table-cell>
          <table:table-cell table:formula="of:=[.B31] * (6 /1200)" office:value-type="float" office:value="80.7026765724041">
            <text:p>80.7026765724</text:p>
          </table:table-cell>
          <table:table-cell table:number-columns-repeated="3"/>
        </table:table-row>
        <table:table-row table:style-name="ro1">
          <table:table-cell table:formula="of:=[.A31]" office:value-type="float" office:value="500">
            <text:p>500</text:p>
          </table:table-cell>
          <table:table-cell table:formula="of:=[.A32]+[.B31] + [.C31]" office:value-type="float" office:value="16721.2379910532">
            <text:p>16721.2379910532</text:p>
          </table:table-cell>
          <table:table-cell table:formula="of:=[.B32] * (6 /1200)" office:value-type="float" office:value="83.6061899552661">
            <text:p>83.6061899553</text:p>
          </table:table-cell>
          <table:table-cell table:number-columns-repeated="3"/>
        </table:table-row>
        <table:table-row table:style-name="ro1">
          <table:table-cell table:formula="of:=[.A32]" office:value-type="float" office:value="500">
            <text:p>500</text:p>
          </table:table-cell>
          <table:table-cell table:formula="of:=[.A33]+[.B32] + [.C32]" office:value-type="float" office:value="17304.8441810085">
            <text:p>17304.8441810085</text:p>
          </table:table-cell>
          <table:table-cell table:formula="of:=[.B33] * (6 /1200)" office:value-type="float" office:value="86.5242209050424">
            <text:p>86.524220905</text:p>
          </table:table-cell>
          <table:table-cell table:number-columns-repeated="3"/>
        </table:table-row>
        <table:table-row table:style-name="ro1">
          <table:table-cell table:formula="of:=[.A33]" office:value-type="float" office:value="500">
            <text:p>500</text:p>
          </table:table-cell>
          <table:table-cell table:formula="of:=[.A34]+[.B33] + [.C33]" office:value-type="float" office:value="17891.3684019135">
            <text:p>17891.3684019135</text:p>
          </table:table-cell>
          <table:table-cell table:formula="of:=[.B34] * (6 /1200)" office:value-type="float" office:value="89.4568420095677">
            <text:p>89.4568420096</text:p>
          </table:table-cell>
          <table:table-cell table:number-columns-repeated="3"/>
        </table:table-row>
        <table:table-row table:style-name="ro1">
          <table:table-cell table:formula="of:=[.A34]" office:value-type="float" office:value="500">
            <text:p>500</text:p>
          </table:table-cell>
          <table:table-cell table:formula="of:=[.A35]+[.B34] + [.C34]" office:value-type="float" office:value="18480.8252439231">
            <text:p>18480.8252439231</text:p>
          </table:table-cell>
          <table:table-cell table:formula="of:=[.B35] * (6 /1200)" office:value-type="float" office:value="92.4041262196155">
            <text:p>92.4041262196</text:p>
          </table:table-cell>
          <table:table-cell table:number-columns-repeated="3"/>
        </table:table-row>
        <table:table-row table:style-name="ro1">
          <table:table-cell table:formula="of:=[.A35]" office:value-type="float" office:value="500">
            <text:p>500</text:p>
          </table:table-cell>
          <table:table-cell table:formula="of:=[.A36]+[.B35] + [.C35]" office:value-type="float" office:value="19073.2293701427">
            <text:p>19073.2293701427</text:p>
          </table:table-cell>
          <table:table-cell table:formula="of:=[.B36] * (6 /1200)" office:value-type="float" office:value="95.3661468507136">
            <text:p>95.3661468507</text:p>
          </table:table-cell>
          <table:table-cell table:number-columns-repeated="3"/>
        </table:table-row>
        <table:table-row table:style-name="ro1">
          <table:table-cell table:formula="of:=[.A36]" office:value-type="float" office:value="500">
            <text:p>500</text:p>
          </table:table-cell>
          <table:table-cell table:formula="of:=[.A37]+[.B36] + [.C36]" office:value-type="float" office:value="19668.5955169934">
            <text:p>19668.5955169934</text:p>
          </table:table-cell>
          <table:table-cell table:formula="of:=[.B37] * (6 /1200)" office:value-type="float" office:value="98.3429775849671">
            <text:p>98.342977585</text:p>
          </table:table-cell>
          <table:table-cell table:formula="of:=SUM([.A2:.A37])" office:value-type="float" office:value="18000">
            <text:p>18000</text:p>
          </table:table-cell>
          <table:table-cell table:formula="of:=SUM([.C2:.C37])" office:value-type="float" office:value="1766.9384945784">
            <text:p>1766.9384945784</text:p>
          </table:table-cell>
          <table:table-cell table:formula="of:=([.E37]/[.D37]) * 100" office:value-type="float" office:value="9.81632496987998">
            <text:p>9.8163249699</text:p>
          </table:table-cell>
        </table:table-row>
        <table:table-row table:style-name="ro1">
          <table:table-cell table:formula="of:=[.A37]" office:value-type="float" office:value="500">
            <text:p>500</text:p>
          </table:table-cell>
          <table:table-cell table:formula="of:=[.A38]+[.B37] + [.C37]" office:value-type="float" office:value="20266.9384945784">
            <text:p>20266.9384945784</text:p>
          </table:table-cell>
          <table:table-cell table:formula="of:=[.B38] * (6 /1200)" office:value-type="float" office:value="101.334692472892">
            <text:p>101.3346924729</text:p>
          </table:table-cell>
          <table:table-cell table:number-columns-repeated="3"/>
        </table:table-row>
        <table:table-row table:style-name="ro1">
          <table:table-cell table:formula="of:=[.A38]" office:value-type="float" office:value="500">
            <text:p>500</text:p>
          </table:table-cell>
          <table:table-cell table:formula="of:=[.A39]+[.B38] + [.C38]" office:value-type="float" office:value="20868.2731870513">
            <text:p>20868.2731870513</text:p>
          </table:table-cell>
          <table:table-cell table:formula="of:=[.B39] * (6 /1200)" office:value-type="float" office:value="104.341365935256">
            <text:p>104.3413659353</text:p>
          </table:table-cell>
          <table:table-cell table:number-columns-repeated="3"/>
        </table:table-row>
        <table:table-row table:style-name="ro1">
          <table:table-cell table:formula="of:=[.A39]" office:value-type="float" office:value="500">
            <text:p>500</text:p>
          </table:table-cell>
          <table:table-cell table:formula="of:=[.A40]+[.B39] + [.C39]" office:value-type="float" office:value="21472.6145529865">
            <text:p>21472.6145529865</text:p>
          </table:table-cell>
          <table:table-cell table:formula="of:=[.B40] * (6 /1200)" office:value-type="float" office:value="107.363072764933">
            <text:p>107.3630727649</text:p>
          </table:table-cell>
          <table:table-cell table:number-columns-repeated="3"/>
        </table:table-row>
        <table:table-row table:style-name="ro1">
          <table:table-cell table:formula="of:=[.A40]" office:value-type="float" office:value="500">
            <text:p>500</text:p>
          </table:table-cell>
          <table:table-cell table:formula="of:=[.A41]+[.B40] + [.C40]" office:value-type="float" office:value="22079.9776257515">
            <text:p>22079.9776257515</text:p>
          </table:table-cell>
          <table:table-cell table:formula="of:=[.B41] * (6 /1200)" office:value-type="float" office:value="110.399888128757">
            <text:p>110.3998881288</text:p>
          </table:table-cell>
          <table:table-cell table:number-columns-repeated="3"/>
        </table:table-row>
        <table:table-row table:style-name="ro1">
          <table:table-cell table:formula="of:=[.A41]" office:value-type="float" office:value="500">
            <text:p>500</text:p>
          </table:table-cell>
          <table:table-cell table:formula="of:=[.A42]+[.B41] + [.C41]" office:value-type="float" office:value="22690.3775138802">
            <text:p>22690.3775138802</text:p>
          </table:table-cell>
          <table:table-cell table:formula="of:=[.B42] * (6 /1200)" office:value-type="float" office:value="113.451887569401">
            <text:p>113.4518875694</text:p>
          </table:table-cell>
          <table:table-cell table:number-columns-repeated="3"/>
        </table:table-row>
        <table:table-row table:style-name="ro1">
          <table:table-cell table:formula="of:=[.A42]" office:value-type="float" office:value="500">
            <text:p>500</text:p>
          </table:table-cell>
          <table:table-cell table:formula="of:=[.A43]+[.B42] + [.C42]" office:value-type="float" office:value="23303.8294014496">
            <text:p>23303.8294014496</text:p>
          </table:table-cell>
          <table:table-cell table:formula="of:=[.B43] * (6 /1200)" office:value-type="float" office:value="116.519147007248">
            <text:p>116.5191470072</text:p>
          </table:table-cell>
          <table:table-cell table:number-columns-repeated="3"/>
        </table:table-row>
        <table:table-row table:style-name="ro1">
          <table:table-cell table:formula="of:=[.A43]" office:value-type="float" office:value="500">
            <text:p>500</text:p>
          </table:table-cell>
          <table:table-cell table:formula="of:=[.A44]+[.B43] + [.C43]" office:value-type="float" office:value="23920.3485484569">
            <text:p>23920.3485484569</text:p>
          </table:table-cell>
          <table:table-cell table:formula="of:=[.B44] * (6 /1200)" office:value-type="float" office:value="119.601742742284">
            <text:p>119.6017427423</text:p>
          </table:table-cell>
          <table:table-cell table:number-columns-repeated="3"/>
        </table:table-row>
        <table:table-row table:style-name="ro1">
          <table:table-cell table:formula="of:=[.A44]" office:value-type="float" office:value="500">
            <text:p>500</text:p>
          </table:table-cell>
          <table:table-cell table:formula="of:=[.A45]+[.B44] + [.C44]" office:value-type="float" office:value="24539.9502911992">
            <text:p>24539.9502911992</text:p>
          </table:table-cell>
          <table:table-cell table:formula="of:=[.B45] * (6 /1200)" office:value-type="float" office:value="122.699751455996">
            <text:p>122.699751456</text:p>
          </table:table-cell>
          <table:table-cell table:number-columns-repeated="3"/>
        </table:table-row>
        <table:table-row table:style-name="ro1">
          <table:table-cell table:formula="of:=[.A45]" office:value-type="float" office:value="500">
            <text:p>500</text:p>
          </table:table-cell>
          <table:table-cell table:formula="of:=[.A46]+[.B45] + [.C45]" office:value-type="float" office:value="25162.6500426552">
            <text:p>25162.6500426552</text:p>
          </table:table-cell>
          <table:table-cell table:formula="of:=[.B46] * (6 /1200)" office:value-type="float" office:value="125.813250213276">
            <text:p>125.8132502133</text:p>
          </table:table-cell>
          <table:table-cell table:number-columns-repeated="3"/>
        </table:table-row>
        <table:table-row table:style-name="ro1">
          <table:table-cell table:formula="of:=[.A46]" office:value-type="float" office:value="500">
            <text:p>500</text:p>
          </table:table-cell>
          <table:table-cell table:formula="of:=[.A47]+[.B46] + [.C46]" office:value-type="float" office:value="25788.4632928684">
            <text:p>25788.4632928684</text:p>
          </table:table-cell>
          <table:table-cell table:formula="of:=[.B47] * (6 /1200)" office:value-type="float" office:value="128.942316464342">
            <text:p>128.9423164643</text:p>
          </table:table-cell>
          <table:table-cell table:number-columns-repeated="3"/>
        </table:table-row>
        <table:table-row table:style-name="ro1">
          <table:table-cell table:formula="of:=[.A47]" office:value-type="float" office:value="500">
            <text:p>500</text:p>
          </table:table-cell>
          <table:table-cell table:formula="of:=[.A48]+[.B47] + [.C47]" office:value-type="float" office:value="26417.4056093328">
            <text:p>26417.4056093328</text:p>
          </table:table-cell>
          <table:table-cell table:formula="of:=[.B48] * (6 /1200)" office:value-type="float" office:value="132.087028046664">
            <text:p>132.0870280467</text:p>
          </table:table-cell>
          <table:table-cell table:number-columns-repeated="3"/>
        </table:table-row>
        <table:table-row table:style-name="ro1">
          <table:table-cell table:formula="of:=[.A48]" office:value-type="float" office:value="500">
            <text:p>500</text:p>
          </table:table-cell>
          <table:table-cell table:formula="of:=[.A49]+[.B48] + [.C48]" office:value-type="float" office:value="27049.4926373794">
            <text:p>27049.4926373794</text:p>
          </table:table-cell>
          <table:table-cell table:formula="of:=[.B49] * (6 /1200)" office:value-type="float" office:value="135.247463186897">
            <text:p>135.2474631869</text:p>
          </table:table-cell>
          <table:table-cell table:formula="of:=SUM([.A2:.A49])" office:value-type="float" office:value="24000">
            <text:p>24000</text:p>
          </table:table-cell>
          <table:table-cell table:formula="of:=SUM([.C2:.C49])" office:value-type="float" office:value="3184.74010056634">
            <text:p>3184.7401005664</text:p>
          </table:table-cell>
          <table:table-cell table:formula="of:=([.E49]/[.D49]) * 100" office:value-type="float" office:value="13.2697504190264">
            <text:p>13.269750419</text:p>
          </table:table-cell>
        </table:table-row>
        <table:table-row table:style-name="ro1">
          <table:table-cell table:formula="of:=[.A49]" office:value-type="float" office:value="500">
            <text:p>500</text:p>
          </table:table-cell>
          <table:table-cell table:formula="of:=[.A50]+[.B49] + [.C49]" office:value-type="float" office:value="27684.7401005663">
            <text:p>27684.7401005663</text:p>
          </table:table-cell>
          <table:table-cell table:formula="of:=[.B50] * (6 /1200)" office:value-type="float" office:value="138.423700502832">
            <text:p>138.4237005028</text:p>
          </table:table-cell>
          <table:table-cell table:number-columns-repeated="3"/>
        </table:table-row>
        <table:table-row table:style-name="ro1">
          <table:table-cell table:formula="of:=[.A50]" office:value-type="float" office:value="500">
            <text:p>500</text:p>
          </table:table-cell>
          <table:table-cell table:formula="of:=[.A51]+[.B50] + [.C50]" office:value-type="float" office:value="28323.1638010692">
            <text:p>28323.1638010692</text:p>
          </table:table-cell>
          <table:table-cell table:formula="of:=[.B51] * (6 /1200)" office:value-type="float" office:value="141.615819005346">
            <text:p>141.6158190053</text:p>
          </table:table-cell>
          <table:table-cell table:number-columns-repeated="3"/>
        </table:table-row>
        <table:table-row table:style-name="ro1">
          <table:table-cell table:formula="of:=[.A51]" office:value-type="float" office:value="500">
            <text:p>500</text:p>
          </table:table-cell>
          <table:table-cell table:formula="of:=[.A52]+[.B51] + [.C51]" office:value-type="float" office:value="28964.7796200745">
            <text:p>28964.7796200745</text:p>
          </table:table-cell>
          <table:table-cell table:formula="of:=[.B52] * (6 /1200)" office:value-type="float" office:value="144.823898100373">
            <text:p>144.8238981004</text:p>
          </table:table-cell>
          <table:table-cell table:number-columns-repeated="3"/>
        </table:table-row>
        <table:table-row table:style-name="ro1">
          <table:table-cell table:formula="of:=[.A52]" office:value-type="float" office:value="500">
            <text:p>500</text:p>
          </table:table-cell>
          <table:table-cell table:formula="of:=[.A53]+[.B52] + [.C52]" office:value-type="float" office:value="29609.6035181749">
            <text:p>29609.6035181749</text:p>
          </table:table-cell>
          <table:table-cell table:formula="of:=[.B53] * (6 /1200)" office:value-type="float" office:value="148.048017590874">
            <text:p>148.0480175909</text:p>
          </table:table-cell>
          <table:table-cell table:number-columns-repeated="3"/>
        </table:table-row>
        <table:table-row table:style-name="ro1">
          <table:table-cell table:formula="of:=[.A53]" office:value-type="float" office:value="500">
            <text:p>500</text:p>
          </table:table-cell>
          <table:table-cell table:formula="of:=[.A54]+[.B53] + [.C53]" office:value-type="float" office:value="30257.6515357658">
            <text:p>30257.6515357658</text:p>
          </table:table-cell>
          <table:table-cell table:formula="of:=[.B54] * (6 /1200)" office:value-type="float" office:value="151.288257678829">
            <text:p>151.2882576788</text:p>
          </table:table-cell>
          <table:table-cell table:number-columns-repeated="3"/>
        </table:table-row>
        <table:table-row table:style-name="ro1">
          <table:table-cell table:formula="of:=[.A54]" office:value-type="float" office:value="500">
            <text:p>500</text:p>
          </table:table-cell>
          <table:table-cell table:formula="of:=[.A55]+[.B54] + [.C54]" office:value-type="float" office:value="30908.9397934446">
            <text:p>30908.9397934446</text:p>
          </table:table-cell>
          <table:table-cell table:formula="of:=[.B55] * (6 /1200)" office:value-type="float" office:value="154.544698967223">
            <text:p>154.5446989672</text:p>
          </table:table-cell>
          <table:table-cell table:number-columns-repeated="3"/>
        </table:table-row>
        <table:table-row table:style-name="ro1">
          <table:table-cell table:formula="of:=[.A55]" office:value-type="float" office:value="500">
            <text:p>500</text:p>
          </table:table-cell>
          <table:table-cell table:formula="of:=[.A56]+[.B55] + [.C55]" office:value-type="float" office:value="31563.4844924118">
            <text:p>31563.4844924118</text:p>
          </table:table-cell>
          <table:table-cell table:formula="of:=[.B56] * (6 /1200)" office:value-type="float" office:value="157.817422462059">
            <text:p>157.8174224621</text:p>
          </table:table-cell>
          <table:table-cell table:number-columns-repeated="3"/>
        </table:table-row>
        <table:table-row table:style-name="ro1">
          <table:table-cell table:formula="of:=[.A56]" office:value-type="float" office:value="500">
            <text:p>500</text:p>
          </table:table-cell>
          <table:table-cell table:formula="of:=[.A57]+[.B56] + [.C56]" office:value-type="float" office:value="32221.3019148739">
            <text:p>32221.3019148739</text:p>
          </table:table-cell>
          <table:table-cell table:formula="of:=[.B57] * (6 /1200)" office:value-type="float" office:value="161.106509574369">
            <text:p>161.1065095744</text:p>
          </table:table-cell>
          <table:table-cell table:number-columns-repeated="3"/>
        </table:table-row>
        <table:table-row table:style-name="ro1">
          <table:table-cell table:formula="of:=[.A57]" office:value-type="float" office:value="500">
            <text:p>500</text:p>
          </table:table-cell>
          <table:table-cell table:formula="of:=[.A58]+[.B57] + [.C57]" office:value-type="float" office:value="32882.4084244482">
            <text:p>32882.4084244482</text:p>
          </table:table-cell>
          <table:table-cell table:formula="of:=[.B58] * (6 /1200)" office:value-type="float" office:value="164.412042122241">
            <text:p>164.4120421222</text:p>
          </table:table-cell>
          <table:table-cell table:number-columns-repeated="3"/>
        </table:table-row>
        <table:table-row table:style-name="ro1">
          <table:table-cell table:formula="of:=[.A58]" office:value-type="float" office:value="500">
            <text:p>500</text:p>
          </table:table-cell>
          <table:table-cell table:formula="of:=[.A59]+[.B58] + [.C58]" office:value-type="float" office:value="33546.8204665705">
            <text:p>33546.8204665705</text:p>
          </table:table-cell>
          <table:table-cell table:formula="of:=[.B59] * (6 /1200)" office:value-type="float" office:value="167.734102332852">
            <text:p>167.7341023329</text:p>
          </table:table-cell>
          <table:table-cell table:number-columns-repeated="3"/>
        </table:table-row>
        <table:table-row table:style-name="ro1">
          <table:table-cell table:formula="of:=[.A59]" office:value-type="float" office:value="500">
            <text:p>500</text:p>
          </table:table-cell>
          <table:table-cell table:formula="of:=[.A60]+[.B59] + [.C59]" office:value-type="float" office:value="34214.5545689033">
            <text:p>34214.5545689033</text:p>
          </table:table-cell>
          <table:table-cell table:formula="of:=[.B60] * (6 /1200)" office:value-type="float" office:value="171.072772844517">
            <text:p>171.0727728445</text:p>
          </table:table-cell>
          <table:table-cell table:number-columns-repeated="3"/>
        </table:table-row>
        <table:table-row table:style-name="ro1">
          <table:table-cell table:formula="of:=[.A60]" office:value-type="float" office:value="500">
            <text:p>500</text:p>
          </table:table-cell>
          <table:table-cell table:formula="of:=[.A61]+[.B60] + [.C60]" office:value-type="float" office:value="34885.6273417479">
            <text:p>34885.6273417479</text:p>
          </table:table-cell>
          <table:table-cell table:formula="of:=[.B61] * (6 /1200)" office:value-type="float" office:value="174.428136708739">
            <text:p>174.4281367087</text:p>
          </table:table-cell>
          <table:table-cell table:formula="of:=SUM([.A2:.A61])" office:value-type="float" office:value="30000">
            <text:p>30000</text:p>
          </table:table-cell>
          <table:table-cell table:formula="of:=SUM([.C2:.C61])" office:value-type="float" office:value="5060.0554784566">
            <text:p>5060.0554784566</text:p>
          </table:table-cell>
          <table:table-cell table:formula="of:=([.E61]/[.D61]) * 100" office:value-type="float" office:value="16.8668515948553">
            <text:p>16.8668515949</text:p>
          </table:table-cell>
        </table:table-row>
        <table:table-row table:style-name="ro1">
          <table:table-cell table:formula="of:=[.A61]" office:value-type="float" office:value="500">
            <text:p>500</text:p>
          </table:table-cell>
          <table:table-cell table:formula="of:=[.A62]+[.B61] + [.C61]" office:value-type="float" office:value="35560.0554784566">
            <text:p>35560.0554784566</text:p>
          </table:table-cell>
          <table:table-cell table:formula="of:=[.B62] * (6 /1200)" office:value-type="float" office:value="177.800277392283">
            <text:p>177.8002773923</text:p>
          </table:table-cell>
          <table:table-cell table:number-columns-repeated="3"/>
        </table:table-row>
        <table:table-row table:style-name="ro1">
          <table:table-cell table:formula="of:=[.A62]" office:value-type="float" office:value="500">
            <text:p>500</text:p>
          </table:table-cell>
          <table:table-cell table:formula="of:=[.A63]+[.B62] + [.C62]" office:value-type="float" office:value="36237.8557558489">
            <text:p>36237.8557558489</text:p>
          </table:table-cell>
          <table:table-cell table:formula="of:=[.B63] * (6 /1200)" office:value-type="float" office:value="181.189278779244">
            <text:p>181.1892787792</text:p>
          </table:table-cell>
          <table:table-cell table:number-columns-repeated="3"/>
        </table:table-row>
        <table:table-row table:style-name="ro1">
          <table:table-cell table:formula="of:=[.A63]" office:value-type="float" office:value="500">
            <text:p>500</text:p>
          </table:table-cell>
          <table:table-cell table:formula="of:=[.A64]+[.B63] + [.C63]" office:value-type="float" office:value="36919.0450346281">
            <text:p>36919.0450346281</text:p>
          </table:table-cell>
          <table:table-cell table:formula="of:=[.B64] * (6 /1200)" office:value-type="float" office:value="184.595225173141">
            <text:p>184.5952251731</text:p>
          </table:table-cell>
          <table:table-cell table:number-columns-repeated="3"/>
        </table:table-row>
        <table:table-row table:style-name="ro1">
          <table:table-cell table:formula="of:=[.A64]" office:value-type="float" office:value="500">
            <text:p>500</text:p>
          </table:table-cell>
          <table:table-cell table:formula="of:=[.A65]+[.B64] + [.C64]" office:value-type="float" office:value="37603.6402598013">
            <text:p>37603.6402598013</text:p>
          </table:table-cell>
          <table:table-cell table:formula="of:=[.B65] * (6 /1200)" office:value-type="float" office:value="188.018201299006">
            <text:p>188.018201299</text:p>
          </table:table-cell>
          <table:table-cell table:number-columns-repeated="3"/>
        </table:table-row>
        <table:table-row table:style-name="ro1">
          <table:table-cell table:formula="of:=[.A65]" office:value-type="float" office:value="500">
            <text:p>500</text:p>
          </table:table-cell>
          <table:table-cell table:formula="of:=[.A66]+[.B65] + [.C65]" office:value-type="float" office:value="38291.6584611003">
            <text:p>38291.6584611003</text:p>
          </table:table-cell>
          <table:table-cell table:formula="of:=[.B66] * (6 /1200)" office:value-type="float" office:value="191.458292305501">
            <text:p>191.4582923055</text:p>
          </table:table-cell>
          <table:table-cell table:number-columns-repeated="3"/>
        </table:table-row>
        <table:table-row table:style-name="ro1">
          <table:table-cell table:formula="of:=[.A66]" office:value-type="float" office:value="500">
            <text:p>500</text:p>
          </table:table-cell>
          <table:table-cell table:formula="of:=[.A67]+[.B66] + [.C66]" office:value-type="float" office:value="38983.1167534058">
            <text:p>38983.1167534058</text:p>
          </table:table-cell>
          <table:table-cell table:formula="of:=[.B67] * (6 /1200)" office:value-type="float" office:value="194.915583767029">
            <text:p>194.915583767</text:p>
          </table:table-cell>
          <table:table-cell table:number-columns-repeated="3"/>
        </table:table-row>
        <table:table-row table:style-name="ro1">
          <table:table-cell table:formula="of:=[.A67]" office:value-type="float" office:value="500">
            <text:p>500</text:p>
          </table:table-cell>
          <table:table-cell table:formula="of:=[.A68]+[.B67] + [.C67]" office:value-type="float" office:value="39678.0323371728">
            <text:p>39678.0323371728</text:p>
          </table:table-cell>
          <table:table-cell table:formula="of:=[.B68] * (6 /1200)" office:value-type="float" office:value="198.390161685864">
            <text:p>198.3901616859</text:p>
          </table:table-cell>
          <table:table-cell table:number-columns-repeated="3"/>
        </table:table-row>
        <table:table-row table:style-name="ro1">
          <table:table-cell table:formula="of:=[.A68]" office:value-type="float" office:value="500">
            <text:p>500</text:p>
          </table:table-cell>
          <table:table-cell table:formula="of:=[.A69]+[.B68] + [.C68]" office:value-type="float" office:value="40376.4224988587">
            <text:p>40376.4224988587</text:p>
          </table:table-cell>
          <table:table-cell table:formula="of:=[.B69] * (6 /1200)" office:value-type="float" office:value="201.882112494293">
            <text:p>201.8821124943</text:p>
          </table:table-cell>
          <table:table-cell table:number-columns-repeated="3"/>
        </table:table-row>
        <table:table-row table:style-name="ro1">
          <table:table-cell table:formula="of:=[.A69]" office:value-type="float" office:value="500">
            <text:p>500</text:p>
          </table:table-cell>
          <table:table-cell table:formula="of:=[.A70]+[.B69] + [.C69]" office:value-type="float" office:value="41078.304611353">
            <text:p>41078.304611353</text:p>
          </table:table-cell>
          <table:table-cell table:formula="of:=[.B70] * (6 /1200)" office:value-type="float" office:value="205.391523056765">
            <text:p>205.3915230568</text:p>
          </table:table-cell>
          <table:table-cell table:number-columns-repeated="3"/>
        </table:table-row>
        <table:table-row table:style-name="ro1">
          <table:table-cell table:formula="of:=[.A70]" office:value-type="float" office:value="500">
            <text:p>500</text:p>
          </table:table-cell>
          <table:table-cell table:formula="of:=[.A71]+[.B70] + [.C70]" office:value-type="float" office:value="41783.6961344097">
            <text:p>41783.6961344097</text:p>
          </table:table-cell>
          <table:table-cell table:formula="of:=[.B71] * (6 /1200)" office:value-type="float" office:value="208.918480672049">
            <text:p>208.918480672</text:p>
          </table:table-cell>
          <table:table-cell table:number-columns-repeated="3"/>
        </table:table-row>
        <table:table-row table:style-name="ro1">
          <table:table-cell table:formula="of:=[.A71]" office:value-type="float" office:value="500">
            <text:p>500</text:p>
          </table:table-cell>
          <table:table-cell table:formula="of:=[.A72]+[.B71] + [.C71]" office:value-type="float" office:value="42492.6146150818">
            <text:p>42492.6146150818</text:p>
          </table:table-cell>
          <table:table-cell table:formula="of:=[.B72] * (6 /1200)" office:value-type="float" office:value="212.463073075409">
            <text:p>212.4630730754</text:p>
          </table:table-cell>
          <table:table-cell table:number-columns-repeated="3"/>
        </table:table-row>
        <table:table-row table:style-name="ro1">
          <table:table-cell table:formula="of:=[.A72]" office:value-type="float" office:value="500">
            <text:p>500</text:p>
          </table:table-cell>
          <table:table-cell table:formula="of:=[.A73]+[.B72] + [.C72]" office:value-type="float" office:value="43205.0776881572">
            <text:p>43205.0776881572</text:p>
          </table:table-cell>
          <table:table-cell table:formula="of:=[.B73] * (6 /1200)" office:value-type="float" office:value="216.025388440786">
            <text:p>216.0253884408</text:p>
          </table:table-cell>
          <table:table-cell table:number-columns-repeated="3"/>
        </table:table-row>
        <table:table-row table:style-name="ro1">
          <table:table-cell table:formula="of:=[.A73]" office:value-type="float" office:value="500">
            <text:p>500</text:p>
          </table:table-cell>
          <table:table-cell table:formula="of:=[.A74]+[.B73] + [.C73]" office:value-type="float" office:value="43921.103076598">
            <text:p>43921.103076598</text:p>
          </table:table-cell>
          <table:table-cell table:formula="of:=[.B74] * (6 /1200)" office:value-type="float" office:value="219.60551538299">
            <text:p>219.605515383</text:p>
          </table:table-cell>
          <table:table-cell table:number-columns-repeated="3"/>
        </table:table-row>
        <table:table-row table:style-name="ro1">
          <table:table-cell table:formula="of:=[.A74]" office:value-type="float" office:value="500">
            <text:p>500</text:p>
          </table:table-cell>
          <table:table-cell table:formula="of:=[.A75]+[.B74] + [.C74]" office:value-type="float" office:value="44640.708591981">
            <text:p>44640.708591981</text:p>
          </table:table-cell>
          <table:table-cell table:formula="of:=[.B75] * (6 /1200)" office:value-type="float" office:value="223.203542959905">
            <text:p>223.2035429599</text:p>
          </table:table-cell>
          <table:table-cell table:number-columns-repeated="3"/>
        </table:table-row>
        <table:table-row table:style-name="ro1">
          <table:table-cell table:formula="of:=[.A75]" office:value-type="float" office:value="500">
            <text:p>500</text:p>
          </table:table-cell>
          <table:table-cell table:formula="of:=[.A76]+[.B75] + [.C75]" office:value-type="float" office:value="45363.9121349409">
            <text:p>45363.9121349409</text:p>
          </table:table-cell>
          <table:table-cell table:formula="of:=[.B76] * (6 /1200)" office:value-type="float" office:value="226.819560674704">
            <text:p>226.8195606747</text:p>
          </table:table-cell>
          <table:table-cell table:number-columns-repeated="3"/>
        </table:table-row>
        <table:table-row table:style-name="ro1">
          <table:table-cell table:formula="of:=[.A76]" office:value-type="float" office:value="500">
            <text:p>500</text:p>
          </table:table-cell>
          <table:table-cell table:formula="of:=[.A77]+[.B76] + [.C76]" office:value-type="float" office:value="46090.7316956156">
            <text:p>46090.7316956156</text:p>
          </table:table-cell>
          <table:table-cell table:formula="of:=[.B77] * (6 /1200)" office:value-type="float" office:value="230.453658478078">
            <text:p>230.4536584781</text:p>
          </table:table-cell>
          <table:table-cell table:number-columns-repeated="3"/>
        </table:table-row>
        <table:table-row table:style-name="ro1">
          <table:table-cell table:formula="of:=[.A77]" office:value-type="float" office:value="500">
            <text:p>500</text:p>
          </table:table-cell>
          <table:table-cell table:formula="of:=[.A78]+[.B77] + [.C77]" office:value-type="float" office:value="46821.1853540936">
            <text:p>46821.1853540936</text:p>
          </table:table-cell>
          <table:table-cell table:formula="of:=[.B78] * (6 /1200)" office:value-type="float" office:value="234.105926770468">
            <text:p>234.1059267705</text:p>
          </table:table-cell>
          <table:table-cell table:number-columns-repeated="3"/>
        </table:table-row>
        <table:table-row table:style-name="ro1">
          <table:table-cell table:formula="of:=[.A78]" office:value-type="float" office:value="500">
            <text:p>500</text:p>
          </table:table-cell>
          <table:table-cell table:formula="of:=[.A79]+[.B78] + [.C78]" office:value-type="float" office:value="47555.2912808641">
            <text:p>47555.2912808641</text:p>
          </table:table-cell>
          <table:table-cell table:formula="of:=[.B79] * (6 /1200)" office:value-type="float" office:value="237.776456404321">
            <text:p>237.7764564043</text:p>
          </table:table-cell>
          <table:table-cell table:number-columns-repeated="3"/>
        </table:table-row>
        <table:table-row table:style-name="ro1">
          <table:table-cell table:formula="of:=[.A79]" office:value-type="float" office:value="500">
            <text:p>500</text:p>
          </table:table-cell>
          <table:table-cell table:formula="of:=[.A80]+[.B79] + [.C79]" office:value-type="float" office:value="48293.0677372684">
            <text:p>48293.0677372684</text:p>
          </table:table-cell>
          <table:table-cell table:formula="of:=[.B80] * (6 /1200)" office:value-type="float" office:value="241.465338686342">
            <text:p>241.4653386863</text:p>
          </table:table-cell>
          <table:table-cell table:number-columns-repeated="3"/>
        </table:table-row>
        <table:table-row table:style-name="ro1">
          <table:table-cell table:formula="of:=[.A80]" office:value-type="float" office:value="500">
            <text:p>500</text:p>
          </table:table-cell>
          <table:table-cell table:formula="of:=[.A81]+[.B80] + [.C80]" office:value-type="float" office:value="49034.5330759548">
            <text:p>49034.5330759548</text:p>
          </table:table-cell>
          <table:table-cell table:formula="of:=[.B81] * (6 /1200)" office:value-type="float" office:value="245.172665379774">
            <text:p>245.1726653798</text:p>
          </table:table-cell>
          <table:table-cell table:number-columns-repeated="3"/>
        </table:table-row>
        <table:table-row table:style-name="ro1">
          <table:table-cell table:formula="of:=[.A81]" office:value-type="float" office:value="500">
            <text:p>500</text:p>
          </table:table-cell>
          <table:table-cell table:formula="of:=[.A82]+[.B81] + [.C81]" office:value-type="float" office:value="49779.7057413345">
            <text:p>49779.7057413345</text:p>
          </table:table-cell>
          <table:table-cell table:formula="of:=[.B82] * (6 /1200)" office:value-type="float" office:value="248.898528706673">
            <text:p>248.8985287067</text:p>
          </table:table-cell>
          <table:table-cell table:number-columns-repeated="3"/>
        </table:table-row>
        <table:table-row table:style-name="ro1">
          <table:table-cell table:formula="of:=[.A82]" office:value-type="float" office:value="500">
            <text:p>500</text:p>
          </table:table-cell>
          <table:table-cell table:formula="of:=[.A83]+[.B82] + [.C82]" office:value-type="float" office:value="50528.6042700412">
            <text:p>50528.6042700412</text:p>
          </table:table-cell>
          <table:table-cell table:formula="of:=[.B83] * (6 /1200)" office:value-type="float" office:value="252.643021350206">
            <text:p>252.6430213502</text:p>
          </table:table-cell>
          <table:table-cell table:number-columns-repeated="3"/>
        </table:table-row>
        <table:table-row table:style-name="ro1">
          <table:table-cell table:formula="of:=[.A83]" office:value-type="float" office:value="500">
            <text:p>500</text:p>
          </table:table-cell>
          <table:table-cell table:formula="of:=[.A84]+[.B83] + [.C83]" office:value-type="float" office:value="51281.2472913914">
            <text:p>51281.2472913914</text:p>
          </table:table-cell>
          <table:table-cell table:formula="of:=[.B84] * (6 /1200)" office:value-type="float" office:value="256.406236456957">
            <text:p>256.406236457</text:p>
          </table:table-cell>
          <table:table-cell table:number-columns-repeated="3"/>
        </table:table-row>
        <table:table-row table:style-name="ro1">
          <table:table-cell table:formula="of:=[.A84]" office:value-type="float" office:value="500">
            <text:p>500</text:p>
          </table:table-cell>
          <table:table-cell table:formula="of:=[.A85]+[.B84] + [.C84]" office:value-type="float" office:value="52037.6535278484">
            <text:p>52037.6535278484</text:p>
          </table:table-cell>
          <table:table-cell table:formula="of:=[.B85] * (6 /1200)" office:value-type="float" office:value="260.188267639242">
            <text:p>260.1882676392</text:p>
          </table:table-cell>
          <table:table-cell table:number-columns-repeated="3"/>
        </table:table-row>
        <table:table-row table:style-name="ro1">
          <table:table-cell table:formula="of:=[.A85]" office:value-type="float" office:value="500">
            <text:p>500</text:p>
          </table:table-cell>
          <table:table-cell table:formula="of:=[.A86]+[.B85] + [.C85]" office:value-type="float" office:value="52797.8417954876">
            <text:p>52797.8417954876</text:p>
          </table:table-cell>
          <table:table-cell table:formula="of:=[.B86] * (6 /1200)" office:value-type="float" office:value="263.989208977438">
            <text:p>263.9892089774</text:p>
          </table:table-cell>
          <table:table-cell table:number-columns-repeated="3"/>
        </table:table-row>
        <table:table-row table:style-name="ro1">
          <table:table-cell table:formula="of:=[.A86]" office:value-type="float" office:value="500">
            <text:p>500</text:p>
          </table:table-cell>
          <table:table-cell table:formula="of:=[.A87]+[.B86] + [.C86]" office:value-type="float" office:value="53561.8310044651">
            <text:p>53561.8310044651</text:p>
          </table:table-cell>
          <table:table-cell table:formula="of:=[.B87] * (6 /1200)" office:value-type="float" office:value="267.809155022325">
            <text:p>267.8091550223</text:p>
          </table:table-cell>
          <table:table-cell table:number-columns-repeated="3"/>
        </table:table-row>
        <table:table-row table:style-name="ro1">
          <table:table-cell table:formula="of:=[.A87]" office:value-type="float" office:value="500">
            <text:p>500</text:p>
          </table:table-cell>
          <table:table-cell table:formula="of:=[.A88]+[.B87] + [.C87]" office:value-type="float" office:value="54329.6401594874">
            <text:p>54329.6401594874</text:p>
          </table:table-cell>
          <table:table-cell table:formula="of:=[.B88] * (6 /1200)" office:value-type="float" office:value="271.648200797437">
            <text:p>271.6482007974</text:p>
          </table:table-cell>
          <table:table-cell table:number-columns-repeated="3"/>
        </table:table-row>
        <table:table-row table:style-name="ro1">
          <table:table-cell table:formula="of:=[.A88]" office:value-type="float" office:value="500">
            <text:p>500</text:p>
          </table:table-cell>
          <table:table-cell table:formula="of:=[.A89]+[.B88] + [.C88]" office:value-type="float" office:value="55101.2883602848">
            <text:p>55101.2883602848</text:p>
          </table:table-cell>
          <table:table-cell table:formula="of:=[.B89] * (6 /1200)" office:value-type="float" office:value="275.506441801424">
            <text:p>275.5064418014</text:p>
          </table:table-cell>
          <table:table-cell table:number-columns-repeated="3"/>
        </table:table-row>
        <table:table-row table:style-name="ro1">
          <table:table-cell table:formula="of:=[.A89]" office:value-type="float" office:value="500">
            <text:p>500</text:p>
          </table:table-cell>
          <table:table-cell table:formula="of:=[.A90]+[.B89] + [.C89]" office:value-type="float" office:value="55876.7948020862">
            <text:p>55876.7948020862</text:p>
          </table:table-cell>
          <table:table-cell table:formula="of:=[.B90] * (6 /1200)" office:value-type="float" office:value="279.383974010431">
            <text:p>279.3839740104</text:p>
          </table:table-cell>
          <table:table-cell table:number-columns-repeated="3"/>
        </table:table-row>
        <table:table-row table:style-name="ro1">
          <table:table-cell table:formula="of:=[.A90]" office:value-type="float" office:value="500">
            <text:p>500</text:p>
          </table:table-cell>
          <table:table-cell table:formula="of:=[.A91]+[.B90] + [.C90]" office:value-type="float" office:value="56656.1787760967">
            <text:p>56656.1787760967</text:p>
          </table:table-cell>
          <table:table-cell table:formula="of:=[.B91] * (6 /1200)" office:value-type="float" office:value="283.280893880483">
            <text:p>283.2808938805</text:p>
          </table:table-cell>
          <table:table-cell table:number-columns-repeated="3"/>
        </table:table-row>
        <table:table-row table:style-name="ro1">
          <table:table-cell table:formula="of:=[.A91]" office:value-type="float" office:value="500">
            <text:p>500</text:p>
          </table:table-cell>
          <table:table-cell table:formula="of:=[.A92]+[.B91] + [.C91]" office:value-type="float" office:value="57439.4596699772">
            <text:p>57439.4596699772</text:p>
          </table:table-cell>
          <table:table-cell table:formula="of:=[.B92] * (6 /1200)" office:value-type="float" office:value="287.197298349886">
            <text:p>287.1972983499</text:p>
          </table:table-cell>
          <table:table-cell table:number-columns-repeated="3"/>
        </table:table-row>
        <table:table-row table:style-name="ro1">
          <table:table-cell table:formula="of:=[.A92]" office:value-type="float" office:value="500">
            <text:p>500</text:p>
          </table:table-cell>
          <table:table-cell table:formula="of:=[.A93]+[.B92] + [.C92]" office:value-type="float" office:value="58226.656968327">
            <text:p>58226.656968327</text:p>
          </table:table-cell>
          <table:table-cell table:formula="of:=[.B93] * (6 /1200)" office:value-type="float" office:value="291.133284841635">
            <text:p>291.1332848416</text:p>
          </table:table-cell>
          <table:table-cell table:number-columns-repeated="3"/>
        </table:table-row>
        <table:table-row table:style-name="ro1">
          <table:table-cell table:formula="of:=[.A93]" office:value-type="float" office:value="500">
            <text:p>500</text:p>
          </table:table-cell>
          <table:table-cell table:formula="of:=[.A94]+[.B93] + [.C93]" office:value-type="float" office:value="59017.7902531687">
            <text:p>59017.7902531687</text:p>
          </table:table-cell>
          <table:table-cell table:formula="of:=[.B94] * (6 /1200)" office:value-type="float" office:value="295.088951265843">
            <text:p>295.0889512658</text:p>
          </table:table-cell>
          <table:table-cell table:number-columns-repeated="3"/>
        </table:table-row>
        <table:table-row table:style-name="ro1">
          <table:table-cell table:formula="of:=[.A94]" office:value-type="float" office:value="500">
            <text:p>500</text:p>
          </table:table-cell>
          <table:table-cell table:formula="of:=[.A95]+[.B94] + [.C94]" office:value-type="float" office:value="59812.8792044345">
            <text:p>59812.8792044345</text:p>
          </table:table-cell>
          <table:table-cell table:formula="of:=[.B95] * (6 /1200)" office:value-type="float" office:value="299.064396022173">
            <text:p>299.0643960222</text:p>
          </table:table-cell>
          <table:table-cell table:number-columns-repeated="3"/>
        </table:table-row>
        <table:table-row table:style-name="ro1">
          <table:table-cell table:formula="of:=[.A95]" office:value-type="float" office:value="500">
            <text:p>500</text:p>
          </table:table-cell>
          <table:table-cell table:formula="of:=[.A96]+[.B95] + [.C95]" office:value-type="float" office:value="60611.9436004567">
            <text:p>60611.9436004567</text:p>
          </table:table-cell>
          <table:table-cell table:formula="of:=[.B96] * (6 /1200)" office:value-type="float" office:value="303.059718002283">
            <text:p>303.0597180023</text:p>
          </table:table-cell>
          <table:table-cell table:number-columns-repeated="3"/>
        </table:table-row>
        <table:table-row table:style-name="ro1">
          <table:table-cell table:formula="of:=[.A96]" office:value-type="float" office:value="500">
            <text:p>500</text:p>
          </table:table-cell>
          <table:table-cell table:formula="of:=[.A97]+[.B96] + [.C96]" office:value-type="float" office:value="61415.003318459">
            <text:p>61415.003318459</text:p>
          </table:table-cell>
          <table:table-cell table:formula="of:=[.B97] * (6 /1200)" office:value-type="float" office:value="307.075016592295">
            <text:p>307.0750165923</text:p>
          </table:table-cell>
          <table:table-cell table:number-columns-repeated="3"/>
        </table:table-row>
        <table:table-row table:style-name="ro1">
          <table:table-cell table:formula="of:=[.A97]" office:value-type="float" office:value="500">
            <text:p>500</text:p>
          </table:table-cell>
          <table:table-cell table:formula="of:=[.A98]+[.B97] + [.C97]" office:value-type="float" office:value="62222.0783350513">
            <text:p>62222.0783350513</text:p>
          </table:table-cell>
          <table:table-cell table:formula="of:=[.B98] * (6 /1200)" office:value-type="float" office:value="311.110391675256">
            <text:p>311.1103916753</text:p>
          </table:table-cell>
          <table:table-cell table:number-columns-repeated="3"/>
        </table:table-row>
        <table:table-row table:style-name="ro1">
          <table:table-cell table:formula="of:=[.A98]" office:value-type="float" office:value="500">
            <text:p>500</text:p>
          </table:table-cell>
          <table:table-cell table:formula="of:=[.A99]+[.B98] + [.C98]" office:value-type="float" office:value="63033.1887267265">
            <text:p>63033.1887267265</text:p>
          </table:table-cell>
          <table:table-cell table:formula="of:=[.B99] * (6 /1200)" office:value-type="float" office:value="315.165943633633">
            <text:p>315.1659436336</text:p>
          </table:table-cell>
          <table:table-cell table:number-columns-repeated="3"/>
        </table:table-row>
        <table:table-row table:style-name="ro1">
          <table:table-cell table:formula="of:=[.A99]" office:value-type="float" office:value="500">
            <text:p>500</text:p>
          </table:table-cell>
          <table:table-cell table:formula="of:=[.A100]+[.B99] + [.C99]" office:value-type="float" office:value="63848.3546703602">
            <text:p>63848.3546703602</text:p>
          </table:table-cell>
          <table:table-cell table:formula="of:=[.B100] * (6 /1200)" office:value-type="float" office:value="319.241773351801">
            <text:p>319.2417733518</text:p>
          </table:table-cell>
          <table:table-cell table:number-columns-repeated="3"/>
        </table:table-row>
        <table:table-row table:style-name="ro1">
          <table:table-cell table:formula="of:=[.A100]" office:value-type="float" office:value="500">
            <text:p>500</text:p>
          </table:table-cell>
          <table:table-cell table:formula="of:=[.A101]+[.B100] + [.C100]" office:value-type="float" office:value="64667.596443712">
            <text:p>64667.596443712</text:p>
          </table:table-cell>
          <table:table-cell table:formula="of:=[.B101] * (6 /1200)" office:value-type="float" office:value="323.33798221856">
            <text:p>323.3379822186</text:p>
          </table:table-cell>
          <table:table-cell table:number-columns-repeated="3"/>
        </table:table-row>
        <table:table-row table:style-name="ro1">
          <table:table-cell table:formula="of:=[.A101]" office:value-type="float" office:value="500">
            <text:p>500</text:p>
          </table:table-cell>
          <table:table-cell table:formula="of:=[.A102]+[.B101] + [.C101]" office:value-type="float" office:value="65490.9344259305">
            <text:p>65490.9344259305</text:p>
          </table:table-cell>
          <table:table-cell table:formula="of:=[.B102] * (6 /1200)" office:value-type="float" office:value="327.454672129653">
            <text:p>327.4546721297</text:p>
          </table:table-cell>
          <table:table-cell table:number-columns-repeated="3"/>
        </table:table-row>
        <table:table-row table:style-name="ro1">
          <table:table-cell table:formula="of:=[.A102]" office:value-type="float" office:value="500">
            <text:p>500</text:p>
          </table:table-cell>
          <table:table-cell table:formula="of:=[.A103]+[.B102] + [.C102]" office:value-type="float" office:value="66318.3890980602">
            <text:p>66318.3890980602</text:p>
          </table:table-cell>
          <table:table-cell table:formula="of:=[.B103] * (6 /1200)" office:value-type="float" office:value="331.591945490301">
            <text:p>331.5919454903</text:p>
          </table:table-cell>
          <table:table-cell table:number-columns-repeated="3"/>
        </table:table-row>
        <table:table-row table:style-name="ro1">
          <table:table-cell table:formula="of:=[.A103]" office:value-type="float" office:value="500">
            <text:p>500</text:p>
          </table:table-cell>
          <table:table-cell table:formula="of:=[.A104]+[.B103] + [.C103]" office:value-type="float" office:value="67149.9810435505">
            <text:p>67149.9810435505</text:p>
          </table:table-cell>
          <table:table-cell table:formula="of:=[.B104] * (6 /1200)" office:value-type="float" office:value="335.749905217752">
            <text:p>335.7499052178</text:p>
          </table:table-cell>
          <table:table-cell table:number-columns-repeated="3"/>
        </table:table-row>
        <table:table-row table:style-name="ro1">
          <table:table-cell table:formula="of:=[.A104]" office:value-type="float" office:value="500">
            <text:p>500</text:p>
          </table:table-cell>
          <table:table-cell table:formula="of:=[.A105]+[.B104] + [.C104]" office:value-type="float" office:value="67985.7309487682">
            <text:p>67985.7309487682</text:p>
          </table:table-cell>
          <table:table-cell table:formula="of:=[.B105] * (6 /1200)" office:value-type="float" office:value="339.928654743841">
            <text:p>339.9286547438</text:p>
          </table:table-cell>
          <table:table-cell table:number-columns-repeated="3"/>
        </table:table-row>
        <table:table-row table:style-name="ro1">
          <table:table-cell table:formula="of:=[.A105]" office:value-type="float" office:value="500">
            <text:p>500</text:p>
          </table:table-cell>
          <table:table-cell table:formula="of:=[.A106]+[.B105] + [.C105]" office:value-type="float" office:value="68825.6596035121">
            <text:p>68825.6596035121</text:p>
          </table:table-cell>
          <table:table-cell table:formula="of:=[.B106] * (6 /1200)" office:value-type="float" office:value="344.12829801756">
            <text:p>344.1282980176</text:p>
          </table:table-cell>
          <table:table-cell table:number-columns-repeated="3"/>
        </table:table-row>
        <table:table-row table:style-name="ro1">
          <table:table-cell table:formula="of:=[.A106]" office:value-type="float" office:value="500">
            <text:p>500</text:p>
          </table:table-cell>
          <table:table-cell table:formula="of:=[.A107]+[.B106] + [.C106]" office:value-type="float" office:value="69669.7879015296">
            <text:p>69669.7879015296</text:p>
          </table:table-cell>
          <table:table-cell table:formula="of:=[.B107] * (6 /1200)" office:value-type="float" office:value="348.348939507648">
            <text:p>348.3489395076</text:p>
          </table:table-cell>
          <table:table-cell table:number-columns-repeated="3"/>
        </table:table-row>
        <table:table-row table:style-name="ro1">
          <table:table-cell table:formula="of:=[.A107]" office:value-type="float" office:value="500">
            <text:p>500</text:p>
          </table:table-cell>
          <table:table-cell table:formula="of:=[.A108]+[.B107] + [.C107]" office:value-type="float" office:value="70518.1368410373">
            <text:p>70518.1368410373</text:p>
          </table:table-cell>
          <table:table-cell table:formula="of:=[.B108] * (6 /1200)" office:value-type="float" office:value="352.590684205186">
            <text:p>352.5906842052</text:p>
          </table:table-cell>
          <table:table-cell table:number-columns-repeated="3"/>
        </table:table-row>
        <table:table-row table:style-name="ro1">
          <table:table-cell table:formula="of:=[.A108]" office:value-type="float" office:value="500">
            <text:p>500</text:p>
          </table:table-cell>
          <table:table-cell table:formula="of:=[.A109]+[.B108] + [.C108]" office:value-type="float" office:value="71370.7275252425">
            <text:p>71370.7275252425</text:p>
          </table:table-cell>
          <table:table-cell table:formula="of:=[.B109] * (6 /1200)" office:value-type="float" office:value="356.853637626212">
            <text:p>356.8536376262</text:p>
          </table:table-cell>
          <table:table-cell table:number-columns-repeated="3"/>
        </table:table-row>
        <table:table-row table:style-name="ro1">
          <table:table-cell table:formula="of:=[.A109]" office:value-type="float" office:value="500">
            <text:p>500</text:p>
          </table:table-cell>
          <table:table-cell table:formula="of:=[.A110]+[.B109] + [.C109]" office:value-type="float" office:value="72227.5811628687">
            <text:p>72227.5811628687</text:p>
          </table:table-cell>
          <table:table-cell table:formula="of:=[.B110] * (6 /1200)" office:value-type="float" office:value="361.137905814343">
            <text:p>361.1379058143</text:p>
          </table:table-cell>
          <table:table-cell table:number-columns-repeated="3"/>
        </table:table-row>
        <table:table-row table:style-name="ro1">
          <table:table-cell table:formula="of:=[.A110]" office:value-type="float" office:value="500">
            <text:p>500</text:p>
          </table:table-cell>
          <table:table-cell table:formula="of:=[.A111]+[.B110] + [.C110]" office:value-type="float" office:value="73088.719068683">
            <text:p>73088.719068683</text:p>
          </table:table-cell>
          <table:table-cell table:formula="of:=[.B111] * (6 /1200)" office:value-type="float" office:value="365.443595343415">
            <text:p>365.4435953434</text:p>
          </table:table-cell>
          <table:table-cell table:number-columns-repeated="3"/>
        </table:table-row>
        <table:table-row table:style-name="ro1">
          <table:table-cell table:formula="of:=[.A111]" office:value-type="float" office:value="500">
            <text:p>500</text:p>
          </table:table-cell>
          <table:table-cell table:formula="of:=[.A112]+[.B111] + [.C111]" office:value-type="float" office:value="73954.1626640265">
            <text:p>73954.1626640265</text:p>
          </table:table-cell>
          <table:table-cell table:formula="of:=[.B112] * (6 /1200)" office:value-type="float" office:value="369.770813320132">
            <text:p>369.7708133201</text:p>
          </table:table-cell>
          <table:table-cell table:number-columns-repeated="3"/>
        </table:table-row>
        <table:table-row table:style-name="ro1">
          <table:table-cell table:formula="of:=[.A112]" office:value-type="float" office:value="500">
            <text:p>500</text:p>
          </table:table-cell>
          <table:table-cell table:formula="of:=[.A113]+[.B112] + [.C112]" office:value-type="float" office:value="74823.9334773466">
            <text:p>74823.9334773466</text:p>
          </table:table-cell>
          <table:table-cell table:formula="of:=[.B113] * (6 /1200)" office:value-type="float" office:value="374.119667386733">
            <text:p>374.1196673867</text:p>
          </table:table-cell>
          <table:table-cell table:number-columns-repeated="3"/>
        </table:table-row>
        <table:table-row table:style-name="ro1">
          <table:table-cell table:formula="of:=[.A113]" office:value-type="float" office:value="500">
            <text:p>500</text:p>
          </table:table-cell>
          <table:table-cell table:formula="of:=[.A114]+[.B113] + [.C113]" office:value-type="float" office:value="75698.0531447333">
            <text:p>75698.0531447333</text:p>
          </table:table-cell>
          <table:table-cell table:formula="of:=[.B114] * (6 /1200)" office:value-type="float" office:value="378.490265723667">
            <text:p>378.4902657237</text:p>
          </table:table-cell>
          <table:table-cell table:number-columns-repeated="3"/>
        </table:table-row>
        <table:table-row table:style-name="ro1">
          <table:table-cell table:formula="of:=[.A114]" office:value-type="float" office:value="500">
            <text:p>500</text:p>
          </table:table-cell>
          <table:table-cell table:formula="of:=[.A115]+[.B114] + [.C114]" office:value-type="float" office:value="76576.543410457">
            <text:p>76576.543410457</text:p>
          </table:table-cell>
          <table:table-cell table:formula="of:=[.B115] * (6 /1200)" office:value-type="float" office:value="382.882717052285">
            <text:p>382.8827170523</text:p>
          </table:table-cell>
          <table:table-cell table:number-columns-repeated="3"/>
        </table:table-row>
        <table:table-row table:style-name="ro1">
          <table:table-cell table:formula="of:=[.A115]" office:value-type="float" office:value="500">
            <text:p>500</text:p>
          </table:table-cell>
          <table:table-cell table:formula="of:=[.A116]+[.B115] + [.C115]" office:value-type="float" office:value="77459.4261275093">
            <text:p>77459.4261275093</text:p>
          </table:table-cell>
          <table:table-cell table:formula="of:=[.B116] * (6 /1200)" office:value-type="float" office:value="387.297130637546">
            <text:p>387.2971306375</text:p>
          </table:table-cell>
          <table:table-cell table:number-columns-repeated="3"/>
        </table:table-row>
        <table:table-row table:style-name="ro1">
          <table:table-cell table:formula="of:=[.A116]" office:value-type="float" office:value="500">
            <text:p>500</text:p>
          </table:table-cell>
          <table:table-cell table:formula="of:=[.A117]+[.B116] + [.C116]" office:value-type="float" office:value="78346.7232581468">
            <text:p>78346.7232581468</text:p>
          </table:table-cell>
          <table:table-cell table:formula="of:=[.B117] * (6 /1200)" office:value-type="float" office:value="391.733616290734">
            <text:p>391.7336162907</text:p>
          </table:table-cell>
          <table:table-cell table:number-columns-repeated="3"/>
        </table:table-row>
        <table:table-row table:style-name="ro1">
          <table:table-cell table:formula="of:=[.A117]" office:value-type="float" office:value="500">
            <text:p>500</text:p>
          </table:table-cell>
          <table:table-cell table:formula="of:=[.A118]+[.B117] + [.C117]" office:value-type="float" office:value="79238.4568744375">
            <text:p>79238.4568744375</text:p>
          </table:table-cell>
          <table:table-cell table:formula="of:=[.B118] * (6 /1200)" office:value-type="float" office:value="396.192284372188">
            <text:p>396.1922843722</text:p>
          </table:table-cell>
          <table:table-cell table:number-columns-repeated="3"/>
        </table:table-row>
        <table:table-row table:style-name="ro1">
          <table:table-cell table:formula="of:=[.A118]" office:value-type="float" office:value="500">
            <text:p>500</text:p>
          </table:table-cell>
          <table:table-cell table:formula="of:=[.A119]+[.B118] + [.C118]" office:value-type="float" office:value="80134.6491588097">
            <text:p>80134.6491588097</text:p>
          </table:table-cell>
          <table:table-cell table:formula="of:=[.B119] * (6 /1200)" office:value-type="float" office:value="400.673245794049">
            <text:p>400.673245794</text:p>
          </table:table-cell>
          <table:table-cell table:number-columns-repeated="3"/>
        </table:table-row>
        <table:table-row table:style-name="ro1">
          <table:table-cell table:formula="of:=[.A119]" office:value-type="float" office:value="500">
            <text:p>500</text:p>
          </table:table-cell>
          <table:table-cell table:formula="of:=[.A120]+[.B119] + [.C119]" office:value-type="float" office:value="81035.3224046038">
            <text:p>81035.3224046038</text:p>
          </table:table-cell>
          <table:table-cell table:formula="of:=[.B120] * (6 /1200)" office:value-type="float" office:value="405.176612023019">
            <text:p>405.176612023</text:p>
          </table:table-cell>
          <table:table-cell table:number-columns-repeated="3"/>
        </table:table-row>
        <table:table-row table:style-name="ro1">
          <table:table-cell table:formula="of:=[.A120]" office:value-type="float" office:value="500">
            <text:p>500</text:p>
          </table:table-cell>
          <table:table-cell table:formula="of:=[.A121]+[.B120] + [.C120]" office:value-type="float" office:value="81940.4990166268">
            <text:p>81940.4990166268</text:p>
          </table:table-cell>
          <table:table-cell table:formula="of:=[.B121] * (6 /1200)" office:value-type="float" office:value="409.702495083134">
            <text:p>409.7024950831</text:p>
          </table:table-cell>
          <table:table-cell table:formula="of:=SUM([.A2:.A121])" office:value-type="float" office:value="60000">
            <text:p>60000</text:p>
          </table:table-cell>
          <table:table-cell table:formula="of:=SUM([.C2:.C121])" office:value-type="float" office:value="22350.2015117099">
            <text:p>22350.2015117099</text:p>
          </table:table-cell>
          <table:table-cell table:formula="of:=([.E121]/[.D121]) * 100" office:value-type="float" office:value="37.2503358528499">
            <text:p>37.2503358528</text:p>
          </table:table-cell>
        </table:table-row>
        <table:table-row table:style-name="ro1">
          <table:table-cell table:formula="of:=[.A121]" office:value-type="float" office:value="500">
            <text:p>500</text:p>
          </table:table-cell>
          <table:table-cell table:formula="of:=[.A122]+[.B121] + [.C121]" office:value-type="float" office:value="82850.2015117099">
            <text:p>82850.2015117099</text:p>
          </table:table-cell>
          <table:table-cell table:formula="of:=[.B122] * (6 /1200)" office:value-type="float" office:value="414.25100755855">
            <text:p>414.2510075586</text:p>
          </table:table-cell>
          <table:table-cell table:number-columns-repeated="3"/>
        </table:table-row>
        <table:table-row table:style-name="ro1">
          <table:table-cell table:formula="of:=[.A122]" office:value-type="float" office:value="500">
            <text:p>500</text:p>
          </table:table-cell>
          <table:table-cell table:formula="of:=[.A123]+[.B122] + [.C122]" office:value-type="float" office:value="83764.4525192685">
            <text:p>83764.4525192685</text:p>
          </table:table-cell>
          <table:table-cell table:formula="of:=[.B123] * (6 /1200)" office:value-type="float" office:value="418.822262596342">
            <text:p>418.8222625963</text:p>
          </table:table-cell>
          <table:table-cell table:number-columns-repeated="3"/>
        </table:table-row>
        <table:table-row table:style-name="ro1">
          <table:table-cell table:formula="of:=[.A123]" office:value-type="float" office:value="500">
            <text:p>500</text:p>
          </table:table-cell>
          <table:table-cell table:formula="of:=[.A124]+[.B123] + [.C123]" office:value-type="float" office:value="84683.2747818648">
            <text:p>84683.2747818648</text:p>
          </table:table-cell>
          <table:table-cell table:formula="of:=[.B124] * (6 /1200)" office:value-type="float" office:value="423.416373909324">
            <text:p>423.4163739093</text:p>
          </table:table-cell>
          <table:table-cell table:number-columns-repeated="3"/>
        </table:table-row>
        <table:table-row table:style-name="ro1">
          <table:table-cell table:formula="of:=[.A124]" office:value-type="float" office:value="500">
            <text:p>500</text:p>
          </table:table-cell>
          <table:table-cell table:formula="of:=[.A125]+[.B124] + [.C124]" office:value-type="float" office:value="85606.6911557741">
            <text:p>85606.6911557741</text:p>
          </table:table-cell>
          <table:table-cell table:formula="of:=[.B125] * (6 /1200)" office:value-type="float" office:value="428.033455778871">
            <text:p>428.0334557789</text:p>
          </table:table-cell>
          <table:table-cell table:number-columns-repeated="3"/>
        </table:table-row>
        <table:table-row table:style-name="ro1">
          <table:table-cell table:formula="of:=[.A125]" office:value-type="float" office:value="500">
            <text:p>500</text:p>
          </table:table-cell>
          <table:table-cell table:formula="of:=[.A126]+[.B125] + [.C125]" office:value-type="float" office:value="86534.724611553">
            <text:p>86534.724611553</text:p>
          </table:table-cell>
          <table:table-cell table:formula="of:=[.B126] * (6 /1200)" office:value-type="float" office:value="432.673623057765">
            <text:p>432.6736230578</text:p>
          </table:table-cell>
          <table:table-cell table:number-columns-repeated="3"/>
        </table:table-row>
        <table:table-row table:style-name="ro1">
          <table:table-cell table:formula="of:=[.A126]" office:value-type="float" office:value="500">
            <text:p>500</text:p>
          </table:table-cell>
          <table:table-cell table:formula="of:=[.A127]+[.B126] + [.C126]" office:value-type="float" office:value="87467.3982346108">
            <text:p>87467.3982346108</text:p>
          </table:table-cell>
          <table:table-cell table:formula="of:=[.B127] * (6 /1200)" office:value-type="float" office:value="437.336991173054">
            <text:p>437.3369911731</text:p>
          </table:table-cell>
          <table:table-cell table:number-columns-repeated="3"/>
        </table:table-row>
        <table:table-row table:style-name="ro1">
          <table:table-cell table:formula="of:=[.A127]" office:value-type="float" office:value="500">
            <text:p>500</text:p>
          </table:table-cell>
          <table:table-cell table:formula="of:=[.A128]+[.B127] + [.C127]" office:value-type="float" office:value="88404.7352257838">
            <text:p>88404.7352257838</text:p>
          </table:table-cell>
          <table:table-cell table:formula="of:=[.B128] * (6 /1200)" office:value-type="float" office:value="442.023676128919">
            <text:p>442.0236761289</text:p>
          </table:table-cell>
          <table:table-cell table:number-columns-repeated="3"/>
        </table:table-row>
        <table:table-row table:style-name="ro1">
          <table:table-cell table:formula="of:=[.A128]" office:value-type="float" office:value="500">
            <text:p>500</text:p>
          </table:table-cell>
          <table:table-cell table:formula="of:=[.A129]+[.B128] + [.C128]" office:value-type="float" office:value="89346.7589019127">
            <text:p>89346.7589019127</text:p>
          </table:table-cell>
          <table:table-cell table:formula="of:=[.B129] * (6 /1200)" office:value-type="float" office:value="446.733794509564">
            <text:p>446.7337945096</text:p>
          </table:table-cell>
          <table:table-cell table:number-columns-repeated="3"/>
        </table:table-row>
        <table:table-row table:style-name="ro1">
          <table:table-cell table:formula="of:=[.A129]" office:value-type="float" office:value="500">
            <text:p>500</text:p>
          </table:table-cell>
          <table:table-cell table:formula="of:=[.A130]+[.B129] + [.C129]" office:value-type="float" office:value="90293.4926964223">
            <text:p>90293.4926964223</text:p>
          </table:table-cell>
          <table:table-cell table:formula="of:=[.B130] * (6 /1200)" office:value-type="float" office:value="451.467463482112">
            <text:p>451.4674634821</text:p>
          </table:table-cell>
          <table:table-cell table:number-columns-repeated="3"/>
        </table:table-row>
        <table:table-row table:style-name="ro1">
          <table:table-cell table:formula="of:=[.A130]" office:value-type="float" office:value="500">
            <text:p>500</text:p>
          </table:table-cell>
          <table:table-cell table:formula="of:=[.A131]+[.B130] + [.C130]" office:value-type="float" office:value="91244.9601599044">
            <text:p>91244.9601599044</text:p>
          </table:table-cell>
          <table:table-cell table:formula="of:=[.B131] * (6 /1200)" office:value-type="float" office:value="456.224800799522">
            <text:p>456.2248007995</text:p>
          </table:table-cell>
          <table:table-cell table:number-columns-repeated="3"/>
        </table:table-row>
        <table:table-row table:style-name="ro1">
          <table:table-cell table:formula="of:=[.A131]" office:value-type="float" office:value="500">
            <text:p>500</text:p>
          </table:table-cell>
          <table:table-cell table:formula="of:=[.A132]+[.B131] + [.C131]" office:value-type="float" office:value="92201.184960704">
            <text:p>92201.184960704</text:p>
          </table:table-cell>
          <table:table-cell table:formula="of:=[.B132] * (6 /1200)" office:value-type="float" office:value="461.00592480352">
            <text:p>461.0059248035</text:p>
          </table:table-cell>
          <table:table-cell table:number-columns-repeated="3"/>
        </table:table-row>
        <table:table-row table:style-name="ro1">
          <table:table-cell table:formula="of:=[.A132]" office:value-type="float" office:value="500">
            <text:p>500</text:p>
          </table:table-cell>
          <table:table-cell table:formula="of:=[.A133]+[.B132] + [.C132]" office:value-type="float" office:value="93162.1908855075">
            <text:p>93162.1908855075</text:p>
          </table:table-cell>
          <table:table-cell table:formula="of:=[.B133] * (6 /1200)" office:value-type="float" office:value="465.810954427537">
            <text:p>465.8109544275</text:p>
          </table:table-cell>
          <table:table-cell table:number-columns-repeated="3"/>
        </table:table-row>
        <table:table-row table:style-name="ro1">
          <table:table-cell table:formula="of:=[.A133]" office:value-type="float" office:value="500">
            <text:p>500</text:p>
          </table:table-cell>
          <table:table-cell table:formula="of:=[.A134]+[.B133] + [.C133]" office:value-type="float" office:value="94128.001839935">
            <text:p>94128.001839935</text:p>
          </table:table-cell>
          <table:table-cell table:formula="of:=[.B134] * (6 /1200)" office:value-type="float" office:value="470.640009199675">
            <text:p>470.6400091997</text:p>
          </table:table-cell>
          <table:table-cell table:number-columns-repeated="3"/>
        </table:table-row>
        <table:table-row table:style-name="ro1">
          <table:table-cell table:formula="of:=[.A134]" office:value-type="float" office:value="500">
            <text:p>500</text:p>
          </table:table-cell>
          <table:table-cell table:formula="of:=[.A135]+[.B134] + [.C134]" office:value-type="float" office:value="95098.6418491347">
            <text:p>95098.6418491347</text:p>
          </table:table-cell>
          <table:table-cell table:formula="of:=[.B135] * (6 /1200)" office:value-type="float" office:value="475.493209245673">
            <text:p>475.4932092457</text:p>
          </table:table-cell>
          <table:table-cell table:number-columns-repeated="3"/>
        </table:table-row>
        <table:table-row table:style-name="ro1">
          <table:table-cell table:formula="of:=[.A135]" office:value-type="float" office:value="500">
            <text:p>500</text:p>
          </table:table-cell>
          <table:table-cell table:formula="of:=[.A136]+[.B135] + [.C135]" office:value-type="float" office:value="96074.1350583804">
            <text:p>96074.1350583804</text:p>
          </table:table-cell>
          <table:table-cell table:formula="of:=[.B136] * (6 /1200)" office:value-type="float" office:value="480.370675291902">
            <text:p>480.3706752919</text:p>
          </table:table-cell>
          <table:table-cell table:number-columns-repeated="3"/>
        </table:table-row>
        <table:table-row table:style-name="ro1">
          <table:table-cell table:formula="of:=[.A136]" office:value-type="float" office:value="500">
            <text:p>500</text:p>
          </table:table-cell>
          <table:table-cell table:formula="of:=[.A137]+[.B136] + [.C136]" office:value-type="float" office:value="97054.5057336723">
            <text:p>97054.5057336723</text:p>
          </table:table-cell>
          <table:table-cell table:formula="of:=[.B137] * (6 /1200)" office:value-type="float" office:value="485.272528668361">
            <text:p>485.2725286684</text:p>
          </table:table-cell>
          <table:table-cell table:number-columns-repeated="3"/>
        </table:table-row>
        <table:table-row table:style-name="ro1">
          <table:table-cell table:formula="of:=[.A137]" office:value-type="float" office:value="500">
            <text:p>500</text:p>
          </table:table-cell>
          <table:table-cell table:formula="of:=[.A138]+[.B137] + [.C137]" office:value-type="float" office:value="98039.7782623406">
            <text:p>98039.7782623406</text:p>
          </table:table-cell>
          <table:table-cell table:formula="of:=[.B138] * (6 /1200)" office:value-type="float" office:value="490.198891311703">
            <text:p>490.1988913117</text:p>
          </table:table-cell>
          <table:table-cell table:number-columns-repeated="3"/>
        </table:table-row>
        <table:table-row table:style-name="ro1">
          <table:table-cell table:formula="of:=[.A138]" office:value-type="float" office:value="500">
            <text:p>500</text:p>
          </table:table-cell>
          <table:table-cell table:formula="of:=[.A139]+[.B138] + [.C138]" office:value-type="float" office:value="99029.9771536523">
            <text:p>99029.9771536523</text:p>
          </table:table-cell>
          <table:table-cell table:formula="of:=[.B139] * (6 /1200)" office:value-type="float" office:value="495.149885768262">
            <text:p>495.1498857683</text:p>
          </table:table-cell>
          <table:table-cell table:number-columns-repeated="3"/>
        </table:table-row>
        <table:table-row table:style-name="ro1">
          <table:table-cell table:formula="of:=[.A139]" office:value-type="float" office:value="500">
            <text:p>500</text:p>
          </table:table-cell>
          <table:table-cell table:formula="of:=[.A140]+[.B139] + [.C139]" office:value-type="float" office:value="100025.127039421">
            <text:p>100025.127039421</text:p>
          </table:table-cell>
          <table:table-cell table:formula="of:=[.B140] * (6 /1200)" office:value-type="float" office:value="500.125635197103">
            <text:p>500.125635197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[.A141]+[.B140] + [.C140]" office:value-type="float" office:value="101025.252674618">
            <text:p>101025.252674618</text:p>
          </table:table-cell>
          <table:table-cell table:formula="of:=[.B141] * (6 /1200)" office:value-type="float" office:value="505.126263373089">
            <text:p>505.1262633731</text:p>
          </table:table-cell>
          <table:table-cell table:number-columns-repeated="3"/>
        </table:table-row>
        <table:table-row table:style-name="ro1">
          <table:table-cell table:formula="of:=[.A141]" office:value-type="float" office:value="500">
            <text:p>500</text:p>
          </table:table-cell>
          <table:table-cell table:formula="of:=[.A142]+[.B141] + [.C141]" office:value-type="float" office:value="102030.378937991">
            <text:p>102030.378937991</text:p>
          </table:table-cell>
          <table:table-cell table:formula="of:=[.B142] * (6 /1200)" office:value-type="float" office:value="510.151894689954">
            <text:p>510.15189469</text:p>
          </table:table-cell>
          <table:table-cell table:number-columns-repeated="3"/>
        </table:table-row>
        <table:table-row table:style-name="ro1">
          <table:table-cell table:formula="of:=[.A142]" office:value-type="float" office:value="500">
            <text:p>500</text:p>
          </table:table-cell>
          <table:table-cell table:formula="of:=[.A143]+[.B142] + [.C142]" office:value-type="float" office:value="103040.530832681">
            <text:p>103040.530832681</text:p>
          </table:table-cell>
          <table:table-cell table:formula="of:=[.B143] * (6 /1200)" office:value-type="float" office:value="515.202654163404">
            <text:p>515.2026541634</text:p>
          </table:table-cell>
          <table:table-cell table:number-columns-repeated="3"/>
        </table:table-row>
        <table:table-row table:style-name="ro1">
          <table:table-cell table:formula="of:=[.A143]" office:value-type="float" office:value="500">
            <text:p>500</text:p>
          </table:table-cell>
          <table:table-cell table:formula="of:=[.A144]+[.B143] + [.C143]" office:value-type="float" office:value="104055.733486844">
            <text:p>104055.733486844</text:p>
          </table:table-cell>
          <table:table-cell table:formula="of:=[.B144] * (6 /1200)" office:value-type="float" office:value="520.278667434221">
            <text:p>520.2786674342</text:p>
          </table:table-cell>
          <table:table-cell table:number-columns-repeated="3"/>
        </table:table-row>
        <table:table-row table:style-name="ro1">
          <table:table-cell table:formula="of:=[.A144]" office:value-type="float" office:value="500">
            <text:p>500</text:p>
          </table:table-cell>
          <table:table-cell table:formula="of:=[.A145]+[.B144] + [.C144]" office:value-type="float" office:value="105076.012154278">
            <text:p>105076.012154278</text:p>
          </table:table-cell>
          <table:table-cell table:formula="of:=[.B145] * (6 /1200)" office:value-type="float" office:value="525.380060771392">
            <text:p>525.3800607714</text:p>
          </table:table-cell>
          <table:table-cell table:number-columns-repeated="3"/>
        </table:table-row>
        <table:table-row table:style-name="ro1">
          <table:table-cell table:formula="of:=[.A145]" office:value-type="float" office:value="500">
            <text:p>500</text:p>
          </table:table-cell>
          <table:table-cell table:formula="of:=[.A146]+[.B145] + [.C145]" office:value-type="float" office:value="106101.39221505">
            <text:p>106101.39221505</text:p>
          </table:table-cell>
          <table:table-cell table:formula="of:=[.B146] * (6 /1200)" office:value-type="float" office:value="530.506961075249">
            <text:p>530.5069610752</text:p>
          </table:table-cell>
          <table:table-cell table:number-columns-repeated="3"/>
        </table:table-row>
        <table:table-row table:style-name="ro1">
          <table:table-cell table:formula="of:=[.A146]" office:value-type="float" office:value="500">
            <text:p>500</text:p>
          </table:table-cell>
          <table:table-cell table:formula="of:=[.A147]+[.B146] + [.C146]" office:value-type="float" office:value="107131.899176125">
            <text:p>107131.899176125</text:p>
          </table:table-cell>
          <table:table-cell table:formula="of:=[.B147] * (6 /1200)" office:value-type="float" office:value="535.659495880625">
            <text:p>535.6594958806</text:p>
          </table:table-cell>
          <table:table-cell table:number-columns-repeated="3"/>
        </table:table-row>
        <table:table-row table:style-name="ro1">
          <table:table-cell table:formula="of:=[.A147]" office:value-type="float" office:value="500">
            <text:p>500</text:p>
          </table:table-cell>
          <table:table-cell table:formula="of:=[.A148]+[.B147] + [.C147]" office:value-type="float" office:value="108167.558672006">
            <text:p>108167.558672006</text:p>
          </table:table-cell>
          <table:table-cell table:formula="of:=[.B148] * (6 /1200)" office:value-type="float" office:value="540.837793360028">
            <text:p>540.83779336</text:p>
          </table:table-cell>
          <table:table-cell table:number-columns-repeated="3"/>
        </table:table-row>
        <table:table-row table:style-name="ro1">
          <table:table-cell table:formula="of:=[.A148]" office:value-type="float" office:value="500">
            <text:p>500</text:p>
          </table:table-cell>
          <table:table-cell table:formula="of:=[.A149]+[.B148] + [.C148]" office:value-type="float" office:value="109208.396465366">
            <text:p>109208.396465366</text:p>
          </table:table-cell>
          <table:table-cell table:formula="of:=[.B149] * (6 /1200)" office:value-type="float" office:value="546.041982326828">
            <text:p>546.0419823268</text:p>
          </table:table-cell>
          <table:table-cell table:number-columns-repeated="3"/>
        </table:table-row>
        <table:table-row table:style-name="ro1">
          <table:table-cell table:formula="of:=[.A149]" office:value-type="float" office:value="500">
            <text:p>500</text:p>
          </table:table-cell>
          <table:table-cell table:formula="of:=[.A150]+[.B149] + [.C149]" office:value-type="float" office:value="110254.438447693">
            <text:p>110254.438447693</text:p>
          </table:table-cell>
          <table:table-cell table:formula="of:=[.B150] * (6 /1200)" office:value-type="float" office:value="551.272192238462">
            <text:p>551.2721922385</text:p>
          </table:table-cell>
          <table:table-cell table:number-columns-repeated="3"/>
        </table:table-row>
        <table:table-row table:style-name="ro1">
          <table:table-cell table:formula="of:=[.A150]" office:value-type="float" office:value="500">
            <text:p>500</text:p>
          </table:table-cell>
          <table:table-cell table:formula="of:=[.A151]+[.B150] + [.C150]" office:value-type="float" office:value="111305.710639931">
            <text:p>111305.710639931</text:p>
          </table:table-cell>
          <table:table-cell table:formula="of:=[.B151] * (6 /1200)" office:value-type="float" office:value="556.528553199655">
            <text:p>556.5285531997</text:p>
          </table:table-cell>
          <table:table-cell table:number-columns-repeated="3"/>
        </table:table-row>
        <table:table-row table:style-name="ro1">
          <table:table-cell table:formula="of:=[.A151]" office:value-type="float" office:value="500">
            <text:p>500</text:p>
          </table:table-cell>
          <table:table-cell table:formula="of:=[.A152]+[.B151] + [.C151]" office:value-type="float" office:value="112362.239193131">
            <text:p>112362.239193131</text:p>
          </table:table-cell>
          <table:table-cell table:formula="of:=[.B152] * (6 /1200)" office:value-type="float" office:value="561.811195965653">
            <text:p>561.8111959657</text:p>
          </table:table-cell>
          <table:table-cell table:number-columns-repeated="3"/>
        </table:table-row>
        <table:table-row table:style-name="ro1">
          <table:table-cell table:formula="of:=[.A152]" office:value-type="float" office:value="500">
            <text:p>500</text:p>
          </table:table-cell>
          <table:table-cell table:formula="of:=[.A153]+[.B152] + [.C152]" office:value-type="float" office:value="113424.050389096">
            <text:p>113424.050389096</text:p>
          </table:table-cell>
          <table:table-cell table:formula="of:=[.B153] * (6 /1200)" office:value-type="float" office:value="567.120251945481">
            <text:p>567.1202519455</text:p>
          </table:table-cell>
          <table:table-cell table:number-columns-repeated="3"/>
        </table:table-row>
        <table:table-row table:style-name="ro1">
          <table:table-cell table:formula="of:=[.A153]" office:value-type="float" office:value="500">
            <text:p>500</text:p>
          </table:table-cell>
          <table:table-cell table:formula="of:=[.A154]+[.B153] + [.C153]" office:value-type="float" office:value="114491.170641042">
            <text:p>114491.170641042</text:p>
          </table:table-cell>
          <table:table-cell table:formula="of:=[.B154] * (6 /1200)" office:value-type="float" office:value="572.455853205209">
            <text:p>572.4558532052</text:p>
          </table:table-cell>
          <table:table-cell table:number-columns-repeated="3"/>
        </table:table-row>
        <table:table-row table:style-name="ro1">
          <table:table-cell table:formula="of:=[.A154]" office:value-type="float" office:value="500">
            <text:p>500</text:p>
          </table:table-cell>
          <table:table-cell table:formula="of:=[.A155]+[.B154] + [.C154]" office:value-type="float" office:value="115563.626494247">
            <text:p>115563.626494247</text:p>
          </table:table-cell>
          <table:table-cell table:formula="of:=[.B155] * (6 /1200)" office:value-type="float" office:value="577.818132471235">
            <text:p>577.8181324712</text:p>
          </table:table-cell>
          <table:table-cell table:number-columns-repeated="3"/>
        </table:table-row>
        <table:table-row table:style-name="ro1">
          <table:table-cell table:formula="of:=[.A155]" office:value-type="float" office:value="500">
            <text:p>500</text:p>
          </table:table-cell>
          <table:table-cell table:formula="of:=[.A156]+[.B155] + [.C155]" office:value-type="float" office:value="116641.444626718">
            <text:p>116641.444626718</text:p>
          </table:table-cell>
          <table:table-cell table:formula="of:=[.B156] * (6 /1200)" office:value-type="float" office:value="583.207223133591">
            <text:p>583.2072231336</text:p>
          </table:table-cell>
          <table:table-cell table:number-columns-repeated="3"/>
        </table:table-row>
        <table:table-row table:style-name="ro1">
          <table:table-cell table:formula="of:=[.A156]" office:value-type="float" office:value="500">
            <text:p>500</text:p>
          </table:table-cell>
          <table:table-cell table:formula="of:=[.A157]+[.B156] + [.C156]" office:value-type="float" office:value="117724.651849852">
            <text:p>117724.651849852</text:p>
          </table:table-cell>
          <table:table-cell table:formula="of:=[.B157] * (6 /1200)" office:value-type="float" office:value="588.623259249259">
            <text:p>588.6232592493</text:p>
          </table:table-cell>
          <table:table-cell table:number-columns-repeated="3"/>
        </table:table-row>
        <table:table-row table:style-name="ro1">
          <table:table-cell table:formula="of:=[.A157]" office:value-type="float" office:value="500">
            <text:p>500</text:p>
          </table:table-cell>
          <table:table-cell table:formula="of:=[.A158]+[.B157] + [.C157]" office:value-type="float" office:value="118813.275109101">
            <text:p>118813.275109101</text:p>
          </table:table-cell>
          <table:table-cell table:formula="of:=[.B158] * (6 /1200)" office:value-type="float" office:value="594.066375545505">
            <text:p>594.0663755455</text:p>
          </table:table-cell>
          <table:table-cell table:number-columns-repeated="3"/>
        </table:table-row>
        <table:table-row table:style-name="ro1">
          <table:table-cell table:formula="of:=[.A158]" office:value-type="float" office:value="500">
            <text:p>500</text:p>
          </table:table-cell>
          <table:table-cell table:formula="of:=[.A159]+[.B158] + [.C158]" office:value-type="float" office:value="119907.341484647">
            <text:p>119907.341484647</text:p>
          </table:table-cell>
          <table:table-cell table:formula="of:=[.B159] * (6 /1200)" office:value-type="float" office:value="599.536707423233">
            <text:p>599.5367074232</text:p>
          </table:table-cell>
          <table:table-cell table:number-columns-repeated="3"/>
        </table:table-row>
        <table:table-row table:style-name="ro1">
          <table:table-cell table:formula="of:=[.A159]" office:value-type="float" office:value="500">
            <text:p>500</text:p>
          </table:table-cell>
          <table:table-cell table:formula="of:=[.A160]+[.B159] + [.C159]" office:value-type="float" office:value="121006.87819207">
            <text:p>121006.87819207</text:p>
          </table:table-cell>
          <table:table-cell table:formula="of:=[.B160] * (6 /1200)" office:value-type="float" office:value="605.034390960349">
            <text:p>605.0343909603</text:p>
          </table:table-cell>
          <table:table-cell table:number-columns-repeated="3"/>
        </table:table-row>
        <table:table-row table:style-name="ro1">
          <table:table-cell table:formula="of:=[.A160]" office:value-type="float" office:value="500">
            <text:p>500</text:p>
          </table:table-cell>
          <table:table-cell table:formula="of:=[.A161]+[.B160] + [.C160]" office:value-type="float" office:value="122111.91258303">
            <text:p>122111.91258303</text:p>
          </table:table-cell>
          <table:table-cell table:formula="of:=[.B161] * (6 /1200)" office:value-type="float" office:value="610.559562915151">
            <text:p>610.5595629152</text:p>
          </table:table-cell>
          <table:table-cell table:number-columns-repeated="3"/>
        </table:table-row>
        <table:table-row table:style-name="ro1">
          <table:table-cell table:formula="of:=[.A161]" office:value-type="float" office:value="500">
            <text:p>500</text:p>
          </table:table-cell>
          <table:table-cell table:formula="of:=[.A162]+[.B161] + [.C161]" office:value-type="float" office:value="123222.472145945">
            <text:p>123222.472145945</text:p>
          </table:table-cell>
          <table:table-cell table:formula="of:=[.B162] * (6 /1200)" office:value-type="float" office:value="616.112360729726">
            <text:p>616.1123607297</text:p>
          </table:table-cell>
          <table:table-cell table:number-columns-repeated="3"/>
        </table:table-row>
        <table:table-row table:style-name="ro1">
          <table:table-cell table:formula="of:=[.A162]" office:value-type="float" office:value="500">
            <text:p>500</text:p>
          </table:table-cell>
          <table:table-cell table:formula="of:=[.A163]+[.B162] + [.C162]" office:value-type="float" office:value="124338.584506675">
            <text:p>124338.584506675</text:p>
          </table:table-cell>
          <table:table-cell table:formula="of:=[.B163] * (6 /1200)" office:value-type="float" office:value="621.692922533375">
            <text:p>621.6929225334</text:p>
          </table:table-cell>
          <table:table-cell table:number-columns-repeated="3"/>
        </table:table-row>
        <table:table-row table:style-name="ro1">
          <table:table-cell table:formula="of:=[.A163]" office:value-type="float" office:value="500">
            <text:p>500</text:p>
          </table:table-cell>
          <table:table-cell table:formula="of:=[.A164]+[.B163] + [.C163]" office:value-type="float" office:value="125460.277429208">
            <text:p>125460.277429208</text:p>
          </table:table-cell>
          <table:table-cell table:formula="of:=[.B164] * (6 /1200)" office:value-type="float" office:value="627.301387146042">
            <text:p>627.301387146</text:p>
          </table:table-cell>
          <table:table-cell table:number-columns-repeated="3"/>
        </table:table-row>
        <table:table-row table:style-name="ro1">
          <table:table-cell table:formula="of:=[.A164]" office:value-type="float" office:value="500">
            <text:p>500</text:p>
          </table:table-cell>
          <table:table-cell table:formula="of:=[.A165]+[.B164] + [.C164]" office:value-type="float" office:value="126587.578816354">
            <text:p>126587.578816354</text:p>
          </table:table-cell>
          <table:table-cell table:formula="of:=[.B165] * (6 /1200)" office:value-type="float" office:value="632.937894081772">
            <text:p>632.9378940818</text:p>
          </table:table-cell>
          <table:table-cell table:number-columns-repeated="3"/>
        </table:table-row>
        <table:table-row table:style-name="ro1">
          <table:table-cell table:formula="of:=[.A165]" office:value-type="float" office:value="500">
            <text:p>500</text:p>
          </table:table-cell>
          <table:table-cell table:formula="of:=[.A166]+[.B165] + [.C165]" office:value-type="float" office:value="127720.516710436">
            <text:p>127720.516710436</text:p>
          </table:table-cell>
          <table:table-cell table:formula="of:=[.B166] * (6 /1200)" office:value-type="float" office:value="638.602583552181">
            <text:p>638.6025835522</text:p>
          </table:table-cell>
          <table:table-cell table:number-columns-repeated="3"/>
        </table:table-row>
        <table:table-row table:style-name="ro1">
          <table:table-cell table:formula="of:=[.A166]" office:value-type="float" office:value="500">
            <text:p>500</text:p>
          </table:table-cell>
          <table:table-cell table:formula="of:=[.A167]+[.B166] + [.C166]" office:value-type="float" office:value="128859.119293988">
            <text:p>128859.119293988</text:p>
          </table:table-cell>
          <table:table-cell table:formula="of:=[.B167] * (6 /1200)" office:value-type="float" office:value="644.295596469942">
            <text:p>644.2955964699</text:p>
          </table:table-cell>
          <table:table-cell table:number-columns-repeated="3"/>
        </table:table-row>
        <table:table-row table:style-name="ro1">
          <table:table-cell table:formula="of:=[.A167]" office:value-type="float" office:value="500">
            <text:p>500</text:p>
          </table:table-cell>
          <table:table-cell table:formula="of:=[.A168]+[.B167] + [.C167]" office:value-type="float" office:value="130003.414890458">
            <text:p>130003.414890458</text:p>
          </table:table-cell>
          <table:table-cell table:formula="of:=[.B168] * (6 /1200)" office:value-type="float" office:value="650.017074452292">
            <text:p>650.0170744523</text:p>
          </table:table-cell>
          <table:table-cell table:number-columns-repeated="3"/>
        </table:table-row>
        <table:table-row table:style-name="ro1">
          <table:table-cell table:formula="of:=[.A168]" office:value-type="float" office:value="500">
            <text:p>500</text:p>
          </table:table-cell>
          <table:table-cell table:formula="of:=[.A169]+[.B168] + [.C168]" office:value-type="float" office:value="131153.431964911">
            <text:p>131153.431964911</text:p>
          </table:table-cell>
          <table:table-cell table:formula="of:=[.B169] * (6 /1200)" office:value-type="float" office:value="655.767159824553">
            <text:p>655.7671598246</text:p>
          </table:table-cell>
          <table:table-cell table:number-columns-repeated="3"/>
        </table:table-row>
        <table:table-row table:style-name="ro1">
          <table:table-cell table:formula="of:=[.A169]" office:value-type="float" office:value="500">
            <text:p>500</text:p>
          </table:table-cell>
          <table:table-cell table:formula="of:=[.A170]+[.B169] + [.C169]" office:value-type="float" office:value="132309.199124735">
            <text:p>132309.199124735</text:p>
          </table:table-cell>
          <table:table-cell table:formula="of:=[.B170] * (6 /1200)" office:value-type="float" office:value="661.545995623676">
            <text:p>661.5459956237</text:p>
          </table:table-cell>
          <table:table-cell table:number-columns-repeated="3"/>
        </table:table-row>
        <table:table-row table:style-name="ro1">
          <table:table-cell table:formula="of:=[.A170]" office:value-type="float" office:value="500">
            <text:p>500</text:p>
          </table:table-cell>
          <table:table-cell table:formula="of:=[.A171]+[.B170] + [.C170]" office:value-type="float" office:value="133470.745120359">
            <text:p>133470.745120359</text:p>
          </table:table-cell>
          <table:table-cell table:formula="of:=[.B171] * (6 /1200)" office:value-type="float" office:value="667.353725601794">
            <text:p>667.3537256018</text:p>
          </table:table-cell>
          <table:table-cell table:number-columns-repeated="3"/>
        </table:table-row>
        <table:table-row table:style-name="ro1">
          <table:table-cell table:formula="of:=[.A171]" office:value-type="float" office:value="500">
            <text:p>500</text:p>
          </table:table-cell>
          <table:table-cell table:formula="of:=[.A172]+[.B171] + [.C171]" office:value-type="float" office:value="134638.098845961">
            <text:p>134638.098845961</text:p>
          </table:table-cell>
          <table:table-cell table:formula="of:=[.B172] * (6 /1200)" office:value-type="float" office:value="673.190494229803">
            <text:p>673.1904942298</text:p>
          </table:table-cell>
          <table:table-cell table:number-columns-repeated="3"/>
        </table:table-row>
        <table:table-row table:style-name="ro1">
          <table:table-cell table:formula="of:=[.A172]" office:value-type="float" office:value="500">
            <text:p>500</text:p>
          </table:table-cell>
          <table:table-cell table:formula="of:=[.A173]+[.B172] + [.C172]" office:value-type="float" office:value="135811.28934019">
            <text:p>135811.28934019</text:p>
          </table:table-cell>
          <table:table-cell table:formula="of:=[.B173] * (6 /1200)" office:value-type="float" office:value="679.056446700952">
            <text:p>679.056446701</text:p>
          </table:table-cell>
          <table:table-cell table:number-columns-repeated="3"/>
        </table:table-row>
        <table:table-row table:style-name="ro1">
          <table:table-cell table:formula="of:=[.A173]" office:value-type="float" office:value="500">
            <text:p>500</text:p>
          </table:table-cell>
          <table:table-cell table:formula="of:=[.A174]+[.B173] + [.C173]" office:value-type="float" office:value="136990.345786891">
            <text:p>136990.345786891</text:p>
          </table:table-cell>
          <table:table-cell table:formula="of:=[.B174] * (6 /1200)" office:value-type="float" office:value="684.951728934457">
            <text:p>684.9517289345</text:p>
          </table:table-cell>
          <table:table-cell table:number-columns-repeated="3"/>
        </table:table-row>
        <table:table-row table:style-name="ro1">
          <table:table-cell table:formula="of:=[.A174]" office:value-type="float" office:value="500">
            <text:p>500</text:p>
          </table:table-cell>
          <table:table-cell table:formula="of:=[.A175]+[.B174] + [.C174]" office:value-type="float" office:value="138175.297515826">
            <text:p>138175.297515826</text:p>
          </table:table-cell>
          <table:table-cell table:formula="of:=[.B175] * (6 /1200)" office:value-type="float" office:value="690.876487579129">
            <text:p>690.8764875791</text:p>
          </table:table-cell>
          <table:table-cell table:number-columns-repeated="3"/>
        </table:table-row>
        <table:table-row table:style-name="ro1">
          <table:table-cell table:formula="of:=[.A175]" office:value-type="float" office:value="500">
            <text:p>500</text:p>
          </table:table-cell>
          <table:table-cell table:formula="of:=[.A176]+[.B175] + [.C175]" office:value-type="float" office:value="139366.174003405">
            <text:p>139366.174003405</text:p>
          </table:table-cell>
          <table:table-cell table:formula="of:=[.B176] * (6 /1200)" office:value-type="float" office:value="696.830870017025">
            <text:p>696.830870017</text:p>
          </table:table-cell>
          <table:table-cell table:number-columns-repeated="3"/>
        </table:table-row>
        <table:table-row table:style-name="ro1">
          <table:table-cell table:formula="of:=[.A176]" office:value-type="float" office:value="500">
            <text:p>500</text:p>
          </table:table-cell>
          <table:table-cell table:formula="of:=[.A177]+[.B176] + [.C176]" office:value-type="float" office:value="140563.004873422">
            <text:p>140563.004873422</text:p>
          </table:table-cell>
          <table:table-cell table:formula="of:=[.B177] * (6 /1200)" office:value-type="float" office:value="702.81502436711">
            <text:p>702.8150243671</text:p>
          </table:table-cell>
          <table:table-cell table:number-columns-repeated="3"/>
        </table:table-row>
        <table:table-row table:style-name="ro1">
          <table:table-cell table:formula="of:=[.A177]" office:value-type="float" office:value="500">
            <text:p>500</text:p>
          </table:table-cell>
          <table:table-cell table:formula="of:=[.A178]+[.B177] + [.C177]" office:value-type="float" office:value="141765.819897789">
            <text:p>141765.819897789</text:p>
          </table:table-cell>
          <table:table-cell table:formula="of:=[.B178] * (6 /1200)" office:value-type="float" office:value="708.829099488946">
            <text:p>708.8290994889</text:p>
          </table:table-cell>
          <table:table-cell table:number-columns-repeated="3"/>
        </table:table-row>
        <table:table-row table:style-name="ro1">
          <table:table-cell table:formula="of:=[.A178]" office:value-type="float" office:value="500">
            <text:p>500</text:p>
          </table:table-cell>
          <table:table-cell table:formula="of:=[.A179]+[.B178] + [.C178]" office:value-type="float" office:value="142974.648997278">
            <text:p>142974.648997278</text:p>
          </table:table-cell>
          <table:table-cell table:formula="of:=[.B179] * (6 /1200)" office:value-type="float" office:value="714.87324498639">
            <text:p>714.8732449864</text:p>
          </table:table-cell>
          <table:table-cell table:number-columns-repeated="3"/>
        </table:table-row>
        <table:table-row table:style-name="ro1">
          <table:table-cell table:formula="of:=[.A179]" office:value-type="float" office:value="500">
            <text:p>500</text:p>
          </table:table-cell>
          <table:table-cell table:formula="of:=[.A180]+[.B179] + [.C179]" office:value-type="float" office:value="144189.522242264">
            <text:p>144189.522242264</text:p>
          </table:table-cell>
          <table:table-cell table:formula="of:=[.B180] * (6 /1200)" office:value-type="float" office:value="720.947611211322">
            <text:p>720.9476112113</text:p>
          </table:table-cell>
          <table:table-cell table:number-columns-repeated="3"/>
        </table:table-row>
        <table:table-row table:style-name="ro1">
          <table:table-cell table:formula="of:=[.A180]" office:value-type="float" office:value="500">
            <text:p>500</text:p>
          </table:table-cell>
          <table:table-cell table:formula="of:=[.A181]+[.B180] + [.C180]" office:value-type="float" office:value="145410.469853476">
            <text:p>145410.469853476</text:p>
          </table:table-cell>
          <table:table-cell table:formula="of:=[.B181] * (6 /1200)" office:value-type="float" office:value="727.052349267379">
            <text:p>727.0523492674</text:p>
          </table:table-cell>
          <table:table-cell table:number-columns-repeated="3"/>
        </table:table-row>
        <table:table-row table:style-name="ro1">
          <table:table-cell table:formula="of:=[.A181]" office:value-type="float" office:value="500">
            <text:p>500</text:p>
          </table:table-cell>
          <table:table-cell table:formula="of:=[.A182]+[.B181] + [.C181]" office:value-type="float" office:value="146637.522202743">
            <text:p>146637.522202743</text:p>
          </table:table-cell>
          <table:table-cell table:formula="of:=[.B182] * (6 /1200)" office:value-type="float" office:value="733.187611013716">
            <text:p>733.1876110137</text:p>
          </table:table-cell>
          <table:table-cell table:number-columns-repeated="3"/>
        </table:table-row>
        <table:table-row table:style-name="ro1">
          <table:table-cell table:formula="of:=[.A182]" office:value-type="float" office:value="500">
            <text:p>500</text:p>
          </table:table-cell>
          <table:table-cell table:formula="of:=[.A183]+[.B182] + [.C182]" office:value-type="float" office:value="147870.709813757">
            <text:p>147870.709813757</text:p>
          </table:table-cell>
          <table:table-cell table:formula="of:=[.B183] * (6 /1200)" office:value-type="float" office:value="739.353549068784">
            <text:p>739.3535490688</text:p>
          </table:table-cell>
          <table:table-cell table:number-columns-repeated="3"/>
        </table:table-row>
        <table:table-row table:style-name="ro1">
          <table:table-cell table:formula="of:=[.A183]" office:value-type="float" office:value="500">
            <text:p>500</text:p>
          </table:table-cell>
          <table:table-cell table:formula="of:=[.A184]+[.B183] + [.C183]" office:value-type="float" office:value="149110.063362826">
            <text:p>149110.063362826</text:p>
          </table:table-cell>
          <table:table-cell table:formula="of:=[.B184] * (6 /1200)" office:value-type="float" office:value="745.550316814128">
            <text:p>745.5503168141</text:p>
          </table:table-cell>
          <table:table-cell table:number-columns-repeated="3"/>
        </table:table-row>
        <table:table-row table:style-name="ro1">
          <table:table-cell table:formula="of:=[.A184]" office:value-type="float" office:value="500">
            <text:p>500</text:p>
          </table:table-cell>
          <table:table-cell table:formula="of:=[.A185]+[.B184] + [.C184]" office:value-type="float" office:value="150355.61367964">
            <text:p>150355.61367964</text:p>
          </table:table-cell>
          <table:table-cell table:formula="of:=[.B185] * (6 /1200)" office:value-type="float" office:value="751.778068398199">
            <text:p>751.7780683982</text:p>
          </table:table-cell>
          <table:table-cell table:number-columns-repeated="3"/>
        </table:table-row>
        <table:table-row table:style-name="ro1">
          <table:table-cell table:formula="of:=[.A185]" office:value-type="float" office:value="500">
            <text:p>500</text:p>
          </table:table-cell>
          <table:table-cell table:formula="of:=[.A186]+[.B185] + [.C185]" office:value-type="float" office:value="151607.391748038">
            <text:p>151607.391748038</text:p>
          </table:table-cell>
          <table:table-cell table:formula="of:=[.B186] * (6 /1200)" office:value-type="float" office:value="758.03695874019">
            <text:p>758.0369587402</text:p>
          </table:table-cell>
          <table:table-cell table:number-columns-repeated="3"/>
        </table:table-row>
        <table:table-row table:style-name="ro1">
          <table:table-cell table:formula="of:=[.A186]" office:value-type="float" office:value="500">
            <text:p>500</text:p>
          </table:table-cell>
          <table:table-cell table:formula="of:=[.A187]+[.B186] + [.C186]" office:value-type="float" office:value="152865.428706778">
            <text:p>152865.428706778</text:p>
          </table:table-cell>
          <table:table-cell table:formula="of:=[.B187] * (6 /1200)" office:value-type="float" office:value="764.327143533891">
            <text:p>764.3271435339</text:p>
          </table:table-cell>
          <table:table-cell table:number-columns-repeated="3"/>
        </table:table-row>
        <table:table-row table:style-name="ro1">
          <table:table-cell table:formula="of:=[.A187]" office:value-type="float" office:value="500">
            <text:p>500</text:p>
          </table:table-cell>
          <table:table-cell table:formula="of:=[.A188]+[.B187] + [.C187]" office:value-type="float" office:value="154129.755850312">
            <text:p>154129.755850312</text:p>
          </table:table-cell>
          <table:table-cell table:formula="of:=[.B188] * (6 /1200)" office:value-type="float" office:value="770.64877925156">
            <text:p>770.6487792516</text:p>
          </table:table-cell>
          <table:table-cell table:number-columns-repeated="3"/>
        </table:table-row>
        <table:table-row table:style-name="ro1">
          <table:table-cell table:formula="of:=[.A188]" office:value-type="float" office:value="500">
            <text:p>500</text:p>
          </table:table-cell>
          <table:table-cell table:formula="of:=[.A189]+[.B188] + [.C188]" office:value-type="float" office:value="155400.404629564">
            <text:p>155400.404629564</text:p>
          </table:table-cell>
          <table:table-cell table:formula="of:=[.B189] * (6 /1200)" office:value-type="float" office:value="777.002023147818">
            <text:p>777.0020231478</text:p>
          </table:table-cell>
          <table:table-cell table:number-columns-repeated="3"/>
        </table:table-row>
        <table:table-row table:style-name="ro1">
          <table:table-cell table:formula="of:=[.A189]" office:value-type="float" office:value="500">
            <text:p>500</text:p>
          </table:table-cell>
          <table:table-cell table:formula="of:=[.A190]+[.B189] + [.C189]" office:value-type="float" office:value="156677.406652711">
            <text:p>156677.406652711</text:p>
          </table:table-cell>
          <table:table-cell table:formula="of:=[.B190] * (6 /1200)" office:value-type="float" office:value="783.387033263557">
            <text:p>783.3870332636</text:p>
          </table:table-cell>
          <table:table-cell table:number-columns-repeated="3"/>
        </table:table-row>
        <table:table-row table:style-name="ro1">
          <table:table-cell table:formula="of:=[.A190]" office:value-type="float" office:value="500">
            <text:p>500</text:p>
          </table:table-cell>
          <table:table-cell table:formula="of:=[.A191]+[.B190] + [.C190]" office:value-type="float" office:value="157960.793685975">
            <text:p>157960.793685975</text:p>
          </table:table-cell>
          <table:table-cell table:formula="of:=[.B191] * (6 /1200)" office:value-type="float" office:value="789.803968429875">
            <text:p>789.8039684299</text:p>
          </table:table-cell>
          <table:table-cell table:number-columns-repeated="3"/>
        </table:table-row>
        <table:table-row table:style-name="ro1">
          <table:table-cell table:formula="of:=[.A191]" office:value-type="float" office:value="500">
            <text:p>500</text:p>
          </table:table-cell>
          <table:table-cell table:formula="of:=[.A192]+[.B191] + [.C191]" office:value-type="float" office:value="159250.597654405">
            <text:p>159250.597654405</text:p>
          </table:table-cell>
          <table:table-cell table:formula="of:=[.B192] * (6 /1200)" office:value-type="float" office:value="796.252988272025">
            <text:p>796.252988272</text:p>
          </table:table-cell>
          <table:table-cell table:number-columns-repeated="3"/>
        </table:table-row>
        <table:table-row table:style-name="ro1">
          <table:table-cell table:formula="of:=[.A192]" office:value-type="float" office:value="500">
            <text:p>500</text:p>
          </table:table-cell>
          <table:table-cell table:formula="of:=[.A193]+[.B192] + [.C192]" office:value-type="float" office:value="160546.850642677">
            <text:p>160546.850642677</text:p>
          </table:table-cell>
          <table:table-cell table:formula="of:=[.B193] * (6 /1200)" office:value-type="float" office:value="802.734253213385">
            <text:p>802.7342532134</text:p>
          </table:table-cell>
          <table:table-cell table:number-columns-repeated="3"/>
        </table:table-row>
        <table:table-row table:style-name="ro1">
          <table:table-cell table:formula="of:=[.A193]" office:value-type="float" office:value="500">
            <text:p>500</text:p>
          </table:table-cell>
          <table:table-cell table:formula="of:=[.A194]+[.B193] + [.C193]" office:value-type="float" office:value="161849.58489589">
            <text:p>161849.58489589</text:p>
          </table:table-cell>
          <table:table-cell table:formula="of:=[.B194] * (6 /1200)" office:value-type="float" office:value="809.247924479452">
            <text:p>809.2479244795</text:p>
          </table:table-cell>
          <table:table-cell table:number-columns-repeated="3"/>
        </table:table-row>
        <table:table-row table:style-name="ro1">
          <table:table-cell table:formula="of:=[.A194]" office:value-type="float" office:value="500">
            <text:p>500</text:p>
          </table:table-cell>
          <table:table-cell table:formula="of:=[.A195]+[.B194] + [.C194]" office:value-type="float" office:value="163158.83282037">
            <text:p>163158.83282037</text:p>
          </table:table-cell>
          <table:table-cell table:formula="of:=[.B195] * (6 /1200)" office:value-type="float" office:value="815.794164101849">
            <text:p>815.7941641018</text:p>
          </table:table-cell>
          <table:table-cell table:number-columns-repeated="3"/>
        </table:table-row>
        <table:table-row table:style-name="ro1">
          <table:table-cell table:formula="of:=[.A195]" office:value-type="float" office:value="500">
            <text:p>500</text:p>
          </table:table-cell>
          <table:table-cell table:formula="of:=[.A196]+[.B195] + [.C195]" office:value-type="float" office:value="164474.626984472">
            <text:p>164474.626984472</text:p>
          </table:table-cell>
          <table:table-cell table:formula="of:=[.B196] * (6 /1200)" office:value-type="float" office:value="822.373134922358">
            <text:p>822.3731349224</text:p>
          </table:table-cell>
          <table:table-cell table:number-columns-repeated="3"/>
        </table:table-row>
        <table:table-row table:style-name="ro1">
          <table:table-cell table:formula="of:=[.A196]" office:value-type="float" office:value="500">
            <text:p>500</text:p>
          </table:table-cell>
          <table:table-cell table:formula="of:=[.A197]+[.B196] + [.C196]" office:value-type="float" office:value="165797.000119394">
            <text:p>165797.000119394</text:p>
          </table:table-cell>
          <table:table-cell table:formula="of:=[.B197] * (6 /1200)" office:value-type="float" office:value="828.98500059697">
            <text:p>828.985000597</text:p>
          </table:table-cell>
          <table:table-cell table:number-columns-repeated="3"/>
        </table:table-row>
        <table:table-row table:style-name="ro1">
          <table:table-cell table:formula="of:=[.A197]" office:value-type="float" office:value="500">
            <text:p>500</text:p>
          </table:table-cell>
          <table:table-cell table:formula="of:=[.A198]+[.B197] + [.C197]" office:value-type="float" office:value="167125.985119991">
            <text:p>167125.985119991</text:p>
          </table:table-cell>
          <table:table-cell table:formula="of:=[.B198] * (6 /1200)" office:value-type="float" office:value="835.629925599955">
            <text:p>835.6299256</text:p>
          </table:table-cell>
          <table:table-cell table:number-columns-repeated="3"/>
        </table:table-row>
        <table:table-row table:style-name="ro1">
          <table:table-cell table:formula="of:=[.A198]" office:value-type="float" office:value="500">
            <text:p>500</text:p>
          </table:table-cell>
          <table:table-cell table:formula="of:=[.A199]+[.B198] + [.C198]" office:value-type="float" office:value="168461.615045591">
            <text:p>168461.615045591</text:p>
          </table:table-cell>
          <table:table-cell table:formula="of:=[.B199] * (6 /1200)" office:value-type="float" office:value="842.308075227955">
            <text:p>842.308075228</text:p>
          </table:table-cell>
          <table:table-cell table:number-columns-repeated="3"/>
        </table:table-row>
        <table:table-row table:style-name="ro1">
          <table:table-cell table:formula="of:=[.A199]" office:value-type="float" office:value="500">
            <text:p>500</text:p>
          </table:table-cell>
          <table:table-cell table:formula="of:=[.A200]+[.B199] + [.C199]" office:value-type="float" office:value="169803.923120819">
            <text:p>169803.923120819</text:p>
          </table:table-cell>
          <table:table-cell table:formula="of:=[.B200] * (6 /1200)" office:value-type="float" office:value="849.019615604094">
            <text:p>849.0196156041</text:p>
          </table:table-cell>
          <table:table-cell table:number-columns-repeated="3"/>
        </table:table-row>
        <table:table-row table:style-name="ro1">
          <table:table-cell table:formula="of:=[.A200]" office:value-type="float" office:value="500">
            <text:p>500</text:p>
          </table:table-cell>
          <table:table-cell table:formula="of:=[.A201]+[.B200] + [.C200]" office:value-type="float" office:value="171152.942736423">
            <text:p>171152.942736423</text:p>
          </table:table-cell>
          <table:table-cell table:formula="of:=[.B201] * (6 /1200)" office:value-type="float" office:value="855.764713682115">
            <text:p>855.7647136821</text:p>
          </table:table-cell>
          <table:table-cell table:number-columns-repeated="3"/>
        </table:table-row>
        <table:table-row table:style-name="ro1">
          <table:table-cell table:formula="of:=[.A201]" office:value-type="float" office:value="500">
            <text:p>500</text:p>
          </table:table-cell>
          <table:table-cell table:formula="of:=[.A202]+[.B201] + [.C201]" office:value-type="float" office:value="172508.707450105">
            <text:p>172508.707450105</text:p>
          </table:table-cell>
          <table:table-cell table:formula="of:=[.B202] * (6 /1200)" office:value-type="float" office:value="862.543537250525">
            <text:p>862.5435372505</text:p>
          </table:table-cell>
          <table:table-cell table:number-columns-repeated="3"/>
        </table:table-row>
        <table:table-row table:style-name="ro1">
          <table:table-cell table:formula="of:=[.A202]" office:value-type="float" office:value="500">
            <text:p>500</text:p>
          </table:table-cell>
          <table:table-cell table:formula="of:=[.A203]+[.B202] + [.C202]" office:value-type="float" office:value="173871.250987356">
            <text:p>173871.250987356</text:p>
          </table:table-cell>
          <table:table-cell table:formula="of:=[.B203] * (6 /1200)" office:value-type="float" office:value="869.356254936778">
            <text:p>869.3562549368</text:p>
          </table:table-cell>
          <table:table-cell table:number-columns-repeated="3"/>
        </table:table-row>
        <table:table-row table:style-name="ro1">
          <table:table-cell table:formula="of:=[.A203]" office:value-type="float" office:value="500">
            <text:p>500</text:p>
          </table:table-cell>
          <table:table-cell table:formula="of:=[.A204]+[.B203] + [.C203]" office:value-type="float" office:value="175240.607242292">
            <text:p>175240.607242292</text:p>
          </table:table-cell>
          <table:table-cell table:formula="of:=[.B204] * (6 /1200)" office:value-type="float" office:value="876.203036211462">
            <text:p>876.2030362115</text:p>
          </table:table-cell>
          <table:table-cell table:number-columns-repeated="3"/>
        </table:table-row>
        <table:table-row table:style-name="ro1">
          <table:table-cell table:formula="of:=[.A204]" office:value-type="float" office:value="500">
            <text:p>500</text:p>
          </table:table-cell>
          <table:table-cell table:formula="of:=[.A205]+[.B204] + [.C204]" office:value-type="float" office:value="176616.810278504">
            <text:p>176616.810278504</text:p>
          </table:table-cell>
          <table:table-cell table:formula="of:=[.B205] * (6 /1200)" office:value-type="float" office:value="883.084051392519">
            <text:p>883.0840513925</text:p>
          </table:table-cell>
          <table:table-cell table:number-columns-repeated="3"/>
        </table:table-row>
        <table:table-row table:style-name="ro1">
          <table:table-cell table:formula="of:=[.A205]" office:value-type="float" office:value="500">
            <text:p>500</text:p>
          </table:table-cell>
          <table:table-cell table:formula="of:=[.A206]+[.B205] + [.C205]" office:value-type="float" office:value="177999.894329896">
            <text:p>177999.894329896</text:p>
          </table:table-cell>
          <table:table-cell table:formula="of:=[.B206] * (6 /1200)" office:value-type="float" office:value="889.999471649482">
            <text:p>889.9994716495</text:p>
          </table:table-cell>
          <table:table-cell table:number-columns-repeated="3"/>
        </table:table-row>
        <table:table-row table:style-name="ro1">
          <table:table-cell table:formula="of:=[.A206]" office:value-type="float" office:value="500">
            <text:p>500</text:p>
          </table:table-cell>
          <table:table-cell table:formula="of:=[.A207]+[.B206] + [.C206]" office:value-type="float" office:value="179389.893801546">
            <text:p>179389.893801546</text:p>
          </table:table-cell>
          <table:table-cell table:formula="of:=[.B207] * (6 /1200)" office:value-type="float" office:value="896.949469007729">
            <text:p>896.9494690077</text:p>
          </table:table-cell>
          <table:table-cell table:number-columns-repeated="3"/>
        </table:table-row>
        <table:table-row table:style-name="ro1">
          <table:table-cell table:formula="of:=[.A207]" office:value-type="float" office:value="500">
            <text:p>500</text:p>
          </table:table-cell>
          <table:table-cell table:formula="of:=[.A208]+[.B207] + [.C207]" office:value-type="float" office:value="180786.843270554">
            <text:p>180786.843270554</text:p>
          </table:table-cell>
          <table:table-cell table:formula="of:=[.B208] * (6 /1200)" office:value-type="float" office:value="903.934216352768">
            <text:p>903.9342163528</text:p>
          </table:table-cell>
          <table:table-cell table:number-columns-repeated="3"/>
        </table:table-row>
        <table:table-row table:style-name="ro1">
          <table:table-cell table:formula="of:=[.A208]" office:value-type="float" office:value="500">
            <text:p>500</text:p>
          </table:table-cell>
          <table:table-cell table:formula="of:=[.A209]+[.B208] + [.C208]" office:value-type="float" office:value="182190.777486906">
            <text:p>182190.777486906</text:p>
          </table:table-cell>
          <table:table-cell table:formula="of:=[.B209] * (6 /1200)" office:value-type="float" office:value="910.953887434532">
            <text:p>910.9538874345</text:p>
          </table:table-cell>
          <table:table-cell table:number-columns-repeated="3"/>
        </table:table-row>
        <table:table-row table:style-name="ro1">
          <table:table-cell table:formula="of:=[.A209]" office:value-type="float" office:value="500">
            <text:p>500</text:p>
          </table:table-cell>
          <table:table-cell table:formula="of:=[.A210]+[.B209] + [.C209]" office:value-type="float" office:value="183601.731374341">
            <text:p>183601.731374341</text:p>
          </table:table-cell>
          <table:table-cell table:formula="of:=[.B210] * (6 /1200)" office:value-type="float" office:value="918.008656871704">
            <text:p>918.0086568717</text:p>
          </table:table-cell>
          <table:table-cell table:number-columns-repeated="3"/>
        </table:table-row>
        <table:table-row table:style-name="ro1">
          <table:table-cell table:formula="of:=[.A210]" office:value-type="float" office:value="500">
            <text:p>500</text:p>
          </table:table-cell>
          <table:table-cell table:formula="of:=[.A211]+[.B210] + [.C210]" office:value-type="float" office:value="185019.740031213">
            <text:p>185019.740031213</text:p>
          </table:table-cell>
          <table:table-cell table:formula="of:=[.B211] * (6 /1200)" office:value-type="float" office:value="925.098700156063">
            <text:p>925.0987001561</text:p>
          </table:table-cell>
          <table:table-cell table:number-columns-repeated="3"/>
        </table:table-row>
        <table:table-row table:style-name="ro1">
          <table:table-cell table:formula="of:=[.A211]" office:value-type="float" office:value="500">
            <text:p>500</text:p>
          </table:table-cell>
          <table:table-cell table:formula="of:=[.A212]+[.B211] + [.C211]" office:value-type="float" office:value="186444.838731369">
            <text:p>186444.838731369</text:p>
          </table:table-cell>
          <table:table-cell table:formula="of:=[.B212] * (6 /1200)" office:value-type="float" office:value="932.224193656843">
            <text:p>932.2241936568</text:p>
          </table:table-cell>
          <table:table-cell table:number-columns-repeated="3"/>
        </table:table-row>
        <table:table-row table:style-name="ro1">
          <table:table-cell table:formula="of:=[.A212]" office:value-type="float" office:value="500">
            <text:p>500</text:p>
          </table:table-cell>
          <table:table-cell table:formula="of:=[.A213]+[.B212] + [.C212]" office:value-type="float" office:value="187877.062925025">
            <text:p>187877.062925025</text:p>
          </table:table-cell>
          <table:table-cell table:formula="of:=[.B213] * (6 /1200)" office:value-type="float" office:value="939.385314625127">
            <text:p>939.3853146251</text:p>
          </table:table-cell>
          <table:table-cell table:number-columns-repeated="3"/>
        </table:table-row>
        <table:table-row table:style-name="ro1">
          <table:table-cell table:formula="of:=[.A213]" office:value-type="float" office:value="500">
            <text:p>500</text:p>
          </table:table-cell>
          <table:table-cell table:formula="of:=[.A214]+[.B213] + [.C213]" office:value-type="float" office:value="189316.448239651">
            <text:p>189316.448239651</text:p>
          </table:table-cell>
          <table:table-cell table:formula="of:=[.B214] * (6 /1200)" office:value-type="float" office:value="946.582241198253">
            <text:p>946.5822411983</text:p>
          </table:table-cell>
          <table:table-cell table:number-columns-repeated="3"/>
        </table:table-row>
        <table:table-row table:style-name="ro1">
          <table:table-cell table:formula="of:=[.A214]" office:value-type="float" office:value="500">
            <text:p>500</text:p>
          </table:table-cell>
          <table:table-cell table:formula="of:=[.A215]+[.B214] + [.C214]" office:value-type="float" office:value="190763.030480849">
            <text:p>190763.030480849</text:p>
          </table:table-cell>
          <table:table-cell table:formula="of:=[.B215] * (6 /1200)" office:value-type="float" office:value="953.815152404244">
            <text:p>953.8151524042</text:p>
          </table:table-cell>
          <table:table-cell table:number-columns-repeated="3"/>
        </table:table-row>
        <table:table-row table:style-name="ro1">
          <table:table-cell table:formula="of:=[.A215]" office:value-type="float" office:value="500">
            <text:p>500</text:p>
          </table:table-cell>
          <table:table-cell table:formula="of:=[.A216]+[.B215] + [.C215]" office:value-type="float" office:value="192216.845633253">
            <text:p>192216.845633253</text:p>
          </table:table-cell>
          <table:table-cell table:formula="of:=[.B216] * (6 /1200)" office:value-type="float" office:value="961.084228166265">
            <text:p>961.0842281663</text:p>
          </table:table-cell>
          <table:table-cell table:number-columns-repeated="3"/>
        </table:table-row>
        <table:table-row table:style-name="ro1">
          <table:table-cell table:formula="of:=[.A216]" office:value-type="float" office:value="500">
            <text:p>500</text:p>
          </table:table-cell>
          <table:table-cell table:formula="of:=[.A217]+[.B216] + [.C216]" office:value-type="float" office:value="193677.929861419">
            <text:p>193677.929861419</text:p>
          </table:table-cell>
          <table:table-cell table:formula="of:=[.B217] * (6 /1200)" office:value-type="float" office:value="968.389649307097">
            <text:p>968.3896493071</text:p>
          </table:table-cell>
          <table:table-cell table:number-columns-repeated="3"/>
        </table:table-row>
        <table:table-row table:style-name="ro1">
          <table:table-cell table:formula="of:=[.A217]" office:value-type="float" office:value="500">
            <text:p>500</text:p>
          </table:table-cell>
          <table:table-cell table:formula="of:=[.A218]+[.B217] + [.C217]" office:value-type="float" office:value="195146.319510726">
            <text:p>195146.319510726</text:p>
          </table:table-cell>
          <table:table-cell table:formula="of:=[.B218] * (6 /1200)" office:value-type="float" office:value="975.731597553632">
            <text:p>975.7315975536</text:p>
          </table:table-cell>
          <table:table-cell table:number-columns-repeated="3"/>
        </table:table-row>
        <table:table-row table:style-name="ro1">
          <table:table-cell table:formula="of:=[.A218]" office:value-type="float" office:value="500">
            <text:p>500</text:p>
          </table:table-cell>
          <table:table-cell table:formula="of:=[.A219]+[.B218] + [.C218]" office:value-type="float" office:value="196622.05110828">
            <text:p>196622.05110828</text:p>
          </table:table-cell>
          <table:table-cell table:formula="of:=[.B219] * (6 /1200)" office:value-type="float" office:value="983.1102555414">
            <text:p>983.1102555414</text:p>
          </table:table-cell>
          <table:table-cell table:number-columns-repeated="3"/>
        </table:table-row>
        <table:table-row table:style-name="ro1">
          <table:table-cell table:formula="of:=[.A219]" office:value-type="float" office:value="500">
            <text:p>500</text:p>
          </table:table-cell>
          <table:table-cell table:formula="of:=[.A220]+[.B219] + [.C219]" office:value-type="float" office:value="198105.161363821">
            <text:p>198105.161363821</text:p>
          </table:table-cell>
          <table:table-cell table:formula="of:=[.B220] * (6 /1200)" office:value-type="float" office:value="990.525806819107">
            <text:p>990.5258068191</text:p>
          </table:table-cell>
          <table:table-cell table:number-columns-repeated="3"/>
        </table:table-row>
        <table:table-row table:style-name="ro1">
          <table:table-cell table:formula="of:=[.A220]" office:value-type="float" office:value="500">
            <text:p>500</text:p>
          </table:table-cell>
          <table:table-cell table:formula="of:=[.A221]+[.B220] + [.C220]" office:value-type="float" office:value="199595.687170641">
            <text:p>199595.687170641</text:p>
          </table:table-cell>
          <table:table-cell table:formula="of:=[.B221] * (6 /1200)" office:value-type="float" office:value="997.978435853203">
            <text:p>997.9784358532</text:p>
          </table:table-cell>
          <table:table-cell table:number-columns-repeated="3"/>
        </table:table-row>
        <table:table-row table:style-name="ro1">
          <table:table-cell table:formula="of:=[.A221]" office:value-type="float" office:value="500">
            <text:p>500</text:p>
          </table:table-cell>
          <table:table-cell table:formula="of:=[.A222]+[.B221] + [.C221]" office:value-type="float" office:value="201093.665606494">
            <text:p>201093.665606494</text:p>
          </table:table-cell>
          <table:table-cell table:formula="of:=[.B222] * (6 /1200)" office:value-type="float" office:value="1005.46832803247">
            <text:p>1005.4683280325</text:p>
          </table:table-cell>
          <table:table-cell table:number-columns-repeated="3"/>
        </table:table-row>
        <table:table-row table:style-name="ro1">
          <table:table-cell table:formula="of:=[.A222]" office:value-type="float" office:value="500">
            <text:p>500</text:p>
          </table:table-cell>
          <table:table-cell table:formula="of:=[.A223]+[.B222] + [.C222]" office:value-type="float" office:value="202599.133934526">
            <text:p>202599.133934526</text:p>
          </table:table-cell>
          <table:table-cell table:formula="of:=[.B223] * (6 /1200)" office:value-type="float" office:value="1012.99566967263">
            <text:p>1012.9956696726</text:p>
          </table:table-cell>
          <table:table-cell table:number-columns-repeated="3"/>
        </table:table-row>
        <table:table-row table:style-name="ro1">
          <table:table-cell table:formula="of:=[.A223]" office:value-type="float" office:value="500">
            <text:p>500</text:p>
          </table:table-cell>
          <table:table-cell table:formula="of:=[.A224]+[.B223] + [.C223]" office:value-type="float" office:value="204112.129604199">
            <text:p>204112.129604199</text:p>
          </table:table-cell>
          <table:table-cell table:formula="of:=[.B224] * (6 /1200)" office:value-type="float" office:value="1020.56064802099">
            <text:p>1020.560648021</text:p>
          </table:table-cell>
          <table:table-cell table:number-columns-repeated="3"/>
        </table:table-row>
        <table:table-row table:style-name="ro1">
          <table:table-cell table:formula="of:=[.A224]" office:value-type="float" office:value="500">
            <text:p>500</text:p>
          </table:table-cell>
          <table:table-cell table:formula="of:=[.A225]+[.B224] + [.C224]" office:value-type="float" office:value="205632.69025222">
            <text:p>205632.69025222</text:p>
          </table:table-cell>
          <table:table-cell table:formula="of:=[.B225] * (6 /1200)" office:value-type="float" office:value="1028.1634512611">
            <text:p>1028.1634512611</text:p>
          </table:table-cell>
          <table:table-cell table:number-columns-repeated="3"/>
        </table:table-row>
        <table:table-row table:style-name="ro1">
          <table:table-cell table:formula="of:=[.A225]" office:value-type="float" office:value="500">
            <text:p>500</text:p>
          </table:table-cell>
          <table:table-cell table:formula="of:=[.A226]+[.B225] + [.C225]" office:value-type="float" office:value="207160.853703481">
            <text:p>207160.853703481</text:p>
          </table:table-cell>
          <table:table-cell table:formula="of:=[.B226] * (6 /1200)" office:value-type="float" office:value="1035.8042685174">
            <text:p>1035.8042685174</text:p>
          </table:table-cell>
          <table:table-cell table:number-columns-repeated="3"/>
        </table:table-row>
        <table:table-row table:style-name="ro1">
          <table:table-cell table:formula="of:=[.A226]" office:value-type="float" office:value="500">
            <text:p>500</text:p>
          </table:table-cell>
          <table:table-cell table:formula="of:=[.A227]+[.B226] + [.C226]" office:value-type="float" office:value="208696.657971998">
            <text:p>208696.657971998</text:p>
          </table:table-cell>
          <table:table-cell table:formula="of:=[.B227] * (6 /1200)" office:value-type="float" office:value="1043.48328985999">
            <text:p>1043.48328986</text:p>
          </table:table-cell>
          <table:table-cell table:number-columns-repeated="3"/>
        </table:table-row>
        <table:table-row table:style-name="ro1">
          <table:table-cell table:formula="of:=[.A227]" office:value-type="float" office:value="500">
            <text:p>500</text:p>
          </table:table-cell>
          <table:table-cell table:formula="of:=[.A228]+[.B227] + [.C227]" office:value-type="float" office:value="210240.141261858">
            <text:p>210240.141261858</text:p>
          </table:table-cell>
          <table:table-cell table:formula="of:=[.B228] * (6 /1200)" office:value-type="float" office:value="1051.20070630929">
            <text:p>1051.2007063093</text:p>
          </table:table-cell>
          <table:table-cell table:number-columns-repeated="3"/>
        </table:table-row>
        <table:table-row table:style-name="ro1">
          <table:table-cell table:formula="of:=[.A228]" office:value-type="float" office:value="500">
            <text:p>500</text:p>
          </table:table-cell>
          <table:table-cell table:formula="of:=[.A229]+[.B228] + [.C228]" office:value-type="float" office:value="211791.341968168">
            <text:p>211791.341968168</text:p>
          </table:table-cell>
          <table:table-cell table:formula="of:=[.B229] * (6 /1200)" office:value-type="float" office:value="1058.95670984084">
            <text:p>1058.9567098408</text:p>
          </table:table-cell>
          <table:table-cell table:number-columns-repeated="3"/>
        </table:table-row>
        <table:table-row table:style-name="ro1">
          <table:table-cell table:formula="of:=[.A229]" office:value-type="float" office:value="500">
            <text:p>500</text:p>
          </table:table-cell>
          <table:table-cell table:formula="of:=[.A230]+[.B229] + [.C229]" office:value-type="float" office:value="213350.298678008">
            <text:p>213350.298678008</text:p>
          </table:table-cell>
          <table:table-cell table:formula="of:=[.B230] * (6 /1200)" office:value-type="float" office:value="1066.75149339004">
            <text:p>1066.7514933901</text:p>
          </table:table-cell>
          <table:table-cell table:number-columns-repeated="3"/>
        </table:table-row>
        <table:table-row table:style-name="ro1">
          <table:table-cell table:formula="of:=[.A230]" office:value-type="float" office:value="500">
            <text:p>500</text:p>
          </table:table-cell>
          <table:table-cell table:formula="of:=[.A231]+[.B230] + [.C230]" office:value-type="float" office:value="214917.050171399">
            <text:p>214917.050171399</text:p>
          </table:table-cell>
          <table:table-cell table:formula="of:=[.B231] * (6 /1200)" office:value-type="float" office:value="1074.58525085699">
            <text:p>1074.585250857</text:p>
          </table:table-cell>
          <table:table-cell table:number-columns-repeated="3"/>
        </table:table-row>
        <table:table-row table:style-name="ro1">
          <table:table-cell table:formula="of:=[.A231]" office:value-type="float" office:value="500">
            <text:p>500</text:p>
          </table:table-cell>
          <table:table-cell table:formula="of:=[.A232]+[.B231] + [.C231]" office:value-type="float" office:value="216491.635422256">
            <text:p>216491.635422256</text:p>
          </table:table-cell>
          <table:table-cell table:formula="of:=[.B232] * (6 /1200)" office:value-type="float" office:value="1082.45817711128">
            <text:p>1082.4581771113</text:p>
          </table:table-cell>
          <table:table-cell table:number-columns-repeated="3"/>
        </table:table-row>
        <table:table-row table:style-name="ro1">
          <table:table-cell table:formula="of:=[.A232]" office:value-type="float" office:value="500">
            <text:p>500</text:p>
          </table:table-cell>
          <table:table-cell table:formula="of:=[.A233]+[.B232] + [.C232]" office:value-type="float" office:value="218074.093599367">
            <text:p>218074.093599367</text:p>
          </table:table-cell>
          <table:table-cell table:formula="of:=[.B233] * (6 /1200)" office:value-type="float" office:value="1090.37046799683">
            <text:p>1090.3704679968</text:p>
          </table:table-cell>
          <table:table-cell table:number-columns-repeated="3"/>
        </table:table-row>
        <table:table-row table:style-name="ro1">
          <table:table-cell table:formula="of:=[.A233]" office:value-type="float" office:value="500">
            <text:p>500</text:p>
          </table:table-cell>
          <table:table-cell table:formula="of:=[.A234]+[.B233] + [.C233]" office:value-type="float" office:value="219664.464067364">
            <text:p>219664.464067364</text:p>
          </table:table-cell>
          <table:table-cell table:formula="of:=[.B234] * (6 /1200)" office:value-type="float" office:value="1098.32232033682">
            <text:p>1098.3223203368</text:p>
          </table:table-cell>
          <table:table-cell table:number-columns-repeated="3"/>
        </table:table-row>
        <table:table-row table:style-name="ro1">
          <table:table-cell table:formula="of:=[.A234]" office:value-type="float" office:value="500">
            <text:p>500</text:p>
          </table:table-cell>
          <table:table-cell table:formula="of:=[.A235]+[.B234] + [.C234]" office:value-type="float" office:value="221262.7863877">
            <text:p>221262.7863877</text:p>
          </table:table-cell>
          <table:table-cell table:formula="of:=[.B235] * (6 /1200)" office:value-type="float" office:value="1106.3139319385">
            <text:p>1106.3139319385</text:p>
          </table:table-cell>
          <table:table-cell table:number-columns-repeated="3"/>
        </table:table-row>
        <table:table-row table:style-name="ro1">
          <table:table-cell table:formula="of:=[.A235]" office:value-type="float" office:value="500">
            <text:p>500</text:p>
          </table:table-cell>
          <table:table-cell table:formula="of:=[.A236]+[.B235] + [.C235]" office:value-type="float" office:value="222869.100319639">
            <text:p>222869.100319639</text:p>
          </table:table-cell>
          <table:table-cell table:formula="of:=[.B236] * (6 /1200)" office:value-type="float" office:value="1114.3455015982">
            <text:p>1114.3455015982</text:p>
          </table:table-cell>
          <table:table-cell table:number-columns-repeated="3"/>
        </table:table-row>
        <table:table-row table:style-name="ro1">
          <table:table-cell table:formula="of:=[.A236]" office:value-type="float" office:value="500">
            <text:p>500</text:p>
          </table:table-cell>
          <table:table-cell table:formula="of:=[.A237]+[.B236] + [.C236]" office:value-type="float" office:value="224483.445821237">
            <text:p>224483.445821237</text:p>
          </table:table-cell>
          <table:table-cell table:formula="of:=[.B237] * (6 /1200)" office:value-type="float" office:value="1122.41722910619">
            <text:p>1122.4172291062</text:p>
          </table:table-cell>
          <table:table-cell table:number-columns-repeated="3"/>
        </table:table-row>
        <table:table-row table:style-name="ro1">
          <table:table-cell table:formula="of:=[.A237]" office:value-type="float" office:value="500">
            <text:p>500</text:p>
          </table:table-cell>
          <table:table-cell table:formula="of:=[.A238]+[.B237] + [.C237]" office:value-type="float" office:value="226105.863050343">
            <text:p>226105.863050343</text:p>
          </table:table-cell>
          <table:table-cell table:formula="of:=[.B238] * (6 /1200)" office:value-type="float" office:value="1130.52931525172">
            <text:p>1130.5293152517</text:p>
          </table:table-cell>
          <table:table-cell table:number-columns-repeated="3"/>
        </table:table-row>
        <table:table-row table:style-name="ro1">
          <table:table-cell table:formula="of:=[.A238]" office:value-type="float" office:value="500">
            <text:p>500</text:p>
          </table:table-cell>
          <table:table-cell table:formula="of:=[.A239]+[.B238] + [.C238]" office:value-type="float" office:value="227736.392365595">
            <text:p>227736.392365595</text:p>
          </table:table-cell>
          <table:table-cell table:formula="of:=[.B239] * (6 /1200)" office:value-type="float" office:value="1138.68196182798">
            <text:p>1138.681961828</text:p>
          </table:table-cell>
          <table:table-cell table:number-columns-repeated="3"/>
        </table:table-row>
        <table:table-row table:style-name="ro1">
          <table:table-cell table:formula="of:=[.A239]" office:value-type="float" office:value="500">
            <text:p>500</text:p>
          </table:table-cell>
          <table:table-cell table:formula="of:=[.A240]+[.B239] + [.C239]" office:value-type="float" office:value="229375.074327423">
            <text:p>229375.074327423</text:p>
          </table:table-cell>
          <table:table-cell table:formula="of:=[.B240] * (6 /1200)" office:value-type="float" office:value="1146.87537163712">
            <text:p>1146.8753716371</text:p>
          </table:table-cell>
          <table:table-cell table:number-columns-repeated="3"/>
        </table:table-row>
        <table:table-row table:style-name="ro1">
          <table:table-cell table:formula="of:=[.A240]" office:value-type="float" office:value="500">
            <text:p>500</text:p>
          </table:table-cell>
          <table:table-cell table:formula="of:=[.A241]+[.B240] + [.C240]" office:value-type="float" office:value="231021.94969906">
            <text:p>231021.94969906</text:p>
          </table:table-cell>
          <table:table-cell table:formula="of:=[.B241] * (6 /1200)" office:value-type="float" office:value="1155.1097484953">
            <text:p>1155.1097484953</text:p>
          </table:table-cell>
          <table:table-cell table:formula="of:=SUM([.A2:.A241])" office:value-type="float" office:value="120000">
            <text:p>120000</text:p>
          </table:table-cell>
          <table:table-cell table:formula="of:=SUM([.C2:.C241])" office:value-type="float" office:value="112177.059447555">
            <text:p>112177.059447555</text:p>
          </table:table-cell>
          <table:table-cell table:formula="of:=([.E241]/[.D241]) * 100" office:value-type="float" office:value="93.4808828729628">
            <text:p>93.480882873</text:p>
          </table:table-cell>
        </table:table-row>
        <table:table-row table:style-name="ro1">
          <table:table-cell table:formula="of:=[.A241]" office:value-type="float" office:value="500">
            <text:p>500</text:p>
          </table:table-cell>
          <table:table-cell table:formula="of:=[.A242]+[.B241] + [.C241]" office:value-type="float" office:value="232677.059447555">
            <text:p>232677.059447555</text:p>
          </table:table-cell>
          <table:table-cell table:formula="of:=[.B242] * (6 /1200)" office:value-type="float" office:value="1163.38529723778">
            <text:p>1163.3852972378</text:p>
          </table:table-cell>
          <table:table-cell table:number-columns-repeated="3"/>
        </table:table-row>
        <table:table-row table:style-name="ro1">
          <table:table-cell table:formula="of:=[.A242]" office:value-type="float" office:value="500">
            <text:p>500</text:p>
          </table:table-cell>
          <table:table-cell table:formula="of:=[.A243]+[.B242] + [.C242]" office:value-type="float" office:value="234340.444744793">
            <text:p>234340.444744793</text:p>
          </table:table-cell>
          <table:table-cell table:formula="of:=[.B243] * (6 /1200)" office:value-type="float" office:value="1171.70222372397">
            <text:p>1171.702223724</text:p>
          </table:table-cell>
          <table:table-cell table:number-columns-repeated="3"/>
        </table:table-row>
        <table:table-row table:style-name="ro1">
          <table:table-cell table:formula="of:=[.A243]" office:value-type="float" office:value="500">
            <text:p>500</text:p>
          </table:table-cell>
          <table:table-cell table:formula="of:=[.A244]+[.B243] + [.C243]" office:value-type="float" office:value="236012.146968517">
            <text:p>236012.146968517</text:p>
          </table:table-cell>
          <table:table-cell table:formula="of:=[.B244] * (6 /1200)" office:value-type="float" office:value="1180.06073484259">
            <text:p>1180.0607348426</text:p>
          </table:table-cell>
          <table:table-cell table:number-columns-repeated="3"/>
        </table:table-row>
        <table:table-row table:style-name="ro1">
          <table:table-cell table:formula="of:=[.A244]" office:value-type="float" office:value="500">
            <text:p>500</text:p>
          </table:table-cell>
          <table:table-cell table:formula="of:=[.A245]+[.B244] + [.C244]" office:value-type="float" office:value="237692.20770336">
            <text:p>237692.20770336</text:p>
          </table:table-cell>
          <table:table-cell table:formula="of:=[.B245] * (6 /1200)" office:value-type="float" office:value="1188.4610385168">
            <text:p>1188.4610385168</text:p>
          </table:table-cell>
          <table:table-cell table:number-columns-repeated="3"/>
        </table:table-row>
        <table:table-row table:style-name="ro1">
          <table:table-cell table:formula="of:=[.A245]" office:value-type="float" office:value="500">
            <text:p>500</text:p>
          </table:table-cell>
          <table:table-cell table:formula="of:=[.A246]+[.B245] + [.C245]" office:value-type="float" office:value="239380.668741877">
            <text:p>239380.668741877</text:p>
          </table:table-cell>
          <table:table-cell table:formula="of:=[.B246] * (6 /1200)" office:value-type="float" office:value="1196.90334370938">
            <text:p>1196.9033437094</text:p>
          </table:table-cell>
          <table:table-cell table:number-columns-repeated="3"/>
        </table:table-row>
        <table:table-row table:style-name="ro1">
          <table:table-cell table:formula="of:=[.A246]" office:value-type="float" office:value="500">
            <text:p>500</text:p>
          </table:table-cell>
          <table:table-cell table:formula="of:=[.A247]+[.B246] + [.C246]" office:value-type="float" office:value="241077.572085586">
            <text:p>241077.572085586</text:p>
          </table:table-cell>
          <table:table-cell table:formula="of:=[.B247] * (6 /1200)" office:value-type="float" office:value="1205.38786042793">
            <text:p>1205.3878604279</text:p>
          </table:table-cell>
          <table:table-cell table:number-columns-repeated="3"/>
        </table:table-row>
        <table:table-row table:style-name="ro1">
          <table:table-cell table:formula="of:=[.A247]" office:value-type="float" office:value="500">
            <text:p>500</text:p>
          </table:table-cell>
          <table:table-cell table:formula="of:=[.A248]+[.B247] + [.C247]" office:value-type="float" office:value="242782.959946014">
            <text:p>242782.959946014</text:p>
          </table:table-cell>
          <table:table-cell table:formula="of:=[.B248] * (6 /1200)" office:value-type="float" office:value="1213.91479973007">
            <text:p>1213.9147997301</text:p>
          </table:table-cell>
          <table:table-cell table:number-columns-repeated="3"/>
        </table:table-row>
        <table:table-row table:style-name="ro1">
          <table:table-cell table:formula="of:=[.A248]" office:value-type="float" office:value="500">
            <text:p>500</text:p>
          </table:table-cell>
          <table:table-cell table:formula="of:=[.A249]+[.B248] + [.C248]" office:value-type="float" office:value="244496.874745744">
            <text:p>244496.874745744</text:p>
          </table:table-cell>
          <table:table-cell table:formula="of:=[.B249] * (6 /1200)" office:value-type="float" office:value="1222.48437372872">
            <text:p>1222.4843737287</text:p>
          </table:table-cell>
          <table:table-cell table:number-columns-repeated="3"/>
        </table:table-row>
        <table:table-row table:style-name="ro1">
          <table:table-cell table:formula="of:=[.A249]" office:value-type="float" office:value="500">
            <text:p>500</text:p>
          </table:table-cell>
          <table:table-cell table:formula="of:=[.A250]+[.B249] + [.C249]" office:value-type="float" office:value="246219.359119473">
            <text:p>246219.359119473</text:p>
          </table:table-cell>
          <table:table-cell table:formula="of:=[.B250] * (6 /1200)" office:value-type="float" office:value="1231.09679559736">
            <text:p>1231.0967955974</text:p>
          </table:table-cell>
          <table:table-cell table:number-columns-repeated="3"/>
        </table:table-row>
        <table:table-row table:style-name="ro1">
          <table:table-cell table:formula="of:=[.A250]" office:value-type="float" office:value="500">
            <text:p>500</text:p>
          </table:table-cell>
          <table:table-cell table:formula="of:=[.A251]+[.B250] + [.C250]" office:value-type="float" office:value="247950.45591507">
            <text:p>247950.45591507</text:p>
          </table:table-cell>
          <table:table-cell table:formula="of:=[.B251] * (6 /1200)" office:value-type="float" office:value="1239.75227957535">
            <text:p>1239.7522795754</text:p>
          </table:table-cell>
          <table:table-cell table:number-columns-repeated="3"/>
        </table:table-row>
        <table:table-row table:style-name="ro1">
          <table:table-cell table:formula="of:=[.A251]" office:value-type="float" office:value="500">
            <text:p>500</text:p>
          </table:table-cell>
          <table:table-cell table:formula="of:=[.A252]+[.B251] + [.C251]" office:value-type="float" office:value="249690.208194645">
            <text:p>249690.208194645</text:p>
          </table:table-cell>
          <table:table-cell table:formula="of:=[.B252] * (6 /1200)" office:value-type="float" office:value="1248.45104097323">
            <text:p>1248.4510409732</text:p>
          </table:table-cell>
          <table:table-cell table:number-columns-repeated="3"/>
        </table:table-row>
        <table:table-row table:style-name="ro1">
          <table:table-cell table:formula="of:=[.A252]" office:value-type="float" office:value="500">
            <text:p>500</text:p>
          </table:table-cell>
          <table:table-cell table:formula="of:=[.A253]+[.B252] + [.C252]" office:value-type="float" office:value="251438.659235619">
            <text:p>251438.659235619</text:p>
          </table:table-cell>
          <table:table-cell table:formula="of:=[.B253] * (6 /1200)" office:value-type="float" office:value="1257.19329617809">
            <text:p>1257.1932961781</text:p>
          </table:table-cell>
          <table:table-cell table:number-columns-repeated="3"/>
        </table:table-row>
        <table:table-row table:style-name="ro1">
          <table:table-cell table:formula="of:=[.A253]" office:value-type="float" office:value="500">
            <text:p>500</text:p>
          </table:table-cell>
          <table:table-cell table:formula="of:=[.A254]+[.B253] + [.C253]" office:value-type="float" office:value="253195.852531797">
            <text:p>253195.852531797</text:p>
          </table:table-cell>
          <table:table-cell table:formula="of:=[.B254] * (6 /1200)" office:value-type="float" office:value="1265.97926265898">
            <text:p>1265.979262659</text:p>
          </table:table-cell>
          <table:table-cell table:number-columns-repeated="3"/>
        </table:table-row>
        <table:table-row table:style-name="ro1">
          <table:table-cell table:formula="of:=[.A254]" office:value-type="float" office:value="500">
            <text:p>500</text:p>
          </table:table-cell>
          <table:table-cell table:formula="of:=[.A255]+[.B254] + [.C254]" office:value-type="float" office:value="254961.831794456">
            <text:p>254961.831794456</text:p>
          </table:table-cell>
          <table:table-cell table:formula="of:=[.B255] * (6 /1200)" office:value-type="float" office:value="1274.80915897228">
            <text:p>1274.8091589723</text:p>
          </table:table-cell>
          <table:table-cell table:number-columns-repeated="3"/>
        </table:table-row>
        <table:table-row table:style-name="ro1">
          <table:table-cell table:formula="of:=[.A255]" office:value-type="float" office:value="500">
            <text:p>500</text:p>
          </table:table-cell>
          <table:table-cell table:formula="of:=[.A256]+[.B255] + [.C255]" office:value-type="float" office:value="256736.640953428">
            <text:p>256736.640953428</text:p>
          </table:table-cell>
          <table:table-cell table:formula="of:=[.B256] * (6 /1200)" office:value-type="float" office:value="1283.68320476714">
            <text:p>1283.6832047671</text:p>
          </table:table-cell>
          <table:table-cell table:number-columns-repeated="3"/>
        </table:table-row>
        <table:table-row table:style-name="ro1">
          <table:table-cell table:formula="of:=[.A256]" office:value-type="float" office:value="500">
            <text:p>500</text:p>
          </table:table-cell>
          <table:table-cell table:formula="of:=[.A257]+[.B256] + [.C256]" office:value-type="float" office:value="258520.324158195">
            <text:p>258520.324158195</text:p>
          </table:table-cell>
          <table:table-cell table:formula="of:=[.B257] * (6 /1200)" office:value-type="float" office:value="1292.60162079098">
            <text:p>1292.601620791</text:p>
          </table:table-cell>
          <table:table-cell table:number-columns-repeated="3"/>
        </table:table-row>
        <table:table-row table:style-name="ro1">
          <table:table-cell table:formula="of:=[.A257]" office:value-type="float" office:value="500">
            <text:p>500</text:p>
          </table:table-cell>
          <table:table-cell table:formula="of:=[.A258]+[.B257] + [.C257]" office:value-type="float" office:value="260312.925778986">
            <text:p>260312.925778986</text:p>
          </table:table-cell>
          <table:table-cell table:formula="of:=[.B258] * (6 /1200)" office:value-type="float" office:value="1301.56462889493">
            <text:p>1301.5646288949</text:p>
          </table:table-cell>
          <table:table-cell table:number-columns-repeated="3"/>
        </table:table-row>
        <table:table-row table:style-name="ro1">
          <table:table-cell table:formula="of:=[.A258]" office:value-type="float" office:value="500">
            <text:p>500</text:p>
          </table:table-cell>
          <table:table-cell table:formula="of:=[.A259]+[.B258] + [.C258]" office:value-type="float" office:value="262114.490407881">
            <text:p>262114.490407881</text:p>
          </table:table-cell>
          <table:table-cell table:formula="of:=[.B259] * (6 /1200)" office:value-type="float" office:value="1310.57245203941">
            <text:p>1310.5724520394</text:p>
          </table:table-cell>
          <table:table-cell table:number-columns-repeated="3"/>
        </table:table-row>
        <table:table-row table:style-name="ro1">
          <table:table-cell table:formula="of:=[.A259]" office:value-type="float" office:value="500">
            <text:p>500</text:p>
          </table:table-cell>
          <table:table-cell table:formula="of:=[.A260]+[.B259] + [.C259]" office:value-type="float" office:value="263925.06285992">
            <text:p>263925.06285992</text:p>
          </table:table-cell>
          <table:table-cell table:formula="of:=[.B260] * (6 /1200)" office:value-type="float" office:value="1319.6253142996">
            <text:p>1319.6253142996</text:p>
          </table:table-cell>
          <table:table-cell table:number-columns-repeated="3"/>
        </table:table-row>
        <table:table-row table:style-name="ro1">
          <table:table-cell table:formula="of:=[.A260]" office:value-type="float" office:value="500">
            <text:p>500</text:p>
          </table:table-cell>
          <table:table-cell table:formula="of:=[.A261]+[.B260] + [.C260]" office:value-type="float" office:value="265744.68817422">
            <text:p>265744.68817422</text:p>
          </table:table-cell>
          <table:table-cell table:formula="of:=[.B261] * (6 /1200)" office:value-type="float" office:value="1328.7234408711">
            <text:p>1328.7234408711</text:p>
          </table:table-cell>
          <table:table-cell table:number-columns-repeated="3"/>
        </table:table-row>
        <table:table-row table:style-name="ro1">
          <table:table-cell table:formula="of:=[.A261]" office:value-type="float" office:value="500">
            <text:p>500</text:p>
          </table:table-cell>
          <table:table-cell table:formula="of:=[.A262]+[.B261] + [.C261]" office:value-type="float" office:value="267573.411615091">
            <text:p>267573.411615091</text:p>
          </table:table-cell>
          <table:table-cell table:formula="of:=[.B262] * (6 /1200)" office:value-type="float" office:value="1337.86705807546">
            <text:p>1337.8670580755</text:p>
          </table:table-cell>
          <table:table-cell table:number-columns-repeated="3"/>
        </table:table-row>
        <table:table-row table:style-name="ro1">
          <table:table-cell table:formula="of:=[.A262]" office:value-type="float" office:value="500">
            <text:p>500</text:p>
          </table:table-cell>
          <table:table-cell table:formula="of:=[.A263]+[.B262] + [.C262]" office:value-type="float" office:value="269411.278673167">
            <text:p>269411.278673167</text:p>
          </table:table-cell>
          <table:table-cell table:formula="of:=[.B263] * (6 /1200)" office:value-type="float" office:value="1347.05639336583">
            <text:p>1347.0563933658</text:p>
          </table:table-cell>
          <table:table-cell table:number-columns-repeated="3"/>
        </table:table-row>
        <table:table-row table:style-name="ro1">
          <table:table-cell table:formula="of:=[.A263]" office:value-type="float" office:value="500">
            <text:p>500</text:p>
          </table:table-cell>
          <table:table-cell table:formula="of:=[.A264]+[.B263] + [.C263]" office:value-type="float" office:value="271258.335066532">
            <text:p>271258.335066532</text:p>
          </table:table-cell>
          <table:table-cell table:formula="of:=[.B264] * (6 /1200)" office:value-type="float" office:value="1356.29167533266">
            <text:p>1356.2916753327</text:p>
          </table:table-cell>
          <table:table-cell table:number-columns-repeated="3"/>
        </table:table-row>
        <table:table-row table:style-name="ro1">
          <table:table-cell table:formula="of:=[.A264]" office:value-type="float" office:value="500">
            <text:p>500</text:p>
          </table:table-cell>
          <table:table-cell table:formula="of:=[.A265]+[.B264] + [.C264]" office:value-type="float" office:value="273114.626741865">
            <text:p>273114.626741865</text:p>
          </table:table-cell>
          <table:table-cell table:formula="of:=[.B265] * (6 /1200)" office:value-type="float" office:value="1365.57313370933">
            <text:p>1365.5731337093</text:p>
          </table:table-cell>
          <table:table-cell table:number-columns-repeated="3"/>
        </table:table-row>
        <table:table-row table:style-name="ro1">
          <table:table-cell table:formula="of:=[.A265]" office:value-type="float" office:value="500">
            <text:p>500</text:p>
          </table:table-cell>
          <table:table-cell table:formula="of:=[.A266]+[.B265] + [.C265]" office:value-type="float" office:value="274980.199875574">
            <text:p>274980.199875574</text:p>
          </table:table-cell>
          <table:table-cell table:formula="of:=[.B266] * (6 /1200)" office:value-type="float" office:value="1374.90099937787">
            <text:p>1374.9009993779</text:p>
          </table:table-cell>
          <table:table-cell table:number-columns-repeated="3"/>
        </table:table-row>
        <table:table-row table:style-name="ro1">
          <table:table-cell table:formula="of:=[.A266]" office:value-type="float" office:value="500">
            <text:p>500</text:p>
          </table:table-cell>
          <table:table-cell table:formula="of:=[.A267]+[.B266] + [.C266]" office:value-type="float" office:value="276855.100874952">
            <text:p>276855.100874952</text:p>
          </table:table-cell>
          <table:table-cell table:formula="of:=[.B267] * (6 /1200)" office:value-type="float" office:value="1384.27550437476">
            <text:p>1384.2755043748</text:p>
          </table:table-cell>
          <table:table-cell table:number-columns-repeated="3"/>
        </table:table-row>
        <table:table-row table:style-name="ro1">
          <table:table-cell table:formula="of:=[.A267]" office:value-type="float" office:value="500">
            <text:p>500</text:p>
          </table:table-cell>
          <table:table-cell table:formula="of:=[.A268]+[.B267] + [.C267]" office:value-type="float" office:value="278739.376379327">
            <text:p>278739.376379327</text:p>
          </table:table-cell>
          <table:table-cell table:formula="of:=[.B268] * (6 /1200)" office:value-type="float" office:value="1393.69688189664">
            <text:p>1393.6968818966</text:p>
          </table:table-cell>
          <table:table-cell table:number-columns-repeated="3"/>
        </table:table-row>
        <table:table-row table:style-name="ro1">
          <table:table-cell table:formula="of:=[.A268]" office:value-type="float" office:value="500">
            <text:p>500</text:p>
          </table:table-cell>
          <table:table-cell table:formula="of:=[.A269]+[.B268] + [.C268]" office:value-type="float" office:value="280633.073261224">
            <text:p>280633.073261224</text:p>
          </table:table-cell>
          <table:table-cell table:formula="of:=[.B269] * (6 /1200)" office:value-type="float" office:value="1403.16536630612">
            <text:p>1403.1653663061</text:p>
          </table:table-cell>
          <table:table-cell table:number-columns-repeated="3"/>
        </table:table-row>
        <table:table-row table:style-name="ro1">
          <table:table-cell table:formula="of:=[.A269]" office:value-type="float" office:value="500">
            <text:p>500</text:p>
          </table:table-cell>
          <table:table-cell table:formula="of:=[.A270]+[.B269] + [.C269]" office:value-type="float" office:value="282536.23862753">
            <text:p>282536.23862753</text:p>
          </table:table-cell>
          <table:table-cell table:formula="of:=[.B270] * (6 /1200)" office:value-type="float" office:value="1412.68119313765">
            <text:p>1412.6811931377</text:p>
          </table:table-cell>
          <table:table-cell table:number-columns-repeated="3"/>
        </table:table-row>
        <table:table-row table:style-name="ro1">
          <table:table-cell table:formula="of:=[.A270]" office:value-type="float" office:value="500">
            <text:p>500</text:p>
          </table:table-cell>
          <table:table-cell table:formula="of:=[.A271]+[.B270] + [.C270]" office:value-type="float" office:value="284448.919820668">
            <text:p>284448.919820668</text:p>
          </table:table-cell>
          <table:table-cell table:formula="of:=[.B271] * (6 /1200)" office:value-type="float" office:value="1422.24459910334">
            <text:p>1422.2445991033</text:p>
          </table:table-cell>
          <table:table-cell table:number-columns-repeated="3"/>
        </table:table-row>
        <table:table-row table:style-name="ro1">
          <table:table-cell table:formula="of:=[.A271]" office:value-type="float" office:value="500">
            <text:p>500</text:p>
          </table:table-cell>
          <table:table-cell table:formula="of:=[.A272]+[.B271] + [.C271]" office:value-type="float" office:value="286371.164419771">
            <text:p>286371.164419771</text:p>
          </table:table-cell>
          <table:table-cell table:formula="of:=[.B272] * (6 /1200)" office:value-type="float" office:value="1431.85582209885">
            <text:p>1431.8558220989</text:p>
          </table:table-cell>
          <table:table-cell table:number-columns-repeated="3"/>
        </table:table-row>
        <table:table-row table:style-name="ro1">
          <table:table-cell table:formula="of:=[.A272]" office:value-type="float" office:value="500">
            <text:p>500</text:p>
          </table:table-cell>
          <table:table-cell table:formula="of:=[.A273]+[.B272] + [.C272]" office:value-type="float" office:value="288303.02024187">
            <text:p>288303.02024187</text:p>
          </table:table-cell>
          <table:table-cell table:formula="of:=[.B273] * (6 /1200)" office:value-type="float" office:value="1441.51510120935">
            <text:p>1441.5151012094</text:p>
          </table:table-cell>
          <table:table-cell table:number-columns-repeated="3"/>
        </table:table-row>
        <table:table-row table:style-name="ro1">
          <table:table-cell table:formula="of:=[.A273]" office:value-type="float" office:value="500">
            <text:p>500</text:p>
          </table:table-cell>
          <table:table-cell table:formula="of:=[.A274]+[.B273] + [.C273]" office:value-type="float" office:value="290244.535343079">
            <text:p>290244.535343079</text:p>
          </table:table-cell>
          <table:table-cell table:formula="of:=[.B274] * (6 /1200)" office:value-type="float" office:value="1451.2226767154">
            <text:p>1451.2226767154</text:p>
          </table:table-cell>
          <table:table-cell table:number-columns-repeated="3"/>
        </table:table-row>
        <table:table-row table:style-name="ro1">
          <table:table-cell table:formula="of:=[.A274]" office:value-type="float" office:value="500">
            <text:p>500</text:p>
          </table:table-cell>
          <table:table-cell table:formula="of:=[.A275]+[.B274] + [.C274]" office:value-type="float" office:value="292195.758019794">
            <text:p>292195.758019794</text:p>
          </table:table-cell>
          <table:table-cell table:formula="of:=[.B275] * (6 /1200)" office:value-type="float" office:value="1460.97879009897">
            <text:p>1460.978790099</text:p>
          </table:table-cell>
          <table:table-cell table:number-columns-repeated="3"/>
        </table:table-row>
        <table:table-row table:style-name="ro1">
          <table:table-cell table:formula="of:=[.A275]" office:value-type="float" office:value="500">
            <text:p>500</text:p>
          </table:table-cell>
          <table:table-cell table:formula="of:=[.A276]+[.B275] + [.C275]" office:value-type="float" office:value="294156.736809893">
            <text:p>294156.736809893</text:p>
          </table:table-cell>
          <table:table-cell table:formula="of:=[.B276] * (6 /1200)" office:value-type="float" office:value="1470.78368404947">
            <text:p>1470.7836840495</text:p>
          </table:table-cell>
          <table:table-cell table:number-columns-repeated="3"/>
        </table:table-row>
        <table:table-row table:style-name="ro1">
          <table:table-cell table:formula="of:=[.A276]" office:value-type="float" office:value="500">
            <text:p>500</text:p>
          </table:table-cell>
          <table:table-cell table:formula="of:=[.A277]+[.B276] + [.C276]" office:value-type="float" office:value="296127.520493943">
            <text:p>296127.520493943</text:p>
          </table:table-cell>
          <table:table-cell table:formula="of:=[.B277] * (6 /1200)" office:value-type="float" office:value="1480.63760246971">
            <text:p>1480.6376024697</text:p>
          </table:table-cell>
          <table:table-cell table:number-columns-repeated="3"/>
        </table:table-row>
        <table:table-row table:style-name="ro1">
          <table:table-cell table:formula="of:=[.A277]" office:value-type="float" office:value="500">
            <text:p>500</text:p>
          </table:table-cell>
          <table:table-cell table:formula="of:=[.A278]+[.B277] + [.C277]" office:value-type="float" office:value="298108.158096413">
            <text:p>298108.158096413</text:p>
          </table:table-cell>
          <table:table-cell table:formula="of:=[.B278] * (6 /1200)" office:value-type="float" office:value="1490.54079048206">
            <text:p>1490.5407904821</text:p>
          </table:table-cell>
          <table:table-cell table:number-columns-repeated="3"/>
        </table:table-row>
        <table:table-row table:style-name="ro1">
          <table:table-cell table:formula="of:=[.A278]" office:value-type="float" office:value="500">
            <text:p>500</text:p>
          </table:table-cell>
          <table:table-cell table:formula="of:=[.A279]+[.B278] + [.C278]" office:value-type="float" office:value="300098.698886895">
            <text:p>300098.698886895</text:p>
          </table:table-cell>
          <table:table-cell table:formula="of:=[.B279] * (6 /1200)" office:value-type="float" office:value="1500.49349443447">
            <text:p>1500.4934944345</text:p>
          </table:table-cell>
          <table:table-cell table:number-columns-repeated="3"/>
        </table:table-row>
        <table:table-row table:style-name="ro1">
          <table:table-cell table:formula="of:=[.A279]" office:value-type="float" office:value="500">
            <text:p>500</text:p>
          </table:table-cell>
          <table:table-cell table:formula="of:=[.A280]+[.B279] + [.C279]" office:value-type="float" office:value="302099.192381329">
            <text:p>302099.192381329</text:p>
          </table:table-cell>
          <table:table-cell table:formula="of:=[.B280] * (6 /1200)" office:value-type="float" office:value="1510.49596190665">
            <text:p>1510.4959619067</text:p>
          </table:table-cell>
          <table:table-cell table:number-columns-repeated="3"/>
        </table:table-row>
        <table:table-row table:style-name="ro1">
          <table:table-cell table:formula="of:=[.A280]" office:value-type="float" office:value="500">
            <text:p>500</text:p>
          </table:table-cell>
          <table:table-cell table:formula="of:=[.A281]+[.B280] + [.C280]" office:value-type="float" office:value="304109.688343236">
            <text:p>304109.688343236</text:p>
          </table:table-cell>
          <table:table-cell table:formula="of:=[.B281] * (6 /1200)" office:value-type="float" office:value="1520.54844171618">
            <text:p>1520.5484417162</text:p>
          </table:table-cell>
          <table:table-cell table:number-columns-repeated="3"/>
        </table:table-row>
        <table:table-row table:style-name="ro1">
          <table:table-cell table:formula="of:=[.A281]" office:value-type="float" office:value="500">
            <text:p>500</text:p>
          </table:table-cell>
          <table:table-cell table:formula="of:=[.A282]+[.B281] + [.C281]" office:value-type="float" office:value="306130.236784952">
            <text:p>306130.236784952</text:p>
          </table:table-cell>
          <table:table-cell table:formula="of:=[.B282] * (6 /1200)" office:value-type="float" office:value="1530.65118392476">
            <text:p>1530.6511839248</text:p>
          </table:table-cell>
          <table:table-cell table:number-columns-repeated="3"/>
        </table:table-row>
        <table:table-row table:style-name="ro1">
          <table:table-cell table:formula="of:=[.A282]" office:value-type="float" office:value="500">
            <text:p>500</text:p>
          </table:table-cell>
          <table:table-cell table:formula="of:=[.A283]+[.B282] + [.C282]" office:value-type="float" office:value="308160.887968877">
            <text:p>308160.887968877</text:p>
          </table:table-cell>
          <table:table-cell table:formula="of:=[.B283] * (6 /1200)" office:value-type="float" office:value="1540.80443984438">
            <text:p>1540.8044398444</text:p>
          </table:table-cell>
          <table:table-cell table:number-columns-repeated="3"/>
        </table:table-row>
        <table:table-row table:style-name="ro1">
          <table:table-cell table:formula="of:=[.A283]" office:value-type="float" office:value="500">
            <text:p>500</text:p>
          </table:table-cell>
          <table:table-cell table:formula="of:=[.A284]+[.B283] + [.C283]" office:value-type="float" office:value="310201.692408721">
            <text:p>310201.692408721</text:p>
          </table:table-cell>
          <table:table-cell table:formula="of:=[.B284] * (6 /1200)" office:value-type="float" office:value="1551.00846204361">
            <text:p>1551.0084620436</text:p>
          </table:table-cell>
          <table:table-cell table:number-columns-repeated="3"/>
        </table:table-row>
        <table:table-row table:style-name="ro1">
          <table:table-cell table:formula="of:=[.A284]" office:value-type="float" office:value="500">
            <text:p>500</text:p>
          </table:table-cell>
          <table:table-cell table:formula="of:=[.A285]+[.B284] + [.C284]" office:value-type="float" office:value="312252.700870765">
            <text:p>312252.700870765</text:p>
          </table:table-cell>
          <table:table-cell table:formula="of:=[.B285] * (6 /1200)" office:value-type="float" office:value="1561.26350435382">
            <text:p>1561.2635043538</text:p>
          </table:table-cell>
          <table:table-cell table:number-columns-repeated="3"/>
        </table:table-row>
        <table:table-row table:style-name="ro1">
          <table:table-cell table:formula="of:=[.A285]" office:value-type="float" office:value="500">
            <text:p>500</text:p>
          </table:table-cell>
          <table:table-cell table:formula="of:=[.A286]+[.B285] + [.C285]" office:value-type="float" office:value="314313.964375118">
            <text:p>314313.964375118</text:p>
          </table:table-cell>
          <table:table-cell table:formula="of:=[.B286] * (6 /1200)" office:value-type="float" office:value="1571.56982187559">
            <text:p>1571.5698218756</text:p>
          </table:table-cell>
          <table:table-cell table:number-columns-repeated="3"/>
        </table:table-row>
        <table:table-row table:style-name="ro1">
          <table:table-cell table:formula="of:=[.A286]" office:value-type="float" office:value="500">
            <text:p>500</text:p>
          </table:table-cell>
          <table:table-cell table:formula="of:=[.A287]+[.B286] + [.C286]" office:value-type="float" office:value="316385.534196994">
            <text:p>316385.534196994</text:p>
          </table:table-cell>
          <table:table-cell table:formula="of:=[.B287] * (6 /1200)" office:value-type="float" office:value="1581.92767098497">
            <text:p>1581.927670985</text:p>
          </table:table-cell>
          <table:table-cell table:number-columns-repeated="3"/>
        </table:table-row>
        <table:table-row table:style-name="ro1">
          <table:table-cell table:formula="of:=[.A287]" office:value-type="float" office:value="500">
            <text:p>500</text:p>
          </table:table-cell>
          <table:table-cell table:formula="of:=[.A288]+[.B287] + [.C287]" office:value-type="float" office:value="318467.461867979">
            <text:p>318467.461867979</text:p>
          </table:table-cell>
          <table:table-cell table:formula="of:=[.B288] * (6 /1200)" office:value-type="float" office:value="1592.3373093399">
            <text:p>1592.3373093399</text:p>
          </table:table-cell>
          <table:table-cell table:number-columns-repeated="3"/>
        </table:table-row>
        <table:table-row table:style-name="ro1">
          <table:table-cell table:formula="of:=[.A288]" office:value-type="float" office:value="500">
            <text:p>500</text:p>
          </table:table-cell>
          <table:table-cell table:formula="of:=[.A289]+[.B288] + [.C288]" office:value-type="float" office:value="320559.799177319">
            <text:p>320559.799177319</text:p>
          </table:table-cell>
          <table:table-cell table:formula="of:=[.B289] * (6 /1200)" office:value-type="float" office:value="1602.79899588659">
            <text:p>1602.7989958866</text:p>
          </table:table-cell>
          <table:table-cell table:number-columns-repeated="3"/>
        </table:table-row>
        <table:table-row table:style-name="ro1">
          <table:table-cell table:formula="of:=[.A289]" office:value-type="float" office:value="500">
            <text:p>500</text:p>
          </table:table-cell>
          <table:table-cell table:formula="of:=[.A290]+[.B289] + [.C289]" office:value-type="float" office:value="322662.598173206">
            <text:p>322662.598173206</text:p>
          </table:table-cell>
          <table:table-cell table:formula="of:=[.B290] * (6 /1200)" office:value-type="float" office:value="1613.31299086603">
            <text:p>1613.312990866</text:p>
          </table:table-cell>
          <table:table-cell table:number-columns-repeated="3"/>
        </table:table-row>
        <table:table-row table:style-name="ro1">
          <table:table-cell table:formula="of:=[.A290]" office:value-type="float" office:value="500">
            <text:p>500</text:p>
          </table:table-cell>
          <table:table-cell table:formula="of:=[.A291]+[.B290] + [.C290]" office:value-type="float" office:value="324775.911164072">
            <text:p>324775.911164072</text:p>
          </table:table-cell>
          <table:table-cell table:formula="of:=[.B291] * (6 /1200)" office:value-type="float" office:value="1623.87955582036">
            <text:p>1623.8795558204</text:p>
          </table:table-cell>
          <table:table-cell table:number-columns-repeated="3"/>
        </table:table-row>
        <table:table-row table:style-name="ro1">
          <table:table-cell table:formula="of:=[.A291]" office:value-type="float" office:value="500">
            <text:p>500</text:p>
          </table:table-cell>
          <table:table-cell table:formula="of:=[.A292]+[.B291] + [.C291]" office:value-type="float" office:value="326899.790719892">
            <text:p>326899.790719892</text:p>
          </table:table-cell>
          <table:table-cell table:formula="of:=[.B292] * (6 /1200)" office:value-type="float" office:value="1634.49895359946">
            <text:p>1634.4989535995</text:p>
          </table:table-cell>
          <table:table-cell table:number-columns-repeated="3"/>
        </table:table-row>
        <table:table-row table:style-name="ro1">
          <table:table-cell table:formula="of:=[.A292]" office:value-type="float" office:value="500">
            <text:p>500</text:p>
          </table:table-cell>
          <table:table-cell table:formula="of:=[.A293]+[.B292] + [.C292]" office:value-type="float" office:value="329034.289673491">
            <text:p>329034.289673491</text:p>
          </table:table-cell>
          <table:table-cell table:formula="of:=[.B293] * (6 /1200)" office:value-type="float" office:value="1645.17144836746">
            <text:p>1645.1714483675</text:p>
          </table:table-cell>
          <table:table-cell table:number-columns-repeated="3"/>
        </table:table-row>
        <table:table-row table:style-name="ro1">
          <table:table-cell table:formula="of:=[.A293]" office:value-type="float" office:value="500">
            <text:p>500</text:p>
          </table:table-cell>
          <table:table-cell table:formula="of:=[.A294]+[.B293] + [.C293]" office:value-type="float" office:value="331179.461121859">
            <text:p>331179.461121859</text:p>
          </table:table-cell>
          <table:table-cell table:formula="of:=[.B294] * (6 /1200)" office:value-type="float" office:value="1655.89730560929">
            <text:p>1655.8973056093</text:p>
          </table:table-cell>
          <table:table-cell table:number-columns-repeated="3"/>
        </table:table-row>
        <table:table-row table:style-name="ro1">
          <table:table-cell table:formula="of:=[.A294]" office:value-type="float" office:value="500">
            <text:p>500</text:p>
          </table:table-cell>
          <table:table-cell table:formula="of:=[.A295]+[.B294] + [.C294]" office:value-type="float" office:value="333335.358427468">
            <text:p>333335.358427468</text:p>
          </table:table-cell>
          <table:table-cell table:formula="of:=[.B295] * (6 /1200)" office:value-type="float" office:value="1666.67679213734">
            <text:p>1666.6767921374</text:p>
          </table:table-cell>
          <table:table-cell table:number-columns-repeated="3"/>
        </table:table-row>
        <table:table-row table:style-name="ro1">
          <table:table-cell table:formula="of:=[.A295]" office:value-type="float" office:value="500">
            <text:p>500</text:p>
          </table:table-cell>
          <table:table-cell table:formula="of:=[.A296]+[.B295] + [.C295]" office:value-type="float" office:value="335502.035219606">
            <text:p>335502.035219606</text:p>
          </table:table-cell>
          <table:table-cell table:formula="of:=[.B296] * (6 /1200)" office:value-type="float" office:value="1677.51017609803">
            <text:p>1677.510176098</text:p>
          </table:table-cell>
          <table:table-cell table:number-columns-repeated="3"/>
        </table:table-row>
        <table:table-row table:style-name="ro1">
          <table:table-cell table:formula="of:=[.A296]" office:value-type="float" office:value="500">
            <text:p>500</text:p>
          </table:table-cell>
          <table:table-cell table:formula="of:=[.A297]+[.B296] + [.C296]" office:value-type="float" office:value="337679.545395704">
            <text:p>337679.545395704</text:p>
          </table:table-cell>
          <table:table-cell table:formula="of:=[.B297] * (6 /1200)" office:value-type="float" office:value="1688.39772697852">
            <text:p>1688.3977269785</text:p>
          </table:table-cell>
          <table:table-cell table:number-columns-repeated="3"/>
        </table:table-row>
        <table:table-row table:style-name="ro1">
          <table:table-cell table:formula="of:=[.A297]" office:value-type="float" office:value="500">
            <text:p>500</text:p>
          </table:table-cell>
          <table:table-cell table:formula="of:=[.A298]+[.B297] + [.C297]" office:value-type="float" office:value="339867.943122682">
            <text:p>339867.943122682</text:p>
          </table:table-cell>
          <table:table-cell table:formula="of:=[.B298] * (6 /1200)" office:value-type="float" office:value="1699.33971561341">
            <text:p>1699.3397156134</text:p>
          </table:table-cell>
          <table:table-cell table:number-columns-repeated="3"/>
        </table:table-row>
        <table:table-row table:style-name="ro1">
          <table:table-cell table:formula="of:=[.A298]" office:value-type="float" office:value="500">
            <text:p>500</text:p>
          </table:table-cell>
          <table:table-cell table:formula="of:=[.A299]+[.B298] + [.C298]" office:value-type="float" office:value="342067.282838295">
            <text:p>342067.282838295</text:p>
          </table:table-cell>
          <table:table-cell table:formula="of:=[.B299] * (6 /1200)" office:value-type="float" office:value="1710.33641419148">
            <text:p>1710.3364141915</text:p>
          </table:table-cell>
          <table:table-cell table:number-columns-repeated="3"/>
        </table:table-row>
        <table:table-row table:style-name="ro1">
          <table:table-cell table:formula="of:=[.A299]" office:value-type="float" office:value="500">
            <text:p>500</text:p>
          </table:table-cell>
          <table:table-cell table:formula="of:=[.A300]+[.B299] + [.C299]" office:value-type="float" office:value="344277.619252487">
            <text:p>344277.619252487</text:p>
          </table:table-cell>
          <table:table-cell table:formula="of:=[.B300] * (6 /1200)" office:value-type="float" office:value="1721.38809626243">
            <text:p>1721.3880962624</text:p>
          </table:table-cell>
          <table:table-cell table:number-columns-repeated="3"/>
        </table:table-row>
        <table:table-row table:style-name="ro1">
          <table:table-cell table:formula="of:=[.A300]" office:value-type="float" office:value="500">
            <text:p>500</text:p>
          </table:table-cell>
          <table:table-cell table:formula="of:=[.A301]+[.B300] + [.C300]" office:value-type="float" office:value="346499.007348749">
            <text:p>346499.007348749</text:p>
          </table:table-cell>
          <table:table-cell table:formula="of:=[.B301] * (6 /1200)" office:value-type="float" office:value="1732.49503674375">
            <text:p>1732.4950367438</text:p>
          </table:table-cell>
          <table:table-cell table:number-columns-repeated="3"/>
        </table:table-row>
        <table:table-row table:style-name="ro1">
          <table:table-cell table:formula="of:=[.A301]" office:value-type="float" office:value="500">
            <text:p>500</text:p>
          </table:table-cell>
          <table:table-cell table:formula="of:=[.A302]+[.B301] + [.C301]" office:value-type="float" office:value="348731.502385493">
            <text:p>348731.502385493</text:p>
          </table:table-cell>
          <table:table-cell table:formula="of:=[.B302] * (6 /1200)" office:value-type="float" office:value="1743.65751192747">
            <text:p>1743.6575119275</text:p>
          </table:table-cell>
          <table:table-cell table:number-columns-repeated="3"/>
        </table:table-row>
        <table:table-row table:style-name="ro1">
          <table:table-cell table:formula="of:=[.A302]" office:value-type="float" office:value="500">
            <text:p>500</text:p>
          </table:table-cell>
          <table:table-cell table:formula="of:=[.A303]+[.B302] + [.C302]" office:value-type="float" office:value="350975.159897421">
            <text:p>350975.159897421</text:p>
          </table:table-cell>
          <table:table-cell table:formula="of:=[.B303] * (6 /1200)" office:value-type="float" office:value="1754.8757994871">
            <text:p>1754.8757994871</text:p>
          </table:table-cell>
          <table:table-cell table:number-columns-repeated="3"/>
        </table:table-row>
        <table:table-row table:style-name="ro1">
          <table:table-cell table:formula="of:=[.A303]" office:value-type="float" office:value="500">
            <text:p>500</text:p>
          </table:table-cell>
          <table:table-cell table:formula="of:=[.A304]+[.B303] + [.C303]" office:value-type="float" office:value="353230.035696908">
            <text:p>353230.035696908</text:p>
          </table:table-cell>
          <table:table-cell table:formula="of:=[.B304] * (6 /1200)" office:value-type="float" office:value="1766.15017848454">
            <text:p>1766.1501784845</text:p>
          </table:table-cell>
          <table:table-cell table:number-columns-repeated="3"/>
        </table:table-row>
        <table:table-row table:style-name="ro1">
          <table:table-cell table:formula="of:=[.A304]" office:value-type="float" office:value="500">
            <text:p>500</text:p>
          </table:table-cell>
          <table:table-cell table:formula="of:=[.A305]+[.B304] + [.C304]" office:value-type="float" office:value="355496.185875392">
            <text:p>355496.185875392</text:p>
          </table:table-cell>
          <table:table-cell table:formula="of:=[.B305] * (6 /1200)" office:value-type="float" office:value="1777.48092937696">
            <text:p>1777.480929377</text:p>
          </table:table-cell>
          <table:table-cell table:number-columns-repeated="3"/>
        </table:table-row>
        <table:table-row table:style-name="ro1">
          <table:table-cell table:formula="of:=[.A305]" office:value-type="float" office:value="500">
            <text:p>500</text:p>
          </table:table-cell>
          <table:table-cell table:formula="of:=[.A306]+[.B305] + [.C305]" office:value-type="float" office:value="357773.666804769">
            <text:p>357773.666804769</text:p>
          </table:table-cell>
          <table:table-cell table:formula="of:=[.B306] * (6 /1200)" office:value-type="float" office:value="1788.86833402385">
            <text:p>1788.8683340239</text:p>
          </table:table-cell>
          <table:table-cell table:number-columns-repeated="3"/>
        </table:table-row>
        <table:table-row table:style-name="ro1">
          <table:table-cell table:formula="of:=[.A306]" office:value-type="float" office:value="500">
            <text:p>500</text:p>
          </table:table-cell>
          <table:table-cell table:formula="of:=[.A307]+[.B306] + [.C306]" office:value-type="float" office:value="360062.535138793">
            <text:p>360062.535138793</text:p>
          </table:table-cell>
          <table:table-cell table:formula="of:=[.B307] * (6 /1200)" office:value-type="float" office:value="1800.31267569397">
            <text:p>1800.312675694</text:p>
          </table:table-cell>
          <table:table-cell table:number-columns-repeated="3"/>
        </table:table-row>
        <table:table-row table:style-name="ro1">
          <table:table-cell table:formula="of:=[.A307]" office:value-type="float" office:value="500">
            <text:p>500</text:p>
          </table:table-cell>
          <table:table-cell table:formula="of:=[.A308]+[.B307] + [.C307]" office:value-type="float" office:value="362362.847814487">
            <text:p>362362.847814487</text:p>
          </table:table-cell>
          <table:table-cell table:formula="of:=[.B308] * (6 /1200)" office:value-type="float" office:value="1811.81423907244">
            <text:p>1811.8142390724</text:p>
          </table:table-cell>
          <table:table-cell table:number-columns-repeated="3"/>
        </table:table-row>
        <table:table-row table:style-name="ro1">
          <table:table-cell table:formula="of:=[.A308]" office:value-type="float" office:value="500">
            <text:p>500</text:p>
          </table:table-cell>
          <table:table-cell table:formula="of:=[.A309]+[.B308] + [.C308]" office:value-type="float" office:value="364674.66205356">
            <text:p>364674.66205356</text:p>
          </table:table-cell>
          <table:table-cell table:formula="of:=[.B309] * (6 /1200)" office:value-type="float" office:value="1823.3733102678">
            <text:p>1823.3733102678</text:p>
          </table:table-cell>
          <table:table-cell table:number-columns-repeated="3"/>
        </table:table-row>
        <table:table-row table:style-name="ro1">
          <table:table-cell table:formula="of:=[.A309]" office:value-type="float" office:value="500">
            <text:p>500</text:p>
          </table:table-cell>
          <table:table-cell table:formula="of:=[.A310]+[.B309] + [.C309]" office:value-type="float" office:value="366998.035363827">
            <text:p>366998.035363827</text:p>
          </table:table-cell>
          <table:table-cell table:formula="of:=[.B310] * (6 /1200)" office:value-type="float" office:value="1834.99017681914">
            <text:p>1834.9901768191</text:p>
          </table:table-cell>
          <table:table-cell table:number-columns-repeated="3"/>
        </table:table-row>
        <table:table-row table:style-name="ro1">
          <table:table-cell table:formula="of:=[.A310]" office:value-type="float" office:value="500">
            <text:p>500</text:p>
          </table:table-cell>
          <table:table-cell table:formula="of:=[.A311]+[.B310] + [.C310]" office:value-type="float" office:value="369333.025540646">
            <text:p>369333.025540646</text:p>
          </table:table-cell>
          <table:table-cell table:formula="of:=[.B311] * (6 /1200)" office:value-type="float" office:value="1846.66512770323">
            <text:p>1846.6651277032</text:p>
          </table:table-cell>
          <table:table-cell table:number-columns-repeated="3"/>
        </table:table-row>
        <table:table-row table:style-name="ro1">
          <table:table-cell table:formula="of:=[.A311]" office:value-type="float" office:value="500">
            <text:p>500</text:p>
          </table:table-cell>
          <table:table-cell table:formula="of:=[.A312]+[.B311] + [.C311]" office:value-type="float" office:value="371679.69066835">
            <text:p>371679.69066835</text:p>
          </table:table-cell>
          <table:table-cell table:formula="of:=[.B312] * (6 /1200)" office:value-type="float" office:value="1858.39845334175">
            <text:p>1858.3984533418</text:p>
          </table:table-cell>
          <table:table-cell table:number-columns-repeated="3"/>
        </table:table-row>
        <table:table-row table:style-name="ro1">
          <table:table-cell table:formula="of:=[.A312]" office:value-type="float" office:value="500">
            <text:p>500</text:p>
          </table:table-cell>
          <table:table-cell table:formula="of:=[.A313]+[.B312] + [.C312]" office:value-type="float" office:value="374038.089121691">
            <text:p>374038.089121691</text:p>
          </table:table-cell>
          <table:table-cell table:formula="of:=[.B313] * (6 /1200)" office:value-type="float" office:value="1870.19044560846">
            <text:p>1870.1904456085</text:p>
          </table:table-cell>
          <table:table-cell table:number-columns-repeated="3"/>
        </table:table-row>
        <table:table-row table:style-name="ro1">
          <table:table-cell table:formula="of:=[.A313]" office:value-type="float" office:value="500">
            <text:p>500</text:p>
          </table:table-cell>
          <table:table-cell table:formula="of:=[.A314]+[.B313] + [.C313]" office:value-type="float" office:value="376408.2795673">
            <text:p>376408.2795673</text:p>
          </table:table-cell>
          <table:table-cell table:formula="of:=[.B314] * (6 /1200)" office:value-type="float" office:value="1882.0413978365">
            <text:p>1882.0413978365</text:p>
          </table:table-cell>
          <table:table-cell table:number-columns-repeated="3"/>
        </table:table-row>
        <table:table-row table:style-name="ro1">
          <table:table-cell table:formula="of:=[.A314]" office:value-type="float" office:value="500">
            <text:p>500</text:p>
          </table:table-cell>
          <table:table-cell table:formula="of:=[.A315]+[.B314] + [.C314]" office:value-type="float" office:value="378790.320965136">
            <text:p>378790.320965136</text:p>
          </table:table-cell>
          <table:table-cell table:formula="of:=[.B315] * (6 /1200)" office:value-type="float" office:value="1893.95160482568">
            <text:p>1893.9516048257</text:p>
          </table:table-cell>
          <table:table-cell table:number-columns-repeated="3"/>
        </table:table-row>
        <table:table-row table:style-name="ro1">
          <table:table-cell table:formula="of:=[.A315]" office:value-type="float" office:value="500">
            <text:p>500</text:p>
          </table:table-cell>
          <table:table-cell table:formula="of:=[.A316]+[.B315] + [.C315]" office:value-type="float" office:value="381184.272569962">
            <text:p>381184.272569962</text:p>
          </table:table-cell>
          <table:table-cell table:formula="of:=[.B316] * (6 /1200)" office:value-type="float" office:value="1905.92136284981">
            <text:p>1905.9213628498</text:p>
          </table:table-cell>
          <table:table-cell table:number-columns-repeated="3"/>
        </table:table-row>
        <table:table-row table:style-name="ro1">
          <table:table-cell table:formula="of:=[.A316]" office:value-type="float" office:value="500">
            <text:p>500</text:p>
          </table:table-cell>
          <table:table-cell table:formula="of:=[.A317]+[.B316] + [.C316]" office:value-type="float" office:value="383590.193932812">
            <text:p>383590.193932812</text:p>
          </table:table-cell>
          <table:table-cell table:formula="of:=[.B317] * (6 /1200)" office:value-type="float" office:value="1917.95096966406">
            <text:p>1917.9509696641</text:p>
          </table:table-cell>
          <table:table-cell table:number-columns-repeated="3"/>
        </table:table-row>
        <table:table-row table:style-name="ro1">
          <table:table-cell table:formula="of:=[.A317]" office:value-type="float" office:value="500">
            <text:p>500</text:p>
          </table:table-cell>
          <table:table-cell table:formula="of:=[.A318]+[.B317] + [.C317]" office:value-type="float" office:value="386008.144902476">
            <text:p>386008.144902476</text:p>
          </table:table-cell>
          <table:table-cell table:formula="of:=[.B318] * (6 /1200)" office:value-type="float" office:value="1930.04072451238">
            <text:p>1930.0407245124</text:p>
          </table:table-cell>
          <table:table-cell table:number-columns-repeated="3"/>
        </table:table-row>
        <table:table-row table:style-name="ro1">
          <table:table-cell table:formula="of:=[.A318]" office:value-type="float" office:value="500">
            <text:p>500</text:p>
          </table:table-cell>
          <table:table-cell table:formula="of:=[.A319]+[.B318] + [.C318]" office:value-type="float" office:value="388438.185626988">
            <text:p>388438.185626988</text:p>
          </table:table-cell>
          <table:table-cell table:formula="of:=[.B319] * (6 /1200)" office:value-type="float" office:value="1942.19092813494">
            <text:p>1942.190928135</text:p>
          </table:table-cell>
          <table:table-cell table:number-columns-repeated="3"/>
        </table:table-row>
        <table:table-row table:style-name="ro1">
          <table:table-cell table:formula="of:=[.A319]" office:value-type="float" office:value="500">
            <text:p>500</text:p>
          </table:table-cell>
          <table:table-cell table:formula="of:=[.A320]+[.B319] + [.C319]" office:value-type="float" office:value="390880.376555123">
            <text:p>390880.376555123</text:p>
          </table:table-cell>
          <table:table-cell table:formula="of:=[.B320] * (6 /1200)" office:value-type="float" office:value="1954.40188277562">
            <text:p>1954.4018827756</text:p>
          </table:table-cell>
          <table:table-cell table:number-columns-repeated="3"/>
        </table:table-row>
        <table:table-row table:style-name="ro1">
          <table:table-cell table:formula="of:=[.A320]" office:value-type="float" office:value="500">
            <text:p>500</text:p>
          </table:table-cell>
          <table:table-cell table:formula="of:=[.A321]+[.B320] + [.C320]" office:value-type="float" office:value="393334.778437899">
            <text:p>393334.778437899</text:p>
          </table:table-cell>
          <table:table-cell table:formula="of:=[.B321] * (6 /1200)" office:value-type="float" office:value="1966.67389218949">
            <text:p>1966.6738921895</text:p>
          </table:table-cell>
          <table:table-cell table:number-columns-repeated="3"/>
        </table:table-row>
        <table:table-row table:style-name="ro1">
          <table:table-cell table:formula="of:=[.A321]" office:value-type="float" office:value="500">
            <text:p>500</text:p>
          </table:table-cell>
          <table:table-cell table:formula="of:=[.A322]+[.B321] + [.C321]" office:value-type="float" office:value="395801.452330088">
            <text:p>395801.452330088</text:p>
          </table:table-cell>
          <table:table-cell table:formula="of:=[.B322] * (6 /1200)" office:value-type="float" office:value="1979.00726165044">
            <text:p>1979.0072616505</text:p>
          </table:table-cell>
          <table:table-cell table:number-columns-repeated="3"/>
        </table:table-row>
        <table:table-row table:style-name="ro1">
          <table:table-cell table:formula="of:=[.A322]" office:value-type="float" office:value="500">
            <text:p>500</text:p>
          </table:table-cell>
          <table:table-cell table:formula="of:=[.A323]+[.B322] + [.C322]" office:value-type="float" office:value="398280.459591739">
            <text:p>398280.459591739</text:p>
          </table:table-cell>
          <table:table-cell table:formula="of:=[.B323] * (6 /1200)" office:value-type="float" office:value="1991.40229795869">
            <text:p>1991.4022979587</text:p>
          </table:table-cell>
          <table:table-cell table:number-columns-repeated="3"/>
        </table:table-row>
        <table:table-row table:style-name="ro1">
          <table:table-cell table:formula="of:=[.A323]" office:value-type="float" office:value="500">
            <text:p>500</text:p>
          </table:table-cell>
          <table:table-cell table:formula="of:=[.A324]+[.B323] + [.C323]" office:value-type="float" office:value="400771.861889698">
            <text:p>400771.861889698</text:p>
          </table:table-cell>
          <table:table-cell table:formula="of:=[.B324] * (6 /1200)" office:value-type="float" office:value="2003.85930944849">
            <text:p>2003.8593094485</text:p>
          </table:table-cell>
          <table:table-cell table:number-columns-repeated="3"/>
        </table:table-row>
        <table:table-row table:style-name="ro1">
          <table:table-cell table:formula="of:=[.A324]" office:value-type="float" office:value="500">
            <text:p>500</text:p>
          </table:table-cell>
          <table:table-cell table:formula="of:=[.A325]+[.B324] + [.C324]" office:value-type="float" office:value="403275.721199146">
            <text:p>403275.721199146</text:p>
          </table:table-cell>
          <table:table-cell table:formula="of:=[.B325] * (6 /1200)" office:value-type="float" office:value="2016.37860599573">
            <text:p>2016.3786059957</text:p>
          </table:table-cell>
          <table:table-cell table:number-columns-repeated="3"/>
        </table:table-row>
        <table:table-row table:style-name="ro1">
          <table:table-cell table:formula="of:=[.A325]" office:value-type="float" office:value="500">
            <text:p>500</text:p>
          </table:table-cell>
          <table:table-cell table:formula="of:=[.A326]+[.B325] + [.C325]" office:value-type="float" office:value="405792.099805142">
            <text:p>405792.099805142</text:p>
          </table:table-cell>
          <table:table-cell table:formula="of:=[.B326] * (6 /1200)" office:value-type="float" office:value="2028.96049902571">
            <text:p>2028.9604990257</text:p>
          </table:table-cell>
          <table:table-cell table:number-columns-repeated="3"/>
        </table:table-row>
        <table:table-row table:style-name="ro1">
          <table:table-cell table:formula="of:=[.A326]" office:value-type="float" office:value="500">
            <text:p>500</text:p>
          </table:table-cell>
          <table:table-cell table:formula="of:=[.A327]+[.B326] + [.C326]" office:value-type="float" office:value="408321.060304167">
            <text:p>408321.060304167</text:p>
          </table:table-cell>
          <table:table-cell table:formula="of:=[.B327] * (6 /1200)" office:value-type="float" office:value="2041.60530152084">
            <text:p>2041.6053015208</text:p>
          </table:table-cell>
          <table:table-cell table:number-columns-repeated="3"/>
        </table:table-row>
        <table:table-row table:style-name="ro1">
          <table:table-cell table:formula="of:=[.A327]" office:value-type="float" office:value="500">
            <text:p>500</text:p>
          </table:table-cell>
          <table:table-cell table:formula="of:=[.A328]+[.B327] + [.C327]" office:value-type="float" office:value="410862.665605688">
            <text:p>410862.665605688</text:p>
          </table:table-cell>
          <table:table-cell table:formula="of:=[.B328] * (6 /1200)" office:value-type="float" office:value="2054.31332802844">
            <text:p>2054.3133280285</text:p>
          </table:table-cell>
          <table:table-cell table:number-columns-repeated="3"/>
        </table:table-row>
        <table:table-row table:style-name="ro1">
          <table:table-cell table:formula="of:=[.A328]" office:value-type="float" office:value="500">
            <text:p>500</text:p>
          </table:table-cell>
          <table:table-cell table:formula="of:=[.A329]+[.B328] + [.C328]" office:value-type="float" office:value="413416.978933717">
            <text:p>413416.978933717</text:p>
          </table:table-cell>
          <table:table-cell table:formula="of:=[.B329] * (6 /1200)" office:value-type="float" office:value="2067.08489466858">
            <text:p>2067.0848946686</text:p>
          </table:table-cell>
          <table:table-cell table:number-columns-repeated="3"/>
        </table:table-row>
        <table:table-row table:style-name="ro1">
          <table:table-cell table:formula="of:=[.A329]" office:value-type="float" office:value="500">
            <text:p>500</text:p>
          </table:table-cell>
          <table:table-cell table:formula="of:=[.A330]+[.B329] + [.C329]" office:value-type="float" office:value="415984.063828385">
            <text:p>415984.063828385</text:p>
          </table:table-cell>
          <table:table-cell table:formula="of:=[.B330] * (6 /1200)" office:value-type="float" office:value="2079.92031914193">
            <text:p>2079.9203191419</text:p>
          </table:table-cell>
          <table:table-cell table:number-columns-repeated="3"/>
        </table:table-row>
        <table:table-row table:style-name="ro1">
          <table:table-cell table:formula="of:=[.A330]" office:value-type="float" office:value="500">
            <text:p>500</text:p>
          </table:table-cell>
          <table:table-cell table:formula="of:=[.A331]+[.B330] + [.C330]" office:value-type="float" office:value="418563.984147527">
            <text:p>418563.984147527</text:p>
          </table:table-cell>
          <table:table-cell table:formula="of:=[.B331] * (6 /1200)" office:value-type="float" office:value="2092.81992073764">
            <text:p>2092.8199207376</text:p>
          </table:table-cell>
          <table:table-cell table:number-columns-repeated="3"/>
        </table:table-row>
        <table:table-row table:style-name="ro1">
          <table:table-cell table:formula="of:=[.A331]" office:value-type="float" office:value="500">
            <text:p>500</text:p>
          </table:table-cell>
          <table:table-cell table:formula="of:=[.A332]+[.B331] + [.C331]" office:value-type="float" office:value="421156.804068265">
            <text:p>421156.804068265</text:p>
          </table:table-cell>
          <table:table-cell table:formula="of:=[.B332] * (6 /1200)" office:value-type="float" office:value="2105.78402034132">
            <text:p>2105.7840203413</text:p>
          </table:table-cell>
          <table:table-cell table:number-columns-repeated="3"/>
        </table:table-row>
        <table:table-row table:style-name="ro1">
          <table:table-cell table:formula="of:=[.A332]" office:value-type="float" office:value="500">
            <text:p>500</text:p>
          </table:table-cell>
          <table:table-cell table:formula="of:=[.A333]+[.B332] + [.C332]" office:value-type="float" office:value="423762.588088606">
            <text:p>423762.588088606</text:p>
          </table:table-cell>
          <table:table-cell table:formula="of:=[.B333] * (6 /1200)" office:value-type="float" office:value="2118.81294044303">
            <text:p>2118.812940443</text:p>
          </table:table-cell>
          <table:table-cell table:number-columns-repeated="3"/>
        </table:table-row>
        <table:table-row table:style-name="ro1">
          <table:table-cell table:formula="of:=[.A333]" office:value-type="float" office:value="500">
            <text:p>500</text:p>
          </table:table-cell>
          <table:table-cell table:formula="of:=[.A334]+[.B333] + [.C333]" office:value-type="float" office:value="426381.401029049">
            <text:p>426381.401029049</text:p>
          </table:table-cell>
          <table:table-cell table:formula="of:=[.B334] * (6 /1200)" office:value-type="float" office:value="2131.90700514525">
            <text:p>2131.9070051453</text:p>
          </table:table-cell>
          <table:table-cell table:number-columns-repeated="3"/>
        </table:table-row>
        <table:table-row table:style-name="ro1">
          <table:table-cell table:formula="of:=[.A334]" office:value-type="float" office:value="500">
            <text:p>500</text:p>
          </table:table-cell>
          <table:table-cell table:formula="of:=[.A335]+[.B334] + [.C334]" office:value-type="float" office:value="429013.308034195">
            <text:p>429013.308034195</text:p>
          </table:table-cell>
          <table:table-cell table:formula="of:=[.B335] * (6 /1200)" office:value-type="float" office:value="2145.06654017097">
            <text:p>2145.066540171</text:p>
          </table:table-cell>
          <table:table-cell table:number-columns-repeated="3"/>
        </table:table-row>
        <table:table-row table:style-name="ro1">
          <table:table-cell table:formula="of:=[.A335]" office:value-type="float" office:value="500">
            <text:p>500</text:p>
          </table:table-cell>
          <table:table-cell table:formula="of:=[.A336]+[.B335] + [.C335]" office:value-type="float" office:value="431658.374574366">
            <text:p>431658.374574366</text:p>
          </table:table-cell>
          <table:table-cell table:formula="of:=[.B336] * (6 /1200)" office:value-type="float" office:value="2158.29187287183">
            <text:p>2158.2918728718</text:p>
          </table:table-cell>
          <table:table-cell table:number-columns-repeated="3"/>
        </table:table-row>
        <table:table-row table:style-name="ro1">
          <table:table-cell table:formula="of:=[.A336]" office:value-type="float" office:value="500">
            <text:p>500</text:p>
          </table:table-cell>
          <table:table-cell table:formula="of:=[.A337]+[.B336] + [.C336]" office:value-type="float" office:value="434316.666447237">
            <text:p>434316.666447237</text:p>
          </table:table-cell>
          <table:table-cell table:formula="of:=[.B337] * (6 /1200)" office:value-type="float" office:value="2171.58333223619">
            <text:p>2171.5833322362</text:p>
          </table:table-cell>
          <table:table-cell table:number-columns-repeated="3"/>
        </table:table-row>
        <table:table-row table:style-name="ro1">
          <table:table-cell table:formula="of:=[.A337]" office:value-type="float" office:value="500">
            <text:p>500</text:p>
          </table:table-cell>
          <table:table-cell table:formula="of:=[.A338]+[.B337] + [.C337]" office:value-type="float" office:value="436988.249779474">
            <text:p>436988.249779474</text:p>
          </table:table-cell>
          <table:table-cell table:formula="of:=[.B338] * (6 /1200)" office:value-type="float" office:value="2184.94124889737">
            <text:p>2184.9412488974</text:p>
          </table:table-cell>
          <table:table-cell table:number-columns-repeated="3"/>
        </table:table-row>
        <table:table-row table:style-name="ro1">
          <table:table-cell table:formula="of:=[.A338]" office:value-type="float" office:value="500">
            <text:p>500</text:p>
          </table:table-cell>
          <table:table-cell table:formula="of:=[.A339]+[.B338] + [.C338]" office:value-type="float" office:value="439673.191028371">
            <text:p>439673.191028371</text:p>
          </table:table-cell>
          <table:table-cell table:formula="of:=[.B339] * (6 /1200)" office:value-type="float" office:value="2198.36595514185">
            <text:p>2198.3659551419</text:p>
          </table:table-cell>
          <table:table-cell table:number-columns-repeated="3"/>
        </table:table-row>
        <table:table-row table:style-name="ro1">
          <table:table-cell table:formula="of:=[.A339]" office:value-type="float" office:value="500">
            <text:p>500</text:p>
          </table:table-cell>
          <table:table-cell table:formula="of:=[.A340]+[.B339] + [.C339]" office:value-type="float" office:value="442371.556983513">
            <text:p>442371.556983513</text:p>
          </table:table-cell>
          <table:table-cell table:formula="of:=[.B340] * (6 /1200)" office:value-type="float" office:value="2211.85778491756">
            <text:p>2211.8577849176</text:p>
          </table:table-cell>
          <table:table-cell table:number-columns-repeated="3"/>
        </table:table-row>
        <table:table-row table:style-name="ro1">
          <table:table-cell table:formula="of:=[.A340]" office:value-type="float" office:value="500">
            <text:p>500</text:p>
          </table:table-cell>
          <table:table-cell table:formula="of:=[.A341]+[.B340] + [.C340]" office:value-type="float" office:value="445083.41476843">
            <text:p>445083.41476843</text:p>
          </table:table-cell>
          <table:table-cell table:formula="of:=[.B341] * (6 /1200)" office:value-type="float" office:value="2225.41707384215">
            <text:p>2225.4170738422</text:p>
          </table:table-cell>
          <table:table-cell table:number-columns-repeated="3"/>
        </table:table-row>
        <table:table-row table:style-name="ro1">
          <table:table-cell table:formula="of:=[.A341]" office:value-type="float" office:value="500">
            <text:p>500</text:p>
          </table:table-cell>
          <table:table-cell table:formula="of:=[.A342]+[.B341] + [.C341]" office:value-type="float" office:value="447808.831842272">
            <text:p>447808.831842272</text:p>
          </table:table-cell>
          <table:table-cell table:formula="of:=[.B342] * (6 /1200)" office:value-type="float" office:value="2239.04415921136">
            <text:p>2239.0441592114</text:p>
          </table:table-cell>
          <table:table-cell table:number-columns-repeated="3"/>
        </table:table-row>
        <table:table-row table:style-name="ro1">
          <table:table-cell table:formula="of:=[.A342]" office:value-type="float" office:value="500">
            <text:p>500</text:p>
          </table:table-cell>
          <table:table-cell table:formula="of:=[.A343]+[.B342] + [.C342]" office:value-type="float" office:value="450547.876001484">
            <text:p>450547.876001484</text:p>
          </table:table-cell>
          <table:table-cell table:formula="of:=[.B343] * (6 /1200)" office:value-type="float" office:value="2252.73938000742">
            <text:p>2252.7393800074</text:p>
          </table:table-cell>
          <table:table-cell table:number-columns-repeated="3"/>
        </table:table-row>
        <table:table-row table:style-name="ro1">
          <table:table-cell table:formula="of:=[.A343]" office:value-type="float" office:value="500">
            <text:p>500</text:p>
          </table:table-cell>
          <table:table-cell table:formula="of:=[.A344]+[.B343] + [.C343]" office:value-type="float" office:value="453300.615381491">
            <text:p>453300.615381491</text:p>
          </table:table-cell>
          <table:table-cell table:formula="of:=[.B344] * (6 /1200)" office:value-type="float" office:value="2266.50307690746">
            <text:p>2266.5030769075</text:p>
          </table:table-cell>
          <table:table-cell table:number-columns-repeated="3"/>
        </table:table-row>
        <table:table-row table:style-name="ro1">
          <table:table-cell table:formula="of:=[.A344]" office:value-type="float" office:value="500">
            <text:p>500</text:p>
          </table:table-cell>
          <table:table-cell table:formula="of:=[.A345]+[.B344] + [.C344]" office:value-type="float" office:value="456067.118458399">
            <text:p>456067.118458399</text:p>
          </table:table-cell>
          <table:table-cell table:formula="of:=[.B345] * (6 /1200)" office:value-type="float" office:value="2280.33559229199">
            <text:p>2280.335592292</text:p>
          </table:table-cell>
          <table:table-cell table:number-columns-repeated="3"/>
        </table:table-row>
        <table:table-row table:style-name="ro1">
          <table:table-cell table:formula="of:=[.A345]" office:value-type="float" office:value="500">
            <text:p>500</text:p>
          </table:table-cell>
          <table:table-cell table:formula="of:=[.A346]+[.B345] + [.C345]" office:value-type="float" office:value="458847.454050691">
            <text:p>458847.454050691</text:p>
          </table:table-cell>
          <table:table-cell table:formula="of:=[.B346] * (6 /1200)" office:value-type="float" office:value="2294.23727025345">
            <text:p>2294.2372702535</text:p>
          </table:table-cell>
          <table:table-cell table:number-columns-repeated="3"/>
        </table:table-row>
        <table:table-row table:style-name="ro1">
          <table:table-cell table:formula="of:=[.A346]" office:value-type="float" office:value="500">
            <text:p>500</text:p>
          </table:table-cell>
          <table:table-cell table:formula="of:=[.A347]+[.B346] + [.C346]" office:value-type="float" office:value="461641.691320944">
            <text:p>461641.691320944</text:p>
          </table:table-cell>
          <table:table-cell table:formula="of:=[.B347] * (6 /1200)" office:value-type="float" office:value="2308.20845660472">
            <text:p>2308.2084566047</text:p>
          </table:table-cell>
          <table:table-cell table:number-columns-repeated="3"/>
        </table:table-row>
        <table:table-row table:style-name="ro1">
          <table:table-cell table:formula="of:=[.A347]" office:value-type="float" office:value="500">
            <text:p>500</text:p>
          </table:table-cell>
          <table:table-cell table:formula="of:=[.A348]+[.B347] + [.C347]" office:value-type="float" office:value="464449.899777549">
            <text:p>464449.899777549</text:p>
          </table:table-cell>
          <table:table-cell table:formula="of:=[.B348] * (6 /1200)" office:value-type="float" office:value="2322.24949888774">
            <text:p>2322.2494988878</text:p>
          </table:table-cell>
          <table:table-cell table:number-columns-repeated="3"/>
        </table:table-row>
        <table:table-row table:style-name="ro1">
          <table:table-cell table:formula="of:=[.A348]" office:value-type="float" office:value="500">
            <text:p>500</text:p>
          </table:table-cell>
          <table:table-cell table:formula="of:=[.A349]+[.B348] + [.C348]" office:value-type="float" office:value="467272.149276437">
            <text:p>467272.149276437</text:p>
          </table:table-cell>
          <table:table-cell table:formula="of:=[.B349] * (6 /1200)" office:value-type="float" office:value="2336.36074638218">
            <text:p>2336.3607463822</text:p>
          </table:table-cell>
          <table:table-cell table:number-columns-repeated="3"/>
        </table:table-row>
        <table:table-row table:style-name="ro1">
          <table:table-cell table:formula="of:=[.A349]" office:value-type="float" office:value="500">
            <text:p>500</text:p>
          </table:table-cell>
          <table:table-cell table:formula="of:=[.A350]+[.B349] + [.C349]" office:value-type="float" office:value="470108.510022819">
            <text:p>470108.510022819</text:p>
          </table:table-cell>
          <table:table-cell table:formula="of:=[.B350] * (6 /1200)" office:value-type="float" office:value="2350.54255011409">
            <text:p>2350.5425501141</text:p>
          </table:table-cell>
          <table:table-cell table:number-columns-repeated="3"/>
        </table:table-row>
        <table:table-row table:style-name="ro1">
          <table:table-cell table:formula="of:=[.A350]" office:value-type="float" office:value="500">
            <text:p>500</text:p>
          </table:table-cell>
          <table:table-cell table:formula="of:=[.A351]+[.B350] + [.C350]" office:value-type="float" office:value="472959.052572933">
            <text:p>472959.052572933</text:p>
          </table:table-cell>
          <table:table-cell table:formula="of:=[.B351] * (6 /1200)" office:value-type="float" office:value="2364.79526286466">
            <text:p>2364.7952628647</text:p>
          </table:table-cell>
          <table:table-cell table:number-columns-repeated="3"/>
        </table:table-row>
        <table:table-row table:style-name="ro1">
          <table:table-cell table:formula="of:=[.A351]" office:value-type="float" office:value="500">
            <text:p>500</text:p>
          </table:table-cell>
          <table:table-cell table:formula="of:=[.A352]+[.B351] + [.C351]" office:value-type="float" office:value="475823.847835798">
            <text:p>475823.847835798</text:p>
          </table:table-cell>
          <table:table-cell table:formula="of:=[.B352] * (6 /1200)" office:value-type="float" office:value="2379.11923917899">
            <text:p>2379.119239179</text:p>
          </table:table-cell>
          <table:table-cell table:number-columns-repeated="3"/>
        </table:table-row>
        <table:table-row table:style-name="ro1">
          <table:table-cell table:formula="of:=[.A352]" office:value-type="float" office:value="500">
            <text:p>500</text:p>
          </table:table-cell>
          <table:table-cell table:formula="of:=[.A353]+[.B352] + [.C352]" office:value-type="float" office:value="478702.967074977">
            <text:p>478702.967074977</text:p>
          </table:table-cell>
          <table:table-cell table:formula="of:=[.B353] * (6 /1200)" office:value-type="float" office:value="2393.51483537488">
            <text:p>2393.5148353749</text:p>
          </table:table-cell>
          <table:table-cell table:number-columns-repeated="3"/>
        </table:table-row>
        <table:table-row table:style-name="ro1">
          <table:table-cell table:formula="of:=[.A353]" office:value-type="float" office:value="500">
            <text:p>500</text:p>
          </table:table-cell>
          <table:table-cell table:formula="of:=[.A354]+[.B353] + [.C353]" office:value-type="float" office:value="481596.481910352">
            <text:p>481596.481910352</text:p>
          </table:table-cell>
          <table:table-cell table:formula="of:=[.B354] * (6 /1200)" office:value-type="float" office:value="2407.98240955176">
            <text:p>2407.9824095518</text:p>
          </table:table-cell>
          <table:table-cell table:number-columns-repeated="3"/>
        </table:table-row>
        <table:table-row table:style-name="ro1">
          <table:table-cell table:formula="of:=[.A354]" office:value-type="float" office:value="500">
            <text:p>500</text:p>
          </table:table-cell>
          <table:table-cell table:formula="of:=[.A355]+[.B354] + [.C354]" office:value-type="float" office:value="484504.464319903">
            <text:p>484504.464319903</text:p>
          </table:table-cell>
          <table:table-cell table:formula="of:=[.B355] * (6 /1200)" office:value-type="float" office:value="2422.52232159952">
            <text:p>2422.5223215995</text:p>
          </table:table-cell>
          <table:table-cell table:number-columns-repeated="3"/>
        </table:table-row>
        <table:table-row table:style-name="ro1">
          <table:table-cell table:formula="of:=[.A355]" office:value-type="float" office:value="500">
            <text:p>500</text:p>
          </table:table-cell>
          <table:table-cell table:formula="of:=[.A356]+[.B355] + [.C355]" office:value-type="float" office:value="487426.986641503">
            <text:p>487426.986641503</text:p>
          </table:table-cell>
          <table:table-cell table:formula="of:=[.B356] * (6 /1200)" office:value-type="float" office:value="2437.13493320751">
            <text:p>2437.1349332075</text:p>
          </table:table-cell>
          <table:table-cell table:number-columns-repeated="3"/>
        </table:table-row>
        <table:table-row table:style-name="ro1">
          <table:table-cell table:formula="of:=[.A356]" office:value-type="float" office:value="500">
            <text:p>500</text:p>
          </table:table-cell>
          <table:table-cell table:formula="of:=[.A357]+[.B356] + [.C356]" office:value-type="float" office:value="490364.12157471">
            <text:p>490364.12157471</text:p>
          </table:table-cell>
          <table:table-cell table:formula="of:=[.B357] * (6 /1200)" office:value-type="float" office:value="2451.82060787355">
            <text:p>2451.8206078736</text:p>
          </table:table-cell>
          <table:table-cell table:number-columns-repeated="3"/>
        </table:table-row>
        <table:table-row table:style-name="ro1">
          <table:table-cell table:formula="of:=[.A357]" office:value-type="float" office:value="500">
            <text:p>500</text:p>
          </table:table-cell>
          <table:table-cell table:formula="of:=[.A358]+[.B357] + [.C357]" office:value-type="float" office:value="493315.942182584">
            <text:p>493315.942182584</text:p>
          </table:table-cell>
          <table:table-cell table:formula="of:=[.B358] * (6 /1200)" office:value-type="float" office:value="2466.57971091292">
            <text:p>2466.5797109129</text:p>
          </table:table-cell>
          <table:table-cell table:number-columns-repeated="3"/>
        </table:table-row>
        <table:table-row table:style-name="ro1">
          <table:table-cell table:formula="of:=[.A358]" office:value-type="float" office:value="500">
            <text:p>500</text:p>
          </table:table-cell>
          <table:table-cell table:formula="of:=[.A359]+[.B358] + [.C358]" office:value-type="float" office:value="496282.521893497">
            <text:p>496282.521893497</text:p>
          </table:table-cell>
          <table:table-cell table:formula="of:=[.B359] * (6 /1200)" office:value-type="float" office:value="2481.41260946748">
            <text:p>2481.4126094675</text:p>
          </table:table-cell>
          <table:table-cell table:number-columns-repeated="3"/>
        </table:table-row>
        <table:table-row table:style-name="ro1">
          <table:table-cell table:formula="of:=[.A359]" office:value-type="float" office:value="500">
            <text:p>500</text:p>
          </table:table-cell>
          <table:table-cell table:formula="of:=[.A360]+[.B359] + [.C359]" office:value-type="float" office:value="499263.934502964">
            <text:p>499263.934502964</text:p>
          </table:table-cell>
          <table:table-cell table:formula="of:=[.B360] * (6 /1200)" office:value-type="float" office:value="2496.31967251482">
            <text:p>2496.3196725148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[.A361]+[.B360] + [.C360]" office:value-type="float" office:value="501760.254175479">
            <text:p>501760.254175479</text:p>
          </table:table-cell>
          <table:table-cell table:formula="of:=[.B361] * (6 /1200)" office:value-type="float" office:value="2508.8012708774">
            <text:p>2508.8012708774</text:p>
          </table:table-cell>
          <table:table-cell table:number-columns-repeated="3"/>
        </table:table-row>
        <table:table-row table:style-name="ro1">
          <table:table-cell table:formula="of:=[.A361]" office:value-type="float" office:value="0">
            <text:p>0</text:p>
          </table:table-cell>
          <table:table-cell table:formula="of:=[.A362]+[.B361] + [.C361]" office:value-type="float" office:value="504269.055446357">
            <text:p>504269.055446357</text:p>
          </table:table-cell>
          <table:table-cell table:formula="of:=[.B362] * (6 /1200)" office:value-type="float" office:value="2521.34527723178">
            <text:p>2521.3452772318</text:p>
          </table:table-cell>
          <table:table-cell table:number-columns-repeated="3"/>
        </table:table-row>
        <table:table-row table:style-name="ro1">
          <table:table-cell table:formula="of:=[.A362]" office:value-type="float" office:value="0">
            <text:p>0</text:p>
          </table:table-cell>
          <table:table-cell table:formula="of:=[.A363]+[.B362] + [.C362]" office:value-type="float" office:value="506790.400723588">
            <text:p>506790.400723588</text:p>
          </table:table-cell>
          <table:table-cell table:formula="of:=[.B363] * (6 /1200)" office:value-type="float" office:value="2533.95200361794">
            <text:p>2533.952003618</text:p>
          </table:table-cell>
          <table:table-cell table:number-columns-repeated="3"/>
        </table:table-row>
        <table:table-row table:style-name="ro1">
          <table:table-cell table:formula="of:=[.A363]" office:value-type="float" office:value="0">
            <text:p>0</text:p>
          </table:table-cell>
          <table:table-cell table:formula="of:=[.A364]+[.B363] + [.C363]" office:value-type="float" office:value="509324.352727206">
            <text:p>509324.352727206</text:p>
          </table:table-cell>
          <table:table-cell table:formula="of:=[.B364] * (6 /1200)" office:value-type="float" office:value="2546.62176363603">
            <text:p>2546.621763636</text:p>
          </table:table-cell>
          <table:table-cell table:number-columns-repeated="3"/>
        </table:table-row>
        <table:table-row table:style-name="ro1">
          <table:table-cell table:formula="of:=[.A364]" office:value-type="float" office:value="0">
            <text:p>0</text:p>
          </table:table-cell>
          <table:table-cell table:formula="of:=[.A365]+[.B364] + [.C364]" office:value-type="float" office:value="511870.974490842">
            <text:p>511870.974490842</text:p>
          </table:table-cell>
          <table:table-cell table:formula="of:=[.B365] * (6 /1200)" office:value-type="float" office:value="2559.35487245421">
            <text:p>2559.3548724542</text:p>
          </table:table-cell>
          <table:table-cell table:number-columns-repeated="3"/>
        </table:table-row>
        <table:table-row table:style-name="ro1">
          <table:table-cell table:formula="of:=[.A365]" office:value-type="float" office:value="0">
            <text:p>0</text:p>
          </table:table-cell>
          <table:table-cell table:formula="of:=[.A366]+[.B365] + [.C365]" office:value-type="float" office:value="514430.329363296">
            <text:p>514430.329363296</text:p>
          </table:table-cell>
          <table:table-cell table:formula="of:=[.B366] * (6 /1200)" office:value-type="float" office:value="2572.15164681648">
            <text:p>2572.1516468165</text:p>
          </table:table-cell>
          <table:table-cell table:number-columns-repeated="3"/>
        </table:table-row>
        <table:table-row table:style-name="ro1">
          <table:table-cell table:formula="of:=[.A366]" office:value-type="float" office:value="0">
            <text:p>0</text:p>
          </table:table-cell>
          <table:table-cell table:formula="of:=[.A367]+[.B366] + [.C366]" office:value-type="float" office:value="517002.481010113">
            <text:p>517002.481010113</text:p>
          </table:table-cell>
          <table:table-cell table:formula="of:=[.B367] * (6 /1200)" office:value-type="float" office:value="2585.01240505056">
            <text:p>2585.0124050506</text:p>
          </table:table-cell>
          <table:table-cell table:number-columns-repeated="3"/>
        </table:table-row>
        <table:table-row table:style-name="ro1">
          <table:table-cell table:formula="of:=[.A367]" office:value-type="float" office:value="0">
            <text:p>0</text:p>
          </table:table-cell>
          <table:table-cell table:formula="of:=[.A368]+[.B367] + [.C367]" office:value-type="float" office:value="519587.493415163">
            <text:p>519587.493415163</text:p>
          </table:table-cell>
          <table:table-cell table:formula="of:=[.B368] * (6 /1200)" office:value-type="float" office:value="2597.93746707582">
            <text:p>2597.9374670758</text:p>
          </table:table-cell>
          <table:table-cell table:number-columns-repeated="3"/>
        </table:table-row>
        <table:table-row table:style-name="ro1">
          <table:table-cell table:formula="of:=[.A368]" office:value-type="float" office:value="0">
            <text:p>0</text:p>
          </table:table-cell>
          <table:table-cell table:formula="of:=[.A369]+[.B368] + [.C368]" office:value-type="float" office:value="522185.430882239">
            <text:p>522185.430882239</text:p>
          </table:table-cell>
          <table:table-cell table:formula="of:=[.B369] * (6 /1200)" office:value-type="float" office:value="2610.9271544112">
            <text:p>2610.9271544112</text:p>
          </table:table-cell>
          <table:table-cell table:number-columns-repeated="3"/>
        </table:table-row>
        <table:table-row table:style-name="ro1">
          <table:table-cell table:formula="of:=[.A369]" office:value-type="float" office:value="0">
            <text:p>0</text:p>
          </table:table-cell>
          <table:table-cell table:formula="of:=[.A370]+[.B369] + [.C369]" office:value-type="float" office:value="524796.35803665">
            <text:p>524796.35803665</text:p>
          </table:table-cell>
          <table:table-cell table:formula="of:=[.B370] * (6 /1200)" office:value-type="float" office:value="2623.98179018325">
            <text:p>2623.9817901833</text:p>
          </table:table-cell>
          <table:table-cell table:number-columns-repeated="3"/>
        </table:table-row>
        <table:table-row table:style-name="ro1">
          <table:table-cell table:formula="of:=[.A370]" office:value-type="float" office:value="0">
            <text:p>0</text:p>
          </table:table-cell>
          <table:table-cell table:formula="of:=[.A371]+[.B370] + [.C370]" office:value-type="float" office:value="527420.339826834">
            <text:p>527420.339826834</text:p>
          </table:table-cell>
          <table:table-cell table:formula="of:=[.B371] * (6 /1200)" office:value-type="float" office:value="2637.10169913417">
            <text:p>2637.1016991342</text:p>
          </table:table-cell>
          <table:table-cell table:number-columns-repeated="3"/>
        </table:table-row>
        <table:table-row table:style-name="ro1">
          <table:table-cell table:formula="of:=[.A371]" office:value-type="float" office:value="0">
            <text:p>0</text:p>
          </table:table-cell>
          <table:table-cell table:formula="of:=[.A372]+[.B371] + [.C371]" office:value-type="float" office:value="530057.441525968">
            <text:p>530057.441525968</text:p>
          </table:table-cell>
          <table:table-cell table:formula="of:=[.B372] * (6 /1200)" office:value-type="float" office:value="2650.28720762984">
            <text:p>2650.2872076298</text:p>
          </table:table-cell>
          <table:table-cell table:number-columns-repeated="3"/>
        </table:table-row>
        <table:table-row table:style-name="ro1">
          <table:table-cell table:formula="of:=[.A372]" office:value-type="float" office:value="0">
            <text:p>0</text:p>
          </table:table-cell>
          <table:table-cell table:formula="of:=[.A373]+[.B372] + [.C372]" office:value-type="float" office:value="532707.728733598">
            <text:p>532707.728733598</text:p>
          </table:table-cell>
          <table:table-cell table:formula="of:=[.B373] * (6 /1200)" office:value-type="float" office:value="2663.53864366799">
            <text:p>2663.538643668</text:p>
          </table:table-cell>
          <table:table-cell table:number-columns-repeated="3"/>
        </table:table-row>
        <table:table-row table:style-name="ro1">
          <table:table-cell table:formula="of:=[.A373]" office:value-type="float" office:value="0">
            <text:p>0</text:p>
          </table:table-cell>
          <table:table-cell table:formula="of:=[.A374]+[.B373] + [.C373]" office:value-type="float" office:value="535371.267377266">
            <text:p>535371.267377266</text:p>
          </table:table-cell>
          <table:table-cell table:formula="of:=[.B374] * (6 /1200)" office:value-type="float" office:value="2676.85633688633">
            <text:p>2676.8563368863</text:p>
          </table:table-cell>
          <table:table-cell table:number-columns-repeated="3"/>
        </table:table-row>
        <table:table-row table:style-name="ro1">
          <table:table-cell table:formula="of:=[.A374]" office:value-type="float" office:value="0">
            <text:p>0</text:p>
          </table:table-cell>
          <table:table-cell table:formula="of:=[.A375]+[.B374] + [.C374]" office:value-type="float" office:value="538048.123714152">
            <text:p>538048.123714152</text:p>
          </table:table-cell>
          <table:table-cell table:formula="of:=[.B375] * (6 /1200)" office:value-type="float" office:value="2690.24061857076">
            <text:p>2690.2406185708</text:p>
          </table:table-cell>
          <table:table-cell table:number-columns-repeated="3"/>
        </table:table-row>
        <table:table-row table:style-name="ro1">
          <table:table-cell table:formula="of:=[.A375]" office:value-type="float" office:value="0">
            <text:p>0</text:p>
          </table:table-cell>
          <table:table-cell table:formula="of:=[.A376]+[.B375] + [.C375]" office:value-type="float" office:value="540738.364332723">
            <text:p>540738.364332723</text:p>
          </table:table-cell>
          <table:table-cell table:formula="of:=[.B376] * (6 /1200)" office:value-type="float" office:value="2703.69182166361">
            <text:p>2703.6918216636</text:p>
          </table:table-cell>
          <table:table-cell table:number-columns-repeated="3"/>
        </table:table-row>
        <table:table-row table:style-name="ro1">
          <table:table-cell table:formula="of:=[.A376]" office:value-type="float" office:value="0">
            <text:p>0</text:p>
          </table:table-cell>
          <table:table-cell table:formula="of:=[.A377]+[.B376] + [.C376]" office:value-type="float" office:value="543442.056154386">
            <text:p>543442.056154386</text:p>
          </table:table-cell>
          <table:table-cell table:formula="of:=[.B377] * (6 /1200)" office:value-type="float" office:value="2717.21028077193">
            <text:p>2717.2102807719</text:p>
          </table:table-cell>
          <table:table-cell table:number-columns-repeated="3"/>
        </table:table-row>
        <table:table-row table:style-name="ro1">
          <table:table-cell table:formula="of:=[.A377]" office:value-type="float" office:value="0">
            <text:p>0</text:p>
          </table:table-cell>
          <table:table-cell table:formula="of:=[.A378]+[.B377] + [.C377]" office:value-type="float" office:value="546159.266435158">
            <text:p>546159.266435158</text:p>
          </table:table-cell>
          <table:table-cell table:formula="of:=[.B378] * (6 /1200)" office:value-type="float" office:value="2730.79633217579">
            <text:p>2730.7963321758</text:p>
          </table:table-cell>
          <table:table-cell table:number-columns-repeated="3"/>
        </table:table-row>
        <table:table-row table:style-name="ro1">
          <table:table-cell table:formula="of:=[.A378]" office:value-type="float" office:value="0">
            <text:p>0</text:p>
          </table:table-cell>
          <table:table-cell table:formula="of:=[.A379]+[.B378] + [.C378]" office:value-type="float" office:value="548890.062767334">
            <text:p>548890.062767334</text:p>
          </table:table-cell>
          <table:table-cell table:formula="of:=[.B379] * (6 /1200)" office:value-type="float" office:value="2744.45031383667">
            <text:p>2744.4503138367</text:p>
          </table:table-cell>
          <table:table-cell table:number-columns-repeated="3"/>
        </table:table-row>
        <table:table-row table:style-name="ro1">
          <table:table-cell table:formula="of:=[.A379]" office:value-type="float" office:value="0">
            <text:p>0</text:p>
          </table:table-cell>
          <table:table-cell table:formula="of:=[.A380]+[.B379] + [.C379]" office:value-type="float" office:value="551634.513081171">
            <text:p>551634.513081171</text:p>
          </table:table-cell>
          <table:table-cell table:formula="of:=[.B380] * (6 /1200)" office:value-type="float" office:value="2758.17256540585">
            <text:p>2758.1725654059</text:p>
          </table:table-cell>
          <table:table-cell table:number-columns-repeated="3"/>
        </table:table-row>
        <table:table-row table:style-name="ro1">
          <table:table-cell table:formula="of:=[.A380]" office:value-type="float" office:value="0">
            <text:p>0</text:p>
          </table:table-cell>
          <table:table-cell table:formula="of:=[.A381]+[.B380] + [.C380]" office:value-type="float" office:value="554392.685646577">
            <text:p>554392.685646577</text:p>
          </table:table-cell>
          <table:table-cell table:formula="of:=[.B381] * (6 /1200)" office:value-type="float" office:value="2771.96342823288">
            <text:p>2771.9634282329</text:p>
          </table:table-cell>
          <table:table-cell table:number-columns-repeated="3"/>
        </table:table-row>
        <table:table-row table:style-name="ro1">
          <table:table-cell table:formula="of:=[.A381]" office:value-type="float" office:value="0">
            <text:p>0</text:p>
          </table:table-cell>
          <table:table-cell table:formula="of:=[.A382]+[.B381] + [.C381]" office:value-type="float" office:value="557164.64907481">
            <text:p>557164.64907481</text:p>
          </table:table-cell>
          <table:table-cell table:formula="of:=[.B382] * (6 /1200)" office:value-type="float" office:value="2785.82324537405">
            <text:p>2785.8232453741</text:p>
          </table:table-cell>
          <table:table-cell table:number-columns-repeated="3"/>
        </table:table-row>
        <table:table-row table:style-name="ro1">
          <table:table-cell table:formula="of:=[.A382]" office:value-type="float" office:value="0">
            <text:p>0</text:p>
          </table:table-cell>
          <table:table-cell table:formula="of:=[.A383]+[.B382] + [.C382]" office:value-type="float" office:value="559950.472320184">
            <text:p>559950.472320184</text:p>
          </table:table-cell>
          <table:table-cell table:formula="of:=[.B383] * (6 /1200)" office:value-type="float" office:value="2799.75236160092">
            <text:p>2799.7523616009</text:p>
          </table:table-cell>
          <table:table-cell table:number-columns-repeated="3"/>
        </table:table-row>
        <table:table-row table:style-name="ro1">
          <table:table-cell table:formula="of:=[.A383]" office:value-type="float" office:value="0">
            <text:p>0</text:p>
          </table:table-cell>
          <table:table-cell table:formula="of:=[.A384]+[.B383] + [.C383]" office:value-type="float" office:value="562750.224681785">
            <text:p>562750.224681785</text:p>
          </table:table-cell>
          <table:table-cell table:formula="of:=[.B384] * (6 /1200)" office:value-type="float" office:value="2813.75112340892">
            <text:p>2813.7511234089</text:p>
          </table:table-cell>
          <table:table-cell table:number-columns-repeated="3"/>
        </table:table-row>
        <table:table-row table:style-name="ro1">
          <table:table-cell table:formula="of:=[.A384]" office:value-type="float" office:value="0">
            <text:p>0</text:p>
          </table:table-cell>
          <table:table-cell table:formula="of:=[.A385]+[.B384] + [.C384]" office:value-type="float" office:value="565563.975805193">
            <text:p>565563.975805193</text:p>
          </table:table-cell>
          <table:table-cell table:formula="of:=[.B385] * (6 /1200)" office:value-type="float" office:value="2827.81987902597">
            <text:p>2827.819879026</text:p>
          </table:table-cell>
          <table:table-cell table:number-columns-repeated="3"/>
        </table:table-row>
        <table:table-row table:style-name="ro1">
          <table:table-cell table:formula="of:=[.A385]" office:value-type="float" office:value="0">
            <text:p>0</text:p>
          </table:table-cell>
          <table:table-cell table:formula="of:=[.A386]+[.B385] + [.C385]" office:value-type="float" office:value="568391.795684219">
            <text:p>568391.795684219</text:p>
          </table:table-cell>
          <table:table-cell table:formula="of:=[.B386] * (6 /1200)" office:value-type="float" office:value="2841.9589784211">
            <text:p>2841.9589784211</text:p>
          </table:table-cell>
          <table:table-cell table:number-columns-repeated="3"/>
        </table:table-row>
        <table:table-row table:style-name="ro1">
          <table:table-cell table:formula="of:=[.A386]" office:value-type="float" office:value="0">
            <text:p>0</text:p>
          </table:table-cell>
          <table:table-cell table:formula="of:=[.A387]+[.B386] + [.C386]" office:value-type="float" office:value="571233.75466264">
            <text:p>571233.75466264</text:p>
          </table:table-cell>
          <table:table-cell table:formula="of:=[.B387] * (6 /1200)" office:value-type="float" office:value="2856.1687733132">
            <text:p>2856.1687733132</text:p>
          </table:table-cell>
          <table:table-cell table:number-columns-repeated="3"/>
        </table:table-row>
        <table:table-row table:style-name="ro1">
          <table:table-cell table:formula="of:=[.A387]" office:value-type="float" office:value="0">
            <text:p>0</text:p>
          </table:table-cell>
          <table:table-cell table:formula="of:=[.A388]+[.B387] + [.C387]" office:value-type="float" office:value="574089.923435954">
            <text:p>574089.923435954</text:p>
          </table:table-cell>
          <table:table-cell table:formula="of:=[.B388] * (6 /1200)" office:value-type="float" office:value="2870.44961717977">
            <text:p>2870.4496171798</text:p>
          </table:table-cell>
          <table:table-cell table:number-columns-repeated="3"/>
        </table:table-row>
        <table:table-row table:style-name="ro1">
          <table:table-cell table:formula="of:=[.A388]" office:value-type="float" office:value="0">
            <text:p>0</text:p>
          </table:table-cell>
          <table:table-cell table:formula="of:=[.A389]+[.B388] + [.C388]" office:value-type="float" office:value="576960.373053133">
            <text:p>576960.373053133</text:p>
          </table:table-cell>
          <table:table-cell table:formula="of:=[.B389] * (6 /1200)" office:value-type="float" office:value="2884.80186526567">
            <text:p>2884.8018652657</text:p>
          </table:table-cell>
          <table:table-cell table:number-columns-repeated="3"/>
        </table:table-row>
        <table:table-row table:style-name="ro1">
          <table:table-cell table:formula="of:=[.A389]" office:value-type="float" office:value="0">
            <text:p>0</text:p>
          </table:table-cell>
          <table:table-cell table:formula="of:=[.A390]+[.B389] + [.C389]" office:value-type="float" office:value="579845.174918399">
            <text:p>579845.174918399</text:p>
          </table:table-cell>
          <table:table-cell table:formula="of:=[.B390] * (6 /1200)" office:value-type="float" office:value="2899.225874592">
            <text:p>2899.225874592</text:p>
          </table:table-cell>
          <table:table-cell table:number-columns-repeated="3"/>
        </table:table-row>
        <table:table-row table:style-name="ro1">
          <table:table-cell table:formula="of:=[.A390]" office:value-type="float" office:value="0">
            <text:p>0</text:p>
          </table:table-cell>
          <table:table-cell table:formula="of:=[.A391]+[.B390] + [.C390]" office:value-type="float" office:value="582744.400792991">
            <text:p>582744.400792991</text:p>
          </table:table-cell>
          <table:table-cell table:formula="of:=[.B391] * (6 /1200)" office:value-type="float" office:value="2913.72200396495">
            <text:p>2913.722003965</text:p>
          </table:table-cell>
          <table:table-cell table:number-columns-repeated="3"/>
        </table:table-row>
        <table:table-row table:style-name="ro1">
          <table:table-cell table:formula="of:=[.A391]" office:value-type="float" office:value="0">
            <text:p>0</text:p>
          </table:table-cell>
          <table:table-cell table:formula="of:=[.A392]+[.B391] + [.C391]" office:value-type="float" office:value="585658.122796956">
            <text:p>585658.122796956</text:p>
          </table:table-cell>
          <table:table-cell table:formula="of:=[.B392] * (6 /1200)" office:value-type="float" office:value="2928.29061398478">
            <text:p>2928.2906139848</text:p>
          </table:table-cell>
          <table:table-cell table:number-columns-repeated="3"/>
        </table:table-row>
        <table:table-row table:style-name="ro1">
          <table:table-cell table:formula="of:=[.A392]" office:value-type="float" office:value="0">
            <text:p>0</text:p>
          </table:table-cell>
          <table:table-cell table:formula="of:=[.A393]+[.B392] + [.C392]" office:value-type="float" office:value="588586.413410941">
            <text:p>588586.413410941</text:p>
          </table:table-cell>
          <table:table-cell table:formula="of:=[.B393] * (6 /1200)" office:value-type="float" office:value="2942.9320670547">
            <text:p>2942.9320670547</text:p>
          </table:table-cell>
          <table:table-cell table:number-columns-repeated="3"/>
        </table:table-row>
        <table:table-row table:style-name="ro1">
          <table:table-cell table:formula="of:=[.A393]" office:value-type="float" office:value="0">
            <text:p>0</text:p>
          </table:table-cell>
          <table:table-cell table:formula="of:=[.A394]+[.B393] + [.C393]" office:value-type="float" office:value="591529.345477995">
            <text:p>591529.345477995</text:p>
          </table:table-cell>
          <table:table-cell table:formula="of:=[.B394] * (6 /1200)" office:value-type="float" office:value="2957.64672738998">
            <text:p>2957.64672739</text:p>
          </table:table-cell>
          <table:table-cell table:number-columns-repeated="3"/>
        </table:table-row>
        <table:table-row table:style-name="ro1">
          <table:table-cell table:formula="of:=[.A394]" office:value-type="float" office:value="0">
            <text:p>0</text:p>
          </table:table-cell>
          <table:table-cell table:formula="of:=[.A395]+[.B394] + [.C394]" office:value-type="float" office:value="594486.992205385">
            <text:p>594486.992205385</text:p>
          </table:table-cell>
          <table:table-cell table:formula="of:=[.B395] * (6 /1200)" office:value-type="float" office:value="2972.43496102693">
            <text:p>2972.4349610269</text:p>
          </table:table-cell>
          <table:table-cell table:number-columns-repeated="3"/>
        </table:table-row>
        <table:table-row table:style-name="ro1">
          <table:table-cell table:formula="of:=[.A395]" office:value-type="float" office:value="0">
            <text:p>0</text:p>
          </table:table-cell>
          <table:table-cell table:formula="of:=[.A396]+[.B395] + [.C395]" office:value-type="float" office:value="597459.427166412">
            <text:p>597459.427166412</text:p>
          </table:table-cell>
          <table:table-cell table:formula="of:=[.B396] * (6 /1200)" office:value-type="float" office:value="2987.29713583206">
            <text:p>2987.2971358321</text:p>
          </table:table-cell>
          <table:table-cell table:number-columns-repeated="3"/>
        </table:table-row>
        <table:table-row table:style-name="ro1">
          <table:table-cell table:formula="of:=[.A396]" office:value-type="float" office:value="0">
            <text:p>0</text:p>
          </table:table-cell>
          <table:table-cell table:formula="of:=[.A397]+[.B396] + [.C396]" office:value-type="float" office:value="600446.724302244">
            <text:p>600446.724302244</text:p>
          </table:table-cell>
          <table:table-cell table:formula="of:=[.B397] * (6 /1200)" office:value-type="float" office:value="3002.23362151122">
            <text:p>3002.2336215112</text:p>
          </table:table-cell>
          <table:table-cell table:number-columns-repeated="3"/>
        </table:table-row>
        <table:table-row table:style-name="ro1">
          <table:table-cell table:formula="of:=[.A397]" office:value-type="float" office:value="0">
            <text:p>0</text:p>
          </table:table-cell>
          <table:table-cell table:formula="of:=[.A398]+[.B397] + [.C397]" office:value-type="float" office:value="603448.957923756">
            <text:p>603448.957923756</text:p>
          </table:table-cell>
          <table:table-cell table:formula="of:=[.B398] * (6 /1200)" office:value-type="float" office:value="3017.24478961878">
            <text:p>3017.2447896188</text:p>
          </table:table-cell>
          <table:table-cell table:number-columns-repeated="3"/>
        </table:table-row>
        <table:table-row table:style-name="ro1">
          <table:table-cell table:formula="of:=[.A398]" office:value-type="float" office:value="0">
            <text:p>0</text:p>
          </table:table-cell>
          <table:table-cell table:formula="of:=[.A399]+[.B398] + [.C398]" office:value-type="float" office:value="606466.202713374">
            <text:p>606466.202713374</text:p>
          </table:table-cell>
          <table:table-cell table:formula="of:=[.B399] * (6 /1200)" office:value-type="float" office:value="3032.33101356687">
            <text:p>3032.3310135669</text:p>
          </table:table-cell>
          <table:table-cell table:number-columns-repeated="3"/>
        </table:table-row>
        <table:table-row table:style-name="ro1">
          <table:table-cell table:formula="of:=[.A399]" office:value-type="float" office:value="0">
            <text:p>0</text:p>
          </table:table-cell>
          <table:table-cell table:formula="of:=[.A400]+[.B399] + [.C399]" office:value-type="float" office:value="609498.533726941">
            <text:p>609498.533726941</text:p>
          </table:table-cell>
          <table:table-cell table:formula="of:=[.B400] * (6 /1200)" office:value-type="float" office:value="3047.49266863471">
            <text:p>3047.4926686347</text:p>
          </table:table-cell>
          <table:table-cell table:number-columns-repeated="3"/>
        </table:table-row>
        <table:table-row table:style-name="ro1">
          <table:table-cell table:formula="of:=[.A400]" office:value-type="float" office:value="0">
            <text:p>0</text:p>
          </table:table-cell>
          <table:table-cell table:formula="of:=[.A401]+[.B400] + [.C400]" office:value-type="float" office:value="612546.026395576">
            <text:p>612546.026395576</text:p>
          </table:table-cell>
          <table:table-cell table:formula="of:=[.B401] * (6 /1200)" office:value-type="float" office:value="3062.73013197788">
            <text:p>3062.7301319779</text:p>
          </table:table-cell>
          <table:table-cell table:number-columns-repeated="3"/>
        </table:table-row>
        <table:table-row table:style-name="ro1">
          <table:table-cell table:formula="of:=[.A401]" office:value-type="float" office:value="0">
            <text:p>0</text:p>
          </table:table-cell>
          <table:table-cell table:formula="of:=[.A402]+[.B401] + [.C401]" office:value-type="float" office:value="615608.756527554">
            <text:p>615608.756527554</text:p>
          </table:table-cell>
          <table:table-cell table:formula="of:=[.B402] * (6 /1200)" office:value-type="float" office:value="3078.04378263777">
            <text:p>3078.0437826378</text:p>
          </table:table-cell>
          <table:table-cell table:number-columns-repeated="3"/>
        </table:table-row>
        <table:table-row table:style-name="ro1">
          <table:table-cell table:formula="of:=[.A402]" office:value-type="float" office:value="0">
            <text:p>0</text:p>
          </table:table-cell>
          <table:table-cell table:formula="of:=[.A403]+[.B402] + [.C402]" office:value-type="float" office:value="618686.800310192">
            <text:p>618686.800310192</text:p>
          </table:table-cell>
          <table:table-cell table:formula="of:=[.B403] * (6 /1200)" office:value-type="float" office:value="3093.43400155096">
            <text:p>3093.434001551</text:p>
          </table:table-cell>
          <table:table-cell table:number-columns-repeated="3"/>
        </table:table-row>
        <table:table-row table:style-name="ro1">
          <table:table-cell table:formula="of:=[.A403]" office:value-type="float" office:value="0">
            <text:p>0</text:p>
          </table:table-cell>
          <table:table-cell table:formula="of:=[.A404]+[.B403] + [.C403]" office:value-type="float" office:value="621780.234311743">
            <text:p>621780.234311743</text:p>
          </table:table-cell>
          <table:table-cell table:formula="of:=[.B404] * (6 /1200)" office:value-type="float" office:value="3108.90117155871">
            <text:p>3108.9011715587</text:p>
          </table:table-cell>
          <table:table-cell table:number-columns-repeated="3"/>
        </table:table-row>
        <table:table-row table:style-name="ro1">
          <table:table-cell table:formula="of:=[.A404]" office:value-type="float" office:value="0">
            <text:p>0</text:p>
          </table:table-cell>
          <table:table-cell table:formula="of:=[.A405]+[.B404] + [.C404]" office:value-type="float" office:value="624889.135483302">
            <text:p>624889.135483302</text:p>
          </table:table-cell>
          <table:table-cell table:formula="of:=[.B405] * (6 /1200)" office:value-type="float" office:value="3124.44567741651">
            <text:p>3124.4456774165</text:p>
          </table:table-cell>
          <table:table-cell table:number-columns-repeated="3"/>
        </table:table-row>
        <table:table-row table:style-name="ro1">
          <table:table-cell table:formula="of:=[.A405]" office:value-type="float" office:value="0">
            <text:p>0</text:p>
          </table:table-cell>
          <table:table-cell table:formula="of:=[.A406]+[.B405] + [.C405]" office:value-type="float" office:value="628013.581160718">
            <text:p>628013.581160718</text:p>
          </table:table-cell>
          <table:table-cell table:formula="of:=[.B406] * (6 /1200)" office:value-type="float" office:value="3140.06790580359">
            <text:p>3140.0679058036</text:p>
          </table:table-cell>
          <table:table-cell table:number-columns-repeated="3"/>
        </table:table-row>
        <table:table-row table:style-name="ro1">
          <table:table-cell table:formula="of:=[.A406]" office:value-type="float" office:value="0">
            <text:p>0</text:p>
          </table:table-cell>
          <table:table-cell table:formula="of:=[.A407]+[.B406] + [.C406]" office:value-type="float" office:value="631153.649066522">
            <text:p>631153.649066522</text:p>
          </table:table-cell>
          <table:table-cell table:formula="of:=[.B407] * (6 /1200)" office:value-type="float" office:value="3155.76824533261">
            <text:p>3155.7682453326</text:p>
          </table:table-cell>
          <table:table-cell table:number-columns-repeated="3"/>
        </table:table-row>
        <table:table-row table:style-name="ro1">
          <table:table-cell table:formula="of:=[.A407]" office:value-type="float" office:value="0">
            <text:p>0</text:p>
          </table:table-cell>
          <table:table-cell table:formula="of:=[.A408]+[.B407] + [.C407]" office:value-type="float" office:value="634309.417311854">
            <text:p>634309.417311854</text:p>
          </table:table-cell>
          <table:table-cell table:formula="of:=[.B408] * (6 /1200)" office:value-type="float" office:value="3171.54708655927">
            <text:p>3171.5470865593</text:p>
          </table:table-cell>
          <table:table-cell table:number-columns-repeated="3"/>
        </table:table-row>
        <table:table-row table:style-name="ro1">
          <table:table-cell table:formula="of:=[.A408]" office:value-type="float" office:value="0">
            <text:p>0</text:p>
          </table:table-cell>
          <table:table-cell table:formula="of:=[.A409]+[.B408] + [.C408]" office:value-type="float" office:value="637480.964398413">
            <text:p>637480.964398413</text:p>
          </table:table-cell>
          <table:table-cell table:formula="of:=[.B409] * (6 /1200)" office:value-type="float" office:value="3187.40482199207">
            <text:p>3187.4048219921</text:p>
          </table:table-cell>
          <table:table-cell table:number-columns-repeated="3"/>
        </table:table-row>
        <table:table-row table:style-name="ro1">
          <table:table-cell table:formula="of:=[.A409]" office:value-type="float" office:value="0">
            <text:p>0</text:p>
          </table:table-cell>
          <table:table-cell table:formula="of:=[.A410]+[.B409] + [.C409]" office:value-type="float" office:value="640668.369220406">
            <text:p>640668.369220406</text:p>
          </table:table-cell>
          <table:table-cell table:formula="of:=[.B410] * (6 /1200)" office:value-type="float" office:value="3203.34184610203">
            <text:p>3203.341846102</text:p>
          </table:table-cell>
          <table:table-cell table:number-columns-repeated="3"/>
        </table:table-row>
        <table:table-row table:style-name="ro1">
          <table:table-cell table:formula="of:=[.A410]" office:value-type="float" office:value="0">
            <text:p>0</text:p>
          </table:table-cell>
          <table:table-cell table:formula="of:=[.A411]+[.B410] + [.C410]" office:value-type="float" office:value="643871.711066508">
            <text:p>643871.711066508</text:p>
          </table:table-cell>
          <table:table-cell table:formula="of:=[.B411] * (6 /1200)" office:value-type="float" office:value="3219.35855533254">
            <text:p>3219.3585553325</text:p>
          </table:table-cell>
          <table:table-cell table:number-columns-repeated="3"/>
        </table:table-row>
        <table:table-row table:style-name="ro1">
          <table:table-cell table:formula="of:=[.A411]" office:value-type="float" office:value="0">
            <text:p>0</text:p>
          </table:table-cell>
          <table:table-cell table:formula="of:=[.A412]+[.B411] + [.C411]" office:value-type="float" office:value="647091.06962184">
            <text:p>647091.06962184</text:p>
          </table:table-cell>
          <table:table-cell table:formula="of:=[.B412] * (6 /1200)" office:value-type="float" office:value="3235.4553481092">
            <text:p>3235.4553481092</text:p>
          </table:table-cell>
          <table:table-cell table:number-columns-repeated="3"/>
        </table:table-row>
        <table:table-row table:style-name="ro1">
          <table:table-cell table:formula="of:=[.A412]" office:value-type="float" office:value="0">
            <text:p>0</text:p>
          </table:table-cell>
          <table:table-cell table:formula="of:=[.A413]+[.B412] + [.C412]" office:value-type="float" office:value="650326.524969949">
            <text:p>650326.524969949</text:p>
          </table:table-cell>
          <table:table-cell table:formula="of:=[.B413] * (6 /1200)" office:value-type="float" office:value="3251.63262484975">
            <text:p>3251.6326248498</text:p>
          </table:table-cell>
          <table:table-cell table:number-columns-repeated="3"/>
        </table:table-row>
        <table:table-row table:style-name="ro1">
          <table:table-cell table:formula="of:=[.A413]" office:value-type="float" office:value="0">
            <text:p>0</text:p>
          </table:table-cell>
          <table:table-cell table:formula="of:=[.A414]+[.B413] + [.C413]" office:value-type="float" office:value="653578.157594799">
            <text:p>653578.157594799</text:p>
          </table:table-cell>
          <table:table-cell table:formula="of:=[.B414] * (6 /1200)" office:value-type="float" office:value="3267.890787974">
            <text:p>3267.890787974</text:p>
          </table:table-cell>
          <table:table-cell table:number-columns-repeated="3"/>
        </table:table-row>
        <table:table-row table:style-name="ro1">
          <table:table-cell table:formula="of:=[.A414]" office:value-type="float" office:value="0">
            <text:p>0</text:p>
          </table:table-cell>
          <table:table-cell table:formula="of:=[.A415]+[.B414] + [.C414]" office:value-type="float" office:value="656846.048382773">
            <text:p>656846.048382773</text:p>
          </table:table-cell>
          <table:table-cell table:formula="of:=[.B415] * (6 /1200)" office:value-type="float" office:value="3284.23024191387">
            <text:p>3284.2302419139</text:p>
          </table:table-cell>
          <table:table-cell table:number-columns-repeated="3"/>
        </table:table-row>
        <table:table-row table:style-name="ro1">
          <table:table-cell table:formula="of:=[.A415]" office:value-type="float" office:value="0">
            <text:p>0</text:p>
          </table:table-cell>
          <table:table-cell table:formula="of:=[.A416]+[.B415] + [.C415]" office:value-type="float" office:value="660130.278624687">
            <text:p>660130.278624687</text:p>
          </table:table-cell>
          <table:table-cell table:formula="of:=[.B416] * (6 /1200)" office:value-type="float" office:value="3300.65139312343">
            <text:p>3300.6513931234</text:p>
          </table:table-cell>
          <table:table-cell table:number-columns-repeated="3"/>
        </table:table-row>
        <table:table-row table:style-name="ro1">
          <table:table-cell table:formula="of:=[.A416]" office:value-type="float" office:value="0">
            <text:p>0</text:p>
          </table:table-cell>
          <table:table-cell table:formula="of:=[.A417]+[.B416] + [.C416]" office:value-type="float" office:value="663430.93001781">
            <text:p>663430.93001781</text:p>
          </table:table-cell>
          <table:table-cell table:formula="of:=[.B417] * (6 /1200)" office:value-type="float" office:value="3317.15465008905">
            <text:p>3317.1546500891</text:p>
          </table:table-cell>
          <table:table-cell table:number-columns-repeated="3"/>
        </table:table-row>
        <table:table-row table:style-name="ro1">
          <table:table-cell table:formula="of:=[.A417]" office:value-type="float" office:value="0">
            <text:p>0</text:p>
          </table:table-cell>
          <table:table-cell table:formula="of:=[.A418]+[.B417] + [.C417]" office:value-type="float" office:value="666748.084667899">
            <text:p>666748.084667899</text:p>
          </table:table-cell>
          <table:table-cell table:formula="of:=[.B418] * (6 /1200)" office:value-type="float" office:value="3333.7404233395">
            <text:p>3333.7404233395</text:p>
          </table:table-cell>
          <table:table-cell table:number-columns-repeated="3"/>
        </table:table-row>
        <table:table-row table:style-name="ro1">
          <table:table-cell table:formula="of:=[.A418]" office:value-type="float" office:value="0">
            <text:p>0</text:p>
          </table:table-cell>
          <table:table-cell table:formula="of:=[.A419]+[.B418] + [.C418]" office:value-type="float" office:value="670081.825091239">
            <text:p>670081.825091239</text:p>
          </table:table-cell>
          <table:table-cell table:formula="of:=[.B419] * (6 /1200)" office:value-type="float" office:value="3350.40912545619">
            <text:p>3350.4091254562</text:p>
          </table:table-cell>
          <table:table-cell table:number-columns-repeated="3"/>
        </table:table-row>
        <table:table-row table:style-name="ro1">
          <table:table-cell table:formula="of:=[.A419]" office:value-type="float" office:value="0">
            <text:p>0</text:p>
          </table:table-cell>
          <table:table-cell table:formula="of:=[.A420]+[.B419] + [.C419]" office:value-type="float" office:value="673432.234216695">
            <text:p>673432.234216695</text:p>
          </table:table-cell>
          <table:table-cell table:formula="of:=[.B420] * (6 /1200)" office:value-type="float" office:value="3367.16117108348">
            <text:p>3367.1611710835</text:p>
          </table:table-cell>
          <table:table-cell table:number-columns-repeated="3"/>
        </table:table-row>
        <table:table-row table:style-name="ro1">
          <table:table-cell table:formula="of:=[.A420]" office:value-type="float" office:value="0">
            <text:p>0</text:p>
          </table:table-cell>
          <table:table-cell table:formula="of:=[.A421]+[.B420] + [.C420]" office:value-type="float" office:value="676799.395387779">
            <text:p>676799.395387779</text:p>
          </table:table-cell>
          <table:table-cell table:formula="of:=[.B421] * (6 /1200)" office:value-type="float" office:value="3383.99697693889">
            <text:p>3383.9969769389</text:p>
          </table:table-cell>
          <table:table-cell table:number-columns-repeated="3"/>
        </table:table-row>
        <table:table-row table:style-name="ro1">
          <table:table-cell table:formula="of:=[.A421]" office:value-type="float" office:value="0">
            <text:p>0</text:p>
          </table:table-cell>
          <table:table-cell table:formula="of:=[.A422]+[.B421] + [.C421]" office:value-type="float" office:value="680183.392364718">
            <text:p>680183.392364718</text:p>
          </table:table-cell>
          <table:table-cell table:formula="of:=[.B422] * (6 /1200)" office:value-type="float" office:value="3400.91696182359">
            <text:p>3400.9169618236</text:p>
          </table:table-cell>
          <table:table-cell table:number-columns-repeated="3"/>
        </table:table-row>
        <table:table-row table:style-name="ro1">
          <table:table-cell table:formula="of:=[.A422]" office:value-type="float" office:value="0">
            <text:p>0</text:p>
          </table:table-cell>
          <table:table-cell table:formula="of:=[.A423]+[.B422] + [.C422]" office:value-type="float" office:value="683584.309326541">
            <text:p>683584.309326541</text:p>
          </table:table-cell>
          <table:table-cell table:formula="of:=[.B423] * (6 /1200)" office:value-type="float" office:value="3417.92154663271">
            <text:p>3417.9215466327</text:p>
          </table:table-cell>
          <table:table-cell table:number-columns-repeated="3"/>
        </table:table-row>
        <table:table-row table:style-name="ro1">
          <table:table-cell table:formula="of:=[.A423]" office:value-type="float" office:value="0">
            <text:p>0</text:p>
          </table:table-cell>
          <table:table-cell table:formula="of:=[.A424]+[.B423] + [.C423]" office:value-type="float" office:value="687002.230873174">
            <text:p>687002.230873174</text:p>
          </table:table-cell>
          <table:table-cell table:formula="of:=[.B424] * (6 /1200)" office:value-type="float" office:value="3435.01115436587">
            <text:p>3435.0111543659</text:p>
          </table:table-cell>
          <table:table-cell table:number-columns-repeated="3"/>
        </table:table-row>
        <table:table-row table:style-name="ro1">
          <table:table-cell table:formula="of:=[.A424]" office:value-type="float" office:value="0">
            <text:p>0</text:p>
          </table:table-cell>
          <table:table-cell table:formula="of:=[.A425]+[.B424] + [.C424]" office:value-type="float" office:value="690437.24202754">
            <text:p>690437.24202754</text:p>
          </table:table-cell>
          <table:table-cell table:formula="of:=[.B425] * (6 /1200)" office:value-type="float" office:value="3452.1862101377">
            <text:p>3452.1862101377</text:p>
          </table:table-cell>
          <table:table-cell table:number-columns-repeated="3"/>
        </table:table-row>
        <table:table-row table:style-name="ro1">
          <table:table-cell table:formula="of:=[.A425]" office:value-type="float" office:value="0">
            <text:p>0</text:p>
          </table:table-cell>
          <table:table-cell table:formula="of:=[.A426]+[.B425] + [.C425]" office:value-type="float" office:value="693889.428237677">
            <text:p>693889.428237677</text:p>
          </table:table-cell>
          <table:table-cell table:formula="of:=[.B426] * (6 /1200)" office:value-type="float" office:value="3469.44714118839">
            <text:p>3469.4471411884</text:p>
          </table:table-cell>
          <table:table-cell table:number-columns-repeated="3"/>
        </table:table-row>
        <table:table-row table:style-name="ro1">
          <table:table-cell table:formula="of:=[.A426]" office:value-type="float" office:value="0">
            <text:p>0</text:p>
          </table:table-cell>
          <table:table-cell table:formula="of:=[.A427]+[.B426] + [.C426]" office:value-type="float" office:value="697358.875378866">
            <text:p>697358.875378866</text:p>
          </table:table-cell>
          <table:table-cell table:formula="of:=[.B427] * (6 /1200)" office:value-type="float" office:value="3486.79437689433">
            <text:p>3486.7943768943</text:p>
          </table:table-cell>
          <table:table-cell table:number-columns-repeated="3"/>
        </table:table-row>
        <table:table-row table:style-name="ro1">
          <table:table-cell table:formula="of:=[.A427]" office:value-type="float" office:value="0">
            <text:p>0</text:p>
          </table:table-cell>
          <table:table-cell table:formula="of:=[.A428]+[.B427] + [.C427]" office:value-type="float" office:value="700845.66975576">
            <text:p>700845.66975576</text:p>
          </table:table-cell>
          <table:table-cell table:formula="of:=[.B428] * (6 /1200)" office:value-type="float" office:value="3504.2283487788">
            <text:p>3504.2283487788</text:p>
          </table:table-cell>
          <table:table-cell table:number-columns-repeated="3"/>
        </table:table-row>
        <table:table-row table:style-name="ro1">
          <table:table-cell table:formula="of:=[.A428]" office:value-type="float" office:value="0">
            <text:p>0</text:p>
          </table:table-cell>
          <table:table-cell table:formula="of:=[.A429]+[.B428] + [.C428]" office:value-type="float" office:value="704349.898104539">
            <text:p>704349.898104539</text:p>
          </table:table-cell>
          <table:table-cell table:formula="of:=[.B429] * (6 /1200)" office:value-type="float" office:value="3521.74949052269">
            <text:p>3521.7494905227</text:p>
          </table:table-cell>
          <table:table-cell table:number-columns-repeated="3"/>
        </table:table-row>
        <table:table-row table:style-name="ro1">
          <table:table-cell table:formula="of:=[.A429]" office:value-type="float" office:value="0">
            <text:p>0</text:p>
          </table:table-cell>
          <table:table-cell table:formula="of:=[.A430]+[.B429] + [.C429]" office:value-type="float" office:value="707871.647595062">
            <text:p>707871.647595062</text:p>
          </table:table-cell>
          <table:table-cell table:formula="of:=[.B430] * (6 /1200)" office:value-type="float" office:value="3539.35823797531">
            <text:p>3539.3582379753</text:p>
          </table:table-cell>
          <table:table-cell table:number-columns-repeated="3"/>
        </table:table-row>
        <table:table-row table:style-name="ro1">
          <table:table-cell table:formula="of:=[.A430]" office:value-type="float" office:value="0">
            <text:p>0</text:p>
          </table:table-cell>
          <table:table-cell table:formula="of:=[.A431]+[.B430] + [.C430]" office:value-type="float" office:value="711411.005833037">
            <text:p>711411.005833037</text:p>
          </table:table-cell>
          <table:table-cell table:formula="of:=[.B431] * (6 /1200)" office:value-type="float" office:value="3557.05502916518">
            <text:p>3557.0550291652</text:p>
          </table:table-cell>
          <table:table-cell table:number-columns-repeated="3"/>
        </table:table-row>
        <table:table-row table:style-name="ro1">
          <table:table-cell table:formula="of:=[.A431]" office:value-type="float" office:value="0">
            <text:p>0</text:p>
          </table:table-cell>
          <table:table-cell table:formula="of:=[.A432]+[.B431] + [.C431]" office:value-type="float" office:value="714968.060862202">
            <text:p>714968.060862202</text:p>
          </table:table-cell>
          <table:table-cell table:formula="of:=[.B432] * (6 /1200)" office:value-type="float" office:value="3574.84030431101">
            <text:p>3574.840304311</text:p>
          </table:table-cell>
          <table:table-cell table:number-columns-repeated="3"/>
        </table:table-row>
        <table:table-row table:style-name="ro1">
          <table:table-cell table:formula="of:=[.A432]" office:value-type="float" office:value="0">
            <text:p>0</text:p>
          </table:table-cell>
          <table:table-cell table:formula="of:=[.A433]+[.B432] + [.C432]" office:value-type="float" office:value="718542.901166513">
            <text:p>718542.901166513</text:p>
          </table:table-cell>
          <table:table-cell table:formula="of:=[.B433] * (6 /1200)" office:value-type="float" office:value="3592.71450583257">
            <text:p>3592.7145058326</text:p>
          </table:table-cell>
          <table:table-cell table:number-columns-repeated="3"/>
        </table:table-row>
        <table:table-row table:style-name="ro1">
          <table:table-cell table:formula="of:=[.A433]" office:value-type="float" office:value="0">
            <text:p>0</text:p>
          </table:table-cell>
          <table:table-cell table:formula="of:=[.A434]+[.B433] + [.C433]" office:value-type="float" office:value="722135.615672346">
            <text:p>722135.615672346</text:p>
          </table:table-cell>
          <table:table-cell table:formula="of:=[.B434] * (6 /1200)" office:value-type="float" office:value="3610.67807836173">
            <text:p>3610.6780783617</text:p>
          </table:table-cell>
          <table:table-cell table:number-columns-repeated="3"/>
        </table:table-row>
        <table:table-row table:style-name="ro1">
          <table:table-cell table:formula="of:=[.A434]" office:value-type="float" office:value="0">
            <text:p>0</text:p>
          </table:table-cell>
          <table:table-cell table:formula="of:=[.A435]+[.B434] + [.C434]" office:value-type="float" office:value="725746.293750707">
            <text:p>725746.293750707</text:p>
          </table:table-cell>
          <table:table-cell table:formula="of:=[.B435] * (6 /1200)" office:value-type="float" office:value="3628.73146875354">
            <text:p>3628.7314687535</text:p>
          </table:table-cell>
          <table:table-cell table:number-columns-repeated="3"/>
        </table:table-row>
        <table:table-row table:style-name="ro1">
          <table:table-cell table:formula="of:=[.A435]" office:value-type="float" office:value="0">
            <text:p>0</text:p>
          </table:table-cell>
          <table:table-cell table:formula="of:=[.A436]+[.B435] + [.C435]" office:value-type="float" office:value="729375.025219461">
            <text:p>729375.025219461</text:p>
          </table:table-cell>
          <table:table-cell table:formula="of:=[.B436] * (6 /1200)" office:value-type="float" office:value="3646.8751260973">
            <text:p>3646.8751260973</text:p>
          </table:table-cell>
          <table:table-cell table:number-columns-repeated="3"/>
        </table:table-row>
        <table:table-row table:style-name="ro1">
          <table:table-cell table:formula="of:=[.A436]" office:value-type="float" office:value="0">
            <text:p>0</text:p>
          </table:table-cell>
          <table:table-cell table:formula="of:=[.A437]+[.B436] + [.C436]" office:value-type="float" office:value="733021.900345558">
            <text:p>733021.900345558</text:p>
          </table:table-cell>
          <table:table-cell table:formula="of:=[.B437] * (6 /1200)" office:value-type="float" office:value="3665.10950172779">
            <text:p>3665.1095017278</text:p>
          </table:table-cell>
          <table:table-cell table:number-columns-repeated="3"/>
        </table:table-row>
        <table:table-row table:style-name="ro1">
          <table:table-cell table:formula="of:=[.A437]" office:value-type="float" office:value="0">
            <text:p>0</text:p>
          </table:table-cell>
          <table:table-cell table:formula="of:=[.A438]+[.B437] + [.C437]" office:value-type="float" office:value="736687.009847286">
            <text:p>736687.009847286</text:p>
          </table:table-cell>
          <table:table-cell table:formula="of:=[.B438] * (6 /1200)" office:value-type="float" office:value="3683.43504923643">
            <text:p>3683.4350492364</text:p>
          </table:table-cell>
          <table:table-cell table:number-columns-repeated="3"/>
        </table:table-row>
        <table:table-row table:style-name="ro1">
          <table:table-cell table:formula="of:=[.A438]" office:value-type="float" office:value="0">
            <text:p>0</text:p>
          </table:table-cell>
          <table:table-cell table:formula="of:=[.A439]+[.B438] + [.C438]" office:value-type="float" office:value="740370.444896522">
            <text:p>740370.444896522</text:p>
          </table:table-cell>
          <table:table-cell table:formula="of:=[.B439] * (6 /1200)" office:value-type="float" office:value="3701.85222448261">
            <text:p>3701.8522244826</text:p>
          </table:table-cell>
          <table:table-cell table:number-columns-repeated="3"/>
        </table:table-row>
        <table:table-row table:style-name="ro1">
          <table:table-cell table:formula="of:=[.A439]" office:value-type="float" office:value="0">
            <text:p>0</text:p>
          </table:table-cell>
          <table:table-cell table:formula="of:=[.A440]+[.B439] + [.C439]" office:value-type="float" office:value="744072.297121005">
            <text:p>744072.297121005</text:p>
          </table:table-cell>
          <table:table-cell table:formula="of:=[.B440] * (6 /1200)" office:value-type="float" office:value="3720.36148560502">
            <text:p>3720.361485605</text:p>
          </table:table-cell>
          <table:table-cell table:number-columns-repeated="3"/>
        </table:table-row>
        <table:table-row table:style-name="ro1">
          <table:table-cell table:formula="of:=[.A440]" office:value-type="float" office:value="0">
            <text:p>0</text:p>
          </table:table-cell>
          <table:table-cell table:formula="of:=[.A441]+[.B440] + [.C440]" office:value-type="float" office:value="747792.65860661">
            <text:p>747792.65860661</text:p>
          </table:table-cell>
          <table:table-cell table:formula="of:=[.B441] * (6 /1200)" office:value-type="float" office:value="3738.96329303305">
            <text:p>3738.9632930331</text:p>
          </table:table-cell>
          <table:table-cell table:number-columns-repeated="3"/>
        </table:table-row>
        <table:table-row table:style-name="ro1">
          <table:table-cell table:formula="of:=[.A441]" office:value-type="float" office:value="0">
            <text:p>0</text:p>
          </table:table-cell>
          <table:table-cell table:formula="of:=[.A442]+[.B441] + [.C441]" office:value-type="float" office:value="751531.621899643">
            <text:p>751531.621899643</text:p>
          </table:table-cell>
          <table:table-cell table:formula="of:=[.B442] * (6 /1200)" office:value-type="float" office:value="3757.65810949821">
            <text:p>3757.6581094982</text:p>
          </table:table-cell>
          <table:table-cell table:number-columns-repeated="3"/>
        </table:table-row>
        <table:table-row table:style-name="ro1">
          <table:table-cell table:formula="of:=[.A442]" office:value-type="float" office:value="0">
            <text:p>0</text:p>
          </table:table-cell>
          <table:table-cell table:formula="of:=[.A443]+[.B442] + [.C442]" office:value-type="float" office:value="755289.280009141">
            <text:p>755289.280009141</text:p>
          </table:table-cell>
          <table:table-cell table:formula="of:=[.B443] * (6 /1200)" office:value-type="float" office:value="3776.44640004571">
            <text:p>3776.4464000457</text:p>
          </table:table-cell>
          <table:table-cell table:number-columns-repeated="3"/>
        </table:table-row>
        <table:table-row table:style-name="ro1">
          <table:table-cell table:formula="of:=[.A443]" office:value-type="float" office:value="0">
            <text:p>0</text:p>
          </table:table-cell>
          <table:table-cell table:formula="of:=[.A444]+[.B443] + [.C443]" office:value-type="float" office:value="759065.726409187">
            <text:p>759065.726409187</text:p>
          </table:table-cell>
          <table:table-cell table:formula="of:=[.B444] * (6 /1200)" office:value-type="float" office:value="3795.32863204593">
            <text:p>3795.3286320459</text:p>
          </table:table-cell>
          <table:table-cell table:number-columns-repeated="3"/>
        </table:table-row>
        <table:table-row table:style-name="ro1">
          <table:table-cell table:formula="of:=[.A444]" office:value-type="float" office:value="0">
            <text:p>0</text:p>
          </table:table-cell>
          <table:table-cell table:formula="of:=[.A445]+[.B444] + [.C444]" office:value-type="float" office:value="762861.055041233">
            <text:p>762861.055041233</text:p>
          </table:table-cell>
          <table:table-cell table:formula="of:=[.B445] * (6 /1200)" office:value-type="float" office:value="3814.30527520616">
            <text:p>3814.3052752062</text:p>
          </table:table-cell>
          <table:table-cell table:number-columns-repeated="3"/>
        </table:table-row>
        <table:table-row table:style-name="ro1">
          <table:table-cell table:formula="of:=[.A445]" office:value-type="float" office:value="0">
            <text:p>0</text:p>
          </table:table-cell>
          <table:table-cell table:formula="of:=[.A446]+[.B445] + [.C445]" office:value-type="float" office:value="766675.360316439">
            <text:p>766675.360316439</text:p>
          </table:table-cell>
          <table:table-cell table:formula="of:=[.B446] * (6 /1200)" office:value-type="float" office:value="3833.37680158219">
            <text:p>3833.3768015822</text:p>
          </table:table-cell>
          <table:table-cell table:number-columns-repeated="3"/>
        </table:table-row>
        <table:table-row table:style-name="ro1">
          <table:table-cell table:formula="of:=[.A446]" office:value-type="float" office:value="0">
            <text:p>0</text:p>
          </table:table-cell>
          <table:table-cell table:formula="of:=[.A447]+[.B446] + [.C446]" office:value-type="float" office:value="770508.737118021">
            <text:p>770508.737118021</text:p>
          </table:table-cell>
          <table:table-cell table:formula="of:=[.B447] * (6 /1200)" office:value-type="float" office:value="3852.54368559011">
            <text:p>3852.5436855901</text:p>
          </table:table-cell>
          <table:table-cell table:number-columns-repeated="3"/>
        </table:table-row>
        <table:table-row table:style-name="ro1">
          <table:table-cell table:formula="of:=[.A447]" office:value-type="float" office:value="0">
            <text:p>0</text:p>
          </table:table-cell>
          <table:table-cell table:formula="of:=[.A448]+[.B447] + [.C447]" office:value-type="float" office:value="774361.280803611">
            <text:p>774361.280803611</text:p>
          </table:table-cell>
          <table:table-cell table:formula="of:=[.B448] * (6 /1200)" office:value-type="float" office:value="3871.80640401806">
            <text:p>3871.8064040181</text:p>
          </table:table-cell>
          <table:table-cell table:number-columns-repeated="3"/>
        </table:table-row>
        <table:table-row table:style-name="ro1">
          <table:table-cell table:formula="of:=[.A448]" office:value-type="float" office:value="0">
            <text:p>0</text:p>
          </table:table-cell>
          <table:table-cell table:formula="of:=[.A449]+[.B448] + [.C448]" office:value-type="float" office:value="778233.087207629">
            <text:p>778233.087207629</text:p>
          </table:table-cell>
          <table:table-cell table:formula="of:=[.B449] * (6 /1200)" office:value-type="float" office:value="3891.16543603815">
            <text:p>3891.1654360382</text:p>
          </table:table-cell>
          <table:table-cell table:number-columns-repeated="3"/>
        </table:table-row>
        <table:table-row table:style-name="ro1">
          <table:table-cell table:formula="of:=[.A449]" office:value-type="float" office:value="0">
            <text:p>0</text:p>
          </table:table-cell>
          <table:table-cell table:formula="of:=[.A450]+[.B449] + [.C449]" office:value-type="float" office:value="782124.252643668">
            <text:p>782124.252643668</text:p>
          </table:table-cell>
          <table:table-cell table:formula="of:=[.B450] * (6 /1200)" office:value-type="float" office:value="3910.62126321834">
            <text:p>3910.6212632183</text:p>
          </table:table-cell>
          <table:table-cell table:number-columns-repeated="3"/>
        </table:table-row>
        <table:table-row table:style-name="ro1">
          <table:table-cell table:formula="of:=[.A450]" office:value-type="float" office:value="0">
            <text:p>0</text:p>
          </table:table-cell>
          <table:table-cell table:formula="of:=[.A451]+[.B450] + [.C450]" office:value-type="float" office:value="786034.873906886">
            <text:p>786034.873906886</text:p>
          </table:table-cell>
          <table:table-cell table:formula="of:=[.B451] * (6 /1200)" office:value-type="float" office:value="3930.17436953443">
            <text:p>3930.1743695344</text:p>
          </table:table-cell>
          <table:table-cell table:number-columns-repeated="3"/>
        </table:table-row>
        <table:table-row table:style-name="ro1">
          <table:table-cell table:formula="of:=[.A451]" office:value-type="float" office:value="0">
            <text:p>0</text:p>
          </table:table-cell>
          <table:table-cell table:formula="of:=[.A452]+[.B451] + [.C451]" office:value-type="float" office:value="789965.04827642">
            <text:p>789965.04827642</text:p>
          </table:table-cell>
          <table:table-cell table:formula="of:=[.B452] * (6 /1200)" office:value-type="float" office:value="3949.8252413821">
            <text:p>3949.8252413821</text:p>
          </table:table-cell>
          <table:table-cell table:number-columns-repeated="3"/>
        </table:table-row>
        <table:table-row table:style-name="ro1">
          <table:table-cell table:formula="of:=[.A452]" office:value-type="float" office:value="0">
            <text:p>0</text:p>
          </table:table-cell>
          <table:table-cell table:formula="of:=[.A453]+[.B452] + [.C452]" office:value-type="float" office:value="793914.873517802">
            <text:p>793914.873517802</text:p>
          </table:table-cell>
          <table:table-cell table:formula="of:=[.B453] * (6 /1200)" office:value-type="float" office:value="3969.57436758901">
            <text:p>3969.574367589</text:p>
          </table:table-cell>
          <table:table-cell table:number-columns-repeated="3"/>
        </table:table-row>
        <table:table-row table:style-name="ro1">
          <table:table-cell table:formula="of:=[.A453]" office:value-type="float" office:value="0">
            <text:p>0</text:p>
          </table:table-cell>
          <table:table-cell table:formula="of:=[.A454]+[.B453] + [.C453]" office:value-type="float" office:value="797884.447885391">
            <text:p>797884.447885391</text:p>
          </table:table-cell>
          <table:table-cell table:formula="of:=[.B454] * (6 /1200)" office:value-type="float" office:value="3989.42223942696">
            <text:p>3989.422239427</text:p>
          </table:table-cell>
          <table:table-cell table:number-columns-repeated="3"/>
        </table:table-row>
        <table:table-row table:style-name="ro1">
          <table:table-cell table:formula="of:=[.A454]" office:value-type="float" office:value="0">
            <text:p>0</text:p>
          </table:table-cell>
          <table:table-cell table:formula="of:=[.A455]+[.B454] + [.C454]" office:value-type="float" office:value="801873.870124818">
            <text:p>801873.870124818</text:p>
          </table:table-cell>
          <table:table-cell table:formula="of:=[.B455] * (6 /1200)" office:value-type="float" office:value="4009.36935062409">
            <text:p>4009.3693506241</text:p>
          </table:table-cell>
          <table:table-cell table:number-columns-repeated="3"/>
        </table:table-row>
        <table:table-row table:style-name="ro1">
          <table:table-cell table:formula="of:=[.A455]" office:value-type="float" office:value="0">
            <text:p>0</text:p>
          </table:table-cell>
          <table:table-cell table:formula="of:=[.A456]+[.B455] + [.C455]" office:value-type="float" office:value="805883.239475442">
            <text:p>805883.239475442</text:p>
          </table:table-cell>
          <table:table-cell table:formula="of:=[.B456] * (6 /1200)" office:value-type="float" office:value="4029.41619737721">
            <text:p>4029.4161973772</text:p>
          </table:table-cell>
          <table:table-cell table:number-columns-repeated="3"/>
        </table:table-row>
        <table:table-row table:style-name="ro1">
          <table:table-cell table:formula="of:=[.A456]" office:value-type="float" office:value="0">
            <text:p>0</text:p>
          </table:table-cell>
          <table:table-cell table:formula="of:=[.A457]+[.B456] + [.C456]" office:value-type="float" office:value="809912.65567282">
            <text:p>809912.65567282</text:p>
          </table:table-cell>
          <table:table-cell table:formula="of:=[.B457] * (6 /1200)" office:value-type="float" office:value="4049.5632783641">
            <text:p>4049.5632783641</text:p>
          </table:table-cell>
          <table:table-cell table:number-columns-repeated="3"/>
        </table:table-row>
        <table:table-row table:style-name="ro1">
          <table:table-cell table:formula="of:=[.A457]" office:value-type="float" office:value="0">
            <text:p>0</text:p>
          </table:table-cell>
          <table:table-cell table:formula="of:=[.A458]+[.B457] + [.C457]" office:value-type="float" office:value="813962.218951184">
            <text:p>813962.218951184</text:p>
          </table:table-cell>
          <table:table-cell table:formula="of:=[.B458] * (6 /1200)" office:value-type="float" office:value="4069.81109475592">
            <text:p>4069.8110947559</text:p>
          </table:table-cell>
          <table:table-cell table:number-columns-repeated="3"/>
        </table:table-row>
        <table:table-row table:style-name="ro1">
          <table:table-cell table:formula="of:=[.A458]" office:value-type="float" office:value="0">
            <text:p>0</text:p>
          </table:table-cell>
          <table:table-cell table:formula="of:=[.A459]+[.B458] + [.C458]" office:value-type="float" office:value="818032.03004594">
            <text:p>818032.03004594</text:p>
          </table:table-cell>
          <table:table-cell table:formula="of:=[.B459] * (6 /1200)" office:value-type="float" office:value="4090.1601502297">
            <text:p>4090.1601502297</text:p>
          </table:table-cell>
          <table:table-cell table:number-columns-repeated="3"/>
        </table:table-row>
        <table:table-row table:style-name="ro1">
          <table:table-cell table:formula="of:=[.A459]" office:value-type="float" office:value="0">
            <text:p>0</text:p>
          </table:table-cell>
          <table:table-cell table:formula="of:=[.A460]+[.B459] + [.C459]" office:value-type="float" office:value="822122.190196169">
            <text:p>822122.190196169</text:p>
          </table:table-cell>
          <table:table-cell table:formula="of:=[.B460] * (6 /1200)" office:value-type="float" office:value="4110.61095098085">
            <text:p>4110.6109509809</text:p>
          </table:table-cell>
          <table:table-cell table:number-columns-repeated="3"/>
        </table:table-row>
        <table:table-row table:style-name="ro1">
          <table:table-cell table:formula="of:=[.A460]" office:value-type="float" office:value="0">
            <text:p>0</text:p>
          </table:table-cell>
          <table:table-cell table:formula="of:=[.A461]+[.B460] + [.C460]" office:value-type="float" office:value="826232.80114715">
            <text:p>826232.80114715</text:p>
          </table:table-cell>
          <table:table-cell table:formula="of:=[.B461] * (6 /1200)" office:value-type="float" office:value="4131.16400573575">
            <text:p>4131.1640057358</text:p>
          </table:table-cell>
          <table:table-cell table:number-columns-repeated="3"/>
        </table:table-row>
        <table:table-row table:style-name="ro1">
          <table:table-cell table:formula="of:=[.A461]" office:value-type="float" office:value="0">
            <text:p>0</text:p>
          </table:table-cell>
          <table:table-cell table:formula="of:=[.A462]+[.B461] + [.C461]" office:value-type="float" office:value="830363.965152886">
            <text:p>830363.965152886</text:p>
          </table:table-cell>
          <table:table-cell table:formula="of:=[.B462] * (6 /1200)" office:value-type="float" office:value="4151.81982576443">
            <text:p>4151.8198257644</text:p>
          </table:table-cell>
          <table:table-cell table:number-columns-repeated="3"/>
        </table:table-row>
        <table:table-row table:style-name="ro1">
          <table:table-cell table:formula="of:=[.A462]" office:value-type="float" office:value="0">
            <text:p>0</text:p>
          </table:table-cell>
          <table:table-cell table:formula="of:=[.A463]+[.B462] + [.C462]" office:value-type="float" office:value="834515.78497865">
            <text:p>834515.78497865</text:p>
          </table:table-cell>
          <table:table-cell table:formula="of:=[.B463] * (6 /1200)" office:value-type="float" office:value="4172.57892489325">
            <text:p>4172.5789248933</text:p>
          </table:table-cell>
          <table:table-cell table:number-columns-repeated="3"/>
        </table:table-row>
        <table:table-row table:style-name="ro1">
          <table:table-cell table:formula="of:=[.A463]" office:value-type="float" office:value="0">
            <text:p>0</text:p>
          </table:table-cell>
          <table:table-cell table:formula="of:=[.A464]+[.B463] + [.C463]" office:value-type="float" office:value="838688.363903544">
            <text:p>838688.363903544</text:p>
          </table:table-cell>
          <table:table-cell table:formula="of:=[.B464] * (6 /1200)" office:value-type="float" office:value="4193.44181951772">
            <text:p>4193.4418195177</text:p>
          </table:table-cell>
          <table:table-cell table:number-columns-repeated="3"/>
        </table:table-row>
        <table:table-row table:style-name="ro1">
          <table:table-cell table:formula="of:=[.A464]" office:value-type="float" office:value="0">
            <text:p>0</text:p>
          </table:table-cell>
          <table:table-cell table:formula="of:=[.A465]+[.B464] + [.C464]" office:value-type="float" office:value="842881.805723061">
            <text:p>842881.805723061</text:p>
          </table:table-cell>
          <table:table-cell table:formula="of:=[.B465] * (6 /1200)" office:value-type="float" office:value="4214.40902861531">
            <text:p>4214.4090286153</text:p>
          </table:table-cell>
          <table:table-cell table:number-columns-repeated="3"/>
        </table:table-row>
        <table:table-row table:style-name="ro1">
          <table:table-cell table:formula="of:=[.A465]" office:value-type="float" office:value="0">
            <text:p>0</text:p>
          </table:table-cell>
          <table:table-cell table:formula="of:=[.A466]+[.B465] + [.C465]" office:value-type="float" office:value="847096.214751677">
            <text:p>847096.214751677</text:p>
          </table:table-cell>
          <table:table-cell table:formula="of:=[.B466] * (6 /1200)" office:value-type="float" office:value="4235.48107375838">
            <text:p>4235.4810737584</text:p>
          </table:table-cell>
          <table:table-cell table:number-columns-repeated="3"/>
        </table:table-row>
        <table:table-row table:style-name="ro1">
          <table:table-cell table:formula="of:=[.A466]" office:value-type="float" office:value="0">
            <text:p>0</text:p>
          </table:table-cell>
          <table:table-cell table:formula="of:=[.A467]+[.B466] + [.C466]" office:value-type="float" office:value="851331.695825435">
            <text:p>851331.695825435</text:p>
          </table:table-cell>
          <table:table-cell table:formula="of:=[.B467] * (6 /1200)" office:value-type="float" office:value="4256.65847912718">
            <text:p>4256.6584791272</text:p>
          </table:table-cell>
          <table:table-cell table:number-columns-repeated="3"/>
        </table:table-row>
        <table:table-row table:style-name="ro1">
          <table:table-cell table:formula="of:=[.A467]" office:value-type="float" office:value="0">
            <text:p>0</text:p>
          </table:table-cell>
          <table:table-cell table:formula="of:=[.A468]+[.B467] + [.C467]" office:value-type="float" office:value="855588.354304562">
            <text:p>855588.354304562</text:p>
          </table:table-cell>
          <table:table-cell table:formula="of:=[.B468] * (6 /1200)" office:value-type="float" office:value="4277.94177152281">
            <text:p>4277.9417715228</text:p>
          </table:table-cell>
          <table:table-cell table:number-columns-repeated="3"/>
        </table:table-row>
        <table:table-row table:style-name="ro1">
          <table:table-cell table:formula="of:=[.A468]" office:value-type="float" office:value="0">
            <text:p>0</text:p>
          </table:table-cell>
          <table:table-cell table:formula="of:=[.A469]+[.B468] + [.C468]" office:value-type="float" office:value="859866.296076085">
            <text:p>859866.296076085</text:p>
          </table:table-cell>
          <table:table-cell table:formula="of:=[.B469] * (6 /1200)" office:value-type="float" office:value="4299.33148038043">
            <text:p>4299.3314803804</text:p>
          </table:table-cell>
          <table:table-cell table:number-columns-repeated="3"/>
        </table:table-row>
        <table:table-row table:style-name="ro1">
          <table:table-cell table:formula="of:=[.A469]" office:value-type="float" office:value="0">
            <text:p>0</text:p>
          </table:table-cell>
          <table:table-cell table:formula="of:=[.A470]+[.B469] + [.C469]" office:value-type="float" office:value="864165.627556466">
            <text:p>864165.627556466</text:p>
          </table:table-cell>
          <table:table-cell table:formula="of:=[.B470] * (6 /1200)" office:value-type="float" office:value="4320.82813778233">
            <text:p>4320.8281377823</text:p>
          </table:table-cell>
          <table:table-cell table:number-columns-repeated="3"/>
        </table:table-row>
        <table:table-row table:style-name="ro1">
          <table:table-cell table:formula="of:=[.A470]" office:value-type="float" office:value="0">
            <text:p>0</text:p>
          </table:table-cell>
          <table:table-cell table:formula="of:=[.A471]+[.B470] + [.C470]" office:value-type="float" office:value="868486.455694248">
            <text:p>868486.455694248</text:p>
          </table:table-cell>
          <table:table-cell table:formula="of:=[.B471] * (6 /1200)" office:value-type="float" office:value="4342.43227847124">
            <text:p>4342.4322784712</text:p>
          </table:table-cell>
          <table:table-cell table:number-columns-repeated="3"/>
        </table:table-row>
        <table:table-row table:style-name="ro1">
          <table:table-cell table:formula="of:=[.A471]" office:value-type="float" office:value="0">
            <text:p>0</text:p>
          </table:table-cell>
          <table:table-cell table:formula="of:=[.A472]+[.B471] + [.C471]" office:value-type="float" office:value="872828.887972719">
            <text:p>872828.887972719</text:p>
          </table:table-cell>
          <table:table-cell table:formula="of:=[.B472] * (6 /1200)" office:value-type="float" office:value="4364.1444398636">
            <text:p>4364.1444398636</text:p>
          </table:table-cell>
          <table:table-cell table:number-columns-repeated="3"/>
        </table:table-row>
        <table:table-row table:style-name="ro1">
          <table:table-cell table:formula="of:=[.A472]" office:value-type="float" office:value="0">
            <text:p>0</text:p>
          </table:table-cell>
          <table:table-cell table:formula="of:=[.A473]+[.B472] + [.C472]" office:value-type="float" office:value="877193.032412583">
            <text:p>877193.032412583</text:p>
          </table:table-cell>
          <table:table-cell table:formula="of:=[.B473] * (6 /1200)" office:value-type="float" office:value="4385.96516206291">
            <text:p>4385.9651620629</text:p>
          </table:table-cell>
          <table:table-cell table:number-columns-repeated="3"/>
        </table:table-row>
        <table:table-row table:style-name="ro1">
          <table:table-cell table:formula="of:=[.A473]" office:value-type="float" office:value="0">
            <text:p>0</text:p>
          </table:table-cell>
          <table:table-cell table:formula="of:=[.A474]+[.B473] + [.C473]" office:value-type="float" office:value="881578.997574646">
            <text:p>881578.997574646</text:p>
          </table:table-cell>
          <table:table-cell table:formula="of:=[.B474] * (6 /1200)" office:value-type="float" office:value="4407.89498787323">
            <text:p>4407.8949878732</text:p>
          </table:table-cell>
          <table:table-cell table:number-columns-repeated="3"/>
        </table:table-row>
        <table:table-row table:style-name="ro1">
          <table:table-cell table:formula="of:=[.A474]" office:value-type="float" office:value="0">
            <text:p>0</text:p>
          </table:table-cell>
          <table:table-cell table:formula="of:=[.A475]+[.B474] + [.C474]" office:value-type="float" office:value="885986.892562519">
            <text:p>885986.892562519</text:p>
          </table:table-cell>
          <table:table-cell table:formula="of:=[.B475] * (6 /1200)" office:value-type="float" office:value="4429.9344628126">
            <text:p>4429.9344628126</text:p>
          </table:table-cell>
          <table:table-cell table:number-columns-repeated="3"/>
        </table:table-row>
        <table:table-row table:style-name="ro1">
          <table:table-cell table:formula="of:=[.A475]" office:value-type="float" office:value="0">
            <text:p>0</text:p>
          </table:table-cell>
          <table:table-cell table:formula="of:=[.A476]+[.B475] + [.C475]" office:value-type="float" office:value="890416.827025332">
            <text:p>890416.827025332</text:p>
          </table:table-cell>
          <table:table-cell table:formula="of:=[.B476] * (6 /1200)" office:value-type="float" office:value="4452.08413512666">
            <text:p>4452.0841351267</text:p>
          </table:table-cell>
          <table:table-cell table:number-columns-repeated="3"/>
        </table:table-row>
        <table:table-row table:style-name="ro1">
          <table:table-cell table:formula="of:=[.A476]" office:value-type="float" office:value="0">
            <text:p>0</text:p>
          </table:table-cell>
          <table:table-cell table:formula="of:=[.A477]+[.B476] + [.C476]" office:value-type="float" office:value="894868.911160458">
            <text:p>894868.911160458</text:p>
          </table:table-cell>
          <table:table-cell table:formula="of:=[.B477] * (6 /1200)" office:value-type="float" office:value="4474.34455580229">
            <text:p>4474.3445558023</text:p>
          </table:table-cell>
          <table:table-cell table:number-columns-repeated="3"/>
        </table:table-row>
        <table:table-row table:style-name="ro1">
          <table:table-cell table:formula="of:=[.A477]" office:value-type="float" office:value="0">
            <text:p>0</text:p>
          </table:table-cell>
          <table:table-cell table:formula="of:=[.A478]+[.B477] + [.C477]" office:value-type="float" office:value="899343.25571626">
            <text:p>899343.25571626</text:p>
          </table:table-cell>
          <table:table-cell table:formula="of:=[.B478] * (6 /1200)" office:value-type="float" office:value="4496.7162785813">
            <text:p>4496.7162785813</text:p>
          </table:table-cell>
          <table:table-cell table:number-columns-repeated="3"/>
        </table:table-row>
        <table:table-row table:style-name="ro1">
          <table:table-cell table:formula="of:=[.A478]" office:value-type="float" office:value="0">
            <text:p>0</text:p>
          </table:table-cell>
          <table:table-cell table:formula="of:=[.A479]+[.B478] + [.C478]" office:value-type="float" office:value="903839.971994842">
            <text:p>903839.971994842</text:p>
          </table:table-cell>
          <table:table-cell table:formula="of:=[.B479] * (6 /1200)" office:value-type="float" office:value="4519.19985997421">
            <text:p>4519.1998599742</text:p>
          </table:table-cell>
          <table:table-cell table:number-columns-repeated="3"/>
        </table:table-row>
        <table:table-row table:style-name="ro1">
          <table:table-cell table:formula="of:=[.A479]" office:value-type="float" office:value="0">
            <text:p>0</text:p>
          </table:table-cell>
          <table:table-cell table:formula="of:=[.A480]+[.B479] + [.C479]" office:value-type="float" office:value="908359.171854816">
            <text:p>908359.171854816</text:p>
          </table:table-cell>
          <table:table-cell table:formula="of:=[.B480] * (6 /1200)" office:value-type="float" office:value="4541.79585927408">
            <text:p>4541.7958592741</text:p>
          </table:table-cell>
          <table:table-cell table:number-columns-repeated="3"/>
        </table:table-row>
        <table:table-row table:style-name="ro1">
          <table:table-cell table:formula="of:=[.A480]" office:value-type="float" office:value="0">
            <text:p>0</text:p>
          </table:table-cell>
          <table:table-cell table:formula="of:=[.A481]+[.B480] + [.C480]" office:value-type="float" office:value="912900.96771409">
            <text:p>912900.96771409</text:p>
          </table:table-cell>
          <table:table-cell table:formula="of:=[.B481] * (6 /1200)" office:value-type="float" office:value="4564.50483857045">
            <text:p>4564.5048385705</text:p>
          </table:table-cell>
          <table:table-cell table:number-columns-repeated="3"/>
        </table:table-row>
      </table:table>
      <table:table table:name="RE" table:style-name="ta1" table:print="false">
        <table:table-column table:style-name="co5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Principal</text:p>
          </table:table-cell>
          <table:table-cell office:value-type="float" office:value="2400000">
            <text:p>2400000</text:p>
          </table:table-cell>
          <table:table-cell table:number-columns-repeated="2"/>
          <table:table-cell table:style-name="ce5" office:value-type="string">
            <text:p>Capital Gains</text:p>
          </table:table-cell>
          <table:table-cell table:number-columns-repeated="2"/>
          <table:table-cell table:style-name="ce5" office:value-type="string">
            <text:p>Capital Gains</text:p>
          </table:table-cell>
          <table:table-cell table:number-columns-repeated="3"/>
        </table:table-row>
        <table:table-row table:style-name="ro1">
          <table:table-cell office:value-type="string">
            <text:p>Rent</text:p>
          </table:table-cell>
          <table:table-cell office:value-type="float" office:value="5000">
            <text:p>5000</text:p>
          </table:table-cell>
          <table:table-cell office:value-type="string">
            <text:p>/month</text:p>
          </table:table-cell>
          <table:table-cell/>
          <table:table-cell office:value-type="string">
            <text:p>P start</text:p>
          </table:table-cell>
          <table:table-cell table:style-name="ce1" office:value-type="float" office:value="44000">
            <text:p>4.40E+004</text:p>
          </table:table-cell>
          <table:table-cell/>
          <table:table-cell office:value-type="string">
            <text:p>P start</text:p>
          </table:table-cell>
          <table:table-cell table:style-name="ce1" office:value-type="float" office:value="1.5">
            <text:p>1.50E+000</text:p>
          </table:table-cell>
          <table:table-cell table:number-columns-repeated="2"/>
        </table:table-row>
        <table:table-row table:style-name="ro1">
          <table:table-cell office:value-type="string">
            <text:p>maintenance</text:p>
          </table:table-cell>
          <table:table-cell table:formula="of:=[.B2]/10" office:value-type="float" office:value="500">
            <text:p>500</text:p>
          </table:table-cell>
          <table:table-cell office:value-type="string">
            <text:p>/month</text:p>
          </table:table-cell>
          <table:table-cell/>
          <table:table-cell office:value-type="string">
            <text:p>P end</text:p>
          </table:table-cell>
          <table:table-cell table:style-name="ce1" office:value-type="float" office:value="6000000">
            <text:p>6.00E+006</text:p>
          </table:table-cell>
          <table:table-cell/>
          <table:table-cell office:value-type="string">
            <text:p>P end</text:p>
          </table:table-cell>
          <table:table-cell table:style-name="ce1" office:value-type="float" office:value="90">
            <text:p>9.00E+001</text:p>
          </table:table-cell>
          <table:table-cell table:number-columns-repeated="2"/>
        </table:table-row>
        <table:table-row table:style-name="ro1">
          <table:table-cell office:value-type="string">
            <text:p>Net Rent</text:p>
          </table:table-cell>
          <table:table-cell table:formula="of:=[.B2]-[.B3]" office:value-type="float" office:value="4500">
            <text:p>4500</text:p>
          </table:table-cell>
          <table:table-cell office:value-type="string">
            <text:p>/month</text:p>
          </table:table-cell>
          <table:table-cell/>
          <table:table-cell office:value-type="string">
            <text:p>Period</text:p>
          </table:table-cell>
          <table:table-cell table:formula="of:=2019-1994" office:value-type="float" office:value="25">
            <text:p>25</text:p>
          </table:table-cell>
          <table:table-cell/>
          <table:table-cell office:value-type="string">
            <text:p>Perio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et Annual rent</text:p>
          </table:table-cell>
          <table:table-cell table:formula="of:=[.B4]*12" office:value-type="float" office:value="54000">
            <text:p>54000</text:p>
          </table:table-cell>
          <table:table-cell table:number-columns-repeated="2"/>
          <table:table-cell office:value-type="string">
            <text:p>ROI</text:p>
          </table:table-cell>
          <table:table-cell table:style-name="ce4" table:formula="of:=(([.F3] /[.F2]) -1) * 100" office:value-type="float" office:value="13536.3636363636">
            <text:p>13536.364</text:p>
          </table:table-cell>
          <table:table-cell office:value-type="string">
            <text:p>%</text:p>
          </table:table-cell>
          <table:table-cell office:value-type="string">
            <text:p>ROI</text:p>
          </table:table-cell>
          <table:table-cell table:style-name="ce4" table:formula="of:=(([.I3] /[.I2]) -1) * 100" office:value-type="float" office:value="5900">
            <text:p>5900.000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Net maintenance</text:p>
          </table:table-cell>
          <table:table-cell table:formula="of:=[.B3]*12" office:value-type="float" office:value="6000">
            <text:p>6000</text:p>
          </table:table-cell>
          <table:table-cell table:number-columns-repeated="2"/>
          <table:table-cell office:value-type="string">
            <text:p>CAGR</text:p>
          </table:table-cell>
          <table:table-cell table:style-name="ce4" table:formula="of:=((([.F3]/[.F2]) ^ (1 / [.F4])) -1) * 100" office:value-type="float" office:value="21.7272870505525">
            <text:p>21.727</text:p>
          </table:table-cell>
          <table:table-cell office:value-type="string">
            <text:p>%</text:p>
          </table:table-cell>
          <table:table-cell office:value-type="string">
            <text:p>CAGR</text:p>
          </table:table-cell>
          <table:table-cell table:style-name="ce4" table:formula="of:=((([.I3]/[.I2]) ^ (1 / [.I4])) -1) * 100" office:value-type="float" office:value="25.5411725351184">
            <text:p>25.541</text:p>
          </table:table-cell>
          <table:table-cell office:value-type="string">
            <text:p>%</text:p>
          </table:table-cell>
          <table:table-cell/>
        </table:table-row>
        <table:table-row table:style-name="ro1">
          <table:table-cell office:value-type="string">
            <text:p>Rent Yield</text:p>
          </table:table-cell>
          <table:table-cell table:formula="of:=([.B6]/[.B1]) * 100" office:value-type="float" office:value="2.25">
            <text:p>2.25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office:value-type="string">
            <text:p>Loan Interest</text:p>
          </table:table-cell>
          <table:table-cell office:value-type="float" office:value="8">
            <text:p>8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/>
          <table:table-cell table:formula="of:=[.B9]-[.B8]" office:value-type="float" office:value="5.75">
            <text:p>5.75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Size</text:p>
          </table:table-cell>
          <table:table-cell office:value-type="float" office:value="2350">
            <text:p>2350</text:p>
          </table:table-cell>
          <table:table-cell office:value-type="string">
            <text:p>sq f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ice</text:p>
          </table:table-cell>
          <table:table-cell office:value-type="float" office:value="4000">
            <text:p>4000</text:p>
          </table:table-cell>
          <table:table-cell office:value-type="string">
            <text:p>per sq f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oa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otal Price</text:p>
          </table:table-cell>
          <table:table-cell table:formula="of:=([.F11]*[.F12]) / 100000" office:value-type="float" office:value="94">
            <text:p>94</text:p>
          </table:table-cell>
          <table:table-cell office:value-type="string">
            <text:p>Lakhs</text:p>
          </table:table-cell>
          <table:table-cell table:number-columns-repeated="4"/>
        </table:table-row>
        <table:table-row table:style-name="ro1">
          <table:table-cell office:value-type="string">
            <text:p>P start</text:p>
          </table:table-cell>
          <table:table-cell table:style-name="ce1" office:value-type="float" office:value="100000">
            <text:p>1.00E+005</text:p>
          </table:table-cell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office:value-type="string">
            <text:p>%pa</text:p>
          </table:table-cell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float" office:value="60">
            <text:p>60</text:p>
          </table:table-cell>
          <table:table-cell office:value-type="string">
            <text:p>year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ain</text:p>
          </table:table-cell>
          <table:table-cell table:formula="of:=((100 + [.B16])/ 100) ^ [.B17]" office:value-type="float" office:value="652530.446799852">
            <text:p>652530.446799852</text:p>
          </table:table-cell>
          <table:table-cell table:number-columns-repeated="9"/>
        </table:table-row>
        <table:table-row table:style-name="ro1">
          <table:table-cell office:value-type="string">
            <text:p>P end</text:p>
          </table:table-cell>
          <table:table-cell table:formula="of:=([.B15] *[.B19]) / 100000" office:value-type="float" office:value="652530.446799852">
            <text:p>652530.446799852</text:p>
          </table:table-cell>
          <table:table-cell office:value-type="string">
            <text:p>lakhs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What if I bought the flat on loa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rice</text:p>
          </table:table-cell>
          <table:table-cell table:style-name="ce1" office:value-type="float" office:value="1500000">
            <text:p>1.50E+006</text:p>
          </table:table-cell>
          <table:table-cell/>
          <table:table-cell office:value-type="string">
            <text:p>Principal</text:p>
          </table:table-cell>
          <table:table-cell table:style-name="ce1" table:formula="of:=[.B28]" office:value-type="float" office:value="1350000">
            <text:p>1.35E+006</text:p>
          </table:table-cell>
          <table:table-cell table:number-columns-repeated="6"/>
        </table:table-row>
        <table:table-row table:style-name="ro1">
          <table:table-cell office:value-type="string">
            <text:p>Down payment(%)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te (% pa)</text:p>
          </table:table-cell>
          <table:table-cell table:style-name="ce2" office:value-type="float" office:value="8.5">
            <text:p>8.5</text:p>
          </table:table-cell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office:value-type="string">
            <text:p>Down payment</text:p>
          </table:table-cell>
          <table:table-cell table:formula="of:=[.B25] * [.B26]/100" office:value-type="float" office:value="150000">
            <text:p>150000</text:p>
          </table:table-cell>
          <table:table-cell/>
          <table:table-cell office:value-type="string">
            <text:p>Term (months)</text:p>
          </table:table-cell>
          <table:table-cell office:value-type="float" office:value="240">
            <text:p>240</text:p>
          </table:table-cell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office:value-type="string">
            <text:p>Finance</text:p>
          </table:table-cell>
          <table:table-cell table:formula="of:=[.B25]-[.B27]" office:value-type="float" office:value="1350000">
            <text:p>1350000</text:p>
          </table:table-cell>
          <table:table-cell table:number-columns-repeated="9"/>
        </table:table-row>
        <table:table-row table:style-name="ro1">
          <table:table-cell office:value-type="string">
            <text:p>Financing costs</text:p>
          </table:table-cell>
          <table:table-cell table:style-name="ce1" office:value-type="float" office:value="35000">
            <text:p>3.50E+004</text:p>
          </table:table-cell>
          <table:table-cell/>
          <table:table-cell office:value-type="string">
            <text:p>Rate per month</text:p>
          </table:table-cell>
          <table:table-cell table:formula="of:=[.E26]/1200" office:value-type="float" office:value="0.00708333333333333">
            <text:p>0.00708333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MI</text:p>
          </table:table-cell>
          <table:table-cell table:style-name="ce3" table:formula="of:=ROUND(([.E25]*[.E29]*((1+[.E29]) ^ [.E27])) / (((1+[.E29]) ^ [.E27]) - 1))" office:value-type="float" office:value="11716">
            <text:p>11716.00</text:p>
          </table:table-cell>
          <table:table-cell table:number-columns-repeated="6"/>
        </table:table-row>
        <table:table-row table:style-name="ro1">
          <table:table-cell office:value-type="string">
            <text:p>Investment </text:p>
          </table:table-cell>
          <table:table-cell table:formula="of:=[.B27]+[.B29]" office:value-type="float" office:value="185000">
            <text:p>185000</text:p>
          </table:table-cell>
          <table:table-cell/>
          <table:table-cell office:value-type="string">
            <text:p>Total Liability</text:p>
          </table:table-cell>
          <table:table-cell table:style-name="ce3" table:formula="of:=[.E30]*[.E27]" office:value-type="float" office:value="2811840">
            <text:p>2811840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terest Paid</text:p>
          </table:table-cell>
          <table:table-cell table:style-name="ce3" table:formula="of:=[.E31]-[.E25]" office:value-type="float" office:value="1461840">
            <text:p>146184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onclusion</text:p>
          </table:table-cell>
          <table:table-cell office:value-type="string">
            <text:p>make minimum downpaymen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nance the rest, If you have extra money prepay the loan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month</text:p>
          </table:table-cell>
          <table:table-cell office:value-type="string">
            <text:p>EMI</text:p>
          </table:table-cell>
          <table:table-cell office:value-type="string">
            <text:p>Rent</text:p>
          </table:table-cell>
          <table:table-cell office:value-type="string">
            <text:p>Diff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1]-[.C41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2]-[.C42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3]-[.C43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4]-[.C44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5]-[.C45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6]-[.C46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7]-[.C47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8]-[.C48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49]-[.C49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0]-[.C50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1]-[.C51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2]-[.C52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3]-[.C53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4]-[.C54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5]-[.C55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6]-[.C56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7]-[.C57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8]-[.C58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59]-[.C59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0]-[.C60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1]-[.C61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2]-[.C62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3]-[.C63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4]-[.C64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5]-[.C65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6]-[.C66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7]-[.C67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8]-[.C68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69]-[.C69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0]-[.C70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1]-[.C71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2]-[.C72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3]-[.C73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4]-[.C74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5]-[.C75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6]-[.C76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7]-[.C77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8]-[.C78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79]-[.C79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0]-[.C80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1]-[.C81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2]-[.C82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3]-[.C83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4]-[.C84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5]-[.C85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6]-[.C86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7]-[.C87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formula="of:=[.$E$30]" office:value-type="float" office:value="11716">
            <text:p>11716</text:p>
          </table:table-cell>
          <table:table-cell office:value-type="float" office:value="4000">
            <text:p>4000</text:p>
          </table:table-cell>
          <table:table-cell table:formula="of:=[.B88]-[.C88]" office:value-type="float" office:value="7716">
            <text:p>7716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89]-[.C89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0]-[.C90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1]-[.C91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2]-[.C92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3]-[.C93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4]-[.C94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5]-[.C95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6]-[.C96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7]-[.C97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8]-[.C98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99]-[.C99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0]-[.C100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1]-[.C101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2]-[.C102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3]-[.C103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4]-[.C104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5]-[.C105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6]-[.C106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7]-[.C107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8]-[.C108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09]-[.C109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10]-[.C110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11]-[.C111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f:=[.$E$30]" office:value-type="float" office:value="11716">
            <text:p>11716</text:p>
          </table:table-cell>
          <table:table-cell office:value-type="float" office:value="5000">
            <text:p>5000</text:p>
          </table:table-cell>
          <table:table-cell table:formula="of:=[.B112]-[.C112]" office:value-type="float" office:value="6716">
            <text:p>6716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4">
            <text:p>16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3">
            <text:p>17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6">
            <text:p>17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8">
            <text:p>17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79">
            <text:p>17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1">
            <text:p>18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2">
            <text:p>18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3">
            <text:p>18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4">
            <text:p>18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5">
            <text:p>18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6">
            <text:p>18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7">
            <text:p>18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8">
            <text:p>18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89">
            <text:p>18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0">
            <text:p>19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1">
            <text:p>19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2">
            <text:p>19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3">
            <text:p>19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4">
            <text:p>19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7">
            <text:p>19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8">
            <text:p>19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199">
            <text:p>19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2">
            <text:p>20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3">
            <text:p>20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4">
            <text:p>20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5">
            <text:p>20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6">
            <text:p>20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7">
            <text:p>20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8">
            <text:p>20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09">
            <text:p>20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0">
            <text:p>21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1">
            <text:p>21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2">
            <text:p>21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3">
            <text:p>21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4">
            <text:p>21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5">
            <text:p>21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6">
            <text:p>21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7">
            <text:p>21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8">
            <text:p>21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19">
            <text:p>21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0">
            <text:p>22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1">
            <text:p>22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2">
            <text:p>22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3">
            <text:p>22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4">
            <text:p>22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5">
            <text:p>22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6">
            <text:p>22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7">
            <text:p>22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8">
            <text:p>22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29">
            <text:p>22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0">
            <text:p>23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1">
            <text:p>23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2">
            <text:p>23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3">
            <text:p>23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4">
            <text:p>23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5">
            <text:p>23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6">
            <text:p>23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7">
            <text:p>23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8">
            <text:p>23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39">
            <text:p>23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0">
            <text:p>24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1">
            <text:p>24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2">
            <text:p>24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3">
            <text:p>24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4">
            <text:p>24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5">
            <text:p>24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6">
            <text:p>24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7">
            <text:p>247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8">
            <text:p>248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49">
            <text:p>249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0">
            <text:p>250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1">
            <text:p>251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2">
            <text:p>252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3">
            <text:p>253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4">
            <text:p>254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5">
            <text:p>255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float" office:value="256">
            <text:p>256</text:p>
          </table:table-cell>
          <table:table-cell table:formula="of:=[.$E$30]" office:value-type="float" office:value="11716">
            <text:p>11716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10/31/2019</text:date>, <text:time>15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2-13T16:35:31.16</meta:creation-date>
    <dc:date>2019-10-31T15:28:04.93</dc:date>
    <dc:creator>Vignesh Sridharan</dc:creator>
    <meta:editing-duration>PT16H32M6S</meta:editing-duration>
    <meta:editing-cycles>95</meta:editing-cycles>
    <meta:generator>OpenOffice/4.1.3$Win32 OpenOffice.org_project/413m1$Build-9783</meta:generator>
    <meta:document-statistic meta:table-count="3" meta:cell-count="4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49cm" svg:height="7.227cm" xlink:href=".." xlink:type="simple" chart:class="chart:circle" chart:style-name="ch1">
        <chart:legend chart:legend-position="end" svg:x="7.663cm" svg:y="3.039cm" style:legend-expansion="high" chart:style-name="ch2"/>
        <chart:plot-area chart:style-name="ch3" table:cell-range-address="EMI.A1:EMI.B1 EMI.A8:EMI.B8" chart:data-source-has-labels="column" svg:x="0.206cm" svg:y="0.567cm" svg:width="7.251cm" svg:height="6.516cm">
          <chartooo:coordinate-region svg:x="0.574cm" svg:y="0.568cm" svg:width="6.515cm" svg:height="6.515cm"/>
          <chart:axis chart:dimension="x" chart:name="primary-x" chart:style-name="ch4" chartooo:axis-type="auto">
            <chartooo:date-scale/>
            <chart:categories table:cell-range-address="EMI.A1:EMI.A1 EMI.A8:EMI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MI.B1:EMI.B1 EMI.B8:EMI.B8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incipal</text:p>
                <draw:g>
                  <svg:desc>EMI.A1:EMI.A1 EMI.A8:EMI.A8</svg:desc>
                </draw:g>
              </table:table-cell>
              <table:table-cell office:value-type="float" office:value="400000">
                <text:p>400000</text:p>
                <draw:g>
                  <svg:desc>EMI.B1:EMI.B1 EMI.B8:EMI.B8</svg:desc>
                </draw:g>
              </table:table-cell>
            </table:table-row>
            <table:table-row>
              <table:table-cell office:value-type="string">
                <text:p>Interest Paid</text:p>
              </table:table-cell>
              <table:table-cell office:value-type="float" office:value="96224">
                <text:p>96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